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4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ro6" style:family="table-row">
      <style:table-row-properties style:row-height="1.19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no-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3" table:default-cell-style-name="ce4"/>
        <table:table-column table:style-name="co5" table:number-columns-repeated="1017" table:default-cell-style-name="Default"/>
        <table:table-row table:style-name="ro2">
          <table:table-cell office:value-type="string">
            <text:p>Miquado Seminar</text:p>
          </table:table-cell>
          <table:table-cell office:value-type="string">
            <text:p>Vorlage</text:p>
          </table:table-cell>
          <table:table-cell office:value-type="string">
            <text:p>German</text:p>
          </table:table-cell>
          <table:table-cell office:value-type="string">
            <text:p>English</text:p>
          </table:table-cell>
          <table:table-cell office:value-type="string">
            <text:p>Italian</text:p>
          </table:table-cell>
          <table:table-cell office:value-type="string">
            <text:p>Spanish</text:p>
          </table:table-cell>
          <table:table-cell office:value-type="string">
            <text:p>French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2">
          <table:table-cell table:formula="of:=IF(MID([.B3];1;1)=&quot;;&quot;;[.B3];IF(MID([.B3];1;1)=&quot;&quot;;&quot; &quot;;CONCATENATE([.B3];CHAR(61);CHAR(34);INDIRECT(ADDRESS(ROW();[.$A$2]));CHAR(34))))" office:value-type="string" office:string-value="; Allgemeine Übersetzungen">
            <text:p>; Allgemeine Übersetzungen</text:p>
          </table:table-cell>
          <table:table-cell office:value-type="string">
            <text:p>; Allgemeine Übersetzungen</text:p>
          </table:table-cell>
          <table:table-cell table:number-columns-repeated="1022"/>
        </table:table-row>
        <table:table-row table:style-name="ro2">
          <table:table-cell table:formula="of:=IF(MID([.B4];1;1)=&quot;;&quot;;[.B4];IF(MID([.B4];1;1)=&quot;&quot;;&quot; &quot;;CONCATENATE([.B4];CHAR(61);CHAR(34);INDIRECT(ADDRESS(ROW();[.$A$2]));CHAR(34))))" office:value-type="string" office:string-value="de-DE=&quot;Ge&quot;">
            <text:p>de-DE="Ge"</text:p>
          </table:table-cell>
          <table:table-cell office:value-type="string">
            <text:p>de-DE</text:p>
          </table:table-cell>
          <table:table-cell office:value-type="string">
            <text:p>De</text:p>
          </table:table-cell>
          <table:table-cell office:value-type="string">
            <text:p>Ge</text:p>
          </table:table-cell>
          <table:table-cell table:style-name="ce5" office:value-type="string">
            <text:p>Te</text:p>
          </table:table-cell>
          <table:table-cell table:style-name="ce5" office:value-type="string">
            <text:p>Ge</text:p>
          </table:table-cell>
          <table:table-cell table:style-name="ce5" office:value-type="string">
            <text:p>Ge</text:p>
          </table:table-cell>
          <table:table-cell table:number-columns-repeated="1017"/>
        </table:table-row>
        <table:table-row table:style-name="ro2">
          <table:table-cell table:formula="of:=IF(MID([.B5];1;1)=&quot;;&quot;;[.B5];IF(MID([.B5];1;1)=&quot;&quot;;&quot; &quot;;CONCATENATE([.B5];CHAR(61);CHAR(34);INDIRECT(ADDRESS(ROW();[.$A$2]));CHAR(34))))" office:value-type="string" office:string-value="en-GB=&quot;En&quot;">
            <text:p>en-GB="En"</text:p>
          </table:table-cell>
          <table:table-cell office:value-type="string">
            <text:p>en-GB</text:p>
          </table:table-cell>
          <table:table-cell table:number-columns-repeated="2" office:value-type="string">
            <text:p>En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n</text:p>
          </table:table-cell>
          <table:table-cell table:number-columns-repeated="1017"/>
        </table:table-row>
        <table:table-row table:style-name="ro2">
          <table:table-cell table:formula="of:=IF(MID([.B6];1;1)=&quot;;&quot;;[.B6];IF(MID([.B6];1;1)=&quot;&quot;;&quot; &quot;;CONCATENATE([.B6];CHAR(61);CHAR(34);INDIRECT(ADDRESS(ROW();[.$A$2]));CHAR(34))))" office:value-type="string" office:string-value="it-IT=&quot;It&quot;">
            <text:p>it-IT="It"</text:p>
          </table:table-cell>
          <table:table-cell office:value-type="string">
            <text:p>it-IT</text:p>
          </table:table-cell>
          <table:table-cell table:number-columns-repeated="2" office:value-type="string">
            <text:p>It</text:p>
          </table:table-cell>
          <table:table-cell table:style-name="ce5" office:value-type="string">
            <text:p>It</text:p>
          </table:table-cell>
          <table:table-cell table:style-name="ce5" office:value-type="string">
            <text:p>It</text:p>
          </table:table-cell>
          <table:table-cell table:style-name="ce5" office:value-type="string">
            <text:p>Il</text:p>
          </table:table-cell>
          <table:table-cell table:number-columns-repeated="1017"/>
        </table:table-row>
        <table:table-row table:style-name="ro2">
          <table:table-cell table:formula="of:=IF(MID([.B7];1;1)=&quot;;&quot;;[.B7];IF(MID([.B7];1;1)=&quot;&quot;;&quot; &quot;;CONCATENATE([.B7];CHAR(61);CHAR(34);INDIRECT(ADDRESS(ROW();[.$A$2]));CHAR(34))))" office:value-type="string" office:string-value="es-ES=&quot;Es&quot;">
            <text:p>es-ES="Es"</text:p>
          </table:table-cell>
          <table:table-cell office:value-type="string">
            <text:p>es-ES</text:p>
          </table:table-cell>
          <table:table-cell office:value-type="string">
            <text:p>Sp</text:p>
          </table:table-cell>
          <table:table-cell office:value-type="string">
            <text:p>Es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Es</text:p>
          </table:table-cell>
          <table:table-cell table:number-columns-repeated="1017"/>
        </table:table-row>
        <table:table-row table:style-name="ro2">
          <table:table-cell table:formula="of:=IF(MID([.B8];1;1)=&quot;;&quot;;[.B8];IF(MID([.B8];1;1)=&quot;&quot;;&quot; &quot;;CONCATENATE([.B8];CHAR(61);CHAR(34);INDIRECT(ADDRESS(ROW();[.$A$2]));CHAR(34))))" office:value-type="string" office:string-value="fr-FR=&quot;Fr&quot;">
            <text:p>fr-FR="Fr"</text:p>
          </table:table-cell>
          <table:table-cell office:value-type="string">
            <text:p>fr-FR</text:p>
          </table:table-cell>
          <table:table-cell table:number-columns-repeated="2" office:value-type="string">
            <text:p>Fr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Fr</text:p>
          </table:table-cell>
          <table:table-cell table:number-columns-repeated="1017"/>
        </table:table-row>
        <table:table-row table:style-name="ro2">
          <table:table-cell table:formula="of:=IF(MID([.B9];1;1)=&quot;;&quot;;[.B9];IF(MID([.B9];1;1)=&quot;&quot;;&quot; &quot;;CONCATENATE([.B9];CHAR(61);CHAR(34);INDIRECT(ADDRESS(ROW();[.$A$2]));CHAR(34))))" office:value-type="string" office:string-value="abort=&quot;cancel&quot;">
            <text:p>abort="cancel"</text:p>
          </table:table-cell>
          <table:table-cell office:value-type="string">
            <text:p>abort</text:p>
          </table:table-cell>
          <table:table-cell office:value-type="string">
            <text:p>abbrechen</text:p>
          </table:table-cell>
          <table:table-cell office:value-type="string">
            <text:p>cancel</text:p>
          </table:table-cell>
          <table:table-cell table:style-name="ce5" office:value-type="string">
            <text:p>annullare</text:p>
          </table:table-cell>
          <table:table-cell table:style-name="ce5" office:value-type="string">
            <text:p>cancelar</text:p>
          </table:table-cell>
          <table:table-cell table:style-name="ce5" office:value-type="string">
            <text:p>annuler</text:p>
          </table:table-cell>
          <table:table-cell table:number-columns-repeated="1017"/>
        </table:table-row>
        <table:table-row table:style-name="ro2">
          <table:table-cell table:formula="of:=IF(MID([.B10];1;1)=&quot;;&quot;;[.B10];IF(MID([.B10];1;1)=&quot;&quot;;&quot; &quot;;CONCATENATE([.B10];CHAR(61);CHAR(34);INDIRECT(ADDRESS(ROW();[.$A$2]));CHAR(34))))" office:value-type="string" office:string-value="cancel=&quot;cancel&quot;">
            <text:p>cancel="cancel"</text:p>
          </table:table-cell>
          <table:table-cell office:value-type="string">
            <text:p>cancel</text:p>
          </table:table-cell>
          <table:table-cell office:value-type="string">
            <text:p>Abbrechen</text:p>
          </table:table-cell>
          <table:table-cell office:value-type="string">
            <text:p>cancel</text:p>
          </table:table-cell>
          <table:table-cell table:style-name="ce5" office:value-type="string">
            <text:p>annullare</text:p>
          </table:table-cell>
          <table:table-cell table:style-name="ce5" office:value-type="string">
            <text:p>cancelar</text:p>
          </table:table-cell>
          <table:table-cell table:style-name="ce5" office:value-type="string">
            <text:p>annuler</text:p>
          </table:table-cell>
          <table:table-cell table:number-columns-repeated="1017"/>
        </table:table-row>
        <table:table-row table:style-name="ro2">
          <table:table-cell table:formula="of:=IF(MID([.B11];1;1)=&quot;;&quot;;[.B11];IF(MID([.B11];1;1)=&quot;&quot;;&quot; &quot;;CONCATENATE([.B11];CHAR(61);CHAR(34);INDIRECT(ADDRESS(ROW();[.$A$2]));CHAR(34))))" office:value-type="string" office:string-value="back=&quot;back&quot;">
            <text:p>back="back"</text:p>
          </table:table-cell>
          <table:table-cell office:value-type="string">
            <text:p>back</text:p>
          </table:table-cell>
          <table:table-cell office:value-type="string">
            <text:p>zurück</text:p>
          </table:table-cell>
          <table:table-cell office:value-type="string">
            <text:p>back</text:p>
          </table:table-cell>
          <table:table-cell table:style-name="ce5" office:value-type="string">
            <text:p>indietro</text:p>
          </table:table-cell>
          <table:table-cell table:style-name="ce5" office:value-type="string">
            <text:p>espalda</text:p>
          </table:table-cell>
          <table:table-cell table:style-name="ce5" office:value-type="string">
            <text:p>arrière</text:p>
          </table:table-cell>
          <table:table-cell table:number-columns-repeated="1017"/>
        </table:table-row>
        <table:table-row table:style-name="ro2">
          <table:table-cell table:formula="of:=IF(MID([.B12];1;1)=&quot;;&quot;;[.B12];IF(MID([.B12];1;1)=&quot;&quot;;&quot; &quot;;CONCATENATE([.B12];CHAR(61);CHAR(34);INDIRECT(ADDRESS(ROW();[.$A$2]));CHAR(34))))" office:value-type="string" office:string-value="delete=&quot;delete&quot;">
            <text:p>delete="delete"</text:p>
          </table:table-cell>
          <table:table-cell office:value-type="string">
            <text:p>delete</text:p>
          </table:table-cell>
          <table:table-cell office:value-type="string">
            <text:p>löschen</text:p>
          </table:table-cell>
          <table:table-cell office:value-type="string">
            <text:p>delete</text:p>
          </table:table-cell>
          <table:table-cell table:style-name="ce5" office:value-type="string">
            <text:p>cancellare</text:p>
          </table:table-cell>
          <table:table-cell table:style-name="ce5" office:value-type="string">
            <text:p>borrar</text:p>
          </table:table-cell>
          <table:table-cell table:style-name="ce5" office:value-type="string">
            <text:p>effacer</text:p>
          </table:table-cell>
          <table:table-cell table:number-columns-repeated="1017"/>
        </table:table-row>
        <table:table-row table:style-name="ro2">
          <table:table-cell table:formula="of:=IF(MID([.B13];1;1)=&quot;;&quot;;[.B13];IF(MID([.B13];1;1)=&quot;&quot;;&quot; &quot;;CONCATENATE([.B13];CHAR(61);CHAR(34);INDIRECT(ADDRESS(ROW();[.$A$2]));CHAR(34))))" office:value-type="string" office:string-value="edit=&quot;edit&quot;">
            <text:p>edit="edit"</text:p>
          </table:table-cell>
          <table:table-cell office:value-type="string">
            <text:p>edit</text:p>
          </table:table-cell>
          <table:table-cell office:value-type="string">
            <text:p>ändern</text:p>
          </table:table-cell>
          <table:table-cell office:value-type="string">
            <text:p>edit</text:p>
          </table:table-cell>
          <table:table-cell table:style-name="ce5" office:value-type="string">
            <text:p>modifica</text:p>
          </table:table-cell>
          <table:table-cell table:style-name="ce5" office:value-type="string">
            <text:p>editar</text:p>
          </table:table-cell>
          <table:table-cell table:style-name="ce5" office:value-type="string">
            <text:p>éditer</text:p>
          </table:table-cell>
          <table:table-cell table:number-columns-repeated="1017"/>
        </table:table-row>
        <table:table-row table:style-name="ro2">
          <table:table-cell table:formula="of:=IF(MID([.B14];1;1)=&quot;;&quot;;[.B14];IF(MID([.B14];1;1)=&quot;&quot;;&quot; &quot;;CONCATENATE([.B14];CHAR(61);CHAR(34);INDIRECT(ADDRESS(ROW();[.$A$2]));CHAR(34))))" office:value-type="string" office:string-value="save=&quot;save&quot;">
            <text:p>save="save"</text:p>
          </table:table-cell>
          <table:table-cell office:value-type="string">
            <text:p>save</text:p>
          </table:table-cell>
          <table:table-cell office:value-type="string">
            <text:p>speichern</text:p>
          </table:table-cell>
          <table:table-cell office:value-type="string">
            <text:p>save</text:p>
          </table:table-cell>
          <table:table-cell table:style-name="ce5" office:value-type="string">
            <text:p>salvare</text:p>
          </table:table-cell>
          <table:table-cell table:style-name="ce5" office:value-type="string">
            <text:p>ahorrar</text:p>
          </table:table-cell>
          <table:table-cell table:style-name="ce5" office:value-type="string">
            <text:p>sauver</text:p>
          </table:table-cell>
          <table:table-cell table:number-columns-repeated="1017"/>
        </table:table-row>
        <table:table-row table:style-name="ro2">
          <table:table-cell table:formula="of:=IF(MID([.B15];1;1)=&quot;;&quot;;[.B15];IF(MID([.B15];1;1)=&quot;&quot;;&quot; &quot;;CONCATENATE([.B15];CHAR(61);CHAR(34);INDIRECT(ADDRESS(ROW();[.$A$2]));CHAR(34))))" office:value-type="string" office:string-value="saved=&quot;saved&quot;">
            <text:p>saved="saved"</text:p>
          </table:table-cell>
          <table:table-cell office:value-type="string">
            <text:p>saved</text:p>
          </table:table-cell>
          <table:table-cell office:value-type="string">
            <text:p>gespeichert</text:p>
          </table:table-cell>
          <table:table-cell office:value-type="string">
            <text:p>saved</text:p>
          </table:table-cell>
          <table:table-cell table:style-name="ce5" office:value-type="string">
            <text:p>salvato</text:p>
          </table:table-cell>
          <table:table-cell table:style-name="ce5" office:value-type="string">
            <text:p>guardado</text:p>
          </table:table-cell>
          <table:table-cell table:style-name="ce5" office:value-type="string">
            <text:p>sauvé</text:p>
          </table:table-cell>
          <table:table-cell table:number-columns-repeated="1017"/>
        </table:table-row>
        <table:table-row table:style-name="ro2">
          <table:table-cell table:formula="of:=IF(MID([.B16];1;1)=&quot;;&quot;;[.B16];IF(MID([.B16];1;1)=&quot;&quot;;&quot; &quot;;CONCATENATE([.B16];CHAR(61);CHAR(34);INDIRECT(ADDRESS(ROW();[.$A$2]));CHAR(34))))" office:value-type="string" office:string-value="login=&quot;login&quot;">
            <text:p>login="login"</text:p>
          </table:table-cell>
          <table:table-cell office:value-type="string">
            <text:p>login</text:p>
          </table:table-cell>
          <table:table-cell office:value-type="string">
            <text:p>einloggen</text:p>
          </table:table-cell>
          <table:table-cell office:value-type="string">
            <text:p>login</text:p>
          </table:table-cell>
          <table:table-cell table:style-name="ce5" office:value-type="string">
            <text:p>accesso</text:p>
          </table:table-cell>
          <table:table-cell table:style-name="ce5" office:value-type="string">
            <text:p>login</text:p>
          </table:table-cell>
          <table:table-cell table:style-name="ce5" office:value-type="string">
            <text:p>login</text:p>
          </table:table-cell>
          <table:table-cell table:number-columns-repeated="1017"/>
        </table:table-row>
        <table:table-row table:style-name="ro2">
          <table:table-cell table:formula="of:=IF(MID([.B17];1;1)=&quot;;&quot;;[.B17];IF(MID([.B17];1;1)=&quot;&quot;;&quot; &quot;;CONCATENATE([.B17];CHAR(61);CHAR(34);INDIRECT(ADDRESS(ROW();[.$A$2]));CHAR(34))))" office:value-type="string" office:string-value="logout=&quot;logout&quot;">
            <text:p>logout="logout"</text:p>
          </table:table-cell>
          <table:table-cell office:value-type="string">
            <text:p>logout</text:p>
          </table:table-cell>
          <table:table-cell office:value-type="string">
            <text:p>ausloggen</text:p>
          </table:table-cell>
          <table:table-cell office:value-type="string">
            <text:p>logout</text:p>
          </table:table-cell>
          <table:table-cell table:style-name="ce5" office:value-type="string">
            <text:p>il logout</text:p>
          </table:table-cell>
          <table:table-cell table:style-name="ce5" office:value-type="string">
            <text:p>logout</text:p>
          </table:table-cell>
          <table:table-cell table:style-name="ce5" office:value-type="string">
            <text:p>déconnexion</text:p>
          </table:table-cell>
          <table:table-cell table:number-columns-repeated="1017"/>
        </table:table-row>
        <table:table-row table:style-name="ro2">
          <table:table-cell table:formula="of:=IF(MID([.B18];1;1)=&quot;;&quot;;[.B18];IF(MID([.B18];1;1)=&quot;&quot;;&quot; &quot;;CONCATENATE([.B18];CHAR(61);CHAR(34);INDIRECT(ADDRESS(ROW();[.$A$2]));CHAR(34))))" office:value-type="string" office:string-value="send=&quot;send&quot;">
            <text:p>send="send"</text:p>
          </table:table-cell>
          <table:table-cell office:value-type="string">
            <text:p>send</text:p>
          </table:table-cell>
          <table:table-cell office:value-type="string">
            <text:p>abschicken</text:p>
          </table:table-cell>
          <table:table-cell office:value-type="string">
            <text:p>send</text:p>
          </table:table-cell>
          <table:table-cell table:style-name="ce5" office:value-type="string">
            <text:p>inviare</text:p>
          </table:table-cell>
          <table:table-cell table:style-name="ce5" office:value-type="string">
            <text:p>enviar</text:p>
          </table:table-cell>
          <table:table-cell table:style-name="ce5" office:value-type="string">
            <text:p>envoyer</text:p>
          </table:table-cell>
          <table:table-cell table:number-columns-repeated="1017"/>
        </table:table-row>
        <table:table-row table:style-name="ro2">
          <table:table-cell table:formula="of:=IF(MID([.B19];1;1)=&quot;;&quot;;[.B19];IF(MID([.B19];1;1)=&quot;&quot;;&quot; &quot;;CONCATENATE([.B19];CHAR(61);CHAR(34);INDIRECT(ADDRESS(ROW();[.$A$2]));CHAR(34))))" office:value-type="string" office:string-value="details=&quot;details&quot;">
            <text:p>details="details"</text:p>
          </table:table-cell>
          <table:table-cell office:value-type="string">
            <text:p>details</text:p>
          </table:table-cell>
          <table:table-cell office:value-type="string">
            <text:p>Details</text:p>
          </table:table-cell>
          <table:table-cell office:value-type="string">
            <text:p>details</text:p>
          </table:table-cell>
          <table:table-cell table:style-name="ce5" office:value-type="string">
            <text:p>dettagli</text:p>
          </table:table-cell>
          <table:table-cell table:style-name="ce5" office:value-type="string">
            <text:p>detalles</text:p>
          </table:table-cell>
          <table:table-cell table:style-name="ce5" office:value-type="string">
            <text:p>détails</text:p>
          </table:table-cell>
          <table:table-cell table:number-columns-repeated="1017"/>
        </table:table-row>
        <table:table-row table:style-name="ro2">
          <table:table-cell table:formula="of:=IF(MID([.B20];1;1)=&quot;;&quot;;[.B20];IF(MID([.B20];1;1)=&quot;&quot;;&quot; &quot;;CONCATENATE([.B20];CHAR(61);CHAR(34);INDIRECT(ADDRESS(ROW();[.$A$2]));CHAR(34))))" office:value-type="string" office:string-value="fieldinfo_mark=&quot;&amp;nbsp;?&amp;nbsp; &quot;">
            <text:p>fieldinfo_mark="&amp;nbsp;?&amp;nbsp; "</text:p>
          </table:table-cell>
          <table:table-cell office:value-type="string">
            <text:p>fieldinfo_mark</text:p>
          </table:table-cell>
          <table:table-cell table:number-columns-repeated="2"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number-columns-repeated="1017"/>
        </table:table-row>
        <table:table-row table:style-name="ro2">
          <table:table-cell table:formula="of:=IF(MID([.B21];1;1)=&quot;;&quot;;[.B21];IF(MID([.B21];1;1)=&quot;&quot;;&quot; &quot;;CONCATENATE([.B21];CHAR(61);CHAR(34);INDIRECT(ADDRESS(ROW();[.$A$2]));CHAR(34))))" office:value-type="string" office:string-value="fielderror_mark=&quot;&amp;nbsp;?&amp;nbsp; &quot;">
            <text:p>fielderror_mark="&amp;nbsp;?&amp;nbsp; "</text:p>
          </table:table-cell>
          <table:table-cell office:value-type="string">
            <text:p>fielderror_mark</text:p>
          </table:table-cell>
          <table:table-cell office:value-type="string">
            <text:p>&amp;nbsp;?&amp;nbsp;</text:p>
          </table:table-cell>
          <table:table-cell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style-name="ce6" office:value-type="string">
            <text:p>&amp;nbsp;?&amp;nbsp; </text:p>
          </table:table-cell>
          <table:table-cell table:number-columns-repeated="1017"/>
        </table:table-row>
        <table:table-row table:style-name="ro2">
          <table:table-cell table:formula="of:=IF(MID([.B22];1;1)=&quot;;&quot;;[.B22];IF(MID([.B22];1;1)=&quot;&quot;;&quot; &quot;;CONCATENATE([.B22];CHAR(61);CHAR(34);INDIRECT(ADDRESS(ROW();[.$A$2]));CHAR(34))))" office:value-type="string" office:string-value="fieldrequired_mark=&quot;*&quot;">
            <text:p>fieldrequired_mark="*"</text:p>
          </table:table-cell>
          <table:table-cell office:value-type="string">
            <text:p>fieldrequired_mark</text:p>
          </table:table-cell>
          <table:table-cell table:number-columns-repeated="2" office:value-type="string">
            <text:p>*</text:p>
          </table:table-cell>
          <table:table-cell table:style-name="ce5" office:value-type="string">
            <text:p>*</text:p>
          </table:table-cell>
          <table:table-cell table:style-name="ce5" office:value-type="string">
            <text:p>*</text:p>
          </table:table-cell>
          <table:table-cell table:style-name="ce5" office:value-type="string">
            <text:p>*</text:p>
          </table:table-cell>
          <table:table-cell table:number-columns-repeated="1017"/>
        </table:table-row>
        <table:table-row table:style-name="ro2">
          <table:table-cell table:formula="of:=IF(MID([.B23];1;1)=&quot;;&quot;;[.B23];IF(MID([.B23];1;1)=&quot;&quot;;&quot; &quot;;CONCATENATE([.B23];CHAR(61);CHAR(34);INDIRECT(ADDRESS(ROW();[.$A$2]));CHAR(34))))" office:value-type="string" office:string-value="movedown=&quot;move down&quot;">
            <text:p>movedown="move down"</text:p>
          </table:table-cell>
          <table:table-cell office:value-type="string">
            <text:p>movedown</text:p>
          </table:table-cell>
          <table:table-cell office:value-type="string">
            <text:p>nach unten</text:p>
          </table:table-cell>
          <table:table-cell office:value-type="string">
            <text:p>move down</text:p>
          </table:table-cell>
          <table:table-cell table:style-name="ce5" office:value-type="string">
            <text:p>abbassare</text:p>
          </table:table-cell>
          <table:table-cell table:style-name="ce5" office:value-type="string">
            <text:p>mover hacia abajo</text:p>
          </table:table-cell>
          <table:table-cell table:style-name="ce5" office:value-type="string">
            <text:p>descendre</text:p>
          </table:table-cell>
          <table:table-cell table:number-columns-repeated="1017"/>
        </table:table-row>
        <table:table-row table:style-name="ro2">
          <table:table-cell table:formula="of:=IF(MID([.B24];1;1)=&quot;;&quot;;[.B24];IF(MID([.B24];1;1)=&quot;&quot;;&quot; &quot;;CONCATENATE([.B24];CHAR(61);CHAR(34);INDIRECT(ADDRESS(ROW();[.$A$2]));CHAR(34))))" office:value-type="string" office:string-value="moveup=&quot;move up&quot;">
            <text:p>moveup="move up"</text:p>
          </table:table-cell>
          <table:table-cell office:value-type="string">
            <text:p>moveup</text:p>
          </table:table-cell>
          <table:table-cell office:value-type="string">
            <text:p>nach oben</text:p>
          </table:table-cell>
          <table:table-cell office:value-type="string">
            <text:p>move up</text:p>
          </table:table-cell>
          <table:table-cell table:style-name="ce5" office:value-type="string">
            <text:p>spostarsi verso l'alto</text:p>
          </table:table-cell>
          <table:table-cell table:style-name="ce5" office:value-type="string">
            <text:p>subir</text:p>
          </table:table-cell>
          <table:table-cell table:style-name="ce5" office:value-type="string">
            <text:p>déplacer vers le haut</text:p>
          </table:table-cell>
          <table:table-cell table:number-columns-repeated="1017"/>
        </table:table-row>
        <table:table-row table:style-name="ro2">
          <table:table-cell table:formula="of:=IF(MID([.B25];1;1)=&quot;;&quot;;[.B25];IF(MID([.B25];1;1)=&quot;&quot;;&quot; &quot;;CONCATENATE([.B25];CHAR(61);CHAR(34);INDIRECT(ADDRESS(ROW();[.$A$2]));CHAR(34))))" office:value-type="string" office:string-value="notchecked=&quot;yes&quot;">
            <text:p>notchecked="yes"</text:p>
          </table:table-cell>
          <table:table-cell office:value-type="string">
            <text:p>notchecked</text:p>
          </table:table-cell>
          <table:table-cell office:value-type="string">
            <text:p>nein</text:p>
          </table:table-cell>
          <table:table-cell office:value-type="string">
            <text:p>yes</text:p>
          </table:table-cell>
          <table:table-cell table:style-name="ce5" office:value-type="string">
            <text:p>sì</text:p>
          </table:table-cell>
          <table:table-cell table:style-name="ce5" office:value-type="string">
            <text:p>sí</text:p>
          </table:table-cell>
          <table:table-cell table:style-name="ce5" office:value-type="string">
            <text:p>oui</text:p>
          </table:table-cell>
          <table:table-cell table:number-columns-repeated="1017"/>
        </table:table-row>
        <table:table-row table:style-name="ro2">
          <table:table-cell table:formula="of:=IF(MID([.B26];1;1)=&quot;;&quot;;[.B26];IF(MID([.B26];1;1)=&quot;&quot;;&quot; &quot;;CONCATENATE([.B26];CHAR(61);CHAR(34);INDIRECT(ADDRESS(ROW();[.$A$2]));CHAR(34))))" office:value-type="string" office:string-value="checked=&quot;no&quot;">
            <text:p>checked="no"</text:p>
          </table:table-cell>
          <table:table-cell office:value-type="string">
            <text:p>checked</text:p>
          </table:table-cell>
          <table:table-cell office:value-type="string">
            <text:p>ja</text:p>
          </table:table-cell>
          <table:table-cell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n</text:p>
          </table:table-cell>
          <table:table-cell table:number-columns-repeated="1017"/>
        </table:table-row>
        <table:table-row table:style-name="ro2">
          <table:table-cell table:formula="of:=IF(MID([.B27];1;1)=&quot;;&quot;;[.B27];IF(MID([.B27];1;1)=&quot;&quot;;&quot; &quot;;CONCATENATE([.B27];CHAR(61);CHAR(34);INDIRECT(ADDRESS(ROW();[.$A$2]));CHAR(34))))" office:value-type="string" office:string-value="yes=&quot;yes&quot;">
            <text:p>yes="yes"</text:p>
          </table:table-cell>
          <table:table-cell office:value-type="string">
            <text:p>yes</text:p>
          </table:table-cell>
          <table:table-cell office:value-type="string">
            <text:p>ja</text:p>
          </table:table-cell>
          <table:table-cell office:value-type="string">
            <text:p>yes</text:p>
          </table:table-cell>
          <table:table-cell table:style-name="ce5" office:value-type="string">
            <text:p>si</text:p>
          </table:table-cell>
          <table:table-cell table:style-name="ce5" office:value-type="string">
            <text:p>si</text:p>
          </table:table-cell>
          <table:table-cell table:style-name="ce5" office:value-type="string">
            <text:p>oui</text:p>
          </table:table-cell>
          <table:table-cell table:number-columns-repeated="1017"/>
        </table:table-row>
        <table:table-row table:style-name="ro2">
          <table:table-cell table:formula="of:=IF(MID([.B28];1;1)=&quot;;&quot;;[.B28];IF(MID([.B28];1;1)=&quot;&quot;;&quot; &quot;;CONCATENATE([.B28];CHAR(61);CHAR(34);INDIRECT(ADDRESS(ROW();[.$A$2]));CHAR(34))))" office:value-type="string" office:string-value="no=&quot;no&quot;">
            <text:p>no="no"</text:p>
          </table:table-cell>
          <table:table-cell office:value-type="string">
            <text:p>no</text:p>
          </table:table-cell>
          <table:table-cell office:value-type="string">
            <text:p>nein</text:p>
          </table:table-cell>
          <table:table-cell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</text:p>
          </table:table-cell>
          <table:table-cell table:style-name="ce5" office:value-type="string">
            <text:p>non</text:p>
          </table:table-cell>
          <table:table-cell table:number-columns-repeated="1017"/>
        </table:table-row>
        <table:table-row table:style-name="ro2">
          <table:table-cell table:formula="of:=IF(MID([.B29];1;1)=&quot;;&quot;;[.B29];IF(MID([.B29];1;1)=&quot;&quot;;&quot; &quot;;CONCATENATE([.B29];CHAR(61);CHAR(34);INDIRECT(ADDRESS(ROW();[.$A$2]));CHAR(34))))" office:value-type="string" office:string-value="on=&quot;On&quot;">
            <text:p>on="On"</text:p>
          </table:table-cell>
          <table:table-cell office:value-type="string">
            <text:p>on</text:p>
          </table:table-cell>
          <table:table-cell office:value-type="string">
            <text:p>Ein</text:p>
          </table:table-cell>
          <table:table-cell office:value-type="string">
            <text:p>O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</text:p>
          </table:table-cell>
          <table:table-cell table:style-name="Default" office:value-type="string">
            <text:p>On</text:p>
          </table:table-cell>
          <table:table-cell table:number-columns-repeated="1017"/>
        </table:table-row>
        <table:table-row table:style-name="ro2">
          <table:table-cell table:formula="of:=IF(MID([.B30];1;1)=&quot;;&quot;;[.B30];IF(MID([.B30];1;1)=&quot;&quot;;&quot; &quot;;CONCATENATE([.B30];CHAR(61);CHAR(34);INDIRECT(ADDRESS(ROW();[.$A$2]));CHAR(34))))" office:value-type="string" office:string-value="off=&quot;Off&quot;">
            <text:p>off="Off"</text:p>
          </table:table-cell>
          <table:table-cell office:value-type="string">
            <text:p>off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style-name="Default" office:value-type="string">
            <text:p>Off</text:p>
          </table:table-cell>
          <table:table-cell table:style-name="Default" office:value-type="string">
            <text:p>Off</text:p>
          </table:table-cell>
          <table:table-cell table:style-name="Default" office:value-type="string">
            <text:p>Off</text:p>
          </table:table-cell>
          <table:table-cell table:number-columns-repeated="1017"/>
        </table:table-row>
        <table:table-row table:style-name="ro2">
          <table:table-cell table:formula="of:=IF(MID([.B31];1;1)=&quot;;&quot;;[.B31];IF(MID([.B31];1;1)=&quot;&quot;;&quot; &quot;;CONCATENATE([.B31];CHAR(61);CHAR(34);INDIRECT(ADDRESS(ROW();[.$A$2]));CHAR(34))))" office:value-type="string" office:string-value="open=&quot;open&quot;">
            <text:p>open="open"</text:p>
          </table:table-cell>
          <table:table-cell office:value-type="string">
            <text:p>open</text:p>
          </table:table-cell>
          <table:table-cell office:value-type="string">
            <text:p>offen</text:p>
          </table:table-cell>
          <table:table-cell office:value-type="string">
            <text:p>open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open</text:p>
          </table:table-cell>
          <table:table-cell table:style-name="Default" office:value-type="string">
            <text:p>open</text:p>
          </table:table-cell>
          <table:table-cell table:number-columns-repeated="1017"/>
        </table:table-row>
        <table:table-row table:style-name="ro2">
          <table:table-cell table:formula="of:=IF(MID([.B32];1;1)=&quot;;&quot;;[.B32];IF(MID([.B32];1;1)=&quot;&quot;;&quot; &quot;;CONCATENATE([.B32];CHAR(61);CHAR(34);INDIRECT(ADDRESS(ROW();[.$A$2]));CHAR(34))))" office:value-type="string" office:string-value="protected=&quot;locked&quot;">
            <text:p>protected="locked"</text:p>
          </table:table-cell>
          <table:table-cell office:value-type="string">
            <text:p>protected</text:p>
          </table:table-cell>
          <table:table-cell office:value-type="string">
            <text:p>geschützt</text:p>
          </table:table-cell>
          <table:table-cell office:value-type="string">
            <text:p>locked</text:p>
          </table:table-cell>
          <table:table-cell table:style-name="Default" office:value-type="string">
            <text:p>locked</text:p>
          </table:table-cell>
          <table:table-cell table:style-name="Default" office:value-type="string">
            <text:p>locked</text:p>
          </table:table-cell>
          <table:table-cell table:style-name="Default" office:value-type="string">
            <text:p>locked</text:p>
          </table:table-cell>
          <table:table-cell table:number-columns-repeated="1017"/>
        </table:table-row>
        <table:table-row table:style-name="ro2">
          <table:table-cell table:formula="of:=IF(MID([.B33];1;1)=&quot;;&quot;;[.B33];IF(MID([.B33];1;1)=&quot;&quot;;&quot; &quot;;CONCATENATE([.B33];CHAR(61);CHAR(34);INDIRECT(ADDRESS(ROW();[.$A$2]));CHAR(34))))" office:value-type="string" office:string-value="close=&quot;close&quot;">
            <text:p>close="close"</text:p>
          </table:table-cell>
          <table:table-cell office:value-type="string">
            <text:p>close</text:p>
          </table:table-cell>
          <table:table-cell office:value-type="string">
            <text:p>schliessen</text:p>
          </table:table-cell>
          <table:table-cell office:value-type="string">
            <text:p>close</text:p>
          </table:table-cell>
          <table:table-cell table:style-name="ce5" office:value-type="string">
            <text:p>chiudere</text:p>
          </table:table-cell>
          <table:table-cell table:style-name="ce5" office:value-type="string">
            <text:p>cerrar</text:p>
          </table:table-cell>
          <table:table-cell table:style-name="ce5" office:value-type="string">
            <text:p>fermer</text:p>
          </table:table-cell>
          <table:table-cell table:number-columns-repeated="1017"/>
        </table:table-row>
        <table:table-row table:style-name="ro2">
          <table:table-cell table:formula="of:=IF(MID([.B34];1;1)=&quot;;&quot;;[.B34];IF(MID([.B34];1;1)=&quot;&quot;;&quot; &quot;;CONCATENATE([.B34];CHAR(61);CHAR(34);INDIRECT(ADDRESS(ROW();[.$A$2]));CHAR(34))))" office:value-type="string" office:string-value="please select=&quot;please select&quot;">
            <text:p>please select="please select"</text:p>
          </table:table-cell>
          <table:table-cell office:value-type="string">
            <text:p>please select</text:p>
          </table:table-cell>
          <table:table-cell office:value-type="string">
            <text:p>bitte wählen</text:p>
          </table:table-cell>
          <table:table-cell office:value-type="string">
            <text:p>please select</text:p>
          </table:table-cell>
          <table:table-cell table:style-name="ce5" office:value-type="string">
            <text:p>Si prega di selezionare</text:p>
          </table:table-cell>
          <table:table-cell table:style-name="ce5" office:value-type="string">
            <text:p>por favor seleccione</text:p>
          </table:table-cell>
          <table:table-cell table:style-name="ce5" office:value-type="string">
            <text:p>s'il vous plaît sélectionner</text:p>
          </table:table-cell>
          <table:table-cell table:number-columns-repeated="1017"/>
        </table:table-row>
        <table:table-row table:style-name="ro2">
          <table:table-cell table:formula="of:=IF(MID([.B35];1;1)=&quot;;&quot;;[.B35];IF(MID([.B35];1;1)=&quot;&quot;;&quot; &quot;;CONCATENATE([.B35];CHAR(61);CHAR(34);INDIRECT(ADDRESS(ROW();[.$A$2]));CHAR(34))))" office:value-type="string" office:string-value="copy=&quot;copy&quot;">
            <text:p>copy="copy"</text:p>
          </table:table-cell>
          <table:table-cell office:value-type="string">
            <text:p>copy</text:p>
          </table:table-cell>
          <table:table-cell office:value-type="string">
            <text:p>kopieren</text:p>
          </table:table-cell>
          <table:table-cell office:value-type="string">
            <text:p>copy</text:p>
          </table:table-cell>
          <table:table-cell table:style-name="ce5" office:value-type="string">
            <text:p>copiare</text:p>
          </table:table-cell>
          <table:table-cell table:style-name="ce5" office:value-type="string">
            <text:p>copiar</text:p>
          </table:table-cell>
          <table:table-cell table:style-name="ce5" office:value-type="string">
            <text:p>copier</text:p>
          </table:table-cell>
          <table:table-cell table:number-columns-repeated="1017"/>
        </table:table-row>
        <table:table-row table:style-name="ro2">
          <table:table-cell table:formula="of:=IF(MID([.B36];1;1)=&quot;;&quot;;[.B36];IF(MID([.B36];1;1)=&quot;&quot;;&quot; &quot;;CONCATENATE([.B36];CHAR(61);CHAR(34);INDIRECT(ADDRESS(ROW();[.$A$2]));CHAR(34))))" office:value-type="string" office:string-value="active=&quot;active&quot;">
            <text:p>active="active"</text:p>
          </table:table-cell>
          <table:table-cell office:value-type="string">
            <text:p>active</text:p>
          </table:table-cell>
          <table:table-cell office:value-type="string">
            <text:p>aktiv</text:p>
          </table:table-cell>
          <table:table-cell office:value-type="string">
            <text:p>active</text:p>
          </table:table-cell>
          <table:table-cell table:style-name="ce5" office:value-type="string">
            <text:p>attivo</text:p>
          </table:table-cell>
          <table:table-cell table:style-name="ce5" office:value-type="string">
            <text:p>activo</text:p>
          </table:table-cell>
          <table:table-cell table:style-name="ce5" office:value-type="string">
            <text:p>actif</text:p>
          </table:table-cell>
          <table:table-cell table:number-columns-repeated="1017"/>
        </table:table-row>
        <table:table-row table:style-name="ro2">
          <table:table-cell table:formula="of:=IF(MID([.B37];1;1)=&quot;;&quot;;[.B37];IF(MID([.B37];1;1)=&quot;&quot;;&quot; &quot;;CONCATENATE([.B37];CHAR(61);CHAR(34);INDIRECT(ADDRESS(ROW();[.$A$2]));CHAR(34))))" office:value-type="string" office:string-value="continue=&quot;continue&quot;">
            <text:p>continue="continue"</text:p>
          </table:table-cell>
          <table:table-cell office:value-type="string">
            <text:p>continue</text:p>
          </table:table-cell>
          <table:table-cell office:value-type="string">
            <text:p>weiter</text:p>
          </table:table-cell>
          <table:table-cell office:value-type="string">
            <text:p>continue</text:p>
          </table:table-cell>
          <table:table-cell table:style-name="ce5" office:value-type="string">
            <text:p>continuare</text:p>
          </table:table-cell>
          <table:table-cell table:style-name="ce5" office:value-type="string">
            <text:p>continuar</text:p>
          </table:table-cell>
          <table:table-cell table:style-name="ce5" office:value-type="string">
            <text:p>continuer</text:p>
          </table:table-cell>
          <table:table-cell table:number-columns-repeated="1017"/>
        </table:table-row>
        <table:table-row table:style-name="ro2">
          <table:table-cell table:formula="of:=IF(MID([.B38];1;1)=&quot;;&quot;;[.B38];IF(MID([.B38];1;1)=&quot;&quot;;&quot; &quot;;CONCATENATE([.B38];CHAR(61);CHAR(34);INDIRECT(ADDRESS(ROW();[.$A$2]));CHAR(34))))" office:value-type="string" office:string-value="readmore=&quot;read more&quot;">
            <text:p>readmore="read more"</text:p>
          </table:table-cell>
          <table:table-cell office:value-type="string">
            <text:p>readmore</text:p>
          </table:table-cell>
          <table:table-cell office:value-type="string">
            <text:p>weiterlesen</text:p>
          </table:table-cell>
          <table:table-cell office:value-type="string">
            <text:p>read more</text:p>
          </table:table-cell>
          <table:table-cell table:style-name="ce5" office:value-type="string">
            <text:p>Per saperne di più</text:p>
          </table:table-cell>
          <table:table-cell table:style-name="ce5" office:value-type="string">
            <text:p>leer más</text:p>
          </table:table-cell>
          <table:table-cell table:style-name="ce5" office:value-type="string">
            <text:p>En savoir plus</text:p>
          </table:table-cell>
          <table:table-cell table:number-columns-repeated="1017"/>
        </table:table-row>
        <table:table-row table:style-name="ro2">
          <table:table-cell table:formula="of:=IF(MID([.B39];1;1)=&quot;;&quot;;[.B39];IF(MID([.B39];1;1)=&quot;&quot;;&quot; &quot;;CONCATENATE([.B39];CHAR(61);CHAR(34);INDIRECT(ADDRESS(ROW();[.$A$2]));CHAR(34))))" office:value-type="string" office:string-value="move=&quot;move&quot;">
            <text:p>move="move"</text:p>
          </table:table-cell>
          <table:table-cell office:value-type="string">
            <text:p>move</text:p>
          </table:table-cell>
          <table:table-cell office:value-type="string">
            <text:p>verschieben</text:p>
          </table:table-cell>
          <table:table-cell office:value-type="string">
            <text:p>move</text:p>
          </table:table-cell>
          <table:table-cell table:style-name="ce5" office:value-type="string">
            <text:p>spostare</text:p>
          </table:table-cell>
          <table:table-cell table:style-name="ce5" office:value-type="string">
            <text:p>mover</text:p>
          </table:table-cell>
          <table:table-cell table:style-name="ce5" office:value-type="string">
            <text:p>déplacer</text:p>
          </table:table-cell>
          <table:table-cell table:number-columns-repeated="1017"/>
        </table:table-row>
        <table:table-row table:style-name="ro2">
          <table:table-cell table:formula="of:=IF(MID([.B40];1;1)=&quot;;&quot;;[.B40];IF(MID([.B40];1;1)=&quot;&quot;;&quot; &quot;;CONCATENATE([.B40];CHAR(61);CHAR(34);INDIRECT(ADDRESS(ROW();[.$A$2]));CHAR(34))))" office:value-type="string" office:string-value="sent=&quot;sent&quot;">
            <text:p>sent="sent"</text:p>
          </table:table-cell>
          <table:table-cell office:value-type="string">
            <text:p>sent</text:p>
          </table:table-cell>
          <table:table-cell office:value-type="string">
            <text:p>gesendet</text:p>
          </table:table-cell>
          <table:table-cell office:value-type="string">
            <text:p>sent</text:p>
          </table:table-cell>
          <table:table-cell table:style-name="ce5" office:value-type="string">
            <text:p>inviato</text:p>
          </table:table-cell>
          <table:table-cell table:style-name="ce5" office:value-type="string">
            <text:p>enviado</text:p>
          </table:table-cell>
          <table:table-cell table:style-name="ce5" office:value-type="string">
            <text:p>expédié</text:p>
          </table:table-cell>
          <table:table-cell table:number-columns-repeated="1017"/>
        </table:table-row>
        <table:table-row table:style-name="ro2">
          <table:table-cell table:formula="of:=IF(MID([.B41];1;1)=&quot;;&quot;;[.B41];IF(MID([.B41];1;1)=&quot;&quot;;&quot; &quot;;CONCATENATE([.B41];CHAR(61);CHAR(34);INDIRECT(ADDRESS(ROW();[.$A$2]));CHAR(34))))" office:value-type="string" office:string-value="email=&quot;Email&quot;">
            <text:p>email="Email"</text:p>
          </table:table-cell>
          <table:table-cell office:value-type="string">
            <text:p>email</text:p>
          </table:table-cell>
          <table:table-cell table:number-columns-repeated="2" office:value-type="string">
            <text:p>Email</text:p>
          </table:table-cell>
          <table:table-cell table:style-name="ce5" office:value-type="string">
            <text:p>E-mail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Email</text:p>
          </table:table-cell>
          <table:table-cell table:number-columns-repeated="1017"/>
        </table:table-row>
        <table:table-row table:style-name="ro2">
          <table:table-cell table:formula="of:=IF(MID([.B42];1;1)=&quot;;&quot;;[.B42];IF(MID([.B42];1;1)=&quot;&quot;;&quot; &quot;;CONCATENATE([.B42];CHAR(61);CHAR(34);INDIRECT(ADDRESS(ROW();[.$A$2]));CHAR(34))))" office:value-type="string" office:string-value="number=&quot;number&quot;">
            <text:p>number="number"</text:p>
          </table:table-cell>
          <table:table-cell office:value-type="string">
            <text:p>number</text:p>
          </table:table-cell>
          <table:table-cell office:value-type="string">
            <text:p>Nummer</text:p>
          </table:table-cell>
          <table:table-cell office:value-type="string">
            <text:p>number</text:p>
          </table:table-cell>
          <table:table-cell table:style-name="ce5" office:value-type="string">
            <text:p>numero</text:p>
          </table:table-cell>
          <table:table-cell table:style-name="ce5" office:value-type="string">
            <text:p>número</text:p>
          </table:table-cell>
          <table:table-cell table:style-name="ce5" office:value-type="string">
            <text:p>nombre</text:p>
          </table:table-cell>
          <table:table-cell table:number-columns-repeated="1017"/>
        </table:table-row>
        <table:table-row table:style-name="ro2">
          <table:table-cell table:formula="of:=IF(MID([.B43];1;1)=&quot;;&quot;;[.B43];IF(MID([.B43];1;1)=&quot;&quot;;&quot; &quot;;CONCATENATE([.B43];CHAR(61);CHAR(34);INDIRECT(ADDRESS(ROW();[.$A$2]));CHAR(34))))" office:value-type="string" office:string-value="reset=&quot;Reset&quot;">
            <text:p>reset="Reset"</text:p>
          </table:table-cell>
          <table:table-cell office:value-type="string">
            <text:p>reset</text:p>
          </table:table-cell>
          <table:table-cell office:value-type="string">
            <text:p>Zurücksetzen</text:p>
          </table:table-cell>
          <table:table-cell office:value-type="string">
            <text:p>Reset</text:p>
          </table:table-cell>
          <table:table-cell table:style-name="ce5" office:value-type="string">
            <text:p>Reset</text:p>
          </table:table-cell>
          <table:table-cell table:style-name="ce5" office:value-type="string">
            <text:p>Reajustar</text:p>
          </table:table-cell>
          <table:table-cell table:style-name="ce5" office:value-type="string">
            <text:p>Remettre</text:p>
          </table:table-cell>
          <table:table-cell table:number-columns-repeated="1017"/>
        </table:table-row>
        <table:table-row table:style-name="ro2">
          <table:table-cell table:formula="of:=IF(MID([.B44];1;1)=&quot;;&quot;;[.B44];IF(MID([.B44];1;1)=&quot;&quot;;&quot; &quot;;CONCATENATE([.B44];CHAR(61);CHAR(34);INDIRECT(ADDRESS(ROW();[.$A$2]));CHAR(34))))" office:value-type="string" office:string-value="modified=&quot;modified&quot;">
            <text:p>modified="modified"</text:p>
          </table:table-cell>
          <table:table-cell office:value-type="string">
            <text:p>modified</text:p>
          </table:table-cell>
          <table:table-cell office:value-type="string">
            <text:p>geändert</text:p>
          </table:table-cell>
          <table:table-cell office:value-type="string">
            <text:p>modified</text:p>
          </table:table-cell>
          <table:table-cell table:style-name="ce5" office:value-type="string">
            <text:p>modificato</text:p>
          </table:table-cell>
          <table:table-cell table:style-name="ce5" office:value-type="string">
            <text:p>modificado</text:p>
          </table:table-cell>
          <table:table-cell table:style-name="ce5" office:value-type="string">
            <text:p>modifié</text:p>
          </table:table-cell>
          <table:table-cell table:number-columns-repeated="1017"/>
        </table:table-row>
        <table:table-row table:style-name="ro2">
          <table:table-cell table:formula="of:=IF(MID([.B45];1;1)=&quot;;&quot;;[.B45];IF(MID([.B45];1;1)=&quot;&quot;;&quot; &quot;;CONCATENATE([.B45];CHAR(61);CHAR(34);INDIRECT(ADDRESS(ROW();[.$A$2]));CHAR(34))))" office:value-type="string" office:string-value="image=&quot;image&quot;">
            <text:p>image="image"</text:p>
          </table:table-cell>
          <table:table-cell office:value-type="string">
            <text:p>image</text:p>
          </table:table-cell>
          <table:table-cell office:value-type="string">
            <text:p>Bild</text:p>
          </table:table-cell>
          <table:table-cell office:value-type="string">
            <text:p>image</text:p>
          </table:table-cell>
          <table:table-cell table:style-name="ce5" office:value-type="string">
            <text:p>figura</text:p>
          </table:table-cell>
          <table:table-cell table:style-name="ce5" office:value-type="string">
            <text:p>la imagen</text:p>
          </table:table-cell>
          <table:table-cell table:style-name="ce5" office:value-type="string">
            <text:p>image</text:p>
          </table:table-cell>
          <table:table-cell table:number-columns-repeated="1017"/>
        </table:table-row>
        <table:table-row table:style-name="ro2">
          <table:table-cell table:formula="of:=IF(MID([.B46];1;1)=&quot;;&quot;;[.B46];IF(MID([.B46];1;1)=&quot;&quot;;&quot; &quot;;CONCATENATE([.B46];CHAR(61);CHAR(34);INDIRECT(ADDRESS(ROW();[.$A$2]));CHAR(34))))" office:value-type="string" office:string-value="links=&quot;Links&quot;">
            <text:p>links="Links"</text:p>
          </table:table-cell>
          <table:table-cell office:value-type="string">
            <text:p>links</text:p>
          </table:table-cell>
          <table:table-cell table:number-columns-repeated="2" office:value-type="string">
            <text:p>Links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7];1;1)=&quot;;&quot;;[.B47];IF(MID([.B47];1;1)=&quot;&quot;;&quot; &quot;;CONCATENATE([.B47];CHAR(61);CHAR(34);INDIRECT(ADDRESS(ROW();[.$A$2]));CHAR(34))))" office:value-type="string" office:string-value="use html5 compatible browser=&quot;The backend uses HTML5 features. Please use a compatible browser&quot;">
            <text:p>use html5 compatible browser="The backend uses HTML5 features. Please use a compatible browser"</text:p>
          </table:table-cell>
          <table:table-cell office:value-type="string">
            <text:p>use html5 compatible browser</text:p>
          </table:table-cell>
          <table:table-cell office:value-type="string">
            <text:p>Das Backend benutzt HTML5-Features. Bitte benutzen Sie einen kompatiblen Browser</text:p>
          </table:table-cell>
          <table:table-cell office:value-type="string">
            <text:p>The backend uses HTML5 features. Please use a compatible browser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8];1;1)=&quot;;&quot;;[.B48];IF(MID([.B48];1;1)=&quot;&quot;;&quot; &quot;;CONCATENATE([.B48];CHAR(61);CHAR(34);INDIRECT(ADDRESS(ROW();[.$A$2]));CHAR(34))))" office:value-type="string" office:string-value="toggle status=&quot;Toggle status&quot;">
            <text:p>toggle status="Toggle status"</text:p>
          </table:table-cell>
          <table:table-cell office:value-type="string">
            <text:p>toggle status</text:p>
          </table:table-cell>
          <table:table-cell office:value-type="string">
            <text:p>Status ändern</text:p>
          </table:table-cell>
          <table:table-cell office:value-type="string">
            <text:p>Toggle status</text:p>
          </table:table-cell>
          <table:table-cell table:style-name="Default" office:value-type="string">
            <text:p>Toggle status</text:p>
          </table:table-cell>
          <table:table-cell table:style-name="Default" office:value-type="string">
            <text:p>Toggle status</text:p>
          </table:table-cell>
          <table:table-cell table:style-name="Default" office:value-type="string">
            <text:p>Toggle status</text:p>
          </table:table-cell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>
          <table:table-cell table:formula="of:=IF(MID([.B52];1;1)=&quot;;&quot;;[.B52];IF(MID([.B52];1;1)=&quot;&quot;;&quot; &quot;;CONCATENATE([.B52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53];1;1)=&quot;;&quot;;[.B53];IF(MID([.B53];1;1)=&quot;&quot;;&quot; &quot;;CONCATENATE([.B53];CHAR(61);CHAR(34);INDIRECT(ADDRESS(ROW();[.$A$2]));CHAR(34))))" office:value-type="string" office:string-value="; Formular">
            <text:p>; Formular</text:p>
          </table:table-cell>
          <table:table-cell office:value-type="string">
            <text:p>; Formular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54];1;1)=&quot;;&quot;;[.B54];IF(MID([.B54];1;1)=&quot;&quot;;&quot; &quot;;CONCATENATE([.B54];CHAR(61);CHAR(34);INDIRECT(ADDRESS(ROW();[.$A$2]));CHAR(34))))" office:value-type="string" office:string-value="formerror=&quot;Errors. Please check the highlighted fields.&quot;">
            <text:p>formerror="Errors. Please check the highlighted fields."</text:p>
          </table:table-cell>
          <table:table-cell office:value-type="string">
            <text:p>formerror</text:p>
          </table:table-cell>
          <table:table-cell office:value-type="string">
            <text:p>Eingabefehler. Bitte prüfen Sie die markierten Felder.</text:p>
          </table:table-cell>
          <table:table-cell office:value-type="string">
            <text:p>Errors. Please check the highlighted fields.</text:p>
          </table:table-cell>
          <table:table-cell table:style-name="ce5" office:value-type="string">
            <text:p>Errori. Si prega di verificare i campi evidenziati.</text:p>
          </table:table-cell>
          <table:table-cell table:style-name="ce5" office:value-type="string">
            <text:p>Errores. Por favor, compruebe los campos resaltados.</text:p>
          </table:table-cell>
          <table:table-cell table:style-name="ce5" office:value-type="string">
            <text:p>Erreurs. S'il vous plaît vérifiez les champs en surbrillance.</text:p>
          </table:table-cell>
          <table:table-cell table:number-columns-repeated="1017"/>
        </table:table-row>
        <table:table-row table:style-name="ro2">
          <table:table-cell table:formula="of:=IF(MID([.B55];1;1)=&quot;;&quot;;[.B55];IF(MID([.B55];1;1)=&quot;&quot;;&quot; &quot;;CONCATENATE([.B55];CHAR(61);CHAR(34);INDIRECT(ADDRESS(ROW();[.$A$2]));CHAR(34))))" office:value-type="string" office:string-value="cannotsave=&quot;The data can not be saved.&quot;">
            <text:p>cannotsave="The data can not be saved."</text:p>
          </table:table-cell>
          <table:table-cell office:value-type="string">
            <text:p>cannotsave</text:p>
          </table:table-cell>
          <table:table-cell office:value-type="string">
            <text:p>Die Daten können nicht gespeichert werdern.</text:p>
          </table:table-cell>
          <table:table-cell office:value-type="string">
            <text:p>The data can not be saved.</text:p>
          </table:table-cell>
          <table:table-cell table:style-name="ce5" office:value-type="string">
            <text:p>I dati non possono essere salvati.</text:p>
          </table:table-cell>
          <table:table-cell table:style-name="ce5" office:value-type="string">
            <text:p>Los datos no se pueden guardar.</text:p>
          </table:table-cell>
          <table:table-cell table:style-name="ce5" office:value-type="string">
            <text:p>Les données ne peuvent pas être sauvés.</text:p>
          </table:table-cell>
          <table:table-cell table:number-columns-repeated="1017"/>
        </table:table-row>
        <table:table-row table:style-name="ro2">
          <table:table-cell table:formula="of:=IF(MID([.B56];1;1)=&quot;;&quot;;[.B56];IF(MID([.B56];1;1)=&quot;&quot;;&quot; &quot;;CONCATENATE([.B56];CHAR(61);CHAR(34);INDIRECT(ADDRESS(ROW();[.$A$2]));CHAR(34))))" office:value-type="string" office:string-value="empty=&quot;Input is required&quot;">
            <text:p>empty="Input is required"</text:p>
          </table:table-cell>
          <table:table-cell office:value-type="string">
            <text:p>empty</text:p>
          </table:table-cell>
          <table:table-cell office:value-type="string">
            <text:p>Eingabe ist erforderlich</text:p>
          </table:table-cell>
          <table:table-cell office:value-type="string">
            <text:p>Input is required</text:p>
          </table:table-cell>
          <table:table-cell table:style-name="ce5" office:value-type="string">
            <text:p>Di ingresso è richiesto</text:p>
          </table:table-cell>
          <table:table-cell table:style-name="ce5" office:value-type="string">
            <text:p>De entrada se requiere</text:p>
          </table:table-cell>
          <table:table-cell table:style-name="ce5" office:value-type="string">
            <text:p>L'entrée est nécessaire</text:p>
          </table:table-cell>
          <table:table-cell table:number-columns-repeated="1017"/>
        </table:table-row>
        <table:table-row table:style-name="ro2">
          <table:table-cell table:formula="of:=IF(MID([.B57];1;1)=&quot;;&quot;;[.B57];IF(MID([.B57];1;1)=&quot;&quot;;&quot; &quot;;CONCATENATE([.B57];CHAR(61);CHAR(34);INDIRECT(ADDRESS(ROW();[.$A$2]));CHAR(34))))" office:value-type="string" office:string-value="notselected=&quot;None selected&quot;">
            <text:p>notselected="None selected"</text:p>
          </table:table-cell>
          <table:table-cell office:value-type="string">
            <text:p>notselected</text:p>
          </table:table-cell>
          <table:table-cell office:value-type="string">
            <text:p>Nichts ausgewählt</text:p>
          </table:table-cell>
          <table:table-cell office:value-type="string">
            <text:p>None selected</text:p>
          </table:table-cell>
          <table:table-cell table:style-name="ce5" office:value-type="string">
            <text:p>Nessuna selezione</text:p>
          </table:table-cell>
          <table:table-cell table:style-name="ce5" office:value-type="string">
            <text:p>Ninguna seleccionada</text:p>
          </table:table-cell>
          <table:table-cell table:style-name="ce5" office:value-type="string">
            <text:p>Aucun élément sélectionné</text:p>
          </table:table-cell>
          <table:table-cell table:number-columns-repeated="1017"/>
        </table:table-row>
        <table:table-row table:style-name="ro2">
          <table:table-cell table:formula="of:=IF(MID([.B58];1;1)=&quot;;&quot;;[.B58];IF(MID([.B58];1;1)=&quot;&quot;;&quot; &quot;;CONCATENATE([.B58];CHAR(61);CHAR(34);INDIRECT(ADDRESS(ROW();[.$A$2]));CHAR(34))))" office:value-type="string" office:string-value="notvalid=&quot;The entry does not have the correct format.&quot;">
            <text:p>notvalid="The entry does not have the correct format."</text:p>
          </table:table-cell>
          <table:table-cell office:value-type="string">
            <text:p>notvalid</text:p>
          </table:table-cell>
          <table:table-cell office:value-type="string">
            <text:p>Die Eingabe hat nicht das korrekte Format.</text:p>
          </table:table-cell>
          <table:table-cell office:value-type="string">
            <text:p>The entry does not have the correct format.</text:p>
          </table:table-cell>
          <table:table-cell table:style-name="ce5" office:value-type="string">
            <text:p>La voce non ha il formato corretto.</text:p>
          </table:table-cell>
          <table:table-cell table:style-name="ce5" office:value-type="string">
            <text:p>La entrada no tiene el formato correcto.</text:p>
          </table:table-cell>
          <table:table-cell table:style-name="ce5" office:value-type="string">
            <text:p>L'entrée n'a pas le bon format.</text:p>
          </table:table-cell>
          <table:table-cell table:number-columns-repeated="1017"/>
        </table:table-row>
        <table:table-row table:style-name="ro2">
          <table:table-cell table:formula="of:=IF(MID([.B59];1;1)=&quot;;&quot;;[.B59];IF(MID([.B59];1;1)=&quot;&quot;;&quot; &quot;;CONCATENATE([.B59];CHAR(61);CHAR(34);INDIRECT(ADDRESS(ROW();[.$A$2]));CHAR(34))))" office:value-type="string" office:string-value="wrongfiletype=&quot;File type not allowed&quot;">
            <text:p>wrongfiletype="File type not allowed"</text:p>
          </table:table-cell>
          <table:table-cell office:value-type="string">
            <text:p>wrongfiletype</text:p>
          </table:table-cell>
          <table:table-cell office:value-type="string">
            <text:p>Dateityp nicht zulässig</text:p>
          </table:table-cell>
          <table:table-cell office:value-type="string">
            <text:p>File type not allowed</text:p>
          </table:table-cell>
          <table:table-cell table:style-name="ce5" office:value-type="string">
            <text:p>Tipo di file non consentito</text:p>
          </table:table-cell>
          <table:table-cell table:style-name="ce5" office:value-type="string">
            <text:p>Tipo de archivo no permitido</text:p>
          </table:table-cell>
          <table:table-cell table:style-name="ce5" office:value-type="string">
            <text:p>Type de fichier non autorisé</text:p>
          </table:table-cell>
          <table:table-cell table:number-columns-repeated="1017"/>
        </table:table-row>
        <table:table-row table:style-name="ro2">
          <table:table-cell table:formula="of:=IF(MID([.B60];1;1)=&quot;;&quot;;[.B60];IF(MID([.B60];1;1)=&quot;&quot;;&quot; &quot;;CONCATENATE([.B60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61];1;1)=&quot;;&quot;;[.B61];IF(MID([.B61];1;1)=&quot;&quot;;&quot; &quot;;CONCATENATE([.B61];CHAR(61);CHAR(34);INDIRECT(ADDRESS(ROW();[.$A$2]));CHAR(34))))" office:value-type="string" office:string-value="; Field edit">
            <text:p>; Field edit</text:p>
          </table:table-cell>
          <table:table-cell office:value-type="string">
            <text:p>; Field edit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62];1;1)=&quot;;&quot;;[.B62];IF(MID([.B62];1;1)=&quot;&quot;;&quot; &quot;;CONCATENATE([.B62];CHAR(61);CHAR(34);INDIRECT(ADDRESS(ROW();[.$A$2]));CHAR(34))))" office:value-type="string" office:string-value="MQGFieldMaster=&quot;Data fields&quot;">
            <text:p>MQGFieldMaster="Data fields"</text:p>
          </table:table-cell>
          <table:table-cell office:value-type="string">
            <text:p>MQGFieldMaster</text:p>
          </table:table-cell>
          <table:table-cell office:value-type="string">
            <text:p>Datenfelder</text:p>
          </table:table-cell>
          <table:table-cell office:value-type="string">
            <text:p>Data fields</text:p>
          </table:table-cell>
          <table:table-cell table:style-name="ce5" office:value-type="string">
            <text:p>Dati i campi</text:p>
          </table:table-cell>
          <table:table-cell table:style-name="ce5" office:value-type="string">
            <text:p>Los campos de datos</text:p>
          </table:table-cell>
          <table:table-cell table:style-name="ce5" office:value-type="string">
            <text:p>Les champs de données</text:p>
          </table:table-cell>
          <table:table-cell table:number-columns-repeated="1017"/>
        </table:table-row>
        <table:table-row table:style-name="ro2">
          <table:table-cell table:formula="of:=IF(MID([.B63];1;1)=&quot;;&quot;;[.B63];IF(MID([.B63];1;1)=&quot;&quot;;&quot; &quot;;CONCATENATE([.B63];CHAR(61);CHAR(34);INDIRECT(ADDRESS(ROW();[.$A$2]));CHAR(34))))" office:value-type="string" office:string-value="field name is protected=&quot;Protected Name field. Please use another field name&quot;">
            <text:p>field name is protected="Protected Name field. Please use another field name"</text:p>
          </table:table-cell>
          <table:table-cell office:value-type="string">
            <text:p>field name is protected</text:p>
          </table:table-cell>
          <table:table-cell office:value-type="string">
            <text:p>Geschützter Feldname. Bitte anderen Feldnamen verwenden</text:p>
          </table:table-cell>
          <table:table-cell office:value-type="string">
            <text:p>Protected Name field. Please use another field name</text:p>
          </table:table-cell>
          <table:table-cell table:style-name="ce5" office:value-type="string">
            <text:p>Nome campo protetto. Si prega di utilizzare un altro nome del campo</text:p>
          </table:table-cell>
          <table:table-cell table:style-name="ce5" office:value-type="string">
            <text:p>Nombre del Campo protegido. Por favor, utilice otro nombre de campo</text:p>
          </table:table-cell>
          <table:table-cell table:style-name="ce5" office:value-type="string">
            <text:p>Champ Nom protégés. S'il vous plaît utiliser un autre nom de domaine</text:p>
          </table:table-cell>
          <table:table-cell table:number-columns-repeated="1017"/>
        </table:table-row>
        <table:table-row table:style-name="ro2">
          <table:table-cell table:formula="of:=IF(MID([.B64];1;1)=&quot;;&quot;;[.B64];IF(MID([.B64];1;1)=&quot;&quot;;&quot; &quot;;CONCATENATE([.B64];CHAR(61);CHAR(34);INDIRECT(ADDRESS(ROW();[.$A$2]));CHAR(34))))" office:value-type="string" office:string-value="field name lareade used=&quot;Name field is already in use. Please choose another&quot;">
            <text:p>field name lareade used="Name field is already in use. Please choose another"</text:p>
          </table:table-cell>
          <table:table-cell office:value-type="string">
            <text:p>field name lareade used</text:p>
          </table:table-cell>
          <table:table-cell office:value-type="string">
            <text:p>Feldname wird schon verwendet. Bitte anderen wählen</text:p>
          </table:table-cell>
          <table:table-cell office:value-type="string">
            <text:p>Name field is already in use. Please choose another</text:p>
          </table:table-cell>
          <table:table-cell table:style-name="ce5" office:value-type="string">
            <text:p>Campo Nome è già in uso. Si prega di scegliere un altro</text:p>
          </table:table-cell>
          <table:table-cell table:style-name="ce5" office:value-type="string">
            <text:p>Nombre de campo ya está en uso. Por favor elija otro</text:p>
          </table:table-cell>
          <table:table-cell table:style-name="ce5" office:value-type="string">
            <text:p>Nom de domaine est déjà utilisé. S'il vous plaît choisir un autre</text:p>
          </table:table-cell>
          <table:table-cell table:number-columns-repeated="1017"/>
        </table:table-row>
        <table:table-row table:style-name="ro2">
          <table:table-cell table:formula="of:=IF(MID([.B65];1;1)=&quot;;&quot;;[.B65];IF(MID([.B65];1;1)=&quot;&quot;;&quot; &quot;;CONCATENATE([.B65];CHAR(61);CHAR(34);INDIRECT(ADDRESS(ROW();[.$A$2]));CHAR(34))))" office:value-type="string" office:string-value="MQGFieldText=&quot;Text&quot;">
            <text:p>MQGFieldText="Text"</text:p>
          </table:table-cell>
          <table:table-cell office:value-type="string">
            <text:p>MQGFieldText</text:p>
          </table:table-cell>
          <table:table-cell table:number-columns-repeated="2" office:value-type="string">
            <text:p>Text</text:p>
          </table:table-cell>
          <table:table-cell table:style-name="ce5" office:value-type="string">
            <text:p>Testo</text:p>
          </table:table-cell>
          <table:table-cell table:style-name="ce5" office:value-type="string">
            <text:p>Texto</text:p>
          </table:table-cell>
          <table:table-cell table:style-name="ce5" office:value-type="string">
            <text:p>Texte</text:p>
          </table:table-cell>
          <table:table-cell table:number-columns-repeated="1017"/>
        </table:table-row>
        <table:table-row table:style-name="ro2">
          <table:table-cell table:formula="of:=IF(MID([.B66];1;1)=&quot;;&quot;;[.B66];IF(MID([.B66];1;1)=&quot;&quot;;&quot; &quot;;CONCATENATE([.B66];CHAR(61);CHAR(34);INDIRECT(ADDRESS(ROW();[.$A$2]));CHAR(34))))" office:value-type="string" office:string-value="MQGFieldTextarea=&quot;Text Area&quot;">
            <text:p>MQGFieldTextarea="Text Area"</text:p>
          </table:table-cell>
          <table:table-cell office:value-type="string">
            <text:p>MQGFieldTextarea</text:p>
          </table:table-cell>
          <table:table-cell office:value-type="string">
            <text:p>Textarea</text:p>
          </table:table-cell>
          <table:table-cell office:value-type="string">
            <text:p>Text Area</text:p>
          </table:table-cell>
          <table:table-cell table:style-name="ce5" office:value-type="string">
            <text:p>Text Area</text:p>
          </table:table-cell>
          <table:table-cell table:style-name="ce5" office:value-type="string">
            <text:p>Text Area</text:p>
          </table:table-cell>
          <table:table-cell table:style-name="ce5" office:value-type="string">
            <text:p>Zone de texte</text:p>
          </table:table-cell>
          <table:table-cell table:number-columns-repeated="1017"/>
        </table:table-row>
        <table:table-row table:style-name="ro2">
          <table:table-cell table:formula="of:=IF(MID([.B67];1;1)=&quot;;&quot;;[.B67];IF(MID([.B67];1;1)=&quot;&quot;;&quot; &quot;;CONCATENATE([.B67];CHAR(61);CHAR(34);INDIRECT(ADDRESS(ROW();[.$A$2]));CHAR(34))))" office:value-type="string" office:string-value="MQGFieldHidden=&quot;Hidden&quot;">
            <text:p>MQGFieldHidden="Hidden"</text:p>
          </table:table-cell>
          <table:table-cell office:value-type="string">
            <text:p>MQGFieldHidden</text:p>
          </table:table-cell>
          <table:table-cell table:number-columns-repeated="2" office:value-type="string">
            <text:p>Hidden</text:p>
          </table:table-cell>
          <table:table-cell table:style-name="ce5" office:value-type="string">
            <text:p>Nascosto</text:p>
          </table:table-cell>
          <table:table-cell table:style-name="ce5" office:value-type="string">
            <text:p>Oculto</text:p>
          </table:table-cell>
          <table:table-cell table:style-name="ce5" office:value-type="string">
            <text:p>Caché</text:p>
          </table:table-cell>
          <table:table-cell table:number-columns-repeated="1017"/>
        </table:table-row>
        <table:table-row table:style-name="ro2">
          <table:table-cell table:formula="of:=IF(MID([.B68];1;1)=&quot;;&quot;;[.B68];IF(MID([.B68];1;1)=&quot;&quot;;&quot; &quot;;CONCATENATE([.B68];CHAR(61);CHAR(34);INDIRECT(ADDRESS(ROW();[.$A$2]));CHAR(34))))" office:value-type="string" office:string-value="MQGFieldSelect=&quot;Select&quot;">
            <text:p>MQGFieldSelect="Select"</text:p>
          </table:table-cell>
          <table:table-cell office:value-type="string">
            <text:p>MQGFieldSelect</text:p>
          </table:table-cell>
          <table:table-cell office:value-type="string">
            <text:p>Select</text:p>
          </table:table-cell>
          <table:table-cell office:value-type="string">
            <text:p>Select</text:p>
          </table:table-cell>
          <table:table-cell table:style-name="ce5" office:value-type="string">
            <text:p>Selezionare</text:p>
          </table:table-cell>
          <table:table-cell table:style-name="ce5" office:value-type="string">
            <text:p>Seleccionar</text:p>
          </table:table-cell>
          <table:table-cell table:style-name="ce5" office:value-type="string">
            <text:p>Sélectionner</text:p>
          </table:table-cell>
          <table:table-cell table:number-columns-repeated="1017"/>
        </table:table-row>
        <table:table-row table:style-name="ro2">
          <table:table-cell table:formula="of:=IF(MID([.B69];1;1)=&quot;;&quot;;[.B69];IF(MID([.B69];1;1)=&quot;&quot;;&quot; &quot;;CONCATENATE([.B69];CHAR(61);CHAR(34);INDIRECT(ADDRESS(ROW();[.$A$2]));CHAR(34))))" office:value-type="string" office:string-value="MQGFieldSelectByKey=&quot;Select By Key&quot;">
            <text:p>MQGFieldSelectByKey="Select By Key"</text:p>
          </table:table-cell>
          <table:table-cell office:value-type="string">
            <text:p>MQGFieldSelectByKey</text:p>
          </table:table-cell>
          <table:table-cell office:value-type="string">
            <text:p>Select By Key</text:p>
          </table:table-cell>
          <table:table-cell office:value-type="string">
            <text:p>Select By Key</text:p>
          </table:table-cell>
          <table:table-cell table:style-name="ce5" office:value-type="string">
            <text:p>Selezionare con il tasto</text:p>
          </table:table-cell>
          <table:table-cell table:style-name="ce5" office:value-type="string">
            <text:p>Seleccione por clave</text:p>
          </table:table-cell>
          <table:table-cell table:style-name="ce5" office:value-type="string">
            <text:p>Sélectionnez Par clé</text:p>
          </table:table-cell>
          <table:table-cell table:number-columns-repeated="1017"/>
        </table:table-row>
        <table:table-row table:style-name="ro2">
          <table:table-cell table:formula="of:=IF(MID([.B70];1;1)=&quot;;&quot;;[.B70];IF(MID([.B70];1;1)=&quot;&quot;;&quot; &quot;;CONCATENATE([.B70];CHAR(61);CHAR(34);INDIRECT(ADDRESS(ROW();[.$A$2]));CHAR(34))))" office:value-type="string" office:string-value="MQGFieldMultiselect=&quot;Multi-Select&quot;">
            <text:p>MQGFieldMultiselect="Multi-Select"</text:p>
          </table:table-cell>
          <table:table-cell office:value-type="string">
            <text:p>MQGFieldMultiselect</text:p>
          </table:table-cell>
          <table:table-cell office:value-type="string">
            <text:p>Multi-Select</text:p>
          </table:table-cell>
          <table:table-cell office:value-type="string">
            <text:p>Multi-Select</text:p>
          </table:table-cell>
          <table:table-cell table:style-name="ce5" office:value-type="string">
            <text:p>Multi-Select</text:p>
          </table:table-cell>
          <table:table-cell table:style-name="ce5" office:value-type="string">
            <text:p>De selección múltiple</text:p>
          </table:table-cell>
          <table:table-cell table:style-name="ce5" office:value-type="string">
            <text:p>Multi-Select</text:p>
          </table:table-cell>
          <table:table-cell table:number-columns-repeated="1017"/>
        </table:table-row>
        <table:table-row table:style-name="ro2">
          <table:table-cell table:formula="of:=IF(MID([.B71];1;1)=&quot;;&quot;;[.B71];IF(MID([.B71];1;1)=&quot;&quot;;&quot; &quot;;CONCATENATE([.B71];CHAR(61);CHAR(34);INDIRECT(ADDRESS(ROW();[.$A$2]));CHAR(34))))" office:value-type="string" office:string-value="MQGFieldCheckbox=&quot;Checkbox&quot;">
            <text:p>MQGFieldCheckbox="Checkbox"</text:p>
          </table:table-cell>
          <table:table-cell office:value-type="string">
            <text:p>MQGFieldCheckbox</text:p>
          </table:table-cell>
          <table:table-cell office:value-type="string">
            <text:p>Checkbox</text:p>
          </table:table-cell>
          <table:table-cell office:value-type="string">
            <text:p>Checkbox</text:p>
          </table:table-cell>
          <table:table-cell table:style-name="ce5" office:value-type="string">
            <text:p>Casella di controllo</text:p>
          </table:table-cell>
          <table:table-cell table:style-name="ce5" office:value-type="string">
            <text:p>Caja</text:p>
          </table:table-cell>
          <table:table-cell table:style-name="ce5" office:value-type="string">
            <text:p>Case à cocher</text:p>
          </table:table-cell>
          <table:table-cell table:number-columns-repeated="1017"/>
        </table:table-row>
        <table:table-row table:style-name="ro2">
          <table:table-cell table:formula="of:=IF(MID([.B72];1;1)=&quot;;&quot;;[.B72];IF(MID([.B72];1;1)=&quot;&quot;;&quot; &quot;;CONCATENATE([.B72];CHAR(61);CHAR(34);INDIRECT(ADDRESS(ROW();[.$A$2]));CHAR(34))))" office:value-type="string" office:string-value="MQGFieldMulticheckbox=&quot;Multi-Checkbox&quot;">
            <text:p>MQGFieldMulticheckbox="Multi-Checkbox"</text:p>
          </table:table-cell>
          <table:table-cell office:value-type="string">
            <text:p>MQGFieldMulticheckbox</text:p>
          </table:table-cell>
          <table:table-cell office:value-type="string">
            <text:p>Multi-Checkbox</text:p>
          </table:table-cell>
          <table:table-cell office:value-type="string">
            <text:p>Multi-Checkbox</text:p>
          </table:table-cell>
          <table:table-cell table:style-name="ce5" office:value-type="string">
            <text:p>Multi-Casella di controllo</text:p>
          </table:table-cell>
          <table:table-cell table:style-name="ce5" office:value-type="string">
            <text:p>Múltiples Checkbox</text:p>
          </table:table-cell>
          <table:table-cell table:style-name="ce5" office:value-type="string">
            <text:p>Multi-Case à cocher</text:p>
          </table:table-cell>
          <table:table-cell table:number-columns-repeated="1017"/>
        </table:table-row>
        <table:table-row table:style-name="ro2">
          <table:table-cell table:formula="of:=IF(MID([.B73];1;1)=&quot;;&quot;;[.B73];IF(MID([.B73];1;1)=&quot;&quot;;&quot; &quot;;CONCATENATE([.B73];CHAR(61);CHAR(34);INDIRECT(ADDRESS(ROW();[.$A$2]));CHAR(34))))" office:value-type="string" office:string-value="MQGFieldRadio=&quot;Radio&quot;">
            <text:p>MQGFieldRadio="Radio"</text:p>
          </table:table-cell>
          <table:table-cell office:value-type="string">
            <text:p>MQGFieldRadio</text:p>
          </table:table-cell>
          <table:table-cell table:number-columns-repeated="2" office:value-type="string">
            <text:p>Radio</text:p>
          </table:table-cell>
          <table:table-cell table:style-name="ce5" office:value-type="string">
            <text:p>Radio</text:p>
          </table:table-cell>
          <table:table-cell table:style-name="ce5" office:value-type="string">
            <text:p>Radio</text:p>
          </table:table-cell>
          <table:table-cell table:style-name="ce5" office:value-type="string">
            <text:p>Radio</text:p>
          </table:table-cell>
          <table:table-cell table:number-columns-repeated="1017"/>
        </table:table-row>
        <table:table-row table:style-name="ro2">
          <table:table-cell table:formula="of:=IF(MID([.B74];1;1)=&quot;;&quot;;[.B74];IF(MID([.B74];1;1)=&quot;&quot;;&quot; &quot;;CONCATENATE([.B74];CHAR(61);CHAR(34);INDIRECT(ADDRESS(ROW();[.$A$2]));CHAR(34))))" office:value-type="string" office:string-value="MQGFieldEmail=&quot;System field: Email&quot;">
            <text:p>MQGFieldEmail="System field: Email"</text:p>
          </table:table-cell>
          <table:table-cell office:value-type="string">
            <text:p>MQGFieldEmail</text:p>
          </table:table-cell>
          <table:table-cell office:value-type="string">
            <text:p>Systemfeld: Email</text:p>
          </table:table-cell>
          <table:table-cell office:value-type="string">
            <text:p>System field: Email</text:p>
          </table:table-cell>
          <table:table-cell table:style-name="ce5" office:value-type="string">
            <text:p>Campo Sistema: E-mail</text:p>
          </table:table-cell>
          <table:table-cell table:style-name="ce5" office:value-type="string">
            <text:p>Campo Sistema: Email</text:p>
          </table:table-cell>
          <table:table-cell table:style-name="ce5" office:value-type="string">
            <text:p>Champ Système: Email</text:p>
          </table:table-cell>
          <table:table-cell table:number-columns-repeated="1017"/>
        </table:table-row>
        <table:table-row table:style-name="ro2">
          <table:table-cell table:formula="of:=IF(MID([.B75];1;1)=&quot;;&quot;;[.B75];IF(MID([.B75];1;1)=&quot;&quot;;&quot; &quot;;CONCATENATE([.B75];CHAR(61);CHAR(34);INDIRECT(ADDRESS(ROW();[.$A$2]));CHAR(34))))" office:value-type="string" office:string-value="MQGFieldOutput=&quot;HTML Output&quot;">
            <text:p>MQGFieldOutput="HTML Output"</text:p>
          </table:table-cell>
          <table:table-cell office:value-type="string">
            <text:p>MQGFieldOutput</text:p>
          </table:table-cell>
          <table:table-cell office:value-type="string">
            <text:p>HTML-Ausgabe</text:p>
          </table:table-cell>
          <table:table-cell office:value-type="string">
            <text:p>HTML Output</text:p>
          </table:table-cell>
          <table:table-cell table:style-name="ce5" office:value-type="string">
            <text:p>L'output HTML</text:p>
          </table:table-cell>
          <table:table-cell table:style-name="ce5" office:value-type="string">
            <text:p>Salida HTML</text:p>
          </table:table-cell>
          <table:table-cell table:style-name="ce5" office:value-type="string">
            <text:p>Sortie HTML</text:p>
          </table:table-cell>
          <table:table-cell table:number-columns-repeated="1017"/>
        </table:table-row>
        <table:table-row table:style-name="ro2">
          <table:table-cell table:formula="of:=IF(MID([.B76];1;1)=&quot;;&quot;;[.B76];IF(MID([.B76];1;1)=&quot;&quot;;&quot; &quot;;CONCATENATE([.B76];CHAR(61);CHAR(34);INDIRECT(ADDRESS(ROW();[.$A$2]));CHAR(34))))" office:value-type="string" office:string-value="MQGFieldSurname=&quot;System field: Surname&quot;">
            <text:p>MQGFieldSurname="System field: Surname"</text:p>
          </table:table-cell>
          <table:table-cell office:value-type="string">
            <text:p>MQGFieldSurname</text:p>
          </table:table-cell>
          <table:table-cell office:value-type="string">
            <text:p>Systemfeld: Nachname</text:p>
          </table:table-cell>
          <table:table-cell office:value-type="string">
            <text:p>System field: Surname</text:p>
          </table:table-cell>
          <table:table-cell table:style-name="ce5" office:value-type="string">
            <text:p>Campo Sistema: Cognome</text:p>
          </table:table-cell>
          <table:table-cell table:style-name="ce5" office:value-type="string">
            <text:p>Campo Sistema: Apellido</text:p>
          </table:table-cell>
          <table:table-cell table:style-name="ce5" office:value-type="string">
            <text:p>Champ Système: Nom</text:p>
          </table:table-cell>
          <table:table-cell table:number-columns-repeated="1017"/>
        </table:table-row>
        <table:table-row table:style-name="ro2">
          <table:table-cell table:formula="of:=IF(MID([.B77];1;1)=&quot;;&quot;;[.B77];IF(MID([.B77];1;1)=&quot;&quot;;&quot; &quot;;CONCATENATE([.B77];CHAR(61);CHAR(34);INDIRECT(ADDRESS(ROW();[.$A$2]));CHAR(34))))" office:value-type="string" office:string-value="MQGFieldFirstname=&quot;System field: Firstname&quot;">
            <text:p>MQGFieldFirstname="System field: Firstname"</text:p>
          </table:table-cell>
          <table:table-cell office:value-type="string">
            <text:p>MQGFieldFirstname</text:p>
          </table:table-cell>
          <table:table-cell office:value-type="string">
            <text:p>Systemfeld: Vorname</text:p>
          </table:table-cell>
          <table:table-cell office:value-type="string">
            <text:p>System field: Firstname</text:p>
          </table:table-cell>
          <table:table-cell table:style-name="ce5" office:value-type="string">
            <text:p>Sistema di campo: Nome</text:p>
          </table:table-cell>
          <table:table-cell table:style-name="ce5" office:value-type="string">
            <text:p>Campo Sistema: Nombre</text:p>
          </table:table-cell>
          <table:table-cell table:style-name="ce5" office:value-type="string">
            <text:p>Champ Système: Prénom</text:p>
          </table:table-cell>
          <table:table-cell table:number-columns-repeated="1017"/>
        </table:table-row>
        <table:table-row table:style-name="ro2">
          <table:table-cell table:formula="of:=IF(MID([.B78];1;1)=&quot;;&quot;;[.B78];IF(MID([.B78];1;1)=&quot;&quot;;&quot; &quot;;CONCATENATE([.B78];CHAR(61);CHAR(34);INDIRECT(ADDRESS(ROW();[.$A$2]));CHAR(34))))" office:value-type="string" office:string-value="MQGFieldVoucher=&quot;System field: Voucher&quot;">
            <text:p>MQGFieldVoucher="System field: Voucher"</text:p>
          </table:table-cell>
          <table:table-cell office:value-type="string">
            <text:p>MQGFieldVoucher</text:p>
          </table:table-cell>
          <table:table-cell office:value-type="string">
            <text:p>Systemfeld: Gutschein</text:p>
          </table:table-cell>
          <table:table-cell office:value-type="string">
            <text:p>System field: Voucher</text:p>
          </table:table-cell>
          <table:table-cell table:style-name="ce5" office:value-type="string">
            <text:p>Campo Sistema: Voucher</text:p>
          </table:table-cell>
          <table:table-cell table:style-name="ce5" office:value-type="string">
            <text:p>Campo Sistema: Voucher</text:p>
          </table:table-cell>
          <table:table-cell table:style-name="ce5" office:value-type="string">
            <text:p>Champ Système: Bon</text:p>
          </table:table-cell>
          <table:table-cell table:number-columns-repeated="1017"/>
        </table:table-row>
        <table:table-row table:style-name="ro2">
          <table:table-cell table:formula="of:=IF(MID([.B79];1;1)=&quot;;&quot;;[.B79];IF(MID([.B79];1;1)=&quot;&quot;;&quot; &quot;;CONCATENATE([.B79];CHAR(61);CHAR(34);INDIRECT(ADDRESS(ROW();[.$A$2]));CHAR(34))))" office:value-type="string" office:string-value="add_MQGFieldText=&quot;add text field&quot;">
            <text:p>add_MQGFieldText="add text field"</text:p>
          </table:table-cell>
          <table:table-cell office:value-type="string">
            <text:p>add_MQGFieldText</text:p>
          </table:table-cell>
          <table:table-cell office:value-type="string">
            <text:p>Text-Feld hinzufügen</text:p>
          </table:table-cell>
          <table:table-cell office:value-type="string">
            <text:p>add text field</text:p>
          </table:table-cell>
          <table:table-cell table:style-name="Default" office:value-type="string">
            <text:p>add text field</text:p>
          </table:table-cell>
          <table:table-cell table:style-name="Default" office:value-type="string">
            <text:p>add text field</text:p>
          </table:table-cell>
          <table:table-cell table:style-name="Default" office:value-type="string">
            <text:p>add text field</text:p>
          </table:table-cell>
          <table:table-cell table:number-columns-repeated="1017"/>
        </table:table-row>
        <table:table-row table:style-name="ro2">
          <table:table-cell table:formula="of:=IF(MID([.B80];1;1)=&quot;;&quot;;[.B80];IF(MID([.B80];1;1)=&quot;&quot;;&quot; &quot;;CONCATENATE([.B80];CHAR(61);CHAR(34);INDIRECT(ADDRESS(ROW();[.$A$2]));CHAR(34))))" office:value-type="string" office:string-value="add_MQGFieldTextarea=&quot;add textarea&quot;">
            <text:p>add_MQGFieldTextarea="add textarea"</text:p>
          </table:table-cell>
          <table:table-cell office:value-type="string">
            <text:p>add_MQGFieldTextarea</text:p>
          </table:table-cell>
          <table:table-cell office:value-type="string">
            <text:p>Textarea hinzufügen</text:p>
          </table:table-cell>
          <table:table-cell office:value-type="string">
            <text:p>add textarea</text:p>
          </table:table-cell>
          <table:table-cell table:style-name="Default" office:value-type="string">
            <text:p>add textarea</text:p>
          </table:table-cell>
          <table:table-cell table:style-name="Default" office:value-type="string">
            <text:p>add textarea</text:p>
          </table:table-cell>
          <table:table-cell table:style-name="Default" office:value-type="string">
            <text:p>add textarea</text:p>
          </table:table-cell>
          <table:table-cell table:number-columns-repeated="1017"/>
        </table:table-row>
        <table:table-row table:style-name="ro2">
          <table:table-cell table:formula="of:=IF(MID([.B81];1;1)=&quot;;&quot;;[.B81];IF(MID([.B81];1;1)=&quot;&quot;;&quot; &quot;;CONCATENATE([.B81];CHAR(61);CHAR(34);INDIRECT(ADDRESS(ROW();[.$A$2]));CHAR(34))))" office:value-type="string" office:string-value="add_MQGFieldSelect=&quot;add selection&quot;">
            <text:p>add_MQGFieldSelect="add selection"</text:p>
          </table:table-cell>
          <table:table-cell office:value-type="string">
            <text:p>add_MQGFieldSelect</text:p>
          </table:table-cell>
          <table:table-cell office:value-type="string">
            <text:p>Select-Feld hinzufügen</text:p>
          </table:table-cell>
          <table:table-cell office:value-type="string">
            <text:p>add selection</text:p>
          </table:table-cell>
          <table:table-cell table:style-name="Default" office:value-type="string">
            <text:p>add selection</text:p>
          </table:table-cell>
          <table:table-cell table:style-name="Default" office:value-type="string">
            <text:p>add selection</text:p>
          </table:table-cell>
          <table:table-cell table:style-name="Default" office:value-type="string">
            <text:p>add selection</text:p>
          </table:table-cell>
          <table:table-cell table:number-columns-repeated="1017"/>
        </table:table-row>
        <table:table-row table:style-name="ro2">
          <table:table-cell table:formula="of:=IF(MID([.B82];1;1)=&quot;;&quot;;[.B82];IF(MID([.B82];1;1)=&quot;&quot;;&quot; &quot;;CONCATENATE([.B82];CHAR(61);CHAR(34);INDIRECT(ADDRESS(ROW();[.$A$2]));CHAR(34))))" office:value-type="string" office:string-value="add_MQGFieldMultiselect=&quot;add multi-selection&quot;">
            <text:p>add_MQGFieldMultiselect="add multi-selection"</text:p>
          </table:table-cell>
          <table:table-cell office:value-type="string">
            <text:p>add_MQGFieldMultiselect</text:p>
          </table:table-cell>
          <table:table-cell office:value-type="string">
            <text:p>Mehrfachauswahl hinzufügen</text:p>
          </table:table-cell>
          <table:table-cell office:value-type="string">
            <text:p>add multi-selection</text:p>
          </table:table-cell>
          <table:table-cell table:style-name="Default" office:value-type="string">
            <text:p>add multi-selection</text:p>
          </table:table-cell>
          <table:table-cell table:style-name="Default" office:value-type="string">
            <text:p>add multi-selection</text:p>
          </table:table-cell>
          <table:table-cell table:style-name="Default" office:value-type="string">
            <text:p>add multi-selection</text:p>
          </table:table-cell>
          <table:table-cell table:number-columns-repeated="1017"/>
        </table:table-row>
        <table:table-row table:style-name="ro2">
          <table:table-cell table:formula="of:=IF(MID([.B83];1;1)=&quot;;&quot;;[.B83];IF(MID([.B83];1;1)=&quot;&quot;;&quot; &quot;;CONCATENATE([.B83];CHAR(61);CHAR(34);INDIRECT(ADDRESS(ROW();[.$A$2]));CHAR(34))))" office:value-type="string" office:string-value="add_MQGFieldCheckbox=&quot;add checkbox&quot;">
            <text:p>add_MQGFieldCheckbox="add checkbox"</text:p>
          </table:table-cell>
          <table:table-cell office:value-type="string">
            <text:p>add_MQGFieldCheckbox</text:p>
          </table:table-cell>
          <table:table-cell office:value-type="string">
            <text:p>Checkbox hinzufügen</text:p>
          </table:table-cell>
          <table:table-cell office:value-type="string">
            <text:p>add checkbox</text:p>
          </table:table-cell>
          <table:table-cell table:style-name="Default" office:value-type="string">
            <text:p>add checkbox</text:p>
          </table:table-cell>
          <table:table-cell table:style-name="Default" office:value-type="string">
            <text:p>add checkbox</text:p>
          </table:table-cell>
          <table:table-cell table:style-name="Default" office:value-type="string">
            <text:p>add checkbox</text:p>
          </table:table-cell>
          <table:table-cell table:number-columns-repeated="1017"/>
        </table:table-row>
        <table:table-row table:style-name="ro2">
          <table:table-cell table:formula="of:=IF(MID([.B84];1;1)=&quot;;&quot;;[.B84];IF(MID([.B84];1;1)=&quot;&quot;;&quot; &quot;;CONCATENATE([.B84];CHAR(61);CHAR(34);INDIRECT(ADDRESS(ROW();[.$A$2]));CHAR(34))))" office:value-type="string" office:string-value="add_MQGFieldMulticheckbox=&quot;add_multicheckbox&quot;">
            <text:p>add_MQGFieldMulticheckbox="add_multicheckbox"</text:p>
          </table:table-cell>
          <table:table-cell office:value-type="string">
            <text:p>add_MQGFieldMulticheckbox</text:p>
          </table:table-cell>
          <table:table-cell office:value-type="string">
            <text:p>Multi-Checkbox hinzufügen</text:p>
          </table:table-cell>
          <table:table-cell office:value-type="string">
            <text:p>add_multicheckbox</text:p>
          </table:table-cell>
          <table:table-cell table:style-name="Default" office:value-type="string">
            <text:p>add_multicheckbox</text:p>
          </table:table-cell>
          <table:table-cell table:style-name="Default" office:value-type="string">
            <text:p>add_multicheckbox</text:p>
          </table:table-cell>
          <table:table-cell table:style-name="Default" office:value-type="string">
            <text:p>add_multicheckbox</text:p>
          </table:table-cell>
          <table:table-cell table:number-columns-repeated="1017"/>
        </table:table-row>
        <table:table-row table:style-name="ro2">
          <table:table-cell table:formula="of:=IF(MID([.B85];1;1)=&quot;;&quot;;[.B85];IF(MID([.B85];1;1)=&quot;&quot;;&quot; &quot;;CONCATENATE([.B85];CHAR(61);CHAR(34);INDIRECT(ADDRESS(ROW();[.$A$2]));CHAR(34))))" office:value-type="string" office:string-value="add_MQGFieldRadio=&quot;add radio field&quot;">
            <text:p>add_MQGFieldRadio="add radio field"</text:p>
          </table:table-cell>
          <table:table-cell office:value-type="string">
            <text:p>add_MQGFieldRadio</text:p>
          </table:table-cell>
          <table:table-cell office:value-type="string">
            <text:p>Radio-Eingaben hinzufügen</text:p>
          </table:table-cell>
          <table:table-cell office:value-type="string">
            <text:p>add radio field</text:p>
          </table:table-cell>
          <table:table-cell table:style-name="Default" office:value-type="string">
            <text:p>add radio field</text:p>
          </table:table-cell>
          <table:table-cell table:style-name="Default" office:value-type="string">
            <text:p>add radio field</text:p>
          </table:table-cell>
          <table:table-cell table:style-name="Default" office:value-type="string">
            <text:p>add radio field</text:p>
          </table:table-cell>
          <table:table-cell table:number-columns-repeated="1017"/>
        </table:table-row>
        <table:table-row table:style-name="ro2">
          <table:table-cell table:formula="of:=IF(MID([.B86];1;1)=&quot;;&quot;;[.B86];IF(MID([.B86];1;1)=&quot;&quot;;&quot; &quot;;CONCATENATE([.B86];CHAR(61);CHAR(34);INDIRECT(ADDRESS(ROW();[.$A$2]));CHAR(34))))" office:value-type="string" office:string-value="add_MQGFieldHidden=&quot;add hidden field&quot;">
            <text:p>add_MQGFieldHidden="add hidden field"</text:p>
          </table:table-cell>
          <table:table-cell office:value-type="string">
            <text:p>add_MQGFieldHidden</text:p>
          </table:table-cell>
          <table:table-cell office:value-type="string">
            <text:p>Verstecktes Feld hinzufügen</text:p>
          </table:table-cell>
          <table:table-cell office:value-type="string">
            <text:p>add hidden field</text:p>
          </table:table-cell>
          <table:table-cell table:style-name="Default" office:value-type="string">
            <text:p>add hidden field</text:p>
          </table:table-cell>
          <table:table-cell table:style-name="Default" office:value-type="string">
            <text:p>add hidden field</text:p>
          </table:table-cell>
          <table:table-cell table:style-name="Default" office:value-type="string">
            <text:p>add hidden field</text:p>
          </table:table-cell>
          <table:table-cell table:number-columns-repeated="1017"/>
        </table:table-row>
        <table:table-row table:style-name="ro2">
          <table:table-cell table:formula="of:=IF(MID([.B87];1;1)=&quot;;&quot;;[.B87];IF(MID([.B87];1;1)=&quot;&quot;;&quot; &quot;;CONCATENATE([.B87];CHAR(61);CHAR(34);INDIRECT(ADDRESS(ROW();[.$A$2]));CHAR(34))))" office:value-type="string" office:string-value="add_MQGFieldOutput=&quot;add html output&quot;">
            <text:p>add_MQGFieldOutput="add html output"</text:p>
          </table:table-cell>
          <table:table-cell office:value-type="string">
            <text:p>add_MQGFieldOutput</text:p>
          </table:table-cell>
          <table:table-cell office:value-type="string">
            <text:p>HTML-Ausgabe hinzufügen</text:p>
          </table:table-cell>
          <table:table-cell office:value-type="string">
            <text:p>add html output</text:p>
          </table:table-cell>
          <table:table-cell table:style-name="Default" office:value-type="string">
            <text:p>add html output</text:p>
          </table:table-cell>
          <table:table-cell table:style-name="Default" office:value-type="string">
            <text:p>add html output</text:p>
          </table:table-cell>
          <table:table-cell table:style-name="Default" office:value-type="string">
            <text:p>add html output</text:p>
          </table:table-cell>
          <table:table-cell table:number-columns-repeated="1017"/>
        </table:table-row>
        <table:table-row table:style-name="ro2">
          <table:table-cell table:formula="of:=IF(MID([.B88];1;1)=&quot;;&quot;;[.B88];IF(MID([.B88];1;1)=&quot;&quot;;&quot; &quot;;CONCATENATE([.B88];CHAR(61);CHAR(34);INDIRECT(ADDRESS(ROW();[.$A$2]));CHAR(34))))" office:value-type="string" office:string-value="field name=&quot;Field Name&quot;">
            <text:p>field name="Field Name"</text:p>
          </table:table-cell>
          <table:table-cell office:value-type="string">
            <text:p>field name</text:p>
          </table:table-cell>
          <table:table-cell office:value-type="string">
            <text:p>Feldname</text:p>
          </table:table-cell>
          <table:table-cell office:value-type="string">
            <text:p>Field Name</text:p>
          </table:table-cell>
          <table:table-cell table:style-name="ce5" office:value-type="string">
            <text:p>Nome del campo</text:p>
          </table:table-cell>
          <table:table-cell table:style-name="ce5" office:value-type="string">
            <text:p>Nombre del campo</text:p>
          </table:table-cell>
          <table:table-cell table:style-name="ce5" office:value-type="string">
            <text:p>Nom de domaine</text:p>
          </table:table-cell>
          <table:table-cell table:number-columns-repeated="1017"/>
        </table:table-row>
        <table:table-row table:style-name="ro2">
          <table:table-cell table:formula="of:=IF(MID([.B89];1;1)=&quot;;&quot;;[.B89];IF(MID([.B89];1;1)=&quot;&quot;;&quot; &quot;;CONCATENATE([.B89];CHAR(61);CHAR(34);INDIRECT(ADDRESS(ROW();[.$A$2]));CHAR(34))))" office:value-type="string" office:string-value="field name description=&quot;Name of the column in the database&quot;">
            <text:p>field name description="Name of the column in the database"</text:p>
          </table:table-cell>
          <table:table-cell office:value-type="string">
            <text:p>field name description</text:p>
          </table:table-cell>
          <table:table-cell office:value-type="string">
            <text:p>Name der Spalte in der Datenbank</text:p>
          </table:table-cell>
          <table:table-cell office:value-type="string">
            <text:p>Name of the column in the database</text:p>
          </table:table-cell>
          <table:table-cell table:style-name="ce5" office:value-type="string">
            <text:p>Nome della colonna nel database</text:p>
          </table:table-cell>
          <table:table-cell table:style-name="ce5" office:value-type="string">
            <text:p>Nombre de la columna en la base de datos</text:p>
          </table:table-cell>
          <table:table-cell table:style-name="ce5" office:value-type="string">
            <text:p>Nom de la colonne dans la base de données</text:p>
          </table:table-cell>
          <table:table-cell table:number-columns-repeated="1017"/>
        </table:table-row>
        <table:table-row table:style-name="ro2">
          <table:table-cell table:formula="of:=IF(MID([.B90];1;1)=&quot;;&quot;;[.B90];IF(MID([.B90];1;1)=&quot;&quot;;&quot; &quot;;CONCATENATE([.B90];CHAR(61);CHAR(34);INDIRECT(ADDRESS(ROW();[.$A$2]));CHAR(34))))" office:value-type="string" office:string-value="value required=&quot;Required&quot;">
            <text:p>value required="Required"</text:p>
          </table:table-cell>
          <table:table-cell office:value-type="string">
            <text:p>value required</text:p>
          </table:table-cell>
          <table:table-cell office:value-type="string">
            <text:p>Erforderlich</text:p>
          </table:table-cell>
          <table:table-cell office:value-type="string">
            <text:p>Required</text:p>
          </table:table-cell>
          <table:table-cell table:style-name="ce5" office:value-type="string">
            <text:p>Richiesto</text:p>
          </table:table-cell>
          <table:table-cell table:style-name="ce5" office:value-type="string">
            <text:p>Necesario</text:p>
          </table:table-cell>
          <table:table-cell table:style-name="ce5" office:value-type="string">
            <text:p>Requis</text:p>
          </table:table-cell>
          <table:table-cell table:number-columns-repeated="1017"/>
        </table:table-row>
        <table:table-row table:style-name="ro2">
          <table:table-cell table:formula="of:=IF(MID([.B91];1;1)=&quot;;&quot;;[.B91];IF(MID([.B91];1;1)=&quot;&quot;;&quot; &quot;;CONCATENATE([.B91];CHAR(61);CHAR(34);INDIRECT(ADDRESS(ROW();[.$A$2]));CHAR(34))))" office:value-type="string" office:string-value="value required description=&quot;When checked: required field&quot;">
            <text:p>value required description="When checked: required field"</text:p>
          </table:table-cell>
          <table:table-cell office:value-type="string">
            <text:p>value required description</text:p>
          </table:table-cell>
          <table:table-cell office:value-type="string">
            <text:p>Wenn markiert: Feld muss ausgefüllt werden</text:p>
          </table:table-cell>
          <table:table-cell office:value-type="string">
            <text:p>When checked: required field</text:p>
          </table:table-cell>
          <table:table-cell table:style-name="ce5" office:value-type="string">
            <text:p>Quando si seleziona: campo obbligatorio</text:p>
          </table:table-cell>
          <table:table-cell table:style-name="ce5" office:value-type="string">
            <text:p>Cuando está marcada: el campo es obligatorio</text:p>
          </table:table-cell>
          <table:table-cell table:style-name="ce5" office:value-type="string">
            <text:p>Quand elle est cochée: champ obligatoire</text:p>
          </table:table-cell>
          <table:table-cell table:number-columns-repeated="1017"/>
        </table:table-row>
        <table:table-row table:style-name="ro2">
          <table:table-cell table:formula="of:=IF(MID([.B92];1;1)=&quot;;&quot;;[.B92];IF(MID([.B92];1;1)=&quot;&quot;;&quot; &quot;;CONCATENATE([.B92];CHAR(61);CHAR(34);INDIRECT(ADDRESS(ROW();[.$A$2]));CHAR(34))))" office:value-type="string" office:string-value="field label=&quot;Label&quot;">
            <text:p>field label="Label"</text:p>
          </table:table-cell>
          <table:table-cell office:value-type="string">
            <text:p>field label</text:p>
          </table:table-cell>
          <table:table-cell table:number-columns-repeated="2" office:value-type="string">
            <text:p>Label</text:p>
          </table:table-cell>
          <table:table-cell table:style-name="ce5" office:value-type="string">
            <text:p>Etichetta</text:p>
          </table:table-cell>
          <table:table-cell table:style-name="ce5" office:value-type="string">
            <text:p>Etiqueta</text:p>
          </table:table-cell>
          <table:table-cell table:style-name="ce5" office:value-type="string">
            <text:p>Étiquette</text:p>
          </table:table-cell>
          <table:table-cell table:number-columns-repeated="1017"/>
        </table:table-row>
        <table:table-row table:style-name="ro2">
          <table:table-cell table:formula="of:=IF(MID([.B93];1;1)=&quot;;&quot;;[.B93];IF(MID([.B93];1;1)=&quot;&quot;;&quot; &quot;;CONCATENATE([.B93];CHAR(61);CHAR(34);INDIRECT(ADDRESS(ROW();[.$A$2]));CHAR(34))))" office:value-type="string" office:string-value="field type=&quot;field type&quot;">
            <text:p>field type="field type"</text:p>
          </table:table-cell>
          <table:table-cell office:value-type="string">
            <text:p>field type</text:p>
          </table:table-cell>
          <table:table-cell office:value-type="string">
            <text:p>Feldtyp</text:p>
          </table:table-cell>
          <table:table-cell office:value-type="string">
            <text:p>field type</text:p>
          </table:table-cell>
          <table:table-cell table:style-name="ce5" office:value-type="string">
            <text:p>field type</text:p>
          </table:table-cell>
          <table:table-cell table:style-name="ce5" office:value-type="string">
            <text:p>field type</text:p>
          </table:table-cell>
          <table:table-cell table:style-name="ce5" office:value-type="string">
            <text:p>field type</text:p>
          </table:table-cell>
          <table:table-cell table:number-columns-repeated="1017"/>
        </table:table-row>
        <table:table-row table:style-name="ro2">
          <table:table-cell table:formula="of:=IF(MID([.B94];1;1)=&quot;;&quot;;[.B94];IF(MID([.B94];1;1)=&quot;&quot;;&quot; &quot;;CONCATENATE([.B94];CHAR(61);CHAR(34);INDIRECT(ADDRESS(ROW();[.$A$2]));CHAR(34))))" office:value-type="string" office:string-value="field description=&quot;Field Description&quot;">
            <text:p>field description="Field Description"</text:p>
          </table:table-cell>
          <table:table-cell office:value-type="string">
            <text:p>field description</text:p>
          </table:table-cell>
          <table:table-cell office:value-type="string">
            <text:p>Feldbeschreibung</text:p>
          </table:table-cell>
          <table:table-cell office:value-type="string">
            <text:p>Field Description</text:p>
          </table:table-cell>
          <table:table-cell table:style-name="ce5" office:value-type="string">
            <text:p>Campo Descrizione</text:p>
          </table:table-cell>
          <table:table-cell table:style-name="ce5" office:value-type="string">
            <text:p>Campo Descripción</text:p>
          </table:table-cell>
          <table:table-cell table:style-name="ce5" office:value-type="string">
            <text:p>Champ Description</text:p>
          </table:table-cell>
          <table:table-cell table:number-columns-repeated="1017"/>
        </table:table-row>
        <table:table-row table:style-name="ro2">
          <table:table-cell table:formula="of:=IF(MID([.B95];1;1)=&quot;;&quot;;[.B95];IF(MID([.B95];1;1)=&quot;&quot;;&quot; &quot;;CONCATENATE([.B95];CHAR(61);CHAR(34);INDIRECT(ADDRESS(ROW();[.$A$2]));CHAR(34))))" office:value-type="string" office:string-value="field description description=&quot;More detailed description of the input field&quot;">
            <text:p>field description description="More detailed description of the input field"</text:p>
          </table:table-cell>
          <table:table-cell office:value-type="string">
            <text:p>field description description</text:p>
          </table:table-cell>
          <table:table-cell office:value-type="string">
            <text:p>Genauere Beschreibung des Eingabefeldes</text:p>
          </table:table-cell>
          <table:table-cell office:value-type="string">
            <text:p>More detailed description of the input field</text:p>
          </table:table-cell>
          <table:table-cell table:style-name="ce5" office:value-type="string">
            <text:p>Una descrizione più dettagliata del campo di immissione</text:p>
          </table:table-cell>
          <table:table-cell table:style-name="ce5" office:value-type="string">
            <text:p>Descripción más detallada del campo de entrada</text:p>
          </table:table-cell>
          <table:table-cell table:style-name="ce5" office:value-type="string">
            <text:p>Une description plus détaillée du champ de saisie</text:p>
          </table:table-cell>
          <table:table-cell table:number-columns-repeated="1017"/>
        </table:table-row>
        <table:table-row table:style-name="ro2">
          <table:table-cell table:formula="of:=IF(MID([.B96];1;1)=&quot;;&quot;;[.B96];IF(MID([.B96];1;1)=&quot;&quot;;&quot; &quot;;CONCATENATE([.B96];CHAR(61);CHAR(34);INDIRECT(ADDRESS(ROW();[.$A$2]));CHAR(34))))" office:value-type="string" office:string-value="default value=&quot;Default value and submit button&quot;">
            <text:p>default value="Default value and submit button"</text:p>
          </table:table-cell>
          <table:table-cell office:value-type="string">
            <text:p>default value</text:p>
          </table:table-cell>
          <table:table-cell office:value-type="string">
            <text:p>Vorgabe-Wert und Sendebutton</text:p>
          </table:table-cell>
          <table:table-cell office:value-type="string">
            <text:p>Default value and submit button</text:p>
          </table:table-cell>
          <table:table-cell table:style-name="ce5" office:value-type="string">
            <text:p>Valore predefinito e pulsante di invio</text:p>
          </table:table-cell>
          <table:table-cell table:style-name="ce5" office:value-type="string">
            <text:p>Valor por defecto y botón de enviar</text:p>
          </table:table-cell>
          <table:table-cell table:style-name="ce5" office:value-type="string">
            <text:p>La valeur par défaut et le bouton Soumettre</text:p>
          </table:table-cell>
          <table:table-cell table:number-columns-repeated="1017"/>
        </table:table-row>
        <table:table-row table:style-name="ro2">
          <table:table-cell table:formula="of:=IF(MID([.B97];1;1)=&quot;;&quot;;[.B97];IF(MID([.B97];1;1)=&quot;&quot;;&quot; &quot;;CONCATENATE([.B97];CHAR(61);CHAR(34);INDIRECT(ADDRESS(ROW();[.$A$2]));CHAR(34))))" office:value-type="string" office:string-value="default value description=&quot;Default value at Submit: Button label&quot;">
            <text:p>default value description="Default value at Submit: Button label"</text:p>
          </table:table-cell>
          <table:table-cell office:value-type="string">
            <text:p>default value description</text:p>
          </table:table-cell>
          <table:table-cell office:value-type="string">
            <text:p>Vorgabewert, bei Submit: Button-Beschriftung</text:p>
          </table:table-cell>
          <table:table-cell office:value-type="string">
            <text:p>Default value at Submit: Button label</text:p>
          </table:table-cell>
          <table:table-cell table:style-name="ce5" office:value-type="string">
            <text:p>Valore di default a Invia: Etichetta del Pulsante</text:p>
          </table:table-cell>
          <table:table-cell table:style-name="ce5" office:value-type="string">
            <text:p>Valor por defecto en Enviar: Etiqueta del botón</text:p>
          </table:table-cell>
          <table:table-cell table:style-name="ce5" office:value-type="string">
            <text:p>Valeur par défaut au Soumettre: Texte du bouton</text:p>
          </table:table-cell>
          <table:table-cell table:number-columns-repeated="1017"/>
        </table:table-row>
        <table:table-row table:style-name="ro2">
          <table:table-cell table:formula="of:=IF(MID([.B98];1;1)=&quot;;&quot;;[.B98];IF(MID([.B98];1;1)=&quot;&quot;;&quot; &quot;;CONCATENATE([.B98];CHAR(61);CHAR(34);INDIRECT(ADDRESS(ROW();[.$A$2]));CHAR(34))))" office:value-type="string" office:string-value="field regex=&quot;Validation&quot;">
            <text:p>field regex="Validation"</text:p>
          </table:table-cell>
          <table:table-cell office:value-type="string">
            <text:p>field regex</text:p>
          </table:table-cell>
          <table:table-cell office:value-type="string">
            <text:p>Validierung</text:p>
          </table:table-cell>
          <table:table-cell office:value-type="string">
            <text:p>Validation</text:p>
          </table:table-cell>
          <table:table-cell table:style-name="ce5" office:value-type="string">
            <text:p>Validazione</text:p>
          </table:table-cell>
          <table:table-cell table:style-name="ce5" office:value-type="string">
            <text:p>Validación</text:p>
          </table:table-cell>
          <table:table-cell table:style-name="ce5" office:value-type="string">
            <text:p>Validation</text:p>
          </table:table-cell>
          <table:table-cell table:number-columns-repeated="1017"/>
        </table:table-row>
        <table:table-row table:style-name="ro2">
          <table:table-cell table:formula="of:=IF(MID([.B99];1;1)=&quot;;&quot;;[.B99];IF(MID([.B99];1;1)=&quot;&quot;;&quot; &quot;;CONCATENATE([.B99];CHAR(61);CHAR(34);INDIRECT(ADDRESS(ROW();[.$A$2]));CHAR(34))))" office:value-type="string" office:string-value="field regex description=&quot;Possible values: text, email, integer or regular expression&quot;">
            <text:p>field regex description="Possible values: text, email, integer or regular expression"</text:p>
          </table:table-cell>
          <table:table-cell office:value-type="string">
            <text:p>field regex description</text:p>
          </table:table-cell>
          <table:table-cell office:value-type="string">
            <text:p>Mögliche Werte: text, email, integer oder regulärer Ausdruck</text:p>
          </table:table-cell>
          <table:table-cell office:value-type="string">
            <text:p>Possible values: text, email, integer or regular expression</text:p>
          </table:table-cell>
          <table:table-cell table:style-name="ce5" office:value-type="string">
            <text:p>Valori possibili: testo, e-mail, numeri interi o espressione regolare</text:p>
          </table:table-cell>
          <table:table-cell table:style-name="ce5" office:value-type="string">
            <text:p>Valores posibles: texto, correo electrónico, número entero o una expresión regular</text:p>
          </table:table-cell>
          <table:table-cell table:style-name="ce5" office:value-type="string">
            <text:p>Valeurs possibles: texte, courriel, entiers ou des expressions régulières</text:p>
          </table:table-cell>
          <table:table-cell table:number-columns-repeated="1017"/>
        </table:table-row>
        <table:table-row table:style-name="ro2">
          <table:table-cell table:formula="of:=IF(MID([.B100];1;1)=&quot;;&quot;;[.B100];IF(MID([.B100];1;1)=&quot;&quot;;&quot; &quot;;CONCATENATE([.B100];CHAR(61);CHAR(34);INDIRECT(ADDRESS(ROW();[.$A$2]));CHAR(34))))" office:value-type="string" office:string-value="field style=&quot;CSS&quot;">
            <text:p>field style="CSS"</text:p>
          </table:table-cell>
          <table:table-cell office:value-type="string">
            <text:p>field style</text:p>
          </table:table-cell>
          <table:table-cell table:number-columns-repeated="2" office:value-type="string">
            <text:p>CSS</text:p>
          </table:table-cell>
          <table:table-cell table:style-name="ce5" office:value-type="string">
            <text:p>CSS</text:p>
          </table:table-cell>
          <table:table-cell table:style-name="ce5" office:value-type="string">
            <text:p>CSS</text:p>
          </table:table-cell>
          <table:table-cell table:style-name="ce5" office:value-type="string">
            <text:p>CSS</text:p>
          </table:table-cell>
          <table:table-cell table:number-columns-repeated="1017"/>
        </table:table-row>
        <table:table-row table:style-name="ro2">
          <table:table-cell table:formula="of:=IF(MID([.B101];1;1)=&quot;;&quot;;[.B101];IF(MID([.B101];1;1)=&quot;&quot;;&quot; &quot;;CONCATENATE([.B101];CHAR(61);CHAR(34);INDIRECT(ADDRESS(ROW();[.$A$2]));CHAR(34))))" office:value-type="string" office:string-value="field style description=&quot;CSS or Javascript&quot;">
            <text:p>field style description="CSS or Javascript"</text:p>
          </table:table-cell>
          <table:table-cell office:value-type="string">
            <text:p>field style description</text:p>
          </table:table-cell>
          <table:table-cell office:value-type="string">
            <text:p>CSS oder Javascript</text:p>
          </table:table-cell>
          <table:table-cell office:value-type="string">
            <text:p>CSS or Javascript</text:p>
          </table:table-cell>
          <table:table-cell table:style-name="ce5" office:value-type="string">
            <text:p>CSS o Javascript</text:p>
          </table:table-cell>
          <table:table-cell table:style-name="ce5" office:value-type="string">
            <text:p>CSS o Javascript</text:p>
          </table:table-cell>
          <table:table-cell table:style-name="ce5" office:value-type="string">
            <text:p>CSS ou Javascript</text:p>
          </table:table-cell>
          <table:table-cell table:number-columns-repeated="1017"/>
        </table:table-row>
        <table:table-row table:style-name="ro2">
          <table:table-cell table:formula="of:=IF(MID([.B102];1;1)=&quot;;&quot;;[.B102];IF(MID([.B102];1;1)=&quot;&quot;;&quot; &quot;;CONCATENATE([.B102];CHAR(61);CHAR(34);INDIRECT(ADDRESS(ROW();[.$A$2]));CHAR(34))))" office:value-type="string" office:string-value="field class=&quot;CSS class&quot;">
            <text:p>field class="CSS class"</text:p>
          </table:table-cell>
          <table:table-cell office:value-type="string">
            <text:p>field class</text:p>
          </table:table-cell>
          <table:table-cell office:value-type="string">
            <text:p>CSS Klasse</text:p>
          </table:table-cell>
          <table:table-cell office:value-type="string">
            <text:p>CSS class</text:p>
          </table:table-cell>
          <table:table-cell table:style-name="ce5" office:value-type="string">
            <text:p>Classe CSS</text:p>
          </table:table-cell>
          <table:table-cell table:style-name="ce5" office:value-type="string">
            <text:p>CSS clase</text:p>
          </table:table-cell>
          <table:table-cell table:style-name="ce5" office:value-type="string">
            <text:p>Classe CSS</text:p>
          </table:table-cell>
          <table:table-cell table:number-columns-repeated="1017"/>
        </table:table-row>
        <table:table-row table:style-name="ro2">
          <table:table-cell table:formula="of:=IF(MID([.B103];1;1)=&quot;;&quot;;[.B103];IF(MID([.B103];1;1)=&quot;&quot;;&quot; &quot;;CONCATENATE([.B103];CHAR(61);CHAR(34);INDIRECT(ADDRESS(ROW();[.$A$2]));CHAR(34))))" office:value-type="string" office:string-value="field codebefore=&quot;HTML front of the field&quot;">
            <text:p>field codebefore="HTML front of the field"</text:p>
          </table:table-cell>
          <table:table-cell office:value-type="string">
            <text:p>field codebefore</text:p>
          </table:table-cell>
          <table:table-cell office:value-type="string">
            <text:p>HTML vor dem Feld</text:p>
          </table:table-cell>
          <table:table-cell office:value-type="string">
            <text:p>HTML front of the field</text:p>
          </table:table-cell>
          <table:table-cell table:style-name="ce5" office:value-type="string">
            <text:p>Anteriore HTML del campo</text:p>
          </table:table-cell>
          <table:table-cell table:style-name="ce5" office:value-type="string">
            <text:p>Frente HTML del campo</text:p>
          </table:table-cell>
          <table:table-cell table:style-name="ce5" office:value-type="string">
            <text:p>Devant HTML du champ</text:p>
          </table:table-cell>
          <table:table-cell table:number-columns-repeated="1017"/>
        </table:table-row>
        <table:table-row table:style-name="ro2">
          <table:table-cell table:formula="of:=IF(MID([.B104];1;1)=&quot;;&quot;;[.B104];IF(MID([.B104];1;1)=&quot;&quot;;&quot; &quot;;CONCATENATE([.B104];CHAR(61);CHAR(34);INDIRECT(ADDRESS(ROW();[.$A$2]));CHAR(34))))" office:value-type="string" office:string-value="field codeafter=&quot;HTML by the field&quot;">
            <text:p>field codeafter="HTML by the field"</text:p>
          </table:table-cell>
          <table:table-cell office:value-type="string">
            <text:p>field codeafter</text:p>
          </table:table-cell>
          <table:table-cell office:value-type="string">
            <text:p>HTML nach dem Feld</text:p>
          </table:table-cell>
          <table:table-cell office:value-type="string">
            <text:p>HTML by the field</text:p>
          </table:table-cell>
          <table:table-cell table:style-name="ce5" office:value-type="string">
            <text:p>HTML dal campo</text:p>
          </table:table-cell>
          <table:table-cell table:style-name="ce5" office:value-type="string">
            <text:p>HTML por el campo</text:p>
          </table:table-cell>
          <table:table-cell table:style-name="ce5" office:value-type="string">
            <text:p>HTML par le champ</text:p>
          </table:table-cell>
          <table:table-cell table:number-columns-repeated="1017"/>
        </table:table-row>
        <table:table-row table:style-name="ro2">
          <table:table-cell table:formula="of:=IF(MID([.B105];1;1)=&quot;;&quot;;[.B105];IF(MID([.B105];1;1)=&quot;&quot;;&quot; &quot;;CONCATENATE([.B105];CHAR(61);CHAR(34);INDIRECT(ADDRESS(ROW();[.$A$2]));CHAR(34))))" office:value-type="string" office:string-value="field saveas=&quot;Save as (Input -&gt; Database)&quot;">
            <text:p>field saveas="Save as (Input -&gt; Database)"</text:p>
          </table:table-cell>
          <table:table-cell office:value-type="string">
            <text:p>field saveas</text:p>
          </table:table-cell>
          <table:table-cell office:value-type="string">
            <text:p>Speichern als (Eingabe -&gt; Datenbank)</text:p>
          </table:table-cell>
          <table:table-cell office:value-type="string">
            <text:p>Save as (Input -&gt; Database)</text:p>
          </table:table-cell>
          <table:table-cell table:style-name="ce5" office:value-type="string">
            <text:p>Salva con nome (Input -&gt; Database)</text:p>
          </table:table-cell>
          <table:table-cell table:style-name="ce5" office:value-type="string">
            <text:p>Guardar como (Entrada -&gt; Base de datos)</text:p>
          </table:table-cell>
          <table:table-cell table:style-name="ce5" office:value-type="string">
            <text:p>Enregistrer sous (Entrée -&gt; Database)</text:p>
          </table:table-cell>
          <table:table-cell table:number-columns-repeated="1017"/>
        </table:table-row>
        <table:table-row table:style-name="ro2">
          <table:table-cell table:formula="of:=IF(MID([.B106];1;1)=&quot;;&quot;;[.B106];IF(MID([.B106];1;1)=&quot;&quot;;&quot; &quot;;CONCATENATE([.B106];CHAR(61);CHAR(34);INDIRECT(ADDRESS(ROW();[.$A$2]));CHAR(34))))" office:value-type="string" office:string-value="field displayas=&quot;Display as (Database-&gt;Inputfield)&quot;">
            <text:p>field displayas="Display as (Database-&gt;Inputfield)"</text:p>
          </table:table-cell>
          <table:table-cell office:value-type="string">
            <text:p>field displayas</text:p>
          </table:table-cell>
          <table:table-cell office:value-type="string">
            <text:p>Anzeigen als (Datenbank -&gt; Eingabefeld)</text:p>
          </table:table-cell>
          <table:table-cell office:value-type="string">
            <text:p>Display as (Database-&gt;Inputfield)</text:p>
          </table:table-cell>
          <table:table-cell table:style-name="ce5" office:value-type="string">
            <text:p>Visualizza come (Database-&gt; inputfield)</text:p>
          </table:table-cell>
          <table:table-cell table:style-name="ce5" office:value-type="string">
            <text:p>Mostrar como (Base de Datos-&gt; inputfield)</text:p>
          </table:table-cell>
          <table:table-cell table:style-name="ce5" office:value-type="string">
            <text:p>Afficher en (Database-&gt; InputField)</text:p>
          </table:table-cell>
          <table:table-cell table:number-columns-repeated="1017"/>
        </table:table-row>
        <table:table-row table:style-name="ro2">
          <table:table-cell table:formula="of:=IF(MID([.B107];1;1)=&quot;;&quot;;[.B107];IF(MID([.B107];1;1)=&quot;&quot;;&quot; &quot;;CONCATENATE([.B107];CHAR(61);CHAR(34);INDIRECT(ADDRESS(ROW();[.$A$2]));CHAR(34))))" office:value-type="string" office:string-value="field printas=&quot;Print as (Database -&gt; output)&quot;">
            <text:p>field printas="Print as (Database -&gt; output)"</text:p>
          </table:table-cell>
          <table:table-cell office:value-type="string">
            <text:p>field printas</text:p>
          </table:table-cell>
          <table:table-cell office:value-type="string">
            <text:p>Ausgabe (Datenbank -&gt; Anzeige)</text:p>
          </table:table-cell>
          <table:table-cell office:value-type="string">
            <text:p>Print as (Database -&gt; output)</text:p>
          </table:table-cell>
          <table:table-cell table:style-name="ce5" office:value-type="string">
            <text:p>Stampa come (Database -&gt; uscita)</text:p>
          </table:table-cell>
          <table:table-cell table:style-name="ce5" office:value-type="string">
            <text:p>Imprimir como (Base de datos -&gt; salida)</text:p>
          </table:table-cell>
          <table:table-cell table:style-name="ce5" office:value-type="string">
            <text:p>Imprimer en tant que (Base de données -&gt; sortie)</text:p>
          </table:table-cell>
          <table:table-cell table:number-columns-repeated="1017"/>
        </table:table-row>
        <table:table-row table:style-name="ro2">
          <table:table-cell table:formula="of:=IF(MID([.B108];1;1)=&quot;;&quot;;[.B108];IF(MID([.B108];1;1)=&quot;&quot;;&quot; &quot;;CONCATENATE([.B108];CHAR(61);CHAR(34);INDIRECT(ADDRESS(ROW();[.$A$2]));CHAR(34))))" office:value-type="string" office:string-value="field options=&quot;options&quot;">
            <text:p>field options="options"</text:p>
          </table:table-cell>
          <table:table-cell office:value-type="string">
            <text:p>field options</text:p>
          </table:table-cell>
          <table:table-cell office:value-type="string">
            <text:p>Optionen</text:p>
          </table:table-cell>
          <table:table-cell office:value-type="string">
            <text:p>options</text:p>
          </table:table-cell>
          <table:table-cell table:style-name="Default" office:value-type="string">
            <text:p>options</text:p>
          </table:table-cell>
          <table:table-cell table:style-name="Default" office:value-type="string">
            <text:p>options</text:p>
          </table:table-cell>
          <table:table-cell table:style-name="Default" office:value-type="string">
            <text:p>options</text:p>
          </table:table-cell>
          <table:table-cell office:value-type="string">
            <text:p>options</text:p>
          </table:table-cell>
          <table:table-cell table:number-columns-repeated="1016"/>
        </table:table-row>
        <table:table-row table:style-name="ro2">
          <table:table-cell table:formula="of:=IF(MID([.B109];1;1)=&quot;;&quot;;[.B109];IF(MID([.B109];1;1)=&quot;&quot;;&quot; &quot;;CONCATENATE([.B109];CHAR(61);CHAR(34);INDIRECT(ADDRESS(ROW();[.$A$2]));CHAR(34))))" office:value-type="string" office:string-value="field options description=&quot;Selection options separated with two commas or &amp;lt;?php return array();?&amp;gt;&quot;">
            <text:p>field options description="Selection options separated with two commas or &amp;lt;?php return array();?&amp;gt;"</text:p>
          </table:table-cell>
          <table:table-cell office:value-type="string">
            <text:p>field options description</text:p>
          </table:table-cell>
          <table:table-cell office:value-type="string">
            <text:p>Auswahlmöglichkeiten, getrennt mit Doppelkomma oder &amp;lt;?php return array();?&amp;gt;</text:p>
          </table:table-cell>
          <table:table-cell office:value-type="string">
            <text:p>Selection options separated with two commas or &amp;lt;?php return array();?&amp;gt;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110];1;1)=&quot;;&quot;;[.B110];IF(MID([.B110];1;1)=&quot;&quot;;&quot; &quot;;CONCATENATE([.B110];CHAR(61);CHAR(34);INDIRECT(ADDRESS(ROW();[.$A$2]));CHAR(34))))" office:value-type="string" office:string-value="activeonsale=&quot;Sale&quot;">
            <text:p>activeonsale="Sale"</text:p>
          </table:table-cell>
          <table:table-cell office:value-type="string">
            <text:p>activeonsale</text:p>
          </table:table-cell>
          <table:table-cell office:value-type="string">
            <text:p>Verkauf</text:p>
          </table:table-cell>
          <table:table-cell office:value-type="string">
            <text:p>Sale</text:p>
          </table:table-cell>
          <table:table-cell table:style-name="Default" office:value-type="string">
            <text:p>Sale</text:p>
          </table:table-cell>
          <table:table-cell table:style-name="Default" office:value-type="string">
            <text:p>Sale</text:p>
          </table:table-cell>
          <table:table-cell table:style-name="Default" office:value-type="string">
            <text:p>Sale</text:p>
          </table:table-cell>
          <table:table-cell table:number-columns-repeated="1017"/>
        </table:table-row>
        <table:table-row table:style-name="ro2">
          <table:table-cell table:formula="of:=IF(MID([.B111];1;1)=&quot;;&quot;;[.B111];IF(MID([.B111];1;1)=&quot;&quot;;&quot; &quot;;CONCATENATE([.B111];CHAR(61);CHAR(34);INDIRECT(ADDRESS(ROW();[.$A$2]));CHAR(34))))" office:value-type="string" office:string-value="activeonselect=&quot;Select&quot;">
            <text:p>activeonselect="Select"</text:p>
          </table:table-cell>
          <table:table-cell office:value-type="string">
            <text:p>activeonselect</text:p>
          </table:table-cell>
          <table:table-cell office:value-type="string">
            <text:p>Auswahl</text:p>
          </table:table-cell>
          <table:table-cell office:value-type="string">
            <text:p>Select</text:p>
          </table:table-cell>
          <table:table-cell table:style-name="Default" office:value-type="string">
            <text:p>Select</text:p>
          </table:table-cell>
          <table:table-cell table:style-name="Default" office:value-type="string">
            <text:p>Select</text:p>
          </table:table-cell>
          <table:table-cell table:style-name="Default" office:value-type="string">
            <text:p>Select</text:p>
          </table:table-cell>
          <table:table-cell table:number-columns-repeated="1017"/>
        </table:table-row>
        <table:table-row table:style-name="ro2">
          <table:table-cell table:formula="of:=IF(MID([.B112];1;1)=&quot;;&quot;;[.B112];IF(MID([.B112];1;1)=&quot;&quot;;&quot; &quot;;CONCATENATE([.B112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113];1;1)=&quot;;&quot;;[.B113];IF(MID([.B113];1;1)=&quot;&quot;;&quot; &quot;;CONCATENATE([.B113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114];1;1)=&quot;;&quot;;[.B114];IF(MID([.B114];1;1)=&quot;&quot;;&quot; &quot;;CONCATENATE([.B114];CHAR(61);CHAR(34);INDIRECT(ADDRESS(ROW();[.$A$2]));CHAR(34))))" office:value-type="string" office:string-value="; Config">
            <text:p>; Config</text:p>
          </table:table-cell>
          <table:table-cell office:value-type="string">
            <text:p>; Config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115];1;1)=&quot;;&quot;;[.B115];IF(MID([.B115];1;1)=&quot;&quot;;&quot; &quot;;CONCATENATE([.B115];CHAR(61);CHAR(34);INDIRECT(ADDRESS(ROW();[.$A$2]));CHAR(34))))" office:value-type="string" office:string-value="paypalid=&quot;Paypal ID&quot;">
            <text:p>paypalid="Paypal ID"</text:p>
          </table:table-cell>
          <table:table-cell office:value-type="string">
            <text:p>paypalid</text:p>
          </table:table-cell>
          <table:table-cell office:value-type="string">
            <text:p>Paypal ID</text:p>
          </table:table-cell>
          <table:table-cell office:value-type="string">
            <text:p>Paypal ID</text:p>
          </table:table-cell>
          <table:table-cell table:style-name="ce5" office:value-type="string">
            <text:p>Paypal ID</text:p>
          </table:table-cell>
          <table:table-cell table:style-name="ce5" office:value-type="string">
            <text:p>Paypal ID</text:p>
          </table:table-cell>
          <table:table-cell table:style-name="ce5" office:value-type="string">
            <text:p>Paypal ID</text:p>
          </table:table-cell>
          <table:table-cell table:number-columns-repeated="1017"/>
        </table:table-row>
        <table:table-row table:style-name="ro2">
          <table:table-cell table:formula="of:=IF(MID([.B116];1;1)=&quot;;&quot;;[.B116];IF(MID([.B116];1;1)=&quot;&quot;;&quot; &quot;;CONCATENATE([.B116];CHAR(61);CHAR(34);INDIRECT(ADDRESS(ROW();[.$A$2]));CHAR(34))))" office:value-type="string" office:string-value="paypalid description=&quot;Email or ID&quot;">
            <text:p>paypalid description="Email or ID"</text:p>
          </table:table-cell>
          <table:table-cell office:value-type="string">
            <text:p>paypalid description</text:p>
          </table:table-cell>
          <table:table-cell office:value-type="string">
            <text:p>Email oder ID</text:p>
          </table:table-cell>
          <table:table-cell office:value-type="string">
            <text:p>Email or ID</text:p>
          </table:table-cell>
          <table:table-cell table:style-name="ce5" office:value-type="string">
            <text:p>E-mail o ID</text:p>
          </table:table-cell>
          <table:table-cell table:style-name="ce5" office:value-type="string">
            <text:p>Email o ID</text:p>
          </table:table-cell>
          <table:table-cell table:style-name="ce5" office:value-type="string">
            <text:p>Courriel ou code d'</text:p>
          </table:table-cell>
          <table:table-cell table:number-columns-repeated="1017"/>
        </table:table-row>
        <table:table-row table:style-name="ro2">
          <table:table-cell table:formula="of:=IF(MID([.B117];1;1)=&quot;;&quot;;[.B117];IF(MID([.B117];1;1)=&quot;&quot;;&quot; &quot;;CONCATENATE([.B117];CHAR(61);CHAR(34);INDIRECT(ADDRESS(ROW();[.$A$2]));CHAR(34))))" office:value-type="string" office:string-value="configuration=&quot;Configuration&quot;">
            <text:p>configuration="Configuration"</text:p>
          </table:table-cell>
          <table:table-cell office:value-type="string">
            <text:p>configuration</text:p>
          </table:table-cell>
          <table:table-cell office:value-type="string">
            <text:p>Konfiguration</text:p>
          </table:table-cell>
          <table:table-cell office:value-type="string">
            <text:p>Configuration</text:p>
          </table:table-cell>
          <table:table-cell table:style-name="ce5" office:value-type="string">
            <text:p>Configurazione</text:p>
          </table:table-cell>
          <table:table-cell table:style-name="ce5" office:value-type="string">
            <text:p>Configuración</text:p>
          </table:table-cell>
          <table:table-cell table:style-name="ce5" office:value-type="string">
            <text:p>Configuration</text:p>
          </table:table-cell>
          <table:table-cell table:number-columns-repeated="1017"/>
        </table:table-row>
        <table:table-row table:style-name="ro2">
          <table:table-cell table:formula="of:=IF(MID([.B118];1;1)=&quot;;&quot;;[.B118];IF(MID([.B118];1;1)=&quot;&quot;;&quot; &quot;;CONCATENATE([.B118];CHAR(61);CHAR(34);INDIRECT(ADDRESS(ROW();[.$A$2]));CHAR(34))))" office:value-type="string" office:string-value="MQGConfig=&quot;Settings&quot;">
            <text:p>MQGConfig="Settings"</text:p>
          </table:table-cell>
          <table:table-cell office:value-type="string">
            <text:p>MQGConfig</text:p>
          </table:table-cell>
          <table:table-cell office:value-type="string">
            <text:p>Einstellungen</text:p>
          </table:table-cell>
          <table:table-cell office:value-type="string">
            <text:p>Settings</text:p>
          </table:table-cell>
          <table:table-cell table:style-name="ce5" office:value-type="string">
            <text:p>Impostazioni</text:p>
          </table:table-cell>
          <table:table-cell table:style-name="ce5" office:value-type="string">
            <text:p>Configuración</text:p>
          </table:table-cell>
          <table:table-cell table:style-name="ce5" office:value-type="string">
            <text:p>Réglages</text:p>
          </table:table-cell>
          <table:table-cell table:number-columns-repeated="1017"/>
        </table:table-row>
        <table:table-row table:style-name="ro2">
          <table:table-cell table:formula="of:=IF(MID([.B119];1;1)=&quot;;&quot;;[.B119];IF(MID([.B119];1;1)=&quot;&quot;;&quot; &quot;;CONCATENATE([.B119];CHAR(61);CHAR(34);INDIRECT(ADDRESS(ROW();[.$A$2]));CHAR(34))))" office:value-type="string" office:string-value="configgeneralinfo=&quot;General Settings&quot;">
            <text:p>configgeneralinfo="General Settings"</text:p>
          </table:table-cell>
          <table:table-cell office:value-type="string">
            <text:p>configgeneralinfo</text:p>
          </table:table-cell>
          <table:table-cell office:value-type="string">
            <text:p>Generelle Einstellungen</text:p>
          </table:table-cell>
          <table:table-cell office:value-type="string">
            <text:p>General Settings</text:p>
          </table:table-cell>
          <table:table-cell table:style-name="ce5" office:value-type="string">
            <text:p>Impostazioni generali</text:p>
          </table:table-cell>
          <table:table-cell table:style-name="ce5" office:value-type="string">
            <text:p>Configuración general</text:p>
          </table:table-cell>
          <table:table-cell table:style-name="ce5" office:value-type="string">
            <text:p>Paramètres généraux</text:p>
          </table:table-cell>
          <table:table-cell table:number-columns-repeated="1017"/>
        </table:table-row>
        <table:table-row table:style-name="ro2">
          <table:table-cell table:formula="of:=IF(MID([.B120];1;1)=&quot;;&quot;;[.B120];IF(MID([.B120];1;1)=&quot;&quot;;&quot; &quot;;CONCATENATE([.B120];CHAR(61);CHAR(34);INDIRECT(ADDRESS(ROW();[.$A$2]));CHAR(34))))" office:value-type="string" office:string-value="currency=&quot;Currency&quot;">
            <text:p>currency="Currency"</text:p>
          </table:table-cell>
          <table:table-cell office:value-type="string">
            <text:p>currency</text:p>
          </table:table-cell>
          <table:table-cell office:value-type="string">
            <text:p>Währung</text:p>
          </table:table-cell>
          <table:table-cell office:value-type="string">
            <text:p>Currency</text:p>
          </table:table-cell>
          <table:table-cell table:style-name="ce5" office:value-type="string">
            <text:p>Valuta</text:p>
          </table:table-cell>
          <table:table-cell table:style-name="ce5" office:value-type="string">
            <text:p>Moneda</text:p>
          </table:table-cell>
          <table:table-cell table:style-name="ce5" office:value-type="string">
            <text:p>Monnaie</text:p>
          </table:table-cell>
          <table:table-cell table:number-columns-repeated="1017"/>
        </table:table-row>
        <table:table-row table:style-name="ro2">
          <table:table-cell table:formula="of:=IF(MID([.B121];1;1)=&quot;;&quot;;[.B121];IF(MID([.B121];1;1)=&quot;&quot;;&quot; &quot;;CONCATENATE([.B121];CHAR(61);CHAR(34);INDIRECT(ADDRESS(ROW();[.$A$2]));CHAR(34))))" office:value-type="string" office:string-value="configmailinfo=&quot;Mail Settings&quot;">
            <text:p>configmailinfo="Mail Settings"</text:p>
          </table:table-cell>
          <table:table-cell office:value-type="string">
            <text:p>configmailinfo</text:p>
          </table:table-cell>
          <table:table-cell office:value-type="string">
            <text:p>Maileinstellungen</text:p>
          </table:table-cell>
          <table:table-cell office:value-type="string">
            <text:p>Mail Settings</text:p>
          </table:table-cell>
          <table:table-cell table:style-name="ce5" office:value-type="string">
            <text:p>Impostazioni posta</text:p>
          </table:table-cell>
          <table:table-cell table:style-name="ce5" office:value-type="string">
            <text:p>Configuración de Mensajes</text:p>
          </table:table-cell>
          <table:table-cell table:style-name="ce5" office:value-type="string">
            <text:p>Paramètres de messagerie</text:p>
          </table:table-cell>
          <table:table-cell table:number-columns-repeated="1017"/>
        </table:table-row>
        <table:table-row table:style-name="ro2">
          <table:table-cell table:formula="of:=IF(MID([.B122];1;1)=&quot;;&quot;;[.B122];IF(MID([.B122];1;1)=&quot;&quot;;&quot; &quot;;CONCATENATE([.B122];CHAR(61);CHAR(34);INDIRECT(ADDRESS(ROW();[.$A$2]));CHAR(34))))" office:value-type="string" office:string-value="fromname=&quot;Sender Name&quot;">
            <text:p>fromname="Sender Name"</text:p>
          </table:table-cell>
          <table:table-cell office:value-type="string">
            <text:p>fromname</text:p>
          </table:table-cell>
          <table:table-cell office:value-type="string">
            <text:p>Absender</text:p>
          </table:table-cell>
          <table:table-cell office:value-type="string">
            <text:p>Sender Name</text:p>
          </table:table-cell>
          <table:table-cell table:style-name="ce5" office:value-type="string">
            <text:p>Nome mittente</text:p>
          </table:table-cell>
          <table:table-cell table:style-name="ce5" office:value-type="string">
            <text:p>Nombre del remitente</text:p>
          </table:table-cell>
          <table:table-cell table:style-name="ce5" office:value-type="string">
            <text:p>Nom de l'expéditeur</text:p>
          </table:table-cell>
          <table:table-cell table:number-columns-repeated="1017"/>
        </table:table-row>
        <table:table-row table:style-name="ro2">
          <table:table-cell table:formula="of:=IF(MID([.B123];1;1)=&quot;;&quot;;[.B123];IF(MID([.B123];1;1)=&quot;&quot;;&quot; &quot;;CONCATENATE([.B123];CHAR(61);CHAR(34);INDIRECT(ADDRESS(ROW();[.$A$2]));CHAR(34))))" office:value-type="string" office:string-value="sender=&quot;Sender Email&quot;">
            <text:p>sender="Sender Email"</text:p>
          </table:table-cell>
          <table:table-cell office:value-type="string">
            <text:p>sender</text:p>
          </table:table-cell>
          <table:table-cell office:value-type="string">
            <text:p>Absender-Email</text:p>
          </table:table-cell>
          <table:table-cell office:value-type="string">
            <text:p>Sender Email</text:p>
          </table:table-cell>
          <table:table-cell table:style-name="ce5" office:value-type="string">
            <text:p>Email Sender</text:p>
          </table:table-cell>
          <table:table-cell table:style-name="ce5" office:value-type="string">
            <text:p>Email Sender</text:p>
          </table:table-cell>
          <table:table-cell table:style-name="ce5" office:value-type="string">
            <text:p>Email Sender</text:p>
          </table:table-cell>
          <table:table-cell table:number-columns-repeated="1017"/>
        </table:table-row>
        <table:table-row table:style-name="ro2">
          <table:table-cell table:formula="of:=IF(MID([.B124];1;1)=&quot;;&quot;;[.B124];IF(MID([.B124];1;1)=&quot;&quot;;&quot; &quot;;CONCATENATE([.B124];CHAR(61);CHAR(34);INDIRECT(ADDRESS(ROW();[.$A$2]));CHAR(34))))" office:value-type="string" office:string-value="to=&quot;Mail receiver&quot;">
            <text:p>to="Mail receiver"</text:p>
          </table:table-cell>
          <table:table-cell office:value-type="string">
            <text:p>to</text:p>
          </table:table-cell>
          <table:table-cell office:value-type="string">
            <text:p>Mailempfänger</text:p>
          </table:table-cell>
          <table:table-cell office:value-type="string">
            <text:p>Mail receiver</text:p>
          </table:table-cell>
          <table:table-cell table:style-name="ce5" office:value-type="string">
            <text:p>Posta ricevitore</text:p>
          </table:table-cell>
          <table:table-cell table:style-name="ce5" office:value-type="string">
            <text:p>Correo receptor</text:p>
          </table:table-cell>
          <table:table-cell table:style-name="ce5" office:value-type="string">
            <text:p>Destinataire de courrier</text:p>
          </table:table-cell>
          <table:table-cell table:number-columns-repeated="1017"/>
        </table:table-row>
        <table:table-row table:style-name="ro2">
          <table:table-cell table:formula="of:=IF(MID([.B125];1;1)=&quot;;&quot;;[.B125];IF(MID([.B125];1;1)=&quot;&quot;;&quot; &quot;;CONCATENATE([.B125];CHAR(61);CHAR(34);INDIRECT(ADDRESS(ROW();[.$A$2]));CHAR(34))))" office:value-type="string" office:string-value="cc=&quot;CC mail receiver&quot;">
            <text:p>cc="CC mail receiver"</text:p>
          </table:table-cell>
          <table:table-cell office:value-type="string">
            <text:p>cc</text:p>
          </table:table-cell>
          <table:table-cell office:value-type="string">
            <text:p>CC-Mailempfänger</text:p>
          </table:table-cell>
          <table:table-cell office:value-type="string">
            <text:p>CC mail receiver</text:p>
          </table:table-cell>
          <table:table-cell table:style-name="ce5" office:value-type="string">
            <text:p>CC posta ricevitore</text:p>
          </table:table-cell>
          <table:table-cell table:style-name="ce5" office:value-type="string">
            <text:p>CC receptor de correo</text:p>
          </table:table-cell>
          <table:table-cell table:style-name="ce5" office:value-type="string">
            <text:p>Destinataire de courrier CC</text:p>
          </table:table-cell>
          <table:table-cell table:number-columns-repeated="1017"/>
        </table:table-row>
        <table:table-row table:style-name="ro2">
          <table:table-cell table:formula="of:=IF(MID([.B126];1;1)=&quot;;&quot;;[.B126];IF(MID([.B126];1;1)=&quot;&quot;;&quot; &quot;;CONCATENATE([.B126];CHAR(61);CHAR(34);INDIRECT(ADDRESS(ROW();[.$A$2]));CHAR(34))))" office:value-type="string" office:string-value="separate with comma=&quot;Multiple emails: separate with comma&quot;">
            <text:p>separate with comma="Multiple emails: separate with comma"</text:p>
          </table:table-cell>
          <table:table-cell office:value-type="string">
            <text:p>separate with comma</text:p>
          </table:table-cell>
          <table:table-cell office:value-type="string">
            <text:p>Mehrere Emails mit Komma trennen</text:p>
          </table:table-cell>
          <table:table-cell office:value-type="string">
            <text:p>Multiple emails: separate with comma</text:p>
          </table:table-cell>
          <table:table-cell table:style-name="ce5" office:value-type="string">
            <text:p>Più e-mail: separata con una virgola</text:p>
          </table:table-cell>
          <table:table-cell table:style-name="ce5" office:value-type="string">
            <text:p>Varios correos electrónicos separados con comas:</text:p>
          </table:table-cell>
          <table:table-cell table:style-name="ce5" office:value-type="string">
            <text:p>Plusieurs e-mails séparées par des virgules:</text:p>
          </table:table-cell>
          <table:table-cell table:number-columns-repeated="1017"/>
        </table:table-row>
        <table:table-row table:style-name="ro2">
          <table:table-cell table:formula="of:=IF(MID([.B127];1;1)=&quot;;&quot;;[.B127];IF(MID([.B127];1;1)=&quot;&quot;;&quot; &quot;;CONCATENATE([.B127];CHAR(61);CHAR(34);INDIRECT(ADDRESS(ROW();[.$A$2]));CHAR(34))))" office:value-type="string" office:string-value="bcc=&quot;BCC mail receiver&quot;">
            <text:p>bcc="BCC mail receiver"</text:p>
          </table:table-cell>
          <table:table-cell office:value-type="string">
            <text:p>bcc</text:p>
          </table:table-cell>
          <table:table-cell office:value-type="string">
            <text:p>BCC-Mailempfänger</text:p>
          </table:table-cell>
          <table:table-cell office:value-type="string">
            <text:p>BCC mail receiver</text:p>
          </table:table-cell>
          <table:table-cell table:style-name="ce5" office:value-type="string">
            <text:p>Posta destinatario BCC</text:p>
          </table:table-cell>
          <table:table-cell table:style-name="ce5" office:value-type="string">
            <text:p>Receptor de correo BCC</text:p>
          </table:table-cell>
          <table:table-cell table:style-name="ce5" office:value-type="string">
            <text:p>Destinataire de courrier BCC</text:p>
          </table:table-cell>
          <table:table-cell table:number-columns-repeated="1017"/>
        </table:table-row>
        <table:table-row table:style-name="ro2">
          <table:table-cell table:formula="of:=IF(MID([.B128];1;1)=&quot;;&quot;;[.B128];IF(MID([.B128];1;1)=&quot;&quot;;&quot; &quot;;CONCATENATE([.B128];CHAR(61);CHAR(34);INDIRECT(ADDRESS(ROW();[.$A$2]));CHAR(34))))" office:value-type="string" office:string-value="mailtype=&quot;Mail type&quot;">
            <text:p>mailtype="Mail type"</text:p>
          </table:table-cell>
          <table:table-cell office:value-type="string">
            <text:p>mailtype</text:p>
          </table:table-cell>
          <table:table-cell office:value-type="string">
            <text:p>Mailtyp</text:p>
          </table:table-cell>
          <table:table-cell office:value-type="string">
            <text:p>Mail type</text:p>
          </table:table-cell>
          <table:table-cell table:style-name="ce5" office:value-type="string">
            <text:p>Posta tipo</text:p>
          </table:table-cell>
          <table:table-cell table:style-name="ce5" office:value-type="string">
            <text:p>Escriba Correo</text:p>
          </table:table-cell>
          <table:table-cell table:style-name="ce5" office:value-type="string">
            <text:p>Type de courrier</text:p>
          </table:table-cell>
          <table:table-cell table:number-columns-repeated="1017"/>
        </table:table-row>
        <table:table-row table:style-name="ro2">
          <table:table-cell table:formula="of:=IF(MID([.B129];1;1)=&quot;;&quot;;[.B129];IF(MID([.B129];1;1)=&quot;&quot;;&quot; &quot;;CONCATENATE([.B129];CHAR(61);CHAR(34);INDIRECT(ADDRESS(ROW();[.$A$2]));CHAR(34))))" office:value-type="string" office:string-value="mailserver=&quot;Mail server (SMTP)&quot;">
            <text:p>mailserver="Mail server (SMTP)"</text:p>
          </table:table-cell>
          <table:table-cell office:value-type="string">
            <text:p>mailserver</text:p>
          </table:table-cell>
          <table:table-cell office:value-type="string">
            <text:p>Mailserver (SMTP)</text:p>
          </table:table-cell>
          <table:table-cell office:value-type="string">
            <text:p>Mail server (SMTP)</text:p>
          </table:table-cell>
          <table:table-cell table:style-name="ce5" office:value-type="string">
            <text:p>Server di posta (SMTP)</text:p>
          </table:table-cell>
          <table:table-cell table:style-name="ce5" office:value-type="string">
            <text:p>Servidor de correo (SMTP)</text:p>
          </table:table-cell>
          <table:table-cell table:style-name="ce5" office:value-type="string">
            <text:p>Serveur de messagerie (SMTP)</text:p>
          </table:table-cell>
          <table:table-cell table:number-columns-repeated="1017"/>
        </table:table-row>
        <table:table-row table:style-name="ro2">
          <table:table-cell table:formula="of:=IF(MID([.B130];1;1)=&quot;;&quot;;[.B130];IF(MID([.B130];1;1)=&quot;&quot;;&quot; &quot;;CONCATENATE([.B130];CHAR(61);CHAR(34);INDIRECT(ADDRESS(ROW();[.$A$2]));CHAR(34))))" office:value-type="string" office:string-value="smtpauth=&quot;SMTP Authentification&quot;">
            <text:p>smtpauth="SMTP Authentification"</text:p>
          </table:table-cell>
          <table:table-cell office:value-type="string">
            <text:p>smtpauth</text:p>
          </table:table-cell>
          <table:table-cell office:value-type="string">
            <text:p>SMTP-Authentifizierung</text:p>
          </table:table-cell>
          <table:table-cell office:value-type="string">
            <text:p>SMTP Authentification</text:p>
          </table:table-cell>
          <table:table-cell table:style-name="ce5" office:value-type="string">
            <text:p>Autenticazione SMTP</text:p>
          </table:table-cell>
          <table:table-cell table:style-name="ce5" office:value-type="string">
            <text:p>Autentificación SMTP</text:p>
          </table:table-cell>
          <table:table-cell table:style-name="ce5" office:value-type="string">
            <text:p>SMTP Authentification</text:p>
          </table:table-cell>
          <table:table-cell table:number-columns-repeated="1017"/>
        </table:table-row>
        <table:table-row table:style-name="ro2">
          <table:table-cell table:formula="of:=IF(MID([.B131];1;1)=&quot;;&quot;;[.B131];IF(MID([.B131];1;1)=&quot;&quot;;&quot; &quot;;CONCATENATE([.B131];CHAR(61);CHAR(34);INDIRECT(ADDRESS(ROW();[.$A$2]));CHAR(34))))" office:value-type="string" office:string-value="smtpuser=&quot;SMTP User&quot;">
            <text:p>smtpuser="SMTP User"</text:p>
          </table:table-cell>
          <table:table-cell office:value-type="string">
            <text:p>smtpuser</text:p>
          </table:table-cell>
          <table:table-cell office:value-type="string">
            <text:p>SMTP-User</text:p>
          </table:table-cell>
          <table:table-cell office:value-type="string">
            <text:p>SMTP User</text:p>
          </table:table-cell>
          <table:table-cell table:style-name="ce5" office:value-type="string">
            <text:p>SMTP User</text:p>
          </table:table-cell>
          <table:table-cell table:style-name="ce5" office:value-type="string">
            <text:p>SMTP del usuario</text:p>
          </table:table-cell>
          <table:table-cell table:style-name="ce5" office:value-type="string">
            <text:p>Utilisateur SMTP</text:p>
          </table:table-cell>
          <table:table-cell table:number-columns-repeated="1017"/>
        </table:table-row>
        <table:table-row table:style-name="ro2">
          <table:table-cell table:formula="of:=IF(MID([.B132];1;1)=&quot;;&quot;;[.B132];IF(MID([.B132];1;1)=&quot;&quot;;&quot; &quot;;CONCATENATE([.B132];CHAR(61);CHAR(34);INDIRECT(ADDRESS(ROW();[.$A$2]));CHAR(34))))" office:value-type="string" office:string-value="smtppassword=&quot;SMTP Password&quot;">
            <text:p>smtppassword="SMTP Password"</text:p>
          </table:table-cell>
          <table:table-cell office:value-type="string">
            <text:p>smtppassword</text:p>
          </table:table-cell>
          <table:table-cell office:value-type="string">
            <text:p>SMTP-Passwort</text:p>
          </table:table-cell>
          <table:table-cell office:value-type="string">
            <text:p>SMTP Password</text:p>
          </table:table-cell>
          <table:table-cell table:style-name="ce5" office:value-type="string">
            <text:p>SMTP password</text:p>
          </table:table-cell>
          <table:table-cell table:style-name="ce5" office:value-type="string">
            <text:p>Contraseña SMTP</text:p>
          </table:table-cell>
          <table:table-cell table:style-name="ce5" office:value-type="string">
            <text:p>Mot de passe SMTP</text:p>
          </table:table-cell>
          <table:table-cell table:number-columns-repeated="1017"/>
        </table:table-row>
        <table:table-row table:style-name="ro2">
          <table:table-cell table:formula="of:=IF(MID([.B133];1;1)=&quot;;&quot;;[.B133];IF(MID([.B133];1;1)=&quot;&quot;;&quot; &quot;;CONCATENATE([.B133];CHAR(61);CHAR(34);INDIRECT(ADDRESS(ROW();[.$A$2]));CHAR(34))))" office:value-type="string" office:string-value="nextbookingnumber=&quot;Next Booking number&quot;">
            <text:p>nextbookingnumber="Next Booking number"</text:p>
          </table:table-cell>
          <table:table-cell office:value-type="string">
            <text:p>nextbookingnumber</text:p>
          </table:table-cell>
          <table:table-cell office:value-type="string">
            <text:p>Nächste Buchungsnummer</text:p>
          </table:table-cell>
          <table:table-cell office:value-type="string">
            <text:p>Next Booking number</text:p>
          </table:table-cell>
          <table:table-cell table:style-name="ce5" office:value-type="string">
            <text:p>Numero prenotazione Avanti</text:p>
          </table:table-cell>
          <table:table-cell table:style-name="ce5" office:value-type="string">
            <text:p>Número de reserva Siguiente</text:p>
          </table:table-cell>
          <table:table-cell table:style-name="ce5" office:value-type="string">
            <text:p>Numéro de réservation Suivant</text:p>
          </table:table-cell>
          <table:table-cell table:number-columns-repeated="1017"/>
        </table:table-row>
        <table:table-row table:style-name="ro2">
          <table:table-cell table:formula="of:=IF(MID([.B134];1;1)=&quot;;&quot;;[.B134];IF(MID([.B134];1;1)=&quot;&quot;;&quot; &quot;;CONCATENATE([.B134];CHAR(61);CHAR(34);INDIRECT(ADDRESS(ROW();[.$A$2]));CHAR(34))))" office:value-type="string" office:string-value="clang=&quot;Language&quot;">
            <text:p>clang="Language"</text:p>
          </table:table-cell>
          <table:table-cell office:value-type="string">
            <text:p>clang</text:p>
          </table:table-cell>
          <table:table-cell office:value-type="string">
            <text:p>Sprache</text:p>
          </table:table-cell>
          <table:table-cell office:value-type="string">
            <text:p>Language</text:p>
          </table:table-cell>
          <table:table-cell table:style-name="ce5" office:value-type="string">
            <text:p>Lingua</text:p>
          </table:table-cell>
          <table:table-cell table:style-name="ce5" office:value-type="string">
            <text:p>Idioma</text:p>
          </table:table-cell>
          <table:table-cell table:style-name="ce5" office:value-type="string">
            <text:p>Langue</text:p>
          </table:table-cell>
          <table:table-cell table:number-columns-repeated="1017"/>
        </table:table-row>
        <table:table-row table:style-name="ro3">
          <table:table-cell table:formula="of:=IF(MID([.B135];1;1)=&quot;;&quot;;[.B135];IF(MID([.B135];1;1)=&quot;&quot;;&quot; &quot;;CONCATENATE([.B135];CHAR(61);CHAR(34);INDIRECT(ADDRESS(ROW();[.$A$2]));CHAR(34))))" office:value-type="string" office:string-value="licenseinfo=&quot;License Information&quot;">
            <text:p>licenseinfo="License Information"</text:p>
          </table:table-cell>
          <table:table-cell table:style-name="ce2" office:value-type="string">
            <text:p>licenseinfo</text:p>
          </table:table-cell>
          <table:table-cell office:value-type="string">
            <text:p>Lizenzinformationen</text:p>
          </table:table-cell>
          <table:table-cell office:value-type="string">
            <text:p>License Information</text:p>
          </table:table-cell>
          <table:table-cell table:style-name="ce5" office:value-type="string">
            <text:p>Informazioni sulla licenza</text:p>
          </table:table-cell>
          <table:table-cell table:style-name="ce5" office:value-type="string">
            <text:p>Información de licencia</text:p>
          </table:table-cell>
          <table:table-cell table:style-name="ce5" office:value-type="string">
            <text:p>Informations sur la licence</text:p>
          </table:table-cell>
          <table:table-cell table:number-columns-repeated="1017"/>
        </table:table-row>
        <table:table-row table:style-name="ro3">
          <table:table-cell table:formula="of:=IF(MID([.B136];1;1)=&quot;;&quot;;[.B136];IF(MID([.B136];1;1)=&quot;&quot;;&quot; &quot;;CONCATENATE([.B136];CHAR(61);CHAR(34);INDIRECT(ADDRESS(ROW();[.$A$2]));CHAR(34))))" office:value-type="string" office:string-value="nextordernumber=&quot;Next order number&quot;">
            <text:p>nextordernumber="Next order number"</text:p>
          </table:table-cell>
          <table:table-cell table:style-name="ce2" office:value-type="string">
            <text:p>nextordernumber</text:p>
          </table:table-cell>
          <table:table-cell office:value-type="string">
            <text:p>Nächste Bestellnummer</text:p>
          </table:table-cell>
          <table:table-cell office:value-type="string">
            <text:p>Next order number</text:p>
          </table:table-cell>
          <table:table-cell table:style-name="ce5" office:value-type="string">
            <text:p>Numero d'ordine successivo</text:p>
          </table:table-cell>
          <table:table-cell table:style-name="ce5" office:value-type="string">
            <text:p>Número de orden siguiente</text:p>
          </table:table-cell>
          <table:table-cell table:style-name="ce5" office:value-type="string">
            <text:p>Numéro de commande suivante</text:p>
          </table:table-cell>
          <table:table-cell table:number-columns-repeated="1017"/>
        </table:table-row>
        <table:table-row table:style-name="ro3">
          <table:table-cell table:formula="of:=IF(MID([.B137];1;1)=&quot;;&quot;;[.B137];IF(MID([.B137];1;1)=&quot;&quot;;&quot; &quot;;CONCATENATE([.B137];CHAR(61);CHAR(34);INDIRECT(ADDRESS(ROW();[.$A$2]));CHAR(34))))" office:value-type="string" office:string-value="designinfo general=&quot;General Display Settings&quot;">
            <text:p>designinfo general="General Display Settings"</text:p>
          </table:table-cell>
          <table:table-cell table:style-name="ce2" office:value-type="string">
            <text:p>designinfo general</text:p>
          </table:table-cell>
          <table:table-cell office:value-type="string">
            <text:p>Generelle Darstellungsoptionen</text:p>
          </table:table-cell>
          <table:table-cell office:value-type="string">
            <text:p>General Display Settings</text:p>
          </table:table-cell>
          <table:table-cell table:style-name="ce5" office:value-type="string">
            <text:p>Impostazioni di visualizzazione generali</text:p>
          </table:table-cell>
          <table:table-cell table:style-name="ce5" office:value-type="string">
            <text:p>Configuración general Pantalla</text:p>
          </table:table-cell>
          <table:table-cell table:style-name="ce5" office:value-type="string">
            <text:p>Paramètres d'affichage générales</text:p>
          </table:table-cell>
          <table:table-cell table:number-columns-repeated="1017"/>
        </table:table-row>
        <table:table-row table:style-name="ro3">
          <table:table-cell table:formula="of:=IF(MID([.B138];1;1)=&quot;;&quot;;[.B138];IF(MID([.B138];1;1)=&quot;&quot;;&quot; &quot;;CONCATENATE([.B138];CHAR(61);CHAR(34);INDIRECT(ADDRESS(ROW();[.$A$2]));CHAR(34))))" office:value-type="string" office:string-value="designinfo categories=&quot;Display Params for Category View&quot;">
            <text:p>designinfo categories="Display Params for Category View"</text:p>
          </table:table-cell>
          <table:table-cell table:style-name="ce2" office:value-type="string">
            <text:p>designinfo categories</text:p>
          </table:table-cell>
          <table:table-cell office:value-type="string">
            <text:p>Darstellungsoptionen Kategorieansicht</text:p>
          </table:table-cell>
          <table:table-cell office:value-type="string">
            <text:p>Display Params for Category View</text:p>
          </table:table-cell>
          <table:table-cell table:style-name="ce5" office:value-type="string">
            <text:p>Visualizzare Parametri per la visualizzazione per categorie</text:p>
          </table:table-cell>
          <table:table-cell table:style-name="ce5" office:value-type="string">
            <text:p>Visualizar Parámetros de Vista por categorías</text:p>
          </table:table-cell>
          <table:table-cell table:style-name="ce5" office:value-type="string">
            <text:p>Afficher Params pour l'affichage des catégories</text:p>
          </table:table-cell>
          <table:table-cell table:number-columns-repeated="1017"/>
        </table:table-row>
        <table:table-row table:style-name="ro3">
          <table:table-cell table:formula="of:=IF(MID([.B139];1;1)=&quot;;&quot;;[.B139];IF(MID([.B139];1;1)=&quot;&quot;;&quot; &quot;;CONCATENATE([.B139];CHAR(61);CHAR(34);INDIRECT(ADDRESS(ROW();[.$A$2]));CHAR(34))))" office:value-type="string" office:string-value="thumbsperpage=&quot;Thumbs per page&quot;">
            <text:p>thumbsperpage="Thumbs per page"</text:p>
          </table:table-cell>
          <table:table-cell table:style-name="ce2" office:value-type="string">
            <text:p>thumbsperpage</text:p>
          </table:table-cell>
          <table:table-cell office:value-type="string">
            <text:p>Anzahl Vorschaubilder pro Seite</text:p>
          </table:table-cell>
          <table:table-cell office:value-type="string">
            <text:p>Thumbs per page</text:p>
          </table:table-cell>
          <table:table-cell table:style-name="ce5" office:value-type="string">
            <text:p>Pollice per pagina</text:p>
          </table:table-cell>
          <table:table-cell table:style-name="ce5" office:value-type="string">
            <text:p>Thumbs por página</text:p>
          </table:table-cell>
          <table:table-cell table:style-name="ce5" office:value-type="string">
            <text:p>Pouces par page</text:p>
          </table:table-cell>
          <table:table-cell table:number-columns-repeated="1017"/>
        </table:table-row>
        <table:table-row table:style-name="ro3">
          <table:table-cell table:formula="of:=IF(MID([.B140];1;1)=&quot;;&quot;;[.B140];IF(MID([.B140];1;1)=&quot;&quot;;&quot; &quot;;CONCATENATE([.B140];CHAR(61);CHAR(34);INDIRECT(ADDRESS(ROW();[.$A$2]));CHAR(34))))" office:value-type="string" office:string-value="thumbsperpage description=&quot;COLSxROWS or COLSxROWSxDISTANCE&quot;">
            <text:p>thumbsperpage description="COLSxROWS or COLSxROWSxDISTANCE"</text:p>
          </table:table-cell>
          <table:table-cell table:style-name="ce2" office:value-type="string">
            <text:p>thumbsperpage description</text:p>
          </table:table-cell>
          <table:table-cell office:value-type="string">
            <text:p>SPALTENxZEILEN oder SPALTENxZEILENxABSTAND</text:p>
          </table:table-cell>
          <table:table-cell office:value-type="string">
            <text:p>COLSxROWS or COLSxROWSxDISTANCE</text:p>
          </table:table-cell>
          <table:table-cell table:style-name="ce5" office:value-type="string">
            <text:p>COLSxROWS o COLSxROWSxDISTANCE</text:p>
          </table:table-cell>
          <table:table-cell table:style-name="ce5" office:value-type="string">
            <text:p>COLSxROWS o COLSxROWSxDISTANCE</text:p>
          </table:table-cell>
          <table:table-cell table:style-name="ce5" office:value-type="string">
            <text:p>COLSxROWS ou COLSxROWSxDISTANCE</text:p>
          </table:table-cell>
          <table:table-cell table:number-columns-repeated="1017"/>
        </table:table-row>
        <table:table-row table:style-name="ro3">
          <table:table-cell table:formula="of:=IF(MID([.B141];1;1)=&quot;;&quot;;[.B141];IF(MID([.B141];1;1)=&quot;&quot;;&quot; &quot;;CONCATENATE([.B141];CHAR(61);CHAR(34);INDIRECT(ADDRESS(ROW();[.$A$2]));CHAR(34))))" office:value-type="string" office:string-value="thumbsperpageexternal=&quot;Thumbs per page in widget/module&quot;">
            <text:p>thumbsperpageexternal="Thumbs per page in widget/module"</text:p>
          </table:table-cell>
          <table:table-cell table:style-name="ce2" office:value-type="string">
            <text:p>thumbsperpageexternal</text:p>
          </table:table-cell>
          <table:table-cell office:value-type="string">
            <text:p>Anzahl Vorschaubilder in Widget/Modul</text:p>
          </table:table-cell>
          <table:table-cell office:value-type="string">
            <text:p>Thumbs per page in widget/module</text:p>
          </table:table-cell>
          <table:table-cell table:style-name="ce5" office:value-type="string">
            <text:p>Pollici per pagina nel widget / modulo</text:p>
          </table:table-cell>
          <table:table-cell table:style-name="ce5" office:value-type="string">
            <text:p>Thumbs por página en widget / módulo</text:p>
          </table:table-cell>
          <table:table-cell table:style-name="ce5" office:value-type="string">
            <text:p>Pouces par page dans widget / module de</text:p>
          </table:table-cell>
          <table:table-cell table:number-columns-repeated="1017"/>
        </table:table-row>
        <table:table-row table:style-name="ro4">
          <table:table-cell table:formula="of:=IF(MID([.B142];1;1)=&quot;;&quot;;[.B142];IF(MID([.B142];1;1)=&quot;&quot;;&quot; &quot;;CONCATENATE([.B142];CHAR(61);CHAR(34);INDIRECT(ADDRESS(ROW();[.$A$2]));CHAR(34))))" office:value-type="string" office:string-value="thumbsperpageexternal description=&quot;COLSxROWS or COLSxROWSxDISTANCE&quot;">
            <text:p>thumbsperpageexternal description="COLSxROWS or COLSxROWSxDISTANCE"</text:p>
          </table:table-cell>
          <table:table-cell table:style-name="ce2" office:value-type="string">
            <text:p>thumbsperpageexternal description</text:p>
          </table:table-cell>
          <table:table-cell office:value-type="string">
            <text:p>SPALTENxZEILEN oder SPALTENxZEILENxABSTAND</text:p>
          </table:table-cell>
          <table:table-cell office:value-type="string">
            <text:p>COLSxROWS or COLSxROWSxDISTANCE</text:p>
          </table:table-cell>
          <table:table-cell table:style-name="ce5" office:value-type="string">
            <text:p>COLSxROWS o COLSxROWSxDISTANCE</text:p>
          </table:table-cell>
          <table:table-cell table:style-name="ce5" office:value-type="string">
            <text:p>COLSxROWS o COLSxROWSxDISTANCE</text:p>
          </table:table-cell>
          <table:table-cell table:style-name="ce5" office:value-type="string">
            <text:p>COLSxROWS ou COLSxROWSxDISTANCE</text:p>
          </table:table-cell>
          <table:table-cell table:number-columns-repeated="1017"/>
        </table:table-row>
        <table:table-row table:style-name="ro3">
          <table:table-cell table:formula="of:=IF(MID([.B143];1;1)=&quot;;&quot;;[.B143];IF(MID([.B143];1;1)=&quot;&quot;;&quot; &quot;;CONCATENATE([.B143];CHAR(61);CHAR(34);INDIRECT(ADDRESS(ROW();[.$A$2]));CHAR(34))))" office:value-type="string" office:string-value="marknewtime=&quot;Mark new images while x days&quot;">
            <text:p>marknewtime="Mark new images while x days"</text:p>
          </table:table-cell>
          <table:table-cell table:style-name="ce2" office:value-type="string">
            <text:p>marknewtime</text:p>
          </table:table-cell>
          <table:table-cell office:value-type="string">
            <text:p>Neue Bilder markieren bis nach x Tagen</text:p>
          </table:table-cell>
          <table:table-cell office:value-type="string">
            <text:p>Mark new images while x days</text:p>
          </table:table-cell>
          <table:table-cell table:style-name="ce5" office:value-type="string">
            <text:p>Segna nuove immagini mentre x giorni</text:p>
          </table:table-cell>
          <table:table-cell table:style-name="ce5" office:value-type="string">
            <text:p>Marque nuevas imágenes mientras x días</text:p>
          </table:table-cell>
          <table:table-cell table:style-name="ce5" office:value-type="string">
            <text:p>Marquer nouvelles images en x jours</text:p>
          </table:table-cell>
          <table:table-cell table:number-columns-repeated="1017"/>
        </table:table-row>
        <table:table-row table:style-name="ro3">
          <table:table-cell table:formula="of:=IF(MID([.B144];1;1)=&quot;;&quot;;[.B144];IF(MID([.B144];1;1)=&quot;&quot;;&quot; &quot;;CONCATENATE([.B144];CHAR(61);CHAR(34);INDIRECT(ADDRESS(ROW();[.$A$2]));CHAR(34))))" office:value-type="string" office:string-value="importinfo=&quot;Import information&quot;">
            <text:p>importinfo="Import information"</text:p>
          </table:table-cell>
          <table:table-cell table:style-name="ce2" office:value-type="string">
            <text:p>importinfo</text:p>
          </table:table-cell>
          <table:table-cell office:value-type="string">
            <text:p>Importinformationen</text:p>
          </table:table-cell>
          <table:table-cell office:value-type="string">
            <text:p>Import information</text:p>
          </table:table-cell>
          <table:table-cell table:style-name="ce5" office:value-type="string">
            <text:p>Importa informazioni</text:p>
          </table:table-cell>
          <table:table-cell table:style-name="ce5" office:value-type="string">
            <text:p>Importar información</text:p>
          </table:table-cell>
          <table:table-cell table:style-name="ce5" office:value-type="string">
            <text:p>Importer des informations</text:p>
          </table:table-cell>
          <table:table-cell table:number-columns-repeated="1017"/>
        </table:table-row>
        <table:table-row table:style-name="ro3">
          <table:table-cell table:formula="of:=IF(MID([.B145];1;1)=&quot;;&quot;;[.B145];IF(MID([.B145];1;1)=&quot;&quot;;&quot; &quot;;CONCATENATE([.B145];CHAR(61);CHAR(34);INDIRECT(ADDRESS(ROW();[.$A$2]));CHAR(34))))" office:value-type="string" office:string-value="image title=&quot;image title&quot;">
            <text:p>image title="image title"</text:p>
          </table:table-cell>
          <table:table-cell table:style-name="ce2" office:value-type="string">
            <text:p>image title</text:p>
          </table:table-cell>
          <table:table-cell office:value-type="string">
            <text:p>Bild-Titel</text:p>
          </table:table-cell>
          <table:table-cell office:value-type="string">
            <text:p>image title</text:p>
          </table:table-cell>
          <table:table-cell table:style-name="ce5" office:value-type="string">
            <text:p>immagine titolo</text:p>
          </table:table-cell>
          <table:table-cell table:style-name="ce5" office:value-type="string">
            <text:p>Título de la imagen</text:p>
          </table:table-cell>
          <table:table-cell table:style-name="ce5" office:value-type="string">
            <text:p>titre de l'image</text:p>
          </table:table-cell>
          <table:table-cell table:number-columns-repeated="1017"/>
        </table:table-row>
        <table:table-row table:style-name="ro3">
          <table:table-cell table:formula="of:=IF(MID([.B146];1;1)=&quot;;&quot;;[.B146];IF(MID([.B146];1;1)=&quot;&quot;;&quot; &quot;;CONCATENATE([.B146];CHAR(61);CHAR(34);INDIRECT(ADDRESS(ROW();[.$A$2]));CHAR(34))))" office:value-type="string" office:string-value="image name=&quot;image name&quot;">
            <text:p>image name="image name"</text:p>
          </table:table-cell>
          <table:table-cell table:style-name="ce2" office:value-type="string">
            <text:p>image name</text:p>
          </table:table-cell>
          <table:table-cell office:value-type="string">
            <text:p>Bild-Name</text:p>
          </table:table-cell>
          <table:table-cell office:value-type="string">
            <text:p>image name</text:p>
          </table:table-cell>
          <table:table-cell table:style-name="ce5" office:value-type="string">
            <text:p>nome dell'immagine</text:p>
          </table:table-cell>
          <table:table-cell table:style-name="ce5" office:value-type="string">
            <text:p>imagen con el nombre</text:p>
          </table:table-cell>
          <table:table-cell table:style-name="ce5" office:value-type="string">
            <text:p>nom de l'image</text:p>
          </table:table-cell>
          <table:table-cell table:number-columns-repeated="1017"/>
        </table:table-row>
        <table:table-row table:style-name="ro3">
          <table:table-cell table:formula="of:=IF(MID([.B147];1;1)=&quot;;&quot;;[.B147];IF(MID([.B147];1;1)=&quot;&quot;;&quot; &quot;;CONCATENATE([.B147];CHAR(61);CHAR(34);INDIRECT(ADDRESS(ROW();[.$A$2]));CHAR(34))))" office:value-type="string" office:string-value="image description=&quot;image description&quot;">
            <text:p>image description="image description"</text:p>
          </table:table-cell>
          <table:table-cell table:style-name="ce2" office:value-type="string">
            <text:p>image description</text:p>
          </table:table-cell>
          <table:table-cell office:value-type="string">
            <text:p>Bild-Beschreibung</text:p>
          </table:table-cell>
          <table:table-cell office:value-type="string">
            <text:p>image description</text:p>
          </table:table-cell>
          <table:table-cell table:style-name="ce5" office:value-type="string">
            <text:p>image description</text:p>
          </table:table-cell>
          <table:table-cell table:style-name="ce5" office:value-type="string">
            <text:p>descripción de la imagen</text:p>
          </table:table-cell>
          <table:table-cell table:style-name="ce5" office:value-type="string">
            <text:p>description de l'image</text:p>
          </table:table-cell>
          <table:table-cell table:number-columns-repeated="1017"/>
        </table:table-row>
        <table:table-row table:style-name="ro3">
          <table:table-cell table:formula="of:=IF(MID([.B148];1;1)=&quot;;&quot;;[.B148];IF(MID([.B148];1;1)=&quot;&quot;;&quot; &quot;;CONCATENATE([.B148];CHAR(61);CHAR(34);INDIRECT(ADDRESS(ROW();[.$A$2]));CHAR(34))))" office:value-type="string" office:string-value="folderinfo=&quot;Folder Names (Modify for increased security)&quot;">
            <text:p>folderinfo="Folder Names (Modify for increased security)"</text:p>
          </table:table-cell>
          <table:table-cell table:style-name="ce2" office:value-type="string">
            <text:p>folderinfo</text:p>
          </table:table-cell>
          <table:table-cell office:value-type="string">
            <text:p>Ordnernamen (Ändern für erhöhte Sicherheit)</text:p>
          </table:table-cell>
          <table:table-cell office:value-type="string">
            <text:p>Folder Names (Modify for increased security)</text:p>
          </table:table-cell>
          <table:table-cell table:style-name="ce5" office:value-type="string">
            <text:p>Modifica dei nomi delle cartelle (per una maggiore sicurezza)</text:p>
          </table:table-cell>
          <table:table-cell table:style-name="ce5" office:value-type="string">
            <text:p>Los nombres de carpeta (modificar para mayor seguridad)</text:p>
          </table:table-cell>
          <table:table-cell table:style-name="ce5" office:value-type="string">
            <text:p>Modifier les noms de dossiers (pour plus de sécurité)</text:p>
          </table:table-cell>
          <table:table-cell table:number-columns-repeated="1017"/>
        </table:table-row>
        <table:table-row table:style-name="ro3">
          <table:table-cell table:formula="of:=IF(MID([.B149];1;1)=&quot;;&quot;;[.B149];IF(MID([.B149];1;1)=&quot;&quot;;&quot; &quot;;CONCATENATE([.B149];CHAR(61);CHAR(34);INDIRECT(ADDRESS(ROW();[.$A$2]));CHAR(34))))" office:value-type="string" office:string-value="imagefolder=&quot;image folder&quot;">
            <text:p>imagefolder="image folder"</text:p>
          </table:table-cell>
          <table:table-cell table:style-name="ce2" office:value-type="string">
            <text:p>imagefolder</text:p>
          </table:table-cell>
          <table:table-cell office:value-type="string">
            <text:p>Bilder-Verzeichnis</text:p>
          </table:table-cell>
          <table:table-cell office:value-type="string">
            <text:p>image folder</text:p>
          </table:table-cell>
          <table:table-cell table:style-name="ce5" office:value-type="string">
            <text:p>immagine cartella</text:p>
          </table:table-cell>
          <table:table-cell table:style-name="ce5" office:value-type="string">
            <text:p>imagen de carpeta</text:p>
          </table:table-cell>
          <table:table-cell table:style-name="ce5" office:value-type="string">
            <text:p>dossier d'images</text:p>
          </table:table-cell>
          <table:table-cell table:number-columns-repeated="1017"/>
        </table:table-row>
        <table:table-row table:style-name="ro3">
          <table:table-cell table:formula="of:=IF(MID([.B150];1;1)=&quot;;&quot;;[.B150];IF(MID([.B150];1;1)=&quot;&quot;;&quot; &quot;;CONCATENATE([.B150];CHAR(61);CHAR(34);INDIRECT(ADDRESS(ROW();[.$A$2]));CHAR(34))))" office:value-type="string" office:string-value="originalfolder=&quot;original image folder&quot;">
            <text:p>originalfolder="original image folder"</text:p>
          </table:table-cell>
          <table:table-cell table:style-name="ce2" office:value-type="string">
            <text:p>originalfolder</text:p>
          </table:table-cell>
          <table:table-cell office:value-type="string">
            <text:p>Verzeichnis mit Originalbildern</text:p>
          </table:table-cell>
          <table:table-cell office:value-type="string">
            <text:p>original image folder</text:p>
          </table:table-cell>
          <table:table-cell table:style-name="ce5" office:value-type="string">
            <text:p>immagine cartella originale</text:p>
          </table:table-cell>
          <table:table-cell table:style-name="ce5" office:value-type="string">
            <text:p>carpeta de imágenes originales</text:p>
          </table:table-cell>
          <table:table-cell table:style-name="ce5" office:value-type="string">
            <text:p>dossier de l'image originale</text:p>
          </table:table-cell>
          <table:table-cell table:number-columns-repeated="1017"/>
        </table:table-row>
        <table:table-row table:style-name="ro3">
          <table:table-cell table:formula="of:=IF(MID([.B151];1;1)=&quot;;&quot;;[.B151];IF(MID([.B151];1;1)=&quot;&quot;;&quot; &quot;;CONCATENATE([.B151];CHAR(61);CHAR(34);INDIRECT(ADDRESS(ROW();[.$A$2]));CHAR(34))))" office:value-type="string" office:string-value="iptc field imported as image title=&quot;IPTC field used for image title, depending on your image processing program. Normally the field 2#105 (headline) or 2#005 (graphic name) are used.&quot;">
            <text:p>iptc field imported as image title="IPTC field used for image title, depending on your image processing program. Normally the field 2#105 (headline) or 2#005 (graphic name) are used."</text:p>
          </table:table-cell>
          <table:table-cell table:style-name="ce2" office:value-type="string">
            <text:p>iptc field imported as image title</text:p>
          </table:table-cell>
          <table:table-cell office:value-type="string">
            <text:p>IPTC-Feld für Bild-Titel, abhängig vom Bildbearbeitungsprogramm. Normalerweise werden 2#105 (headline) oder 2#005 (graphic name) verwendet. </text:p>
          </table:table-cell>
          <table:table-cell office:value-type="string">
            <text:p>IPTC field used for image title, depending on your image processing program. Normally the field 2#105 (headline) or 2#005 (graphic name) are used.</text:p>
          </table:table-cell>
          <table:table-cell table:style-name="ce5" office:value-type="string">
            <text:p>Campo IPTC utilizzato per il titolo dell'immagine, a seconda del programma di elaborazione delle immagini. Normalmente il campo 2 # 105 (titolo) o 2 # 005 (nome del grafico) sono utilizzati.</text:p>
          </table:table-cell>
          <table:table-cell table:style-name="ce5" office:value-type="string">
            <text:p>Campo IPTC utilizado por el título de la imagen, según el programa de procesamiento de imágenes. Normalmente, el campo 2 # 105 (titular) o 2 # 005 (nombre gráfico) se utilizan.</text:p>
          </table:table-cell>
          <table:table-cell table:style-name="ce5" office:value-type="string">
            <text:p>Champ IPTC utilisé pour titre de l'image, en fonction de votre programme de traitement d'image. Normalement, le champ 2 N ° 105 (titre) ou 2 # 005 (nom de graphique) sont utilisés.</text:p>
          </table:table-cell>
          <table:table-cell table:number-columns-repeated="1017"/>
        </table:table-row>
        <table:table-row table:style-name="ro3">
          <table:table-cell table:formula="of:=IF(MID([.B152];1;1)=&quot;;&quot;;[.B152];IF(MID([.B152];1;1)=&quot;&quot;;&quot; &quot;;CONCATENATE([.B152];CHAR(61);CHAR(34);INDIRECT(ADDRESS(ROW();[.$A$2]));CHAR(34))))" office:value-type="string" office:string-value="iptc field imported as image name=&quot;IPTC field used for image name&quot;">
            <text:p>iptc field imported as image name="IPTC field used for image name"</text:p>
          </table:table-cell>
          <table:table-cell table:style-name="ce2" office:value-type="string">
            <text:p>iptc field imported as image name</text:p>
          </table:table-cell>
          <table:table-cell office:value-type="string">
            <text:p>IPTC-Feld für Bild-Namen verwenden</text:p>
          </table:table-cell>
          <table:table-cell office:value-type="string">
            <text:p>IPTC field used for image name</text:p>
          </table:table-cell>
          <table:table-cell table:style-name="ce5" office:value-type="string">
            <text:p>Campo IPTC utilizzato per il nome dell'immagine</text:p>
          </table:table-cell>
          <table:table-cell table:style-name="ce5" office:value-type="string">
            <text:p>Campo IPTC utilizado para el nombre de la imagen</text:p>
          </table:table-cell>
          <table:table-cell table:style-name="ce5" office:value-type="string">
            <text:p>Champ IPTC utilisé pour le nom de l'image</text:p>
          </table:table-cell>
          <table:table-cell table:number-columns-repeated="1017"/>
        </table:table-row>
        <table:table-row table:style-name="ro4">
          <table:table-cell table:formula="of:=IF(MID([.B153];1;1)=&quot;;&quot;;[.B153];IF(MID([.B153];1;1)=&quot;&quot;;&quot; &quot;;CONCATENATE([.B153];CHAR(61);CHAR(34);INDIRECT(ADDRESS(ROW();[.$A$2]));CHAR(34))))" office:value-type="string" office:string-value="iptc field imported as image description=&quot;IPTC filed used for image description depending on your image processing software. Normally the field 2#120 (caption) is used.&quot;">
            <text:p>iptc field imported as image description="IPTC filed used for image description depending on your image processing software. Normally the field 2#120 (caption) is used."</text:p>
          </table:table-cell>
          <table:table-cell table:style-name="ce2" office:value-type="string">
            <text:p>iptc field imported as image description</text:p>
          </table:table-cell>
          <table:table-cell office:value-type="string">
            <text:p>IPTC-Feld für Bild-Beschreibung, abhängig vom Bildbearbeitungsprogramm. Normalerweise wird das Feld 2#120 (caption) verwendet.</text:p>
          </table:table-cell>
          <table:table-cell office:value-type="string">
            <text:p>IPTC filed used for image description depending on your image processing software. Normally the field 2#120 (caption) is used.</text:p>
          </table:table-cell>
          <table:table-cell table:style-name="ce5" office:value-type="string">
            <text:p>IPTC archiviato utilizzato per la descrizione dell'immagine a seconda del software di elaborazione delle immagini. Normalmente il campo 2 # 120 (voce) viene utilizzato.</text:p>
          </table:table-cell>
          <table:table-cell table:style-name="ce5" office:value-type="string">
            <text:p>IPTC presentada utilizado para la descripción de la imagen en función de su software de procesamiento de imágenes. Normalmente, el campo 2 # 120 (título) se usa.</text:p>
          </table:table-cell>
          <table:table-cell table:style-name="ce5" office:value-type="string">
            <text:p>IPTC déposée utilisée pour la description image en fonction de votre logiciel de traitement d'image. Normalement, le champ 2 N ° 120 (légende) est utilisé.</text:p>
          </table:table-cell>
          <table:table-cell table:number-columns-repeated="1017"/>
        </table:table-row>
        <table:table-row table:style-name="ro3">
          <table:table-cell table:formula="of:=IF(MID([.B154];1;1)=&quot;;&quot;;[.B154];IF(MID([.B154];1;1)=&quot;&quot;;&quot; &quot;;CONCATENATE([.B154];CHAR(61);CHAR(34);INDIRECT(ADDRESS(ROW();[.$A$2]));CHAR(34))))" office:value-type="string" office:string-value="maxpixelcount=&quot;max. pixel in image&quot;">
            <text:p>maxpixelcount="max. pixel in image"</text:p>
          </table:table-cell>
          <table:table-cell table:style-name="ce2" office:value-type="string">
            <text:p>maxpixelcount</text:p>
          </table:table-cell>
          <table:table-cell office:value-type="string">
            <text:p>Max. Pixel pro Bild</text:p>
          </table:table-cell>
          <table:table-cell office:value-type="string">
            <text:p>max. pixel in image</text:p>
          </table:table-cell>
          <table:table-cell table:style-name="ce5" office:value-type="string">
            <text:p>max. pixel in un'immagine</text:p>
          </table:table-cell>
          <table:table-cell table:style-name="ce5" office:value-type="string">
            <text:p>max. pixel en la imagen</text:p>
          </table:table-cell>
          <table:table-cell table:style-name="ce5" office:value-type="string">
            <text:p>max. pixel dans l'image</text:p>
          </table:table-cell>
          <table:table-cell table:number-columns-repeated="1017"/>
        </table:table-row>
        <table:table-row table:style-name="ro3">
          <table:table-cell table:formula="of:=IF(MID([.B155];1;1)=&quot;;&quot;;[.B155];IF(MID([.B155];1;1)=&quot;&quot;;&quot; &quot;;CONCATENATE([.B155];CHAR(61);CHAR(34);INDIRECT(ADDRESS(ROW();[.$A$2]));CHAR(34))))" office:value-type="string" office:string-value="maxpixelcount info=&quot;max image size that the server can work with&quot;">
            <text:p>maxpixelcount info="max image size that the server can work with"</text:p>
          </table:table-cell>
          <table:table-cell table:style-name="ce2" office:value-type="string">
            <text:p>maxpixelcount info</text:p>
          </table:table-cell>
          <table:table-cell office:value-type="string">
            <text:p>Verarbeitbare Bildgrösse, abhängig vom Server</text:p>
          </table:table-cell>
          <table:table-cell office:value-type="string">
            <text:p>max image size that the server can work with</text:p>
          </table:table-cell>
          <table:table-cell table:style-name="ce5" office:value-type="string">
            <text:p>massima dimensione dell'immagine che il server può lavorare con</text:p>
          </table:table-cell>
          <table:table-cell table:style-name="ce5" office:value-type="string">
            <text:p>max tamaño de la imagen que el servidor puede trabajar con</text:p>
          </table:table-cell>
          <table:table-cell table:style-name="ce5" office:value-type="string">
            <text:p>taille de l'image max que le serveur peut fonctionner avec</text:p>
          </table:table-cell>
          <table:table-cell table:number-columns-repeated="1017"/>
        </table:table-row>
        <table:table-row table:style-name="ro3">
          <table:table-cell table:formula="of:=IF(MID([.B156];1;1)=&quot;;&quot;;[.B156];IF(MID([.B156];1;1)=&quot;&quot;;&quot; &quot;;CONCATENATE([.B156];CHAR(61);CHAR(34);INDIRECT(ADDRESS(ROW();[.$A$2]));CHAR(34))))" office:value-type="string" office:string-value="minpixelside=&quot;min. side length on one side&quot;">
            <text:p>minpixelside="min. side length on one side"</text:p>
          </table:table-cell>
          <table:table-cell table:style-name="ce2" office:value-type="string">
            <text:p>minpixelside</text:p>
          </table:table-cell>
          <table:table-cell office:value-type="string">
            <text:p>Min. Pixel auf einer Seite</text:p>
          </table:table-cell>
          <table:table-cell office:value-type="string">
            <text:p>min. side length on one side</text:p>
          </table:table-cell>
          <table:table-cell table:style-name="ce5" office:value-type="string">
            <text:p>min. lunghezza laterale su un lato</text:p>
          </table:table-cell>
          <table:table-cell table:style-name="ce5" office:value-type="string">
            <text:p>min. longitud lateral en un lado</text:p>
          </table:table-cell>
          <table:table-cell table:style-name="ce5" office:value-type="string">
            <text:p>min. longueur d'un côté sur un côté</text:p>
          </table:table-cell>
          <table:table-cell table:number-columns-repeated="1017"/>
        </table:table-row>
        <table:table-row table:style-name="ro2">
          <table:table-cell table:style-name="ce1" table:formula="of:=IF(MID([.B157];1;1)=&quot;;&quot;;[.B157];IF(MID([.B157];1;1)=&quot;&quot;;&quot; &quot;;CONCATENATE([.B157];CHAR(61);CHAR(34);INDIRECT(ADDRESS(ROW();[.$A$2]));CHAR(34))))" office:value-type="string" office:string-value="minpixelside info=&quot;The side of the image must be at least as many pixels&quot;">
            <text:p>minpixelside info="The side of the image must be at least as many pixels"</text:p>
          </table:table-cell>
          <table:table-cell table:style-name="ce3" office:value-type="string">
            <text:p>minpixelside info</text:p>
          </table:table-cell>
          <table:table-cell table:style-name="ce1" office:value-type="string">
            <text:p>Die Seite des Bildes muss mindestens so viele Pixel aufweisen</text:p>
          </table:table-cell>
          <table:table-cell table:style-name="ce3" office:value-type="string">
            <text:p>The side of the image must be at least as many pixels</text:p>
          </table:table-cell>
          <table:table-cell table:style-name="ce3" office:value-type="string">
            <text:p>Il lato dell'immagine deve essere almeno il numero di pixel</text:p>
          </table:table-cell>
          <table:table-cell table:style-name="ce3" office:value-type="string">
            <text:p>El lado de la imagen debe ser al menos tantos píxeles</text:p>
          </table:table-cell>
          <table:table-cell table:style-name="ce3" office:value-type="string">
            <text:p>Le côté de l'image doit être au moins autant de pixels</text:p>
          </table:table-cell>
          <table:table-cell table:style-name="ce1" table:number-columns-repeated="1017"/>
        </table:table-row>
        <table:table-row table:style-name="ro3">
          <table:table-cell table:formula="of:=IF(MID([.B158];1;1)=&quot;;&quot;;[.B158];IF(MID([.B158];1;1)=&quot;&quot;;&quot; &quot;;CONCATENATE([.B158];CHAR(61);CHAR(34);INDIRECT(ADDRESS(ROW();[.$A$2]));CHAR(34))))" office:value-type="string" office:string-value="boxw2h=&quot;Image box side ratio (w/h)&quot;">
            <text:p>boxw2h="Image box side ratio (w/h)"</text:p>
          </table:table-cell>
          <table:table-cell table:style-name="ce2" office:value-type="string">
            <text:p>boxw2h</text:p>
          </table:table-cell>
          <table:table-cell office:value-type="string">
            <text:p>Bilderbox Seitenverhältnis (B/H)</text:p>
          </table:table-cell>
          <table:table-cell office:value-type="string">
            <text:p>Image box side ratio (w/h)</text:p>
          </table:table-cell>
          <table:table-cell table:style-name="ce5" office:value-type="string">
            <text:p>Immagine laterale rapporto box (w / h)</text:p>
          </table:table-cell>
          <table:table-cell table:style-name="ce5" office:value-type="string">
            <text:p>Cuadro de imagen del lado del ratio (w / h)</text:p>
          </table:table-cell>
          <table:table-cell table:style-name="ce5" office:value-type="string">
            <text:p>Rapport des côtés image de la boîte (l / h)</text:p>
          </table:table-cell>
          <table:table-cell table:number-columns-repeated="1017"/>
        </table:table-row>
        <table:table-row table:style-name="ro3">
          <table:table-cell table:formula="of:=IF(MID([.B159];1;1)=&quot;;&quot;;[.B159];IF(MID([.B159];1;1)=&quot;&quot;;&quot; &quot;;CONCATENATE([.B159];CHAR(61);CHAR(34);INDIRECT(ADDRESS(ROW();[.$A$2]));CHAR(34))))" office:value-type="string" office:string-value="valign=&quot;Vertical alingment in box&quot;">
            <text:p>valign="Vertical alingment in box"</text:p>
          </table:table-cell>
          <table:table-cell table:style-name="ce2" office:value-type="string">
            <text:p>valign</text:p>
          </table:table-cell>
          <table:table-cell office:value-type="string">
            <text:p>Vertikalausrichtung in Box</text:p>
          </table:table-cell>
          <table:table-cell office:value-type="string">
            <text:p>Vertical alingment in box</text:p>
          </table:table-cell>
          <table:table-cell table:style-name="ce5" office:value-type="string">
            <text:p>Alingment verticale in scatola</text:p>
          </table:table-cell>
          <table:table-cell table:style-name="ce5" office:value-type="string">
            <text:p>Alingment vertical en caja</text:p>
          </table:table-cell>
          <table:table-cell table:style-name="ce5" office:value-type="string">
            <text:p>Alingment verticale dans la boîte</text:p>
          </table:table-cell>
          <table:table-cell table:number-columns-repeated="1017"/>
        </table:table-row>
        <table:table-row table:style-name="ro3">
          <table:table-cell table:formula="of:=IF(MID([.B160];1;1)=&quot;;&quot;;[.B160];IF(MID([.B160];1;1)=&quot;&quot;;&quot; &quot;;CONCATENATE([.B160];CHAR(61);CHAR(34);INDIRECT(ADDRESS(ROW();[.$A$2]));CHAR(34))))" office:value-type="string" office:string-value="halign=&quot;Horizontal alignment in box&quot;">
            <text:p>halign="Horizontal alignment in box"</text:p>
          </table:table-cell>
          <table:table-cell table:style-name="ce2" office:value-type="string">
            <text:p>halign</text:p>
          </table:table-cell>
          <table:table-cell office:value-type="string">
            <text:p>Horizontale Ausrichtung in Box</text:p>
          </table:table-cell>
          <table:table-cell office:value-type="string">
            <text:p>Horizontal alignment in box</text:p>
          </table:table-cell>
          <table:table-cell table:style-name="ce5" office:value-type="string">
            <text:p>Allineamento orizzontale in scatola</text:p>
          </table:table-cell>
          <table:table-cell table:style-name="ce5" office:value-type="string">
            <text:p>Alineación horizontal en el cuadro de</text:p>
          </table:table-cell>
          <table:table-cell table:style-name="ce5" office:value-type="string">
            <text:p>L'alignement horizontal dans la boîte</text:p>
          </table:table-cell>
          <table:table-cell table:number-columns-repeated="1017"/>
        </table:table-row>
        <table:table-row table:style-name="ro3">
          <table:table-cell table:formula="of:=IF(MID([.B161];1;1)=&quot;;&quot;;[.B161];IF(MID([.B161];1;1)=&quot;&quot;;&quot; &quot;;CONCATENATE([.B161];CHAR(61);CHAR(34);INDIRECT(ADDRESS(ROW();[.$A$2]));CHAR(34))))" office:value-type="string" office:string-value="bgcolor=&quot;background color&quot;">
            <text:p>bgcolor="background color"</text:p>
          </table:table-cell>
          <table:table-cell table:style-name="ce2" office:value-type="string">
            <text:p>bgcolor</text:p>
          </table:table-cell>
          <table:table-cell office:value-type="string">
            <text:p>Hintergrundfarbe</text:p>
          </table:table-cell>
          <table:table-cell office:value-type="string">
            <text:p>background color</text:p>
          </table:table-cell>
          <table:table-cell table:style-name="ce5" office:value-type="string">
            <text:p>colore di sfondo</text:p>
          </table:table-cell>
          <table:table-cell table:style-name="ce5" office:value-type="string">
            <text:p>el color de fondo</text:p>
          </table:table-cell>
          <table:table-cell table:style-name="ce5" office:value-type="string">
            <text:p>couleur de fond</text:p>
          </table:table-cell>
          <table:table-cell table:number-columns-repeated="1017"/>
        </table:table-row>
        <table:table-row table:style-name="ro3">
          <table:table-cell table:formula="of:=IF(MID([.B162];1;1)=&quot;;&quot;;[.B162];IF(MID([.B162];1;1)=&quot;&quot;;&quot; &quot;;CONCATENATE([.B162];CHAR(61);CHAR(34);INDIRECT(ADDRESS(ROW();[.$A$2]));CHAR(34))))" office:value-type="string" office:string-value="bgcolor description=&quot;Background color of the image box&quot;">
            <text:p>bgcolor description="Background color of the image box"</text:p>
          </table:table-cell>
          <table:table-cell table:style-name="ce2" office:value-type="string">
            <text:p>bgcolor description</text:p>
          </table:table-cell>
          <table:table-cell office:value-type="string">
            <text:p>Hintergrundfarbe der Bilderbox</text:p>
          </table:table-cell>
          <table:table-cell office:value-type="string">
            <text:p>Background color of the image box</text:p>
          </table:table-cell>
          <table:table-cell table:style-name="ce5" office:value-type="string">
            <text:p>Colore di sfondo della casella di immagine</text:p>
          </table:table-cell>
          <table:table-cell table:style-name="ce5" office:value-type="string">
            <text:p>Color de fondo de la caja de la imagen</text:p>
          </table:table-cell>
          <table:table-cell table:style-name="ce5" office:value-type="string">
            <text:p>Couleur de fond de la boîte à images</text:p>
          </table:table-cell>
          <table:table-cell table:number-columns-repeated="1017"/>
        </table:table-row>
        <table:table-row table:style-name="ro3">
          <table:table-cell table:formula="of:=IF(MID([.B163];1;1)=&quot;;&quot;;[.B163];IF(MID([.B163];1;1)=&quot;&quot;;&quot; &quot;;CONCATENATE([.B163];CHAR(61);CHAR(34);INDIRECT(ADDRESS(ROW();[.$A$2]));CHAR(34))))" office:value-type="string" office:string-value="interval=&quot;Slideshow interval&quot;">
            <text:p>interval="Slideshow interval"</text:p>
          </table:table-cell>
          <table:table-cell table:style-name="ce2" office:value-type="string">
            <text:p>interval</text:p>
          </table:table-cell>
          <table:table-cell office:value-type="string">
            <text:p>Slideshow Bildwechsel Interval</text:p>
          </table:table-cell>
          <table:table-cell office:value-type="string">
            <text:p>Slideshow interval</text:p>
          </table:table-cell>
          <table:table-cell table:style-name="ce5" office:value-type="string">
            <text:p>Intervallo di Slideshow</text:p>
          </table:table-cell>
          <table:table-cell table:style-name="ce5" office:value-type="string">
            <text:p>Intervalo de diapositivas</text:p>
          </table:table-cell>
          <table:table-cell table:style-name="ce5" office:value-type="string">
            <text:p>L'intervalle du diaporama</text:p>
          </table:table-cell>
          <table:table-cell table:number-columns-repeated="1017"/>
        </table:table-row>
        <table:table-row table:style-name="ro3">
          <table:table-cell table:formula="of:=IF(MID([.B164];1;1)=&quot;;&quot;;[.B164];IF(MID([.B164];1;1)=&quot;&quot;;&quot; &quot;;CONCATENATE([.B164];CHAR(61);CHAR(34);INDIRECT(ADDRESS(ROW();[.$A$2]));CHAR(34))))" office:value-type="string" office:string-value="fadetime=&quot;Slideshow image fade time&quot;">
            <text:p>fadetime="Slideshow image fade time"</text:p>
          </table:table-cell>
          <table:table-cell table:style-name="ce2" office:value-type="string">
            <text:p>fadetime</text:p>
          </table:table-cell>
          <table:table-cell office:value-type="string">
            <text:p>Slideshow Bildwechselzeit</text:p>
          </table:table-cell>
          <table:table-cell office:value-type="string">
            <text:p>Slideshow image fade time</text:p>
          </table:table-cell>
          <table:table-cell table:style-name="ce5" office:value-type="string">
            <text:p>Slideshow immagini tempo di fade</text:p>
          </table:table-cell>
          <table:table-cell table:style-name="ce5" office:value-type="string">
            <text:p>Slideshow image tiempo de fundido</text:p>
          </table:table-cell>
          <table:table-cell table:style-name="ce5" office:value-type="string">
            <text:p>Diaporama durée de fondu d'image</text:p>
          </table:table-cell>
          <table:table-cell table:number-columns-repeated="1017"/>
        </table:table-row>
        <table:table-row table:style-name="ro3">
          <table:table-cell table:formula="of:=IF(MID([.B165];1;1)=&quot;;&quot;;[.B165];IF(MID([.B165];1;1)=&quot;&quot;;&quot; &quot;;CONCATENATE([.B165];CHAR(61);CHAR(34);INDIRECT(ADDRESS(ROW();[.$A$2]));CHAR(34))))" office:value-type="string" office:string-value="pause=&quot;Slideshow pause (no image)&quot;">
            <text:p>pause="Slideshow pause (no image)"</text:p>
          </table:table-cell>
          <table:table-cell table:style-name="ce2" office:value-type="string">
            <text:p>pause</text:p>
          </table:table-cell>
          <table:table-cell office:value-type="string">
            <text:p>Slideshow Pause (kein Bild)</text:p>
          </table:table-cell>
          <table:table-cell office:value-type="string">
            <text:p>Slideshow pause (no image)</text:p>
          </table:table-cell>
          <table:table-cell table:style-name="ce5" office:value-type="string">
            <text:p>Pausa Slideshow (nessuna immagine)</text:p>
          </table:table-cell>
          <table:table-cell table:style-name="ce5" office:value-type="string">
            <text:p>Presentación pausa (sin imagen)</text:p>
          </table:table-cell>
          <table:table-cell table:style-name="ce5" office:value-type="string">
            <text:p>Pause Diaporama (aucune image)</text:p>
          </table:table-cell>
          <table:table-cell table:number-columns-repeated="1017"/>
        </table:table-row>
        <table:table-row table:style-name="ro3">
          <table:table-cell table:formula="of:=IF(MID([.B166];1;1)=&quot;;&quot;;[.B166];IF(MID([.B166];1;1)=&quot;&quot;;&quot; &quot;;CONCATENATE([.B166];CHAR(61);CHAR(34);INDIRECT(ADDRESS(ROW();[.$A$2]));CHAR(34))))" office:value-type="string" office:string-value="minordervalue=&quot;Minimum order value&quot;">
            <text:p>minordervalue="Minimum order value"</text:p>
          </table:table-cell>
          <table:table-cell table:style-name="ce2" office:value-type="string">
            <text:p>minordervalue</text:p>
          </table:table-cell>
          <table:table-cell office:value-type="string">
            <text:p>Mindestbestellwert</text:p>
          </table:table-cell>
          <table:table-cell office:value-type="string">
            <text:p>Minimum order value</text:p>
          </table:table-cell>
          <table:table-cell table:style-name="ce5" office:value-type="string">
            <text:p>Ordine di valore minimo</text:p>
          </table:table-cell>
          <table:table-cell table:style-name="ce5" office:value-type="string">
            <text:p>Pedido mínimo</text:p>
          </table:table-cell>
          <table:table-cell table:style-name="ce5" office:value-type="string">
            <text:p>Valeur minimale de commande</text:p>
          </table:table-cell>
          <table:table-cell table:number-columns-repeated="1017"/>
        </table:table-row>
        <table:table-row table:style-name="ro3">
          <table:table-cell table:formula="of:=IF(MID([.B167];1;1)=&quot;;&quot;;[.B167];IF(MID([.B167];1;1)=&quot;&quot;;&quot; &quot;;CONCATENATE([.B167];CHAR(61);CHAR(34);INDIRECT(ADDRESS(ROW();[.$A$2]));CHAR(34))))" office:value-type="string" office:string-value="jpegquality=&quot;JPEG Quality&quot;">
            <text:p>jpegquality="JPEG Quality"</text:p>
          </table:table-cell>
          <table:table-cell table:style-name="ce2" office:value-type="string">
            <text:p>jpegquality</text:p>
          </table:table-cell>
          <table:table-cell office:value-type="string">
            <text:p>JPEG-Qualität</text:p>
          </table:table-cell>
          <table:table-cell office:value-type="string">
            <text:p>JPEG Quality</text:p>
          </table:table-cell>
          <table:table-cell table:style-name="ce5" office:value-type="string">
            <text:p>Qualità JPEG</text:p>
          </table:table-cell>
          <table:table-cell table:style-name="ce5" office:value-type="string">
            <text:p>Calidad JPEG</text:p>
          </table:table-cell>
          <table:table-cell table:style-name="ce5" office:value-type="string">
            <text:p>Qualité JPEG</text:p>
          </table:table-cell>
          <table:table-cell table:number-columns-repeated="1017"/>
        </table:table-row>
        <table:table-row table:style-name="ro3">
          <table:table-cell table:formula="of:=IF(MID([.B168];1;1)=&quot;;&quot;;[.B168];IF(MID([.B168];1;1)=&quot;&quot;;&quot; &quot;;CONCATENATE([.B168];CHAR(61);CHAR(34);INDIRECT(ADDRESS(ROW();[.$A$2]));CHAR(34))))" office:value-type="string" office:string-value="paypalemail=&quot;Email of Paypal account&quot;">
            <text:p>paypalemail="Email of Paypal account"</text:p>
          </table:table-cell>
          <table:table-cell table:style-name="ce2" office:value-type="string">
            <text:p>paypalemail</text:p>
          </table:table-cell>
          <table:table-cell office:value-type="string">
            <text:p>Email Paypal-Konto</text:p>
          </table:table-cell>
          <table:table-cell office:value-type="string">
            <text:p>Email of Paypal account</text:p>
          </table:table-cell>
          <table:table-cell table:style-name="ce5" office:value-type="string">
            <text:p>E-mail del conto Paypal</text:p>
          </table:table-cell>
          <table:table-cell table:style-name="ce5" office:value-type="string">
            <text:p>Correo electrónico de la cuenta de Paypal</text:p>
          </table:table-cell>
          <table:table-cell table:style-name="ce5" office:value-type="string">
            <text:p>E-mail du compte Paypal</text:p>
          </table:table-cell>
          <table:table-cell table:number-columns-repeated="1017"/>
        </table:table-row>
        <table:table-row table:style-name="ro3">
          <table:table-cell table:formula="of:=IF(MID([.B169];1;1)=&quot;;&quot;;[.B169];IF(MID([.B169];1;1)=&quot;&quot;;&quot; &quot;;CONCATENATE([.B169];CHAR(61);CHAR(34);INDIRECT(ADDRESS(ROW();[.$A$2]));CHAR(34))))" office:value-type="string" office:string-value="paypalcheckout=&quot;Activate Paypal checkout&quot;">
            <text:p>paypalcheckout="Activate Paypal checkout"</text:p>
          </table:table-cell>
          <table:table-cell table:style-name="ce2" office:value-type="string">
            <text:p>paypalcheckout</text:p>
          </table:table-cell>
          <table:table-cell office:value-type="string">
            <text:p>Paypal Checkout aktivieren</text:p>
          </table:table-cell>
          <table:table-cell office:value-type="string">
            <text:p>Activate Paypal checkout</text:p>
          </table:table-cell>
          <table:table-cell table:style-name="ce5" office:value-type="string">
            <text:p>Attiva Paypal checkout</text:p>
          </table:table-cell>
          <table:table-cell table:style-name="ce5" office:value-type="string">
            <text:p>Activar Paypal checkout</text:p>
          </table:table-cell>
          <table:table-cell table:style-name="ce5" office:value-type="string">
            <text:p>Activer Paypal checkout</text:p>
          </table:table-cell>
          <table:table-cell table:number-columns-repeated="1017"/>
        </table:table-row>
        <table:table-row table:style-name="ro3">
          <table:table-cell table:formula="of:=IF(MID([.B170];1;1)=&quot;;&quot;;[.B170];IF(MID([.B170];1;1)=&quot;&quot;;&quot; &quot;;CONCATENATE([.B170];CHAR(61);CHAR(34);INDIRECT(ADDRESS(ROW();[.$A$2]));CHAR(34))))" office:value-type="string" office:string-value="licenseemail=&quot;Email&quot;">
            <text:p>licenseemail="Email"</text:p>
          </table:table-cell>
          <table:table-cell table:style-name="ce2" office:value-type="string">
            <text:p>licenseemail</text:p>
          </table:table-cell>
          <table:table-cell table:number-columns-repeated="2" office:value-type="string">
            <text:p>Email</text:p>
          </table:table-cell>
          <table:table-cell table:style-name="ce5" office:value-type="string">
            <text:p>E-mail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Email</text:p>
          </table:table-cell>
          <table:table-cell table:number-columns-repeated="1017"/>
        </table:table-row>
        <table:table-row table:style-name="ro3">
          <table:table-cell table:formula="of:=IF(MID([.B171];1;1)=&quot;;&quot;;[.B171];IF(MID([.B171];1;1)=&quot;&quot;;&quot; &quot;;CONCATENATE([.B171];CHAR(61);CHAR(34);INDIRECT(ADDRESS(ROW();[.$A$2]));CHAR(34))))" office:value-type="string" office:string-value="description_licenseemail=&quot;Email address you have entered when you ordered this software. Updates will be sent directly to this email address.&quot;">
            <text:p>description_licenseemail="Email address you have entered when you ordered this software. Updates will be sent directly to this email address."</text:p>
          </table:table-cell>
          <table:table-cell table:style-name="ce2" office:value-type="string">
            <text:p>description_licenseemail</text:p>
          </table:table-cell>
          <table:table-cell office:value-type="string">
            <text:p>Emailadresse, die Sie bei der Bestellung angegeben haben. An diese Adresse werden Updates gesendet.</text:p>
          </table:table-cell>
          <table:table-cell office:value-type="string">
            <text:p>Email address you have entered when you ordered this software. Updates will be sent directly to this email address.</text:p>
          </table:table-cell>
          <table:table-cell table:style-name="ce5" office:value-type="string">
            <text:p>Indirizzo e-mail che hai inserito al momento dell'ordine di questo software. Gli aggiornamenti verranno inviati direttamente a questo indirizzo email.</text:p>
          </table:table-cell>
          <table:table-cell table:style-name="ce5" office:value-type="string">
            <text:p>Dirección de correo electrónico que ha introducido cuando ha pedido este software. Las actualizaciones se envían directamente a esta dirección de correo electrónico.</text:p>
          </table:table-cell>
          <table:table-cell table:style-name="ce5" office:value-type="string">
            <text:p>Adresse e-mail que vous avez entré lorsque vous avez commandé ce logiciel. Mises à jour vous sera envoyé directement à l'adresse e-mail.</text:p>
          </table:table-cell>
          <table:table-cell table:number-columns-repeated="1017"/>
        </table:table-row>
        <table:table-row table:style-name="ro3">
          <table:table-cell table:formula="of:=IF(MID([.B172];1;1)=&quot;;&quot;;[.B172];IF(MID([.B172];1;1)=&quot;&quot;;&quot; &quot;;CONCATENATE([.B172];CHAR(61);CHAR(34);INDIRECT(ADDRESS(ROW();[.$A$2]));CHAR(34))))" office:value-type="string" office:string-value="licenseinfo=&quot;License Information&quot;">
            <text:p>licenseinfo="License Information"</text:p>
          </table:table-cell>
          <table:table-cell table:style-name="ce2" office:value-type="string">
            <text:p>licenseinfo</text:p>
          </table:table-cell>
          <table:table-cell office:value-type="string">
            <text:p>Lizenzinformationen</text:p>
          </table:table-cell>
          <table:table-cell office:value-type="string">
            <text:p>License Information</text:p>
          </table:table-cell>
          <table:table-cell table:style-name="ce5" office:value-type="string">
            <text:p>Informazioni sulla licenza</text:p>
          </table:table-cell>
          <table:table-cell table:style-name="ce5" office:value-type="string">
            <text:p>Información de licencia</text:p>
          </table:table-cell>
          <table:table-cell table:style-name="ce5" office:value-type="string">
            <text:p>Informations sur la licence</text:p>
          </table:table-cell>
          <table:table-cell table:number-columns-repeated="1017"/>
        </table:table-row>
        <table:table-row table:style-name="ro3">
          <table:table-cell table:formula="of:=IF(MID([.B173];1;1)=&quot;;&quot;;[.B173];IF(MID([.B173];1;1)=&quot;&quot;;&quot; &quot;;CONCATENATE([.B173];CHAR(61);CHAR(34);INDIRECT(ADDRESS(ROW();[.$A$2]));CHAR(34))))" office:value-type="string" office:string-value="main index=&quot;Overview&quot;">
            <text:p>main index="Overview"</text:p>
          </table:table-cell>
          <table:table-cell table:style-name="ce2" office:value-type="string">
            <text:p>main index</text:p>
          </table:table-cell>
          <table:table-cell office:value-type="string">
            <text:p>Übersicht</text:p>
          </table:table-cell>
          <table:table-cell office:value-type="string">
            <text:p>Overview</text:p>
          </table:table-cell>
          <table:table-cell table:style-name="ce5" office:value-type="string">
            <text:p>Panoramica</text:p>
          </table:table-cell>
          <table:table-cell table:style-name="ce5" office:value-type="string">
            <text:p>Visión de conjunto</text:p>
          </table:table-cell>
          <table:table-cell table:style-name="ce5" office:value-type="string">
            <text:p>Vue d'ensemble</text:p>
          </table:table-cell>
          <table:table-cell table:number-columns-repeated="1017"/>
        </table:table-row>
        <table:table-row table:style-name="ro3">
          <table:table-cell table:formula="of:=IF(MID([.B174];1;1)=&quot;;&quot;;[.B174];IF(MID([.B174];1;1)=&quot;&quot;;&quot; &quot;;CONCATENATE([.B174];CHAR(61);CHAR(34);INDIRECT(ADDRESS(ROW();[.$A$2]));CHAR(34))))" office:value-type="string" office:string-value="show first category=&quot;Show first category&quot;">
            <text:p>show first category="Show first category"</text:p>
          </table:table-cell>
          <table:table-cell table:style-name="ce2" office:value-type="string">
            <text:p>show first category</text:p>
          </table:table-cell>
          <table:table-cell office:value-type="string">
            <text:p>Erste Kategorie anzeigen</text:p>
          </table:table-cell>
          <table:table-cell office:value-type="string">
            <text:p>Show first category</text:p>
          </table:table-cell>
          <table:table-cell table:style-name="ce5" office:value-type="string">
            <text:p>Mostra prima categoria</text:p>
          </table:table-cell>
          <table:table-cell table:style-name="ce5" office:value-type="string">
            <text:p>Mostrar categoría primera</text:p>
          </table:table-cell>
          <table:table-cell table:style-name="ce5" office:value-type="string">
            <text:p>Voir première catégorie</text:p>
          </table:table-cell>
          <table:table-cell table:number-columns-repeated="1017"/>
        </table:table-row>
        <table:table-row table:style-name="ro3">
          <table:table-cell table:formula="of:=IF(MID([.B175];1;1)=&quot;;&quot;;[.B175];IF(MID([.B175];1;1)=&quot;&quot;;&quot; &quot;;CONCATENATE([.B175];CHAR(61);CHAR(34);INDIRECT(ADDRESS(ROW();[.$A$2]));CHAR(34))))" office:value-type="string" office:string-value="galleryindexcols=&quot;Gallery index columns&quot;">
            <text:p>galleryindexcols="Gallery index columns"</text:p>
          </table:table-cell>
          <table:table-cell table:style-name="ce2" office:value-type="string">
            <text:p>galleryindexcols</text:p>
          </table:table-cell>
          <table:table-cell office:value-type="string">
            <text:p>Galerieindex Spalten</text:p>
          </table:table-cell>
          <table:table-cell office:value-type="string">
            <text:p>Gallery index columns</text:p>
          </table:table-cell>
          <table:table-cell table:style-name="ce5" office:value-type="string">
            <text:p>Galleria indice colonne</text:p>
          </table:table-cell>
          <table:table-cell table:style-name="ce5" office:value-type="string">
            <text:p>Galería de columnas de índice</text:p>
          </table:table-cell>
          <table:table-cell table:style-name="ce5" office:value-type="string">
            <text:p>Galerie colonnes d'index</text:p>
          </table:table-cell>
          <table:table-cell table:number-columns-repeated="1017"/>
        </table:table-row>
        <table:table-row table:style-name="ro3">
          <table:table-cell table:formula="of:=IF(MID([.B176];1;1)=&quot;;&quot;;[.B176];IF(MID([.B176];1;1)=&quot;&quot;;&quot; &quot;;CONCATENATE([.B176];CHAR(61);CHAR(34);INDIRECT(ADDRESS(ROW();[.$A$2]));CHAR(34))))" office:value-type="string" office:string-value="galleryindexcols description=&quot;Number of cols in the gallery index view&quot;">
            <text:p>galleryindexcols description="Number of cols in the gallery index view"</text:p>
          </table:table-cell>
          <table:table-cell table:style-name="ce2" office:value-type="string">
            <text:p>galleryindexcols description</text:p>
          </table:table-cell>
          <table:table-cell office:value-type="string">
            <text:p>Anzahl Vorschaubilder nebeneinander bei der Galerie-Übersicht</text:p>
          </table:table-cell>
          <table:table-cell office:value-type="string">
            <text:p>Number of cols in the gallery index view</text:p>
          </table:table-cell>
          <table:table-cell table:style-name="ce5" office:value-type="string">
            <text:p>Numero di colonne nella vista indice galleria</text:p>
          </table:table-cell>
          <table:table-cell table:style-name="ce5" office:value-type="string">
            <text:p>Número de columnas en la vista del índice de galerías</text:p>
          </table:table-cell>
          <table:table-cell table:style-name="ce5" office:value-type="string">
            <text:p>Nombre de colonnes dans la vue catalogue de la galerie</text:p>
          </table:table-cell>
          <table:table-cell table:number-columns-repeated="1017"/>
        </table:table-row>
        <table:table-row table:style-name="ro3">
          <table:table-cell table:formula="of:=IF(MID([.B177];1;1)=&quot;;&quot;;[.B177];IF(MID([.B177];1;1)=&quot;&quot;;&quot; &quot;;CONCATENATE([.B177];CHAR(61);CHAR(34);INDIRECT(ADDRESS(ROW();[.$A$2]));CHAR(34))))" office:value-type="string" office:string-value="show thumbs=&quot;Show thumbnails&quot;">
            <text:p>show thumbs="Show thumbnails"</text:p>
          </table:table-cell>
          <table:table-cell table:style-name="ce2" office:value-type="string">
            <text:p>show thumbs</text:p>
          </table:table-cell>
          <table:table-cell office:value-type="string">
            <text:p>Vorschaubilder Anzeigen</text:p>
          </table:table-cell>
          <table:table-cell office:value-type="string">
            <text:p>Show thumbnails</text:p>
          </table:table-cell>
          <table:table-cell table:style-name="ce5" office:value-type="string">
            <text:p>Mostra anteprima</text:p>
          </table:table-cell>
          <table:table-cell table:style-name="ce5" office:value-type="string">
            <text:p>Mostrar miniaturas</text:p>
          </table:table-cell>
          <table:table-cell table:style-name="ce5" office:value-type="string">
            <text:p>Afficher les vignettes</text:p>
          </table:table-cell>
          <table:table-cell table:number-columns-repeated="1017"/>
        </table:table-row>
        <table:table-row table:style-name="ro3">
          <table:table-cell table:formula="of:=IF(MID([.B178];1;1)=&quot;;&quot;;[.B178];IF(MID([.B178];1;1)=&quot;&quot;;&quot; &quot;;CONCATENATE([.B178];CHAR(61);CHAR(34);INDIRECT(ADDRESS(ROW();[.$A$2]));CHAR(34))))" office:value-type="string" office:string-value="at image=&quot;with the image&quot;">
            <text:p>at image="with the image"</text:p>
          </table:table-cell>
          <table:table-cell table:style-name="ce2" office:value-type="string">
            <text:p>at image</text:p>
          </table:table-cell>
          <table:table-cell office:value-type="string">
            <text:p>beim Bild</text:p>
          </table:table-cell>
          <table:table-cell office:value-type="string">
            <text:p>with the image</text:p>
          </table:table-cell>
          <table:table-cell table:style-name="ce5" office:value-type="string">
            <text:p>con l'immagine</text:p>
          </table:table-cell>
          <table:table-cell table:style-name="ce5" office:value-type="string">
            <text:p>con la imagen</text:p>
          </table:table-cell>
          <table:table-cell table:style-name="ce5" office:value-type="string">
            <text:p>avec l'image</text:p>
          </table:table-cell>
          <table:table-cell table:number-columns-repeated="1017"/>
        </table:table-row>
        <table:table-row table:style-name="ro3">
          <table:table-cell table:formula="of:=IF(MID([.B179];1;1)=&quot;;&quot;;[.B179];IF(MID([.B179];1;1)=&quot;&quot;;&quot; &quot;;CONCATENATE([.B179];CHAR(61);CHAR(34);INDIRECT(ADDRESS(ROW();[.$A$2]));CHAR(34))))" office:value-type="string" office:string-value="in widget=&quot;in widget/module&quot;">
            <text:p>in widget="in widget/module"</text:p>
          </table:table-cell>
          <table:table-cell table:style-name="ce2" office:value-type="string">
            <text:p>in widget</text:p>
          </table:table-cell>
          <table:table-cell office:value-type="string">
            <text:p>in Widget/Modul</text:p>
          </table:table-cell>
          <table:table-cell office:value-type="string">
            <text:p>in widget/module</text:p>
          </table:table-cell>
          <table:table-cell table:style-name="ce5" office:value-type="string">
            <text:p>nel widget / modulo</text:p>
          </table:table-cell>
          <table:table-cell table:style-name="ce5" office:value-type="string">
            <text:p>en widget / módulo</text:p>
          </table:table-cell>
          <table:table-cell table:style-name="ce5" office:value-type="string">
            <text:p>dans widget / module de</text:p>
          </table:table-cell>
          <table:table-cell table:number-columns-repeated="1017"/>
        </table:table-row>
        <table:table-row table:style-name="ro3">
          <table:table-cell table:formula="of:=IF(MID([.B180];1;1)=&quot;;&quot;;[.B180];IF(MID([.B180];1;1)=&quot;&quot;;&quot; &quot;;CONCATENATE([.B180];CHAR(61);CHAR(34);INDIRECT(ADDRESS(ROW();[.$A$2]));CHAR(34))))" office:value-type="string" office:string-value="do not show=&quot;do not show&quot;">
            <text:p>do not show="do not show"</text:p>
          </table:table-cell>
          <table:table-cell table:style-name="ce2" office:value-type="string">
            <text:p>do not show</text:p>
          </table:table-cell>
          <table:table-cell office:value-type="string">
            <text:p>nicht anzeigen</text:p>
          </table:table-cell>
          <table:table-cell office:value-type="string">
            <text:p>do not show</text:p>
          </table:table-cell>
          <table:table-cell table:style-name="ce5" office:value-type="string">
            <text:p>non mostrare</text:p>
          </table:table-cell>
          <table:table-cell table:style-name="ce5" office:value-type="string">
            <text:p>no muestran</text:p>
          </table:table-cell>
          <table:table-cell table:style-name="ce5" office:value-type="string">
            <text:p>ne montrent pas</text:p>
          </table:table-cell>
          <table:table-cell table:number-columns-repeated="1017"/>
        </table:table-row>
        <table:table-row table:style-name="ro3">
          <table:table-cell table:formula="of:=IF(MID([.B181];1;1)=&quot;;&quot;;[.B181];IF(MID([.B181];1;1)=&quot;&quot;;&quot; &quot;;CONCATENATE([.B181];CHAR(61);CHAR(34);INDIRECT(ADDRESS(ROW();[.$A$2]));CHAR(34))))" office:value-type="string" office:string-value="licensekey=&quot;Email for activation&quot;">
            <text:p>licensekey="Email for activation"</text:p>
          </table:table-cell>
          <table:table-cell table:style-name="ce2" office:value-type="string">
            <text:p>licensekey</text:p>
          </table:table-cell>
          <table:table-cell office:value-type="string">
            <text:p>Email für Aktivierung</text:p>
          </table:table-cell>
          <table:table-cell office:value-type="string">
            <text:p>Email for activation</text:p>
          </table:table-cell>
          <table:table-cell table:style-name="ce5" office:value-type="string">
            <text:p>E-mail per l'attivazione</text:p>
          </table:table-cell>
          <table:table-cell table:style-name="ce5" office:value-type="string">
            <text:p>Correo electrónico para la activación</text:p>
          </table:table-cell>
          <table:table-cell table:style-name="ce5" office:value-type="string">
            <text:p>E-mail d'activation</text:p>
          </table:table-cell>
          <table:table-cell table:number-columns-repeated="1017"/>
        </table:table-row>
        <table:table-row table:style-name="ro3">
          <table:table-cell table:formula="of:=IF(MID([.B182];1;1)=&quot;;&quot;;[.B182];IF(MID([.B182];1;1)=&quot;&quot;;&quot; &quot;;CONCATENATE([.B182];CHAR(61);CHAR(34);INDIRECT(ADDRESS(ROW();[.$A$2]));CHAR(34))))" office:value-type="string" office:string-value="supportactivation=&quot;Support Activation&quot;">
            <text:p>supportactivation="Support Activation"</text:p>
          </table:table-cell>
          <table:table-cell table:style-name="ce2" office:value-type="string">
            <text:p>supportactivation</text:p>
          </table:table-cell>
          <table:table-cell office:value-type="string">
            <text:p>Support Aktivierung</text:p>
          </table:table-cell>
          <table:table-cell office:value-type="string">
            <text:p>Support Activation</text:p>
          </table:table-cell>
          <table:table-cell table:style-name="ce5" office:value-type="string">
            <text:p>Supporto Attivazione</text:p>
          </table:table-cell>
          <table:table-cell table:style-name="ce5" office:value-type="string">
            <text:p>Soporte de Activación</text:p>
          </table:table-cell>
          <table:table-cell table:style-name="ce5" office:value-type="string">
            <text:p>Activation de soutien</text:p>
          </table:table-cell>
          <table:table-cell table:number-columns-repeated="1017"/>
        </table:table-row>
        <table:table-row table:style-name="ro2">
          <table:table-cell table:formula="of:=IF(MID([.B183];1;1)=&quot;;&quot;;[.B183];IF(MID([.B183];1;1)=&quot;&quot;;&quot; &quot;;CONCATENATE([.B183];CHAR(61);CHAR(34);INDIRECT(ADDRESS(ROW();[.$A$2]));CHAR(34))))" office:value-type="string" office:string-value="licensekey description=&quot;Enter the email address that you have used for ordering&quot;">
            <text:p>licensekey description="Enter the email address that you have used for ordering"</text:p>
          </table:table-cell>
          <table:table-cell office:value-type="string">
            <text:p>licensekey description</text:p>
          </table:table-cell>
          <table:table-cell office:value-type="string">
            <text:p>Geben Sie die Emailadresse ein, die Sie bei der Bestellung angegeben haben.</text:p>
          </table:table-cell>
          <table:table-cell office:value-type="string">
            <text:p>Enter the email address that you have used for ordering</text:p>
          </table:table-cell>
          <table:table-cell table:style-name="ce5" office:value-type="string">
            <text:p>Inserire l'indirizzo email che hai utilizzato per l'ordine</text:p>
          </table:table-cell>
          <table:table-cell table:style-name="ce5" office:value-type="string">
            <text:p>Introduzca la dirección de email que usted ha utilizado para ordenar</text:p>
          </table:table-cell>
          <table:table-cell table:style-name="ce5" office:value-type="string">
            <text:p>Entrez l'adresse email que vous avez utilisé pour commander</text:p>
          </table:table-cell>
          <table:table-cell table:number-columns-repeated="1017"/>
        </table:table-row>
        <table:table-row table:style-name="ro2">
          <table:table-cell table:formula="of:=IF(MID([.B184];1;1)=&quot;;&quot;;[.B184];IF(MID([.B184];1;1)=&quot;&quot;;&quot; &quot;;CONCATENATE([.B184];CHAR(61);CHAR(34);INDIRECT(ADDRESS(ROW();[.$A$2]));CHAR(34))))" office:value-type="string" office:string-value="mainpageid=&quot;id of main page&quot;">
            <text:p>mainpageid="id of main page"</text:p>
          </table:table-cell>
          <table:table-cell office:value-type="string">
            <text:p>mainpageid</text:p>
          </table:table-cell>
          <table:table-cell office:value-type="string">
            <text:p>ID Main-Seite</text:p>
          </table:table-cell>
          <table:table-cell office:value-type="string">
            <text:p>id of main page</text:p>
          </table:table-cell>
          <table:table-cell table:style-name="Default" office:value-type="string">
            <text:p>id of main page</text:p>
          </table:table-cell>
          <table:table-cell table:style-name="Default" office:value-type="string">
            <text:p>id of main page</text:p>
          </table:table-cell>
          <table:table-cell table:style-name="Default" office:value-type="string">
            <text:p>id of main page</text:p>
          </table:table-cell>
          <table:table-cell office:value-type="string">
            <text:p>id of main page</text:p>
          </table:table-cell>
          <table:table-cell table:number-columns-repeated="1016"/>
        </table:table-row>
        <table:table-row table:style-name="ro2">
          <table:table-cell table:formula="of:=IF(MID([.B185];1;1)=&quot;;&quot;;[.B185];IF(MID([.B185];1;1)=&quot;&quot;;&quot; &quot;;CONCATENATE([.B185];CHAR(61);CHAR(34);INDIRECT(ADDRESS(ROW();[.$A$2]));CHAR(34))))" office:value-type="string" office:string-value="prices=&quot;Prices&quot;">
            <text:p>prices="Prices"</text:p>
          </table:table-cell>
          <table:table-cell office:value-type="string">
            <text:p>prices</text:p>
          </table:table-cell>
          <table:table-cell office:value-type="string">
            <text:p>Preise</text:p>
          </table:table-cell>
          <table:table-cell office:value-type="string">
            <text:p>Prices</text:p>
          </table:table-cell>
          <table:table-cell table:style-name="Default" office:value-type="string">
            <text:p>Prices</text:p>
          </table:table-cell>
          <table:table-cell table:style-name="Default" office:value-type="string">
            <text:p>Prices</text:p>
          </table:table-cell>
          <table:table-cell table:style-name="Default" office:value-type="string">
            <text:p>Prices</text:p>
          </table:table-cell>
          <table:table-cell office:value-type="string">
            <text:p>Prices</text:p>
          </table:table-cell>
          <table:table-cell table:number-columns-repeated="1016"/>
        </table:table-row>
        <table:table-row table:style-name="ro2">
          <table:table-cell table:formula="of:=IF(MID([.B186];1;1)=&quot;;&quot;;[.B186];IF(MID([.B186];1;1)=&quot;&quot;;&quot; &quot;;CONCATENATE([.B186];CHAR(61);CHAR(34);INDIRECT(ADDRESS(ROW();[.$A$2]));CHAR(34))))" office:value-type="string" office:string-value="no vat=&quot;no vat&quot;">
            <text:p>no vat="no vat"</text:p>
          </table:table-cell>
          <table:table-cell office:value-type="string">
            <text:p>no vat</text:p>
          </table:table-cell>
          <table:table-cell office:value-type="string">
            <text:p>keine MwSt</text:p>
          </table:table-cell>
          <table:table-cell office:value-type="string">
            <text:p>no vat</text:p>
          </table:table-cell>
          <table:table-cell table:style-name="Default" office:value-type="string">
            <text:p>no vat</text:p>
          </table:table-cell>
          <table:table-cell table:style-name="Default" office:value-type="string">
            <text:p>no vat</text:p>
          </table:table-cell>
          <table:table-cell table:style-name="Default" office:value-type="string">
            <text:p>no vat</text:p>
          </table:table-cell>
          <table:table-cell office:value-type="string">
            <text:p>no vat</text:p>
          </table:table-cell>
          <table:table-cell table:number-columns-repeated="1016"/>
        </table:table-row>
        <table:table-row table:style-name="ro2">
          <table:table-cell table:formula="of:=IF(MID([.B187];1;1)=&quot;;&quot;;[.B187];IF(MID([.B187];1;1)=&quot;&quot;;&quot; &quot;;CONCATENATE([.B187];CHAR(61);CHAR(34);INDIRECT(ADDRESS(ROW();[.$A$2]));CHAR(34))))" office:value-type="string" office:string-value="vat=&quot;vat&quot;">
            <text:p>vat="vat"</text:p>
          </table:table-cell>
          <table:table-cell office:value-type="string">
            <text:p>vat</text:p>
          </table:table-cell>
          <table:table-cell office:value-type="string">
            <text:p>MwSt</text:p>
          </table:table-cell>
          <table:table-cell office:value-type="string">
            <text:p>vat</text:p>
          </table:table-cell>
          <table:table-cell table:style-name="Default" office:value-type="string">
            <text:p>vat</text:p>
          </table:table-cell>
          <table:table-cell table:style-name="Default" office:value-type="string">
            <text:p>vat</text:p>
          </table:table-cell>
          <table:table-cell table:style-name="Default" office:value-type="string">
            <text:p>vat</text:p>
          </table:table-cell>
          <table:table-cell office:value-type="string">
            <text:p>vat</text:p>
          </table:table-cell>
          <table:table-cell table:number-columns-repeated="1016"/>
        </table:table-row>
        <table:table-row table:style-name="ro2">
          <table:table-cell table:formula="of:=IF(MID([.B188];1;1)=&quot;;&quot;;[.B188];IF(MID([.B188];1;1)=&quot;&quot;;&quot; &quot;;CONCATENATE([.B188];CHAR(61);CHAR(34);INDIRECT(ADDRESS(ROW();[.$A$2]));CHAR(34))))" office:value-type="string" office:string-value="excl vat=&quot;excl vat&quot;">
            <text:p>excl vat="excl vat"</text:p>
          </table:table-cell>
          <table:table-cell office:value-type="string">
            <text:p>excl vat</text:p>
          </table:table-cell>
          <table:table-cell office:value-type="string">
            <text:p>exkl. MwSt</text:p>
          </table:table-cell>
          <table:table-cell office:value-type="string">
            <text:p>excl vat</text:p>
          </table:table-cell>
          <table:table-cell table:style-name="Default" office:value-type="string">
            <text:p>excl vat</text:p>
          </table:table-cell>
          <table:table-cell table:style-name="Default" office:value-type="string">
            <text:p>excl vat</text:p>
          </table:table-cell>
          <table:table-cell table:style-name="Default" office:value-type="string">
            <text:p>excl vat</text:p>
          </table:table-cell>
          <table:table-cell office:value-type="string">
            <text:p>excl vat</text:p>
          </table:table-cell>
          <table:table-cell table:number-columns-repeated="1016"/>
        </table:table-row>
        <table:table-row table:style-name="ro2">
          <table:table-cell table:formula="of:=IF(MID([.B189];1;1)=&quot;;&quot;;[.B189];IF(MID([.B189];1;1)=&quot;&quot;;&quot; &quot;;CONCATENATE([.B189];CHAR(61);CHAR(34);INDIRECT(ADDRESS(ROW();[.$A$2]));CHAR(34))))" office:value-type="string" office:string-value="incl vat=&quot;incl vat&quot;">
            <text:p>incl vat="incl vat"</text:p>
          </table:table-cell>
          <table:table-cell office:value-type="string">
            <text:p>incl vat</text:p>
          </table:table-cell>
          <table:table-cell office:value-type="string">
            <text:p>inkl. MwSt</text:p>
          </table:table-cell>
          <table:table-cell office:value-type="string">
            <text:p>incl vat</text:p>
          </table:table-cell>
          <table:table-cell table:style-name="Default" office:value-type="string">
            <text:p>incl vat</text:p>
          </table:table-cell>
          <table:table-cell table:style-name="Default" office:value-type="string">
            <text:p>incl vat</text:p>
          </table:table-cell>
          <table:table-cell table:style-name="Default" office:value-type="string">
            <text:p>incl vat</text:p>
          </table:table-cell>
          <table:table-cell office:value-type="string">
            <text:p>incl vat</text:p>
          </table:table-cell>
          <table:table-cell table:number-columns-repeated="1016"/>
        </table:table-row>
        <table:table-row table:style-name="ro2">
          <table:table-cell table:formula="of:=IF(MID([.B190];1;1)=&quot;;&quot;;[.B190];IF(MID([.B190];1;1)=&quot;&quot;;&quot; &quot;;CONCATENATE([.B190];CHAR(61);CHAR(34);INDIRECT(ADDRESS(ROW();[.$A$2]));CHAR(34))))" office:value-type="string" office:string-value="image settings=&quot;Image settings&quot;">
            <text:p>image settings="Image settings"</text:p>
          </table:table-cell>
          <table:table-cell office:value-type="string">
            <text:p>image settings</text:p>
          </table:table-cell>
          <table:table-cell office:value-type="string">
            <text:p>Bildeinstellungen</text:p>
          </table:table-cell>
          <table:table-cell office:value-type="string">
            <text:p>Image settings</text:p>
          </table:table-cell>
          <table:table-cell table:style-name="Default" office:value-type="string">
            <text:p>Image settings</text:p>
          </table:table-cell>
          <table:table-cell table:style-name="Default" office:value-type="string">
            <text:p>Image settings</text:p>
          </table:table-cell>
          <table:table-cell table:style-name="Default" office:value-type="string">
            <text:p>Image settings</text:p>
          </table:table-cell>
          <table:table-cell office:value-type="string">
            <text:p>Image settings</text:p>
          </table:table-cell>
          <table:table-cell table:number-columns-repeated="1016"/>
        </table:table-row>
        <table:table-row table:style-name="ro2">
          <table:table-cell table:formula="of:=IF(MID([.B191];1;1)=&quot;;&quot;;[.B191];IF(MID([.B191];1;1)=&quot;&quot;;&quot; &quot;;CONCATENATE([.B191];CHAR(61);CHAR(34);INDIRECT(ADDRESS(ROW();[.$A$2]));CHAR(34))))" office:value-type="string" office:string-value="installation info=&quot;Installation&quot;">
            <text:p>installation info="Installation"</text:p>
          </table:table-cell>
          <table:table-cell office:value-type="string">
            <text:p>installation info</text:p>
          </table:table-cell>
          <table:table-cell table:number-columns-repeated="2" office:value-type="string">
            <text:p>Installation</text:p>
          </table:table-cell>
          <table:table-cell table:style-name="Default" office:value-type="string">
            <text:p>Installation</text:p>
          </table:table-cell>
          <table:table-cell table:style-name="Default" office:value-type="string">
            <text:p>Installation</text:p>
          </table:table-cell>
          <table:table-cell table:style-name="Default" office:value-type="string">
            <text:p>Installation</text:p>
          </table:table-cell>
          <table:table-cell table:number-columns-repeated="1017"/>
        </table:table-row>
        <table:table-row table:style-name="ro5">
          <table:table-cell table:formula="of:=IF(MID([.B192];1;1)=&quot;;&quot;;[.B192];IF(MID([.B192];1;1)=&quot;&quot;;&quot; &quot;;CONCATENATE([.B192];CHAR(61);CHAR(34);INDIRECT(ADDRESS(ROW();[.$A$2]));CHAR(34))))" office:value-type="string" office:string-value="keep data on uninstall=&quot;Keep application data on uninstall&quot;">
            <text:p>keep data on uninstall="Keep application data on uninstall"</text:p>
          </table:table-cell>
          <table:table-cell office:value-type="string">
            <text:p>keep data on uninstall</text:p>
          </table:table-cell>
          <table:table-cell office:value-type="string">
            <text:p>Daten beim Deinstallieren erhalten</text:p>
          </table:table-cell>
          <table:table-cell office:value-type="string">
            <text:p>Keep application data on uninstall</text:p>
          </table:table-cell>
          <table:table-cell table:style-name="Default" office:value-type="string">
            <text:p>Keep application data on uninstall</text:p>
          </table:table-cell>
          <table:table-cell table:style-name="Default" office:value-type="string">
            <text:p>Keep application data on uninstall</text:p>
          </table:table-cell>
          <table:table-cell table:style-name="Default" office:value-type="string">
            <text:p>Keep application data on uninstall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>
          <table:table-cell table:formula="of:=IF(MID([.B194];1;1)=&quot;;&quot;;[.B194];IF(MID([.B194];1;1)=&quot;&quot;;&quot; &quot;;CONCATENATE([.B194];CHAR(61);CHAR(34);INDIRECT(ADDRESS(ROW();[.$A$2]));CHAR(34))))" office:value-type="string" office:string-value="; Texte">
            <text:p>; Texte</text:p>
          </table:table-cell>
          <table:table-cell office:value-type="string">
            <text:p>; Texte</text:p>
          </table:table-cell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2">
          <table:table-cell table:formula="of:=IF(MID([.B195];1;1)=&quot;;&quot;;[.B195];IF(MID([.B195];1;1)=&quot;&quot;;&quot; &quot;;CONCATENATE([.B195];CHAR(61);CHAR(34);INDIRECT(ADDRESS(ROW();[.$A$2]));CHAR(34))))" office:value-type="string" office:string-value="MQGText=&quot;Texts&quot;">
            <text:p>MQGText="Texts"</text:p>
          </table:table-cell>
          <table:table-cell office:value-type="string">
            <text:p>MQGText</text:p>
          </table:table-cell>
          <table:table-cell office:value-type="string">
            <text:p>Texte</text:p>
          </table:table-cell>
          <table:table-cell office:value-type="string">
            <text:p>Texts</text:p>
          </table:table-cell>
          <table:table-cell table:style-name="Default" office:value-type="string">
            <text:p>Testi</text:p>
          </table:table-cell>
          <table:table-cell table:style-name="Default" office:value-type="string">
            <text:p>Textos</text:p>
          </table:table-cell>
          <table:table-cell table:style-name="Default" office:value-type="string">
            <text:p>Textes</text:p>
          </table:table-cell>
          <table:table-cell table:number-columns-repeated="1017"/>
        </table:table-row>
        <table:table-row table:style-name="ro2">
          <table:table-cell table:formula="of:=IF(MID([.B196];1;1)=&quot;;&quot;;[.B196];IF(MID([.B196];1;1)=&quot;&quot;;&quot; &quot;;CONCATENATE([.B196];CHAR(61);CHAR(34);INDIRECT(ADDRESS(ROW();[.$A$2]));CHAR(34))))" office:value-type="string" office:string-value="bookingviewinfo=&quot;&lt;h3&gt;Booking display&lt;/h3&gt;&quot;">
            <text:p>bookingviewinfo="&lt;h3&gt;Booking display&lt;/h3&gt;"</text:p>
          </table:table-cell>
          <table:table-cell office:value-type="string">
            <text:p>bookingviewinfo</text:p>
          </table:table-cell>
          <table:table-cell office:value-type="string">
            <text:p>&lt;h3&gt;Anzeige einer Buchung&lt;/h3&gt;</text:p>
          </table:table-cell>
          <table:table-cell office:value-type="string">
            <text:p>&lt;h3&gt;Booking display&lt;/h3&gt;</text:p>
          </table:table-cell>
          <table:table-cell table:style-name="ce5" office:value-type="string">
            <text:p>&lt;h3&gt; visualizzazione prenotazione &lt;/ h3&gt;</text:p>
          </table:table-cell>
          <table:table-cell table:style-name="ce5" office:value-type="string">
            <text:p>&lt;p&gt; 1) target='_blank' titulares href='http://www.miquado.com/index.php?article_id=54'&gt; Espacio &lt;/ a&gt; &lt;/ p&gt;</text:p>
          </table:table-cell>
          <table:table-cell table:style-name="ce5" office:value-type="string">
            <text:p>&lt;p&gt; 1) target='_blank' détenteurs espace href='http://www.miquado.com/index.php?article_id=54'&gt; &lt;/ a&gt; &lt;/ p&gt;</text:p>
          </table:table-cell>
          <table:table-cell table:number-columns-repeated="1017"/>
        </table:table-row>
        <table:table-row table:style-name="ro2">
          <table:table-cell table:formula="of:=IF(MID([.B197];1;1)=&quot;;&quot;;[.B197];IF(MID([.B197];1;1)=&quot;&quot;;&quot; &quot;;CONCATENATE([.B197];CHAR(61);CHAR(34);INDIRECT(ADDRESS(ROW();[.$A$2]));CHAR(34))))" office:value-type="string" office:string-value="bookingview=&quot;Booking display&quot;">
            <text:p>bookingview="Booking display"</text:p>
          </table:table-cell>
          <table:table-cell office:value-type="string">
            <text:p>bookingview</text:p>
          </table:table-cell>
          <table:table-cell office:value-type="string">
            <text:p>Buchungsansicht&lt;sup&gt; 1)&lt;/sup&gt;</text:p>
          </table:table-cell>
          <table:table-cell office:value-type="string">
            <text:p>Booking display</text:p>
          </table:table-cell>
          <table:table-cell table:style-name="ce5" office:value-type="string">
            <text:p>Prenotazione di visualizzazione</text:p>
          </table:table-cell>
          <table:table-cell table:style-name="ce5" office:value-type="string">
            <text:p>&lt;h3&gt; pantalla Booking &lt;/ h3&gt;</text:p>
          </table:table-cell>
          <table:table-cell table:style-name="ce5" office:value-type="string">
            <text:p>&lt;h3&gt; affichage réservation &lt;/ h3&gt;</text:p>
          </table:table-cell>
          <table:table-cell table:number-columns-repeated="1017"/>
        </table:table-row>
        <table:table-row table:style-name="ro3">
          <table:table-cell table:formula="of:=IF(MID([.B198];1;1)=&quot;;&quot;;[.B198];IF(MID([.B198];1;1)=&quot;&quot;;&quot; &quot;;CONCATENATE([.B198];CHAR(61);CHAR(34);INDIRECT(ADDRESS(ROW();[.$A$2]));CHAR(34))))" office:value-type="string" office:string-value="mainpagetitleinfo=&quot;&lt;h3&gt;Title main page&lt;/h3&gt;&quot;">
            <text:p>mainpagetitleinfo="&lt;h3&gt;Title main page&lt;/h3&gt;"</text:p>
          </table:table-cell>
          <table:table-cell table:style-name="ce2" office:value-type="string">
            <text:p>mainpagetitleinfo</text:p>
          </table:table-cell>
          <table:table-cell office:value-type="string">
            <text:p>&lt;h3&gt;Titel Hauptseite&lt;/h3&gt;</text:p>
          </table:table-cell>
          <table:table-cell office:value-type="string">
            <text:p>&lt;h3&gt;Title main page&lt;/h3&gt;</text:p>
          </table:table-cell>
          <table:table-cell table:style-name="ce5" office:value-type="string">
            <text:p>&lt;h3&gt; pagina principale del titolo &lt;/ h3&gt;</text:p>
          </table:table-cell>
          <table:table-cell table:style-name="ce5" office:value-type="string">
            <text:p>Reserva pantalla</text:p>
          </table:table-cell>
          <table:table-cell table:style-name="ce5" office:value-type="string">
            <text:p>Réservation d'affichage</text:p>
          </table:table-cell>
          <table:table-cell table:number-columns-repeated="1017"/>
        </table:table-row>
        <table:table-row table:style-name="ro2">
          <table:table-cell table:formula="of:=IF(MID([.B199];1;1)=&quot;;&quot;;[.B199];IF(MID([.B199];1;1)=&quot;&quot;;&quot; &quot;;CONCATENATE([.B199];CHAR(61);CHAR(34);INDIRECT(ADDRESS(ROW();[.$A$2]));CHAR(34))))" office:value-type="string" office:string-value="mainpagetitle=&quot;Title&quot;">
            <text:p>mainpagetitle="Title"</text:p>
          </table:table-cell>
          <table:table-cell office:value-type="string">
            <text:p>mainpage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 table:style-name="ce5" office:value-type="string">
            <text:p>Titolo</text:p>
          </table:table-cell>
          <table:table-cell table:style-name="ce5" office:value-type="string">
            <text:p>Título</text:p>
          </table:table-cell>
          <table:table-cell table:style-name="ce5" office:value-type="string">
            <text:p>Titre</text:p>
          </table:table-cell>
          <table:table-cell table:number-columns-repeated="1017"/>
        </table:table-row>
        <table:table-row table:style-name="ro2">
          <table:table-cell table:formula="of:=IF(MID([.B200];1;1)=&quot;;&quot;;[.B200];IF(MID([.B200];1;1)=&quot;&quot;;&quot; &quot;;CONCATENATE([.B200];CHAR(61);CHAR(34);INDIRECT(ADDRESS(ROW();[.$A$2]));CHAR(34))))" office:value-type="string" office:string-value="mainpagedescription=&quot;Description&quot;">
            <text:p>mainpagedescription="Description"</text:p>
          </table:table-cell>
          <table:table-cell office:value-type="string">
            <text:p>mainpagedescription</text:p>
          </table:table-cell>
          <table:table-cell office:value-type="string">
            <text:p>Beschreibung</text:p>
          </table:table-cell>
          <table:table-cell office:value-type="string">
            <text:p>Description</text:p>
          </table:table-cell>
          <table:table-cell table:style-name="ce5" office:value-type="string">
            <text:p>Descrizione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Description</text:p>
          </table:table-cell>
          <table:table-cell table:number-columns-repeated="1017"/>
        </table:table-row>
        <table:table-row table:style-name="ro2">
          <table:table-cell table:formula="of:=IF(MID([.B201];1;1)=&quot;;&quot;;[.B201];IF(MID([.B201];1;1)=&quot;&quot;;&quot; &quot;;CONCATENATE([.B201];CHAR(61);CHAR(34);INDIRECT(ADDRESS(ROW();[.$A$2]));CHAR(34))))" office:value-type="string" office:string-value="pagetitle=&quot;Page title&quot;">
            <text:p>pagetitle="Page title"</text:p>
          </table:table-cell>
          <table:table-cell office:value-type="string">
            <text:p>pagetitle</text:p>
          </table:table-cell>
          <table:table-cell office:value-type="string">
            <text:p>Seitentitel</text:p>
          </table:table-cell>
          <table:table-cell office:value-type="string">
            <text:p>Page title</text:p>
          </table:table-cell>
          <table:table-cell table:style-name="ce5" office:value-type="string">
            <text:p>Titolo della pagina</text:p>
          </table:table-cell>
          <table:table-cell table:style-name="ce5" office:value-type="string">
            <text:p>Título de la página</text:p>
          </table:table-cell>
          <table:table-cell table:style-name="ce5" office:value-type="string">
            <text:p>Titre de la page</text:p>
          </table:table-cell>
          <table:table-cell table:number-columns-repeated="1017"/>
        </table:table-row>
        <table:table-row table:style-name="ro2">
          <table:table-cell table:formula="of:=IF(MID([.B202];1;1)=&quot;;&quot;;[.B202];IF(MID([.B202];1;1)=&quot;&quot;;&quot; &quot;;CONCATENATE([.B202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03];1;1)=&quot;;&quot;;[.B203];IF(MID([.B203];1;1)=&quot;&quot;;&quot; &quot;;CONCATENATE([.B203];CHAR(61);CHAR(34);INDIRECT(ADDRESS(ROW();[.$A$2]));CHAR(34))))" office:value-type="string" office:string-value="; Categories / Galleries">
            <text:p>; Categories / Galleries</text:p>
          </table:table-cell>
          <table:table-cell office:value-type="string">
            <text:p>; Categories / Galleries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04];1;1)=&quot;;&quot;;[.B204];IF(MID([.B204];1;1)=&quot;&quot;;&quot; &quot;;CONCATENATE([.B204];CHAR(61);CHAR(34);INDIRECT(ADDRESS(ROW();[.$A$2]));CHAR(34))))" office:value-type="string" office:string-value="MQGCategoryMaster=&quot;Overview&quot;">
            <text:p>MQGCategoryMaster="Overview"</text:p>
          </table:table-cell>
          <table:table-cell office:value-type="string">
            <text:p>MQGCategoryMaster</text:p>
          </table:table-cell>
          <table:table-cell office:value-type="string">
            <text:p>Übersicht</text:p>
          </table:table-cell>
          <table:table-cell office:value-type="string">
            <text:p>Overview</text:p>
          </table:table-cell>
          <table:table-cell table:style-name="ce5" office:value-type="string">
            <text:p>Panoramica</text:p>
          </table:table-cell>
          <table:table-cell table:style-name="ce5" office:value-type="string">
            <text:p>Visión de conjunto</text:p>
          </table:table-cell>
          <table:table-cell table:style-name="ce5" office:value-type="string">
            <text:p>Vue d'ensemble</text:p>
          </table:table-cell>
          <table:table-cell table:number-columns-repeated="1017"/>
        </table:table-row>
        <table:table-row table:style-name="ro2">
          <table:table-cell table:formula="of:=IF(MID([.B205];1;1)=&quot;;&quot;;[.B205];IF(MID([.B205];1;1)=&quot;&quot;;&quot; &quot;;CONCATENATE([.B205];CHAR(61);CHAR(34);INDIRECT(ADDRESS(ROW();[.$A$2]));CHAR(34))))" office:value-type="string" office:string-value="title=&quot;title&quot;">
            <text:p>title="title"</text:p>
          </table:table-cell>
          <table:table-cell office:value-type="string">
            <text:p>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 table:style-name="ce5" office:value-type="string">
            <text:p>titolo</text:p>
          </table:table-cell>
          <table:table-cell table:style-name="ce5" office:value-type="string">
            <text:p>título</text:p>
          </table:table-cell>
          <table:table-cell table:style-name="ce5" office:value-type="string">
            <text:p>titre</text:p>
          </table:table-cell>
          <table:table-cell table:number-columns-repeated="1017"/>
        </table:table-row>
        <table:table-row table:style-name="ro2">
          <table:table-cell table:formula="of:=IF(MID([.B206];1;1)=&quot;;&quot;;[.B206];IF(MID([.B206];1;1)=&quot;&quot;;&quot; &quot;;CONCATENATE([.B206];CHAR(61);CHAR(34);INDIRECT(ADDRESS(ROW();[.$A$2]));CHAR(34))))" office:value-type="string" office:string-value="status=&quot;status&quot;">
            <text:p>status="status"</text:p>
          </table:table-cell>
          <table:table-cell office:value-type="string">
            <text:p>status</text:p>
          </table:table-cell>
          <table:table-cell office:value-type="string">
            <text:p>Status</text:p>
          </table:table-cell>
          <table:table-cell office:value-type="string">
            <text:p>status</text:p>
          </table:table-cell>
          <table:table-cell table:style-name="ce5" office:value-type="string">
            <text:p>stat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statut</text:p>
          </table:table-cell>
          <table:table-cell table:number-columns-repeated="1017"/>
        </table:table-row>
        <table:table-row table:style-name="ro2">
          <table:table-cell table:formula="of:=IF(MID([.B207];1;1)=&quot;;&quot;;[.B207];IF(MID([.B207];1;1)=&quot;&quot;;&quot; &quot;;CONCATENATE([.B207];CHAR(61);CHAR(34);INDIRECT(ADDRESS(ROW();[.$A$2]));CHAR(34))))" office:value-type="string" office:string-value="protection=&quot;protection&quot;">
            <text:p>protection="protection"</text:p>
          </table:table-cell>
          <table:table-cell office:value-type="string">
            <text:p>protection</text:p>
          </table:table-cell>
          <table:table-cell office:value-type="string">
            <text:p>Schutz</text:p>
          </table:table-cell>
          <table:table-cell office:value-type="string">
            <text:p>protection</text:p>
          </table:table-cell>
          <table:table-cell table:style-name="ce5" office:value-type="string">
            <text:p>protezione</text:p>
          </table:table-cell>
          <table:table-cell table:style-name="ce5" office:value-type="string">
            <text:p>protección</text:p>
          </table:table-cell>
          <table:table-cell table:style-name="ce5" office:value-type="string">
            <text:p>protection</text:p>
          </table:table-cell>
          <table:table-cell table:number-columns-repeated="1017"/>
        </table:table-row>
        <table:table-row table:style-name="ro2">
          <table:table-cell table:formula="of:=IF(MID([.B208];1;1)=&quot;;&quot;;[.B208];IF(MID([.B208];1;1)=&quot;&quot;;&quot; &quot;;CONCATENATE([.B208];CHAR(61);CHAR(34);INDIRECT(ADDRESS(ROW();[.$A$2]));CHAR(34))))" office:value-type="string" office:string-value="forsale=&quot;sale&quot;">
            <text:p>forsale="sale"</text:p>
          </table:table-cell>
          <table:table-cell office:value-type="string">
            <text:p>forsale</text:p>
          </table:table-cell>
          <table:table-cell office:value-type="string">
            <text:p>Verkauf</text:p>
          </table:table-cell>
          <table:table-cell office:value-type="string">
            <text:p>sale</text:p>
          </table:table-cell>
          <table:table-cell table:style-name="ce5" office:value-type="string">
            <text:p>vendita</text:p>
          </table:table-cell>
          <table:table-cell table:style-name="ce5" office:value-type="string">
            <text:p>venta</text:p>
          </table:table-cell>
          <table:table-cell table:style-name="ce5" office:value-type="string">
            <text:p>vente</text:p>
          </table:table-cell>
          <table:table-cell table:number-columns-repeated="1017"/>
        </table:table-row>
        <table:table-row table:style-name="ro2">
          <table:table-cell table:formula="of:=IF(MID([.B209];1;1)=&quot;;&quot;;[.B209];IF(MID([.B209];1;1)=&quot;&quot;;&quot; &quot;;CONCATENATE([.B209];CHAR(61);CHAR(34);INDIRECT(ADDRESS(ROW();[.$A$2]));CHAR(34))))" office:value-type="string" office:string-value="defaultview=&quot;default view&quot;">
            <text:p>defaultview="default view"</text:p>
          </table:table-cell>
          <table:table-cell office:value-type="string">
            <text:p>defaultview</text:p>
          </table:table-cell>
          <table:table-cell office:value-type="string">
            <text:p>Std.-Ansicht</text:p>
          </table:table-cell>
          <table:table-cell office:value-type="string">
            <text:p>default view</text:p>
          </table:table-cell>
          <table:table-cell table:style-name="ce5" office:value-type="string">
            <text:p>visualizzazione predefinita</text:p>
          </table:table-cell>
          <table:table-cell table:style-name="ce5" office:value-type="string">
            <text:p>vista predeterminada</text:p>
          </table:table-cell>
          <table:table-cell table:style-name="ce5" office:value-type="string">
            <text:p>vue par défaut</text:p>
          </table:table-cell>
          <table:table-cell table:number-columns-repeated="1017"/>
        </table:table-row>
        <table:table-row table:style-name="ro2">
          <table:table-cell table:formula="of:=IF(MID([.B210];1;1)=&quot;;&quot;;[.B210];IF(MID([.B210];1;1)=&quot;&quot;;&quot; &quot;;CONCATENATE([.B210];CHAR(61);CHAR(34);INDIRECT(ADDRESS(ROW();[.$A$2]));CHAR(34))))" office:value-type="string" office:string-value="add_MQGCategory=&quot;add category&quot;">
            <text:p>add_MQGCategory="add category"</text:p>
          </table:table-cell>
          <table:table-cell office:value-type="string">
            <text:p>add_MQGCategory</text:p>
          </table:table-cell>
          <table:table-cell office:value-type="string">
            <text:p>Kategorie hinzufügen</text:p>
          </table:table-cell>
          <table:table-cell office:value-type="string">
            <text:p>add category</text:p>
          </table:table-cell>
          <table:table-cell table:style-name="ce5" office:value-type="string">
            <text:p>aggiungere categoria</text:p>
          </table:table-cell>
          <table:table-cell table:style-name="ce5" office:value-type="string">
            <text:p>Añadir categoría</text:p>
          </table:table-cell>
          <table:table-cell table:style-name="ce5" office:value-type="string">
            <text:p>ajouter la catégorie</text:p>
          </table:table-cell>
          <table:table-cell table:number-columns-repeated="1017"/>
        </table:table-row>
        <table:table-row table:style-name="ro2">
          <table:table-cell table:formula="of:=IF(MID([.B211];1;1)=&quot;;&quot;;[.B211];IF(MID([.B211];1;1)=&quot;&quot;;&quot; &quot;;CONCATENATE([.B211];CHAR(61);CHAR(34);INDIRECT(ADDRESS(ROW();[.$A$2]));CHAR(34))))" office:value-type="string" office:string-value="add_MQGGallery=&quot;add gallery&quot;">
            <text:p>add_MQGGallery="add gallery"</text:p>
          </table:table-cell>
          <table:table-cell office:value-type="string">
            <text:p>add_MQGGallery</text:p>
          </table:table-cell>
          <table:table-cell office:value-type="string">
            <text:p>Galerie hinzufügen</text:p>
          </table:table-cell>
          <table:table-cell office:value-type="string">
            <text:p>add gallery</text:p>
          </table:table-cell>
          <table:table-cell table:style-name="ce5" office:value-type="string">
            <text:p>aggiungere galleria</text:p>
          </table:table-cell>
          <table:table-cell table:style-name="ce5" office:value-type="string">
            <text:p>agregar galería</text:p>
          </table:table-cell>
          <table:table-cell table:style-name="ce5" office:value-type="string">
            <text:p>ajouter galerie</text:p>
          </table:table-cell>
          <table:table-cell table:number-columns-repeated="1017"/>
        </table:table-row>
        <table:table-row table:style-name="ro2">
          <table:table-cell table:formula="of:=IF(MID([.B212];1;1)=&quot;;&quot;;[.B212];IF(MID([.B212];1;1)=&quot;&quot;;&quot; &quot;;CONCATENATE([.B212];CHAR(61);CHAR(34);INDIRECT(ADDRESS(ROW();[.$A$2]));CHAR(34))))" office:value-type="string" office:string-value="add_MQGImage=&quot;add images&quot;">
            <text:p>add_MQGImage="add images"</text:p>
          </table:table-cell>
          <table:table-cell office:value-type="string">
            <text:p>add_MQGImage</text:p>
          </table:table-cell>
          <table:table-cell office:value-type="string">
            <text:p>Bilder hinzufügen</text:p>
          </table:table-cell>
          <table:table-cell office:value-type="string">
            <text:p>add images</text:p>
          </table:table-cell>
          <table:table-cell table:style-name="ce5" office:value-type="string">
            <text:p>aggiungere le immagini</text:p>
          </table:table-cell>
          <table:table-cell table:style-name="ce5" office:value-type="string">
            <text:p>añadir imágenes</text:p>
          </table:table-cell>
          <table:table-cell table:style-name="ce5" office:value-type="string">
            <text:p>ajouter des images</text:p>
          </table:table-cell>
          <table:table-cell table:number-columns-repeated="1017"/>
        </table:table-row>
        <table:table-row table:style-name="ro2">
          <table:table-cell table:formula="of:=IF(MID([.B213];1;1)=&quot;;&quot;;[.B213];IF(MID([.B213];1;1)=&quot;&quot;;&quot; &quot;;CONCATENATE([.B213];CHAR(61);CHAR(34);INDIRECT(ADDRESS(ROW();[.$A$2]));CHAR(34))))" office:value-type="string" office:string-value="MQGImage=&quot;Image&quot;">
            <text:p>MQGImage="Image"</text:p>
          </table:table-cell>
          <table:table-cell office:value-type="string">
            <text:p>MQGImage</text:p>
          </table:table-cell>
          <table:table-cell office:value-type="string">
            <text:p>Bild</text:p>
          </table:table-cell>
          <table:table-cell office:value-type="string">
            <text:p>Image</text:p>
          </table:table-cell>
          <table:table-cell table:style-name="Default" office:value-type="string">
            <text:p>Image</text:p>
          </table:table-cell>
          <table:table-cell table:style-name="Default" office:value-type="string">
            <text:p>Image</text:p>
          </table:table-cell>
          <table:table-cell table:style-name="Default" office:value-type="string">
            <text:p>Image</text:p>
          </table:table-cell>
          <table:table-cell table:number-columns-repeated="1017"/>
        </table:table-row>
        <table:table-row table:style-name="ro2">
          <table:table-cell table:formula="of:=IF(MID([.B214];1;1)=&quot;;&quot;;[.B214];IF(MID([.B214];1;1)=&quot;&quot;;&quot; &quot;;CONCATENATE([.B214];CHAR(61);CHAR(34);INDIRECT(ADDRESS(ROW();[.$A$2]));CHAR(34))))" office:value-type="string" office:string-value="images=&quot;images&quot;">
            <text:p>images="images"</text:p>
          </table:table-cell>
          <table:table-cell office:value-type="string">
            <text:p>images</text:p>
          </table:table-cell>
          <table:table-cell office:value-type="string">
            <text:p>Bilder</text:p>
          </table:table-cell>
          <table:table-cell office:value-type="string">
            <text:p>images</text:p>
          </table:table-cell>
          <table:table-cell table:style-name="ce5" office:value-type="string">
            <text:p>immagini</text:p>
          </table:table-cell>
          <table:table-cell table:style-name="ce5" office:value-type="string">
            <text:p>imágenes</text:p>
          </table:table-cell>
          <table:table-cell table:style-name="ce5" office:value-type="string">
            <text:p>images</text:p>
          </table:table-cell>
          <table:table-cell table:number-columns-repeated="1017"/>
        </table:table-row>
        <table:table-row table:style-name="ro2">
          <table:table-cell table:formula="of:=IF(MID([.B215];1;1)=&quot;;&quot;;[.B215];IF(MID([.B215];1;1)=&quot;&quot;;&quot; &quot;;CONCATENATE([.B215];CHAR(61);CHAR(34);INDIRECT(ADDRESS(ROW();[.$A$2]));CHAR(34))))" office:value-type="string" office:string-value="move gallery to category=&quot;move gallery to category&quot;">
            <text:p>move gallery to category="move gallery to category"</text:p>
          </table:table-cell>
          <table:table-cell office:value-type="string">
            <text:p>move gallery to category</text:p>
          </table:table-cell>
          <table:table-cell office:value-type="string">
            <text:p>Galerie in andere Kategorie verschieben</text:p>
          </table:table-cell>
          <table:table-cell office:value-type="string">
            <text:p>move gallery to category</text:p>
          </table:table-cell>
          <table:table-cell table:style-name="ce5" office:value-type="string">
            <text:p>spostare galleria alla categoria</text:p>
          </table:table-cell>
          <table:table-cell table:style-name="ce5" office:value-type="string">
            <text:p>mover galería a la categoría</text:p>
          </table:table-cell>
          <table:table-cell table:style-name="ce5" office:value-type="string">
            <text:p>Galerie déplacer à la catégorie</text:p>
          </table:table-cell>
          <table:table-cell table:number-columns-repeated="1017"/>
        </table:table-row>
        <table:table-row table:style-name="ro2">
          <table:table-cell table:formula="of:=IF(MID([.B216];1;1)=&quot;;&quot;;[.B216];IF(MID([.B216];1;1)=&quot;&quot;;&quot; &quot;;CONCATENATE([.B216];CHAR(61);CHAR(34);INDIRECT(ADDRESS(ROW();[.$A$2]));CHAR(34))))" office:value-type="string" office:string-value="move gallery=&quot;move gallery&quot;">
            <text:p>move gallery="move gallery"</text:p>
          </table:table-cell>
          <table:table-cell office:value-type="string">
            <text:p>move gallery</text:p>
          </table:table-cell>
          <table:table-cell office:value-type="string">
            <text:p>verschiebe Galerie</text:p>
          </table:table-cell>
          <table:table-cell office:value-type="string">
            <text:p>move gallery</text:p>
          </table:table-cell>
          <table:table-cell table:style-name="ce5" office:value-type="string">
            <text:p>spostare galleria</text:p>
          </table:table-cell>
          <table:table-cell table:style-name="ce5" office:value-type="string">
            <text:p>mover galería</text:p>
          </table:table-cell>
          <table:table-cell table:style-name="ce5" office:value-type="string">
            <text:p>déplacer galerie</text:p>
          </table:table-cell>
          <table:table-cell table:number-columns-repeated="1017"/>
        </table:table-row>
        <table:table-row table:style-name="ro2">
          <table:table-cell table:formula="of:=IF(MID([.B217];1;1)=&quot;;&quot;;[.B217];IF(MID([.B217];1;1)=&quot;&quot;;&quot; &quot;;CONCATENATE([.B217];CHAR(61);CHAR(34);INDIRECT(ADDRESS(ROW();[.$A$2]));CHAR(34))))" office:value-type="string" office:string-value="into category=&quot;into this category&quot;">
            <text:p>into category="into this category"</text:p>
          </table:table-cell>
          <table:table-cell office:value-type="string">
            <text:p>into category</text:p>
          </table:table-cell>
          <table:table-cell office:value-type="string">
            <text:p>in diese Kategorie</text:p>
          </table:table-cell>
          <table:table-cell office:value-type="string">
            <text:p>into this category</text:p>
          </table:table-cell>
          <table:table-cell table:style-name="ce5" office:value-type="string">
            <text:p>in questa categoria</text:p>
          </table:table-cell>
          <table:table-cell table:style-name="ce5" office:value-type="string">
            <text:p>en esta categoría</text:p>
          </table:table-cell>
          <table:table-cell table:style-name="ce5" office:value-type="string">
            <text:p>dans cette catégorie</text:p>
          </table:table-cell>
          <table:table-cell table:number-columns-repeated="1017"/>
        </table:table-row>
        <table:table-row table:style-name="ro2">
          <table:table-cell table:formula="of:=IF(MID([.B218];1;1)=&quot;;&quot;;[.B218];IF(MID([.B218];1;1)=&quot;&quot;;&quot; &quot;;CONCATENATE([.B218];CHAR(61);CHAR(34);INDIRECT(ADDRESS(ROW();[.$A$2]));CHAR(34))))" office:value-type="string" office:string-value="thumbnails=&quot;fixed thumbnails&quot;">
            <text:p>thumbnails="fixed thumbnails"</text:p>
          </table:table-cell>
          <table:table-cell office:value-type="string">
            <text:p>thumbnails</text:p>
          </table:table-cell>
          <table:table-cell office:value-type="string">
            <text:p>Feste Vorschaubilder</text:p>
          </table:table-cell>
          <table:table-cell office:value-type="string">
            <text:p>fixed thumbnails</text:p>
          </table:table-cell>
          <table:table-cell table:style-name="ce5" office:value-type="string">
            <text:p>miniature fisse</text:p>
          </table:table-cell>
          <table:table-cell table:style-name="ce5" office:value-type="string">
            <text:p>miniaturas fijos</text:p>
          </table:table-cell>
          <table:table-cell table:style-name="ce5" office:value-type="string">
            <text:p>miniatures fixes</text:p>
          </table:table-cell>
          <table:table-cell table:number-columns-repeated="1017"/>
        </table:table-row>
        <table:table-row table:style-name="ro2">
          <table:table-cell table:formula="of:=IF(MID([.B219];1;1)=&quot;;&quot;;[.B219];IF(MID([.B219];1;1)=&quot;&quot;;&quot; &quot;;CONCATENATE([.B219];CHAR(61);CHAR(34);INDIRECT(ADDRESS(ROW();[.$A$2]));CHAR(34))))" office:value-type="string" office:string-value="thumbnails description=&quot;Default thumbnails are used for the category preview instead of gallery images.&quot;">
            <text:p>thumbnails description="Default thumbnails are used for the category preview instead of gallery images."</text:p>
          </table:table-cell>
          <table:table-cell office:value-type="string">
            <text:p>thumbnails description</text:p>
          </table:table-cell>
          <table:table-cell office:value-type="string">
            <text:p>Feste Vorschaubilder werden anstelle von Galerie-Vorschaubildern verwendet.</text:p>
          </table:table-cell>
          <table:table-cell office:value-type="string">
            <text:p>Default thumbnails are used for the category preview instead of gallery images.</text:p>
          </table:table-cell>
          <table:table-cell table:style-name="ce5" office:value-type="string">
            <text:p>Miniature predefinite sono utilizzati per l'anteprima categoria invece di immagini della galleria.</text:p>
          </table:table-cell>
          <table:table-cell table:style-name="ce5" office:value-type="string">
            <text:p>Miniaturas por defecto se utiliza para la vista preliminar categoría en lugar de imágenes de la galería.</text:p>
          </table:table-cell>
          <table:table-cell table:style-name="ce5" office:value-type="string">
            <text:p>Miniatures par défaut sont utilisées pour la prévisualisation catégorie au lieu de galerie d'images.</text:p>
          </table:table-cell>
          <table:table-cell table:number-columns-repeated="1017"/>
        </table:table-row>
        <table:table-row table:style-name="ro2">
          <table:table-cell table:formula="of:=IF(MID([.B220];1;1)=&quot;;&quot;;[.B220];IF(MID([.B220];1;1)=&quot;&quot;;&quot; &quot;;CONCATENATE([.B220];CHAR(61);CHAR(34);INDIRECT(ADDRESS(ROW();[.$A$2]));CHAR(34))))" office:value-type="string" office:string-value="categoryindex=&quot;Overview&quot;">
            <text:p>categoryindex="Overview"</text:p>
          </table:table-cell>
          <table:table-cell office:value-type="string">
            <text:p>categoryindex</text:p>
          </table:table-cell>
          <table:table-cell office:value-type="string">
            <text:p>Übersicht</text:p>
          </table:table-cell>
          <table:table-cell office:value-type="string">
            <text:p>Overview</text:p>
          </table:table-cell>
          <table:table-cell table:style-name="ce5" office:value-type="string">
            <text:p>Panoramica</text:p>
          </table:table-cell>
          <table:table-cell table:style-name="ce5" office:value-type="string">
            <text:p>Visión de conjunto</text:p>
          </table:table-cell>
          <table:table-cell table:style-name="ce5" office:value-type="string">
            <text:p>Vue d'ensemble</text:p>
          </table:table-cell>
          <table:table-cell table:number-columns-repeated="1017"/>
        </table:table-row>
        <table:table-row table:style-name="ro2">
          <table:table-cell table:formula="of:=IF(MID([.B221];1;1)=&quot;;&quot;;[.B221];IF(MID([.B221];1;1)=&quot;&quot;;&quot; &quot;;CONCATENATE([.B221];CHAR(61);CHAR(34);INDIRECT(ADDRESS(ROW();[.$A$2]));CHAR(34))))" office:value-type="string" office:string-value="categoryfirstchild=&quot;First Gallery&quot;">
            <text:p>categoryfirstchild="First Gallery"</text:p>
          </table:table-cell>
          <table:table-cell office:value-type="string">
            <text:p>categoryfirstchild</text:p>
          </table:table-cell>
          <table:table-cell office:value-type="string">
            <text:p>Erste Galerie</text:p>
          </table:table-cell>
          <table:table-cell office:value-type="string">
            <text:p>First Gallery</text:p>
          </table:table-cell>
          <table:table-cell table:style-name="ce5" office:value-type="string">
            <text:p>First Gallery</text:p>
          </table:table-cell>
          <table:table-cell table:style-name="ce5" office:value-type="string">
            <text:p>Galería de Primera</text:p>
          </table:table-cell>
          <table:table-cell table:style-name="ce5" office:value-type="string">
            <text:p>Galerie d'abord</text:p>
          </table:table-cell>
          <table:table-cell table:number-columns-repeated="1017"/>
        </table:table-row>
        <table:table-row table:style-name="ro2">
          <table:table-cell table:formula="of:=IF(MID([.B222];1;1)=&quot;;&quot;;[.B222];IF(MID([.B222];1;1)=&quot;&quot;;&quot; &quot;;CONCATENATE([.B222];CHAR(61);CHAR(34);INDIRECT(ADDRESS(ROW();[.$A$2]));CHAR(34))))" office:value-type="string" office:string-value="galleryindex=&quot;Overview&quot;">
            <text:p>galleryindex="Overview"</text:p>
          </table:table-cell>
          <table:table-cell office:value-type="string">
            <text:p>galleryindex</text:p>
          </table:table-cell>
          <table:table-cell office:value-type="string">
            <text:p>Übersicht</text:p>
          </table:table-cell>
          <table:table-cell office:value-type="string">
            <text:p>Overview</text:p>
          </table:table-cell>
          <table:table-cell table:style-name="ce5" office:value-type="string">
            <text:p>Panoramica</text:p>
          </table:table-cell>
          <table:table-cell table:style-name="ce5" office:value-type="string">
            <text:p>Visión de conjunto</text:p>
          </table:table-cell>
          <table:table-cell table:style-name="ce5" office:value-type="string">
            <text:p>Vue d'ensemble</text:p>
          </table:table-cell>
          <table:table-cell table:number-columns-repeated="1017"/>
        </table:table-row>
        <table:table-row table:style-name="ro2">
          <table:table-cell table:formula="of:=IF(MID([.B223];1;1)=&quot;;&quot;;[.B223];IF(MID([.B223];1;1)=&quot;&quot;;&quot; &quot;;CONCATENATE([.B223];CHAR(61);CHAR(34);INDIRECT(ADDRESS(ROW();[.$A$2]));CHAR(34))))" office:value-type="string" office:string-value="galleryfirstchild=&quot;First Image&quot;">
            <text:p>galleryfirstchild="First Image"</text:p>
          </table:table-cell>
          <table:table-cell office:value-type="string">
            <text:p>galleryfirstchild</text:p>
          </table:table-cell>
          <table:table-cell office:value-type="string">
            <text:p>Erstes Bild</text:p>
          </table:table-cell>
          <table:table-cell office:value-type="string">
            <text:p>First Image</text:p>
          </table:table-cell>
          <table:table-cell table:style-name="ce5" office:value-type="string">
            <text:p>Prima immagine</text:p>
          </table:table-cell>
          <table:table-cell table:style-name="ce5" office:value-type="string">
            <text:p>Primera imagen</text:p>
          </table:table-cell>
          <table:table-cell table:style-name="ce5" office:value-type="string">
            <text:p>Première image</text:p>
          </table:table-cell>
          <table:table-cell table:number-columns-repeated="1017"/>
        </table:table-row>
        <table:table-row table:style-name="ro2">
          <table:table-cell table:formula="of:=IF(MID([.B224];1;1)=&quot;;&quot;;[.B224];IF(MID([.B224];1;1)=&quot;&quot;;&quot; &quot;;CONCATENATE([.B224];CHAR(61);CHAR(34);INDIRECT(ADDRESS(ROW();[.$A$2]));CHAR(34))))" office:value-type="string" office:string-value="gallerystory=&quot;gallery story&quot;">
            <text:p>gallerystory="gallery story"</text:p>
          </table:table-cell>
          <table:table-cell office:value-type="string">
            <text:p>gallerystory</text:p>
          </table:table-cell>
          <table:table-cell office:value-type="string">
            <text:p>Galerie-Story</text:p>
          </table:table-cell>
          <table:table-cell office:value-type="string">
            <text:p>gallery story</text:p>
          </table:table-cell>
          <table:table-cell table:style-name="ce5" office:value-type="string">
            <text:p>Galleria di storia</text:p>
          </table:table-cell>
          <table:table-cell table:style-name="ce5" office:value-type="string">
            <text:p>Galería de historia</text:p>
          </table:table-cell>
          <table:table-cell table:style-name="ce5" office:value-type="string">
            <text:p>histoire galerie</text:p>
          </table:table-cell>
          <table:table-cell table:number-columns-repeated="1017"/>
        </table:table-row>
        <table:table-row table:style-name="ro2">
          <table:table-cell table:formula="of:=IF(MID([.B225];1;1)=&quot;;&quot;;[.B225];IF(MID([.B225];1;1)=&quot;&quot;;&quot; &quot;;CONCATENATE([.B225];CHAR(61);CHAR(34);INDIRECT(ADDRESS(ROW();[.$A$2]));CHAR(34))))" office:value-type="string" office:string-value="galleryallimages=&quot;All Images&quot;">
            <text:p>galleryallimages="All Images"</text:p>
          </table:table-cell>
          <table:table-cell office:value-type="string">
            <text:p>galleryallimages</text:p>
          </table:table-cell>
          <table:table-cell office:value-type="string">
            <text:p>Alle Bilder</text:p>
          </table:table-cell>
          <table:table-cell office:value-type="string">
            <text:p>All Images</text:p>
          </table:table-cell>
          <table:table-cell table:style-name="ce5" office:value-type="string">
            <text:p>Tutte le immagini</text:p>
          </table:table-cell>
          <table:table-cell table:style-name="ce5" office:value-type="string">
            <text:p>Todas las imágenes</text:p>
          </table:table-cell>
          <table:table-cell table:style-name="ce5" office:value-type="string">
            <text:p>Toutes les images</text:p>
          </table:table-cell>
          <table:table-cell table:number-columns-repeated="1017"/>
        </table:table-row>
        <table:table-row table:style-name="ro2">
          <table:table-cell table:formula="of:=IF(MID([.B226];1;1)=&quot;;&quot;;[.B226];IF(MID([.B226];1;1)=&quot;&quot;;&quot; &quot;;CONCATENATE([.B226];CHAR(61);CHAR(34);INDIRECT(ADDRESS(ROW();[.$A$2]));CHAR(34))))" office:value-type="string" office:string-value="galleryblogstyle=&quot;Blog Style&quot;">
            <text:p>galleryblogstyle="Blog Style"</text:p>
          </table:table-cell>
          <table:table-cell office:value-type="string">
            <text:p>galleryblogstyle</text:p>
          </table:table-cell>
          <table:table-cell office:value-type="string">
            <text:p>Blogstil</text:p>
          </table:table-cell>
          <table:table-cell office:value-type="string">
            <text:p>Blog Style</text:p>
          </table:table-cell>
          <table:table-cell table:style-name="ce5" office:value-type="string">
            <text:p>Blog Style</text:p>
          </table:table-cell>
          <table:table-cell table:style-name="ce5" office:value-type="string">
            <text:p>Blog Style</text:p>
          </table:table-cell>
          <table:table-cell table:style-name="ce5" office:value-type="string">
            <text:p>Style de Blog</text:p>
          </table:table-cell>
          <table:table-cell table:number-columns-repeated="1017"/>
        </table:table-row>
        <table:table-row table:style-name="ro2">
          <table:table-cell table:formula="of:=IF(MID([.B227];1;1)=&quot;;&quot;;[.B227];IF(MID([.B227];1;1)=&quot;&quot;;&quot; &quot;;CONCATENATE([.B227];CHAR(61);CHAR(34);INDIRECT(ADDRESS(ROW();[.$A$2]));CHAR(34))))" office:value-type="string" office:string-value="galleryslideshow=&quot;Slideshow&quot;">
            <text:p>galleryslideshow="Slideshow"</text:p>
          </table:table-cell>
          <table:table-cell office:value-type="string">
            <text:p>galleryslideshow</text:p>
          </table:table-cell>
          <table:table-cell office:value-type="string">
            <text:p>Slideshow</text:p>
          </table:table-cell>
          <table:table-cell office:value-type="string">
            <text:p>Slideshow</text:p>
          </table:table-cell>
          <table:table-cell table:style-name="ce5" office:value-type="string">
            <text:p>Slideshow</text:p>
          </table:table-cell>
          <table:table-cell table:style-name="ce5" office:value-type="string">
            <text:p>Presentación</text:p>
          </table:table-cell>
          <table:table-cell table:style-name="ce5" office:value-type="string">
            <text:p>Diaporama</text:p>
          </table:table-cell>
          <table:table-cell table:number-columns-repeated="1017"/>
        </table:table-row>
        <table:table-row table:style-name="ro2">
          <table:table-cell table:formula="of:=IF(MID([.B228];1;1)=&quot;;&quot;;[.B228];IF(MID([.B228];1;1)=&quot;&quot;;&quot; &quot;;CONCATENATE([.B228];CHAR(61);CHAR(34);INDIRECT(ADDRESS(ROW();[.$A$2]));CHAR(34))))" office:value-type="string" office:string-value="gallerypresentation=&quot;Presentation&quot;">
            <text:p>gallerypresentation="Presentation"</text:p>
          </table:table-cell>
          <table:table-cell office:value-type="string">
            <text:p>gallerypresentation</text:p>
          </table:table-cell>
          <table:table-cell office:value-type="string">
            <text:p>Präsentation</text:p>
          </table:table-cell>
          <table:table-cell office:value-type="string">
            <text:p>Presentation</text:p>
          </table:table-cell>
          <table:table-cell table:style-name="ce5" office:value-type="string">
            <text:p>Presentazione</text:p>
          </table:table-cell>
          <table:table-cell table:style-name="ce5" office:value-type="string">
            <text:p>Presentación</text:p>
          </table:table-cell>
          <table:table-cell table:style-name="ce5" office:value-type="string">
            <text:p>Présentation</text:p>
          </table:table-cell>
          <table:table-cell table:number-columns-repeated="1017"/>
        </table:table-row>
        <table:table-row table:style-name="ro2">
          <table:table-cell table:formula="of:=IF(MID([.B229];1;1)=&quot;;&quot;;[.B229];IF(MID([.B229];1;1)=&quot;&quot;;&quot; &quot;;CONCATENATE([.B229];CHAR(61);CHAR(34);INDIRECT(ADDRESS(ROW();[.$A$2]));CHAR(34))))" office:value-type="string" office:string-value="downloadable=&quot;Downl.&quot;">
            <text:p>downloadable="Downl."</text:p>
          </table:table-cell>
          <table:table-cell office:value-type="string">
            <text:p>downloadable</text:p>
          </table:table-cell>
          <table:table-cell office:value-type="string">
            <text:p>Downl.</text:p>
          </table:table-cell>
          <table:table-cell office:value-type="string">
            <text:p>Downl.</text:p>
          </table:table-cell>
          <table:table-cell table:style-name="ce5" office:value-type="string">
            <text:p>Downl.</text:p>
          </table:table-cell>
          <table:table-cell table:style-name="ce5" office:value-type="string">
            <text:p>Desc.</text:p>
          </table:table-cell>
          <table:table-cell table:style-name="ce5" office:value-type="string">
            <text:p>Téléch.</text:p>
          </table:table-cell>
          <table:table-cell table:number-columns-repeated="1017"/>
        </table:table-row>
        <table:table-row table:style-name="ro2">
          <table:table-cell table:formula="of:=IF(MID([.B230];1;1)=&quot;;&quot;;[.B230];IF(MID([.B230];1;1)=&quot;&quot;;&quot; &quot;;CONCATENATE([.B230];CHAR(61);CHAR(34);INDIRECT(ADDRESS(ROW();[.$A$2]));CHAR(34))))" office:value-type="string" office:string-value="edit fthumbs=&quot;Edit fixed thumbs&quot;">
            <text:p>edit fthumbs="Edit fixed thumbs"</text:p>
          </table:table-cell>
          <table:table-cell office:value-type="string">
            <text:p>edit fthumbs</text:p>
          </table:table-cell>
          <table:table-cell office:value-type="string">
            <text:p>Feste Vorschaubilder bearbeiten</text:p>
          </table:table-cell>
          <table:table-cell office:value-type="string">
            <text:p>Edit fixed thumbs</text:p>
          </table:table-cell>
          <table:table-cell table:style-name="Default" office:value-type="string">
            <text:p>Edit fixed thumbs</text:p>
          </table:table-cell>
          <table:table-cell table:style-name="Default" office:value-type="string">
            <text:p>Edit fixed thumbs</text:p>
          </table:table-cell>
          <table:table-cell table:style-name="Default" office:value-type="string">
            <text:p>Edit fixed thumbs</text:p>
          </table:table-cell>
          <table:table-cell table:number-columns-repeated="1017"/>
        </table:table-row>
        <table:table-row table:style-name="ro2">
          <table:table-cell table:formula="of:=IF(MID([.B231];1;1)=&quot;;&quot;;[.B231];IF(MID([.B231];1;1)=&quot;&quot;;&quot; &quot;;CONCATENATE([.B231];CHAR(61);CHAR(34);INDIRECT(ADDRESS(ROW();[.$A$2]));CHAR(34))))" office:value-type="string" office:string-value="remove icon=&quot;remove icon&quot;">
            <text:p>remove icon="remove icon"</text:p>
          </table:table-cell>
          <table:table-cell office:value-type="string">
            <text:p>remove icon</text:p>
          </table:table-cell>
          <table:table-cell office:value-type="string">
            <text:p>Icon entfernen</text:p>
          </table:table-cell>
          <table:table-cell office:value-type="string">
            <text:p>remove icon</text:p>
          </table:table-cell>
          <table:table-cell table:style-name="Default" office:value-type="string">
            <text:p>remove icon</text:p>
          </table:table-cell>
          <table:table-cell table:style-name="Default" office:value-type="string">
            <text:p>remove icon</text:p>
          </table:table-cell>
          <table:table-cell table:style-name="Default" office:value-type="string">
            <text:p>remove icon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>
          <table:table-cell table:formula="of:=IF(MID([.B233];1;1)=&quot;;&quot;;[.B233];IF(MID([.B233];1;1)=&quot;&quot;;&quot; &quot;;CONCATENATE([.B233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34];1;1)=&quot;;&quot;;[.B234];IF(MID([.B234];1;1)=&quot;&quot;;&quot; &quot;;CONCATENATE([.B234];CHAR(61);CHAR(34);INDIRECT(ADDRESS(ROW();[.$A$2]));CHAR(34))))" office:value-type="string" office:string-value=";Hauptbildtypen">
            <text:p>;Hauptbildtypen</text:p>
          </table:table-cell>
          <table:table-cell office:value-type="string">
            <text:p>;Hauptbildtypen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35];1;1)=&quot;;&quot;;[.B235];IF(MID([.B235];1;1)=&quot;&quot;;&quot; &quot;;CONCATENATE([.B235];CHAR(61);CHAR(34);INDIRECT(ADDRESS(ROW();[.$A$2]));CHAR(34))))" office:value-type="string" office:string-value="MQGImagetypeMaster=&quot;Image types&quot;">
            <text:p>MQGImagetypeMaster="Image types"</text:p>
          </table:table-cell>
          <table:table-cell office:value-type="string">
            <text:p>MQGImagetypeMaster</text:p>
          </table:table-cell>
          <table:table-cell office:value-type="string">
            <text:p>Bild-Typen</text:p>
          </table:table-cell>
          <table:table-cell office:value-type="string">
            <text:p>Image types</text:p>
          </table:table-cell>
          <table:table-cell table:style-name="ce5" office:value-type="string">
            <text:p>Tipi di immagini</text:p>
          </table:table-cell>
          <table:table-cell table:style-name="ce5" office:value-type="string">
            <text:p>tipos de imágenes</text:p>
          </table:table-cell>
          <table:table-cell table:style-name="ce5" office:value-type="string">
            <text:p>types d'images</text:p>
          </table:table-cell>
          <table:table-cell table:number-columns-repeated="1017"/>
        </table:table-row>
        <table:table-row table:style-name="ro2">
          <table:table-cell table:formula="of:=IF(MID([.B236];1;1)=&quot;;&quot;;[.B236];IF(MID([.B236];1;1)=&quot;&quot;;&quot; &quot;;CONCATENATE([.B236];CHAR(61);CHAR(34);INDIRECT(ADDRESS(ROW();[.$A$2]));CHAR(34))))" office:value-type="string" office:string-value="add_MQGImagetype=&quot;add image type&quot;">
            <text:p>add_MQGImagetype="add image type"</text:p>
          </table:table-cell>
          <table:table-cell office:value-type="string">
            <text:p>add_MQGImagetype</text:p>
          </table:table-cell>
          <table:table-cell office:value-type="string">
            <text:p>Bild-Typ hinzufügen</text:p>
          </table:table-cell>
          <table:table-cell office:value-type="string">
            <text:p>add image type</text:p>
          </table:table-cell>
          <table:table-cell table:style-name="ce5" office:value-type="string">
            <text:p>aggiungere tipo di immagine</text:p>
          </table:table-cell>
          <table:table-cell table:style-name="ce5" office:value-type="string">
            <text:p>añadir el tipo de imagen</text:p>
          </table:table-cell>
          <table:table-cell table:style-name="ce5" office:value-type="string">
            <text:p>ajouter le type d'image</text:p>
          </table:table-cell>
          <table:table-cell table:number-columns-repeated="1017"/>
        </table:table-row>
        <table:table-row table:style-name="ro2">
          <table:table-cell table:formula="of:=IF(MID([.B237];1;1)=&quot;;&quot;;[.B237];IF(MID([.B237];1;1)=&quot;&quot;;&quot; &quot;;CONCATENATE([.B237];CHAR(61);CHAR(34);INDIRECT(ADDRESS(ROW();[.$A$2]));CHAR(34))))" office:value-type="string" office:string-value="MQGImagetype=&quot;image type&quot;">
            <text:p>MQGImagetype="image type"</text:p>
          </table:table-cell>
          <table:table-cell office:value-type="string">
            <text:p>MQGImagetype</text:p>
          </table:table-cell>
          <table:table-cell office:value-type="string">
            <text:p>Bildtyp</text:p>
          </table:table-cell>
          <table:table-cell office:value-type="string">
            <text:p>image type</text:p>
          </table:table-cell>
          <table:table-cell table:style-name="Default" office:value-type="string">
            <text:p>image type</text:p>
          </table:table-cell>
          <table:table-cell table:style-name="Default" office:value-type="string">
            <text:p>image type</text:p>
          </table:table-cell>
          <table:table-cell table:style-name="Default" office:value-type="string">
            <text:p>image type</text:p>
          </table:table-cell>
          <table:table-cell table:number-columns-repeated="1017"/>
        </table:table-row>
        <table:table-row table:style-name="ro2">
          <table:table-cell table:formula="of:=IF(MID([.B238];1;1)=&quot;;&quot;;[.B238];IF(MID([.B238];1;1)=&quot;&quot;;&quot; &quot;;CONCATENATE([.B238];CHAR(61);CHAR(34);INDIRECT(ADDRESS(ROW();[.$A$2]));CHAR(34))))" office:value-type="string" office:string-value="images use this setting=&quot;images use this type&quot;">
            <text:p>images use this setting="images use this type"</text:p>
          </table:table-cell>
          <table:table-cell office:value-type="string">
            <text:p>images use this setting</text:p>
          </table:table-cell>
          <table:table-cell office:value-type="string">
            <text:p>Bilder verwenden diesen Typ</text:p>
          </table:table-cell>
          <table:table-cell office:value-type="string">
            <text:p>images use this type</text:p>
          </table:table-cell>
          <table:table-cell table:style-name="ce5" office:value-type="string">
            <text:p>utilizzare questo tipo di immagini</text:p>
          </table:table-cell>
          <table:table-cell table:style-name="ce5" office:value-type="string">
            <text:p>imágenes de utilizar este tipo</text:p>
          </table:table-cell>
          <table:table-cell table:style-name="ce5" office:value-type="string">
            <text:p>images utilisent ce type</text:p>
          </table:table-cell>
          <table:table-cell table:number-columns-repeated="1017"/>
        </table:table-row>
        <table:table-row table:style-name="ro2">
          <table:table-cell table:formula="of:=IF(MID([.B239];1;1)=&quot;;&quot;;[.B239];IF(MID([.B239];1;1)=&quot;&quot;;&quot; &quot;;CONCATENATE([.B239];CHAR(61);CHAR(34);INDIRECT(ADDRESS(ROW();[.$A$2]));CHAR(34))))" office:value-type="string" office:string-value="max sidelength in pixel=&quot;max side length in pixel&quot;">
            <text:p>max sidelength in pixel="max side length in pixel"</text:p>
          </table:table-cell>
          <table:table-cell office:value-type="string">
            <text:p>max sidelength in pixel</text:p>
          </table:table-cell>
          <table:table-cell office:value-type="string">
            <text:p>Maximale Seitenlänge in Pixel</text:p>
          </table:table-cell>
          <table:table-cell office:value-type="string">
            <text:p>max side length in pixel</text:p>
          </table:table-cell>
          <table:table-cell table:style-name="ce5" office:value-type="string">
            <text:p>max lunghezza del lato in pixel</text:p>
          </table:table-cell>
          <table:table-cell table:style-name="ce5" office:value-type="string">
            <text:p>máxima longitud del lado en píxeles</text:p>
          </table:table-cell>
          <table:table-cell table:style-name="ce5" office:value-type="string">
            <text:p>longueur de côté max en pixels</text:p>
          </table:table-cell>
          <table:table-cell table:number-columns-repeated="1017"/>
        </table:table-row>
        <table:table-row table:style-name="ro2">
          <table:table-cell table:formula="of:=IF(MID([.B240];1;1)=&quot;;&quot;;[.B240];IF(MID([.B240];1;1)=&quot;&quot;;&quot; &quot;;CONCATENATE([.B240];CHAR(61);CHAR(34);INDIRECT(ADDRESS(ROW();[.$A$2]));CHAR(34))))" office:value-type="string" office:string-value="imagequality=&quot;image quality (60 -100)&quot;">
            <text:p>imagequality="image quality (60 -100)"</text:p>
          </table:table-cell>
          <table:table-cell office:value-type="string">
            <text:p>imagequality</text:p>
          </table:table-cell>
          <table:table-cell office:value-type="string">
            <text:p>Bildqualität (60 – 100)</text:p>
          </table:table-cell>
          <table:table-cell office:value-type="string">
            <text:p>image quality (60 -100)</text:p>
          </table:table-cell>
          <table:table-cell table:style-name="ce5" office:value-type="string">
            <text:p>qualità di immagine (60 -100)</text:p>
          </table:table-cell>
          <table:table-cell table:style-name="ce5" office:value-type="string">
            <text:p>Calidad de imagen (60 -100)</text:p>
          </table:table-cell>
          <table:table-cell table:style-name="ce5" office:value-type="string">
            <text:p>qualité d'image (60 -100)</text:p>
          </table:table-cell>
          <table:table-cell table:number-columns-repeated="1017"/>
        </table:table-row>
        <table:table-row table:style-name="ro2">
          <table:table-cell table:formula="of:=IF(MID([.B241];1;1)=&quot;;&quot;;[.B241];IF(MID([.B241];1;1)=&quot;&quot;;&quot; &quot;;CONCATENATE([.B241];CHAR(61);CHAR(34);INDIRECT(ADDRESS(ROW();[.$A$2]));CHAR(34))))" office:value-type="string" office:string-value="logo=&quot;watermark (file type PNG)&quot;">
            <text:p>logo="watermark (file type PNG)"</text:p>
          </table:table-cell>
          <table:table-cell office:value-type="string">
            <text:p>logo</text:p>
          </table:table-cell>
          <table:table-cell office:value-type="string">
            <text:p>Wasserzeichen (Dateityp PNG)</text:p>
          </table:table-cell>
          <table:table-cell office:value-type="string">
            <text:p>watermark (file type PNG)</text:p>
          </table:table-cell>
          <table:table-cell table:style-name="Default" office:value-type="string">
            <text:p>watermark (file type PNG)</text:p>
          </table:table-cell>
          <table:table-cell table:style-name="Default" office:value-type="string">
            <text:p>watermark (file type PNG)</text:p>
          </table:table-cell>
          <table:table-cell table:style-name="Default" office:value-type="string">
            <text:p>watermark (file type PNG)</text:p>
          </table:table-cell>
          <table:table-cell table:number-columns-repeated="1017"/>
        </table:table-row>
        <table:table-row table:style-name="ro2">
          <table:table-cell table:formula="of:=IF(MID([.B242];1;1)=&quot;;&quot;;[.B242];IF(MID([.B242];1;1)=&quot;&quot;;&quot; &quot;;CONCATENATE([.B242];CHAR(61);CHAR(34);INDIRECT(ADDRESS(ROW();[.$A$2]));CHAR(34))))" office:value-type="string" office:string-value="remove logo=&quot;Remove logo&quot;">
            <text:p>remove logo="Remove logo"</text:p>
          </table:table-cell>
          <table:table-cell office:value-type="string">
            <text:p>remove logo</text:p>
          </table:table-cell>
          <table:table-cell office:value-type="string">
            <text:p>Wasserzeichen entfernen</text:p>
          </table:table-cell>
          <table:table-cell office:value-type="string">
            <text:p>Remove logo</text:p>
          </table:table-cell>
          <table:table-cell table:style-name="Default" office:value-type="string">
            <text:p>Remove logo</text:p>
          </table:table-cell>
          <table:table-cell table:style-name="Default" office:value-type="string">
            <text:p>Remove logo</text:p>
          </table:table-cell>
          <table:table-cell table:style-name="Default" office:value-type="string">
            <text:p>Remove logo</text:p>
          </table:table-cell>
          <table:table-cell table:number-columns-repeated="1017"/>
        </table:table-row>
        <table:table-row table:style-name="ro2">
          <table:table-cell table:formula="of:=IF(MID([.B243];1;1)=&quot;;&quot;;[.B243];IF(MID([.B243];1;1)=&quot;&quot;;&quot; &quot;;CONCATENATE([.B243];CHAR(61);CHAR(34);INDIRECT(ADDRESS(ROW();[.$A$2]));CHAR(34))))" office:value-type="string" office:string-value="logo width in pixel=&quot;watermark width in pixel&quot;">
            <text:p>logo width in pixel="watermark width in pixel"</text:p>
          </table:table-cell>
          <table:table-cell office:value-type="string">
            <text:p>logo width in pixel</text:p>
          </table:table-cell>
          <table:table-cell office:value-type="string">
            <text:p>Wasserzeichen Breite in Pixel</text:p>
          </table:table-cell>
          <table:table-cell office:value-type="string">
            <text:p>watermark width in pixel</text:p>
          </table:table-cell>
          <table:table-cell table:style-name="ce5" office:value-type="string">
            <text:p>larghezza in pixel filigrana</text:p>
          </table:table-cell>
          <table:table-cell table:style-name="ce5" office:value-type="string">
            <text:p>marca de agua ancho en píxeles</text:p>
          </table:table-cell>
          <table:table-cell table:style-name="ce5" office:value-type="string">
            <text:p>largeur en pixel filigrane</text:p>
          </table:table-cell>
          <table:table-cell table:number-columns-repeated="1017"/>
        </table:table-row>
        <table:table-row table:style-name="ro2">
          <table:table-cell table:formula="of:=IF(MID([.B244];1;1)=&quot;;&quot;;[.B244];IF(MID([.B244];1;1)=&quot;&quot;;&quot; &quot;;CONCATENATE([.B244];CHAR(61);CHAR(34);INDIRECT(ADDRESS(ROW();[.$A$2]));CHAR(34))))" office:value-type="string" office:string-value="logo horizontal position=&quot;position of the watermark&quot;">
            <text:p>logo horizontal position="position of the watermark"</text:p>
          </table:table-cell>
          <table:table-cell office:value-type="string">
            <text:p>logo horizontal position</text:p>
          </table:table-cell>
          <table:table-cell office:value-type="string">
            <text:p>Position des Wasserzeichens</text:p>
          </table:table-cell>
          <table:table-cell office:value-type="string">
            <text:p>position of the watermark</text:p>
          </table:table-cell>
          <table:table-cell table:style-name="ce5" office:value-type="string">
            <text:p>posizione della filigrana</text:p>
          </table:table-cell>
          <table:table-cell table:style-name="ce5" office:value-type="string">
            <text:p>posición de la marca de agua</text:p>
          </table:table-cell>
          <table:table-cell table:style-name="ce5" office:value-type="string">
            <text:p>position du filigrane</text:p>
          </table:table-cell>
          <table:table-cell table:number-columns-repeated="1017"/>
        </table:table-row>
        <table:table-row table:style-name="ro2">
          <table:table-cell table:formula="of:=IF(MID([.B245];1;1)=&quot;;&quot;;[.B245];IF(MID([.B245];1;1)=&quot;&quot;;&quot; &quot;;CONCATENATE([.B245];CHAR(61);CHAR(34);INDIRECT(ADDRESS(ROW();[.$A$2]));CHAR(34))))" office:value-type="string" office:string-value="logo margin in pixel=&quot;distance from border&quot;">
            <text:p>logo margin in pixel="distance from border"</text:p>
          </table:table-cell>
          <table:table-cell office:value-type="string">
            <text:p>logo margin in pixel</text:p>
          </table:table-cell>
          <table:table-cell office:value-type="string">
            <text:p>Abstand Wasserzeichen vom Bildrand (Pixel)</text:p>
          </table:table-cell>
          <table:table-cell office:value-type="string">
            <text:p>distance from border</text:p>
          </table:table-cell>
          <table:table-cell table:style-name="ce5" office:value-type="string">
            <text:p>distanza dal confine</text:p>
          </table:table-cell>
          <table:table-cell table:style-name="ce5" office:value-type="string">
            <text:p>distancia entre la frontera</text:p>
          </table:table-cell>
          <table:table-cell table:style-name="ce5" office:value-type="string">
            <text:p>distance entre le bord</text:p>
          </table:table-cell>
          <table:table-cell table:number-columns-repeated="1017"/>
        </table:table-row>
        <table:table-row table:style-name="ro2">
          <table:table-cell table:formula="of:=IF(MID([.B246];1;1)=&quot;;&quot;;[.B246];IF(MID([.B246];1;1)=&quot;&quot;;&quot; &quot;;CONCATENATE([.B246];CHAR(61);CHAR(34);INDIRECT(ADDRESS(ROW();[.$A$2]));CHAR(34))))" office:value-type="string" office:string-value="removelogo=&quot;remove watermark&quot;">
            <text:p>removelogo="remove watermark"</text:p>
          </table:table-cell>
          <table:table-cell office:value-type="string">
            <text:p>removelogo</text:p>
          </table:table-cell>
          <table:table-cell office:value-type="string">
            <text:p>Wasserzeichen entfernen</text:p>
          </table:table-cell>
          <table:table-cell office:value-type="string">
            <text:p>remove watermark</text:p>
          </table:table-cell>
          <table:table-cell table:style-name="ce5" office:value-type="string">
            <text:p>rimuovere filigrana</text:p>
          </table:table-cell>
          <table:table-cell table:style-name="ce5" office:value-type="string">
            <text:p>quitar marca de agua</text:p>
          </table:table-cell>
          <table:table-cell table:style-name="ce5" office:value-type="string">
            <text:p>Enlever le filigrane</text:p>
          </table:table-cell>
          <table:table-cell table:number-columns-repeated="1017"/>
        </table:table-row>
        <table:table-row table:style-name="ro2">
          <table:table-cell table:formula="of:=IF(MID([.B247];1;1)=&quot;;&quot;;[.B247];IF(MID([.B247];1;1)=&quot;&quot;;&quot; &quot;;CONCATENATE([.B247];CHAR(61);CHAR(34);INDIRECT(ADDRESS(ROW();[.$A$2]));CHAR(34))))" office:value-type="string" office:string-value="top left=&quot;top left&quot;">
            <text:p>top left="top left"</text:p>
          </table:table-cell>
          <table:table-cell office:value-type="string">
            <text:p>top left</text:p>
          </table:table-cell>
          <table:table-cell office:value-type="string">
            <text:p>oben links</text:p>
          </table:table-cell>
          <table:table-cell office:value-type="string">
            <text:p>top left</text:p>
          </table:table-cell>
          <table:table-cell table:style-name="ce5" office:value-type="string">
            <text:p>in alto a sinistra</text:p>
          </table:table-cell>
          <table:table-cell table:style-name="ce5" office:value-type="string">
            <text:p>arriba a la izquierda</text:p>
          </table:table-cell>
          <table:table-cell table:style-name="ce5" office:value-type="string">
            <text:p>en haut à gauche</text:p>
          </table:table-cell>
          <table:table-cell table:number-columns-repeated="1017"/>
        </table:table-row>
        <table:table-row table:style-name="ro2">
          <table:table-cell table:formula="of:=IF(MID([.B248];1;1)=&quot;;&quot;;[.B248];IF(MID([.B248];1;1)=&quot;&quot;;&quot; &quot;;CONCATENATE([.B248];CHAR(61);CHAR(34);INDIRECT(ADDRESS(ROW();[.$A$2]));CHAR(34))))" office:value-type="string" office:string-value="top center=&quot;top center&quot;">
            <text:p>top center="top center"</text:p>
          </table:table-cell>
          <table:table-cell office:value-type="string">
            <text:p>top center</text:p>
          </table:table-cell>
          <table:table-cell office:value-type="string">
            <text:p>oben mitte</text:p>
          </table:table-cell>
          <table:table-cell office:value-type="string">
            <text:p>top center</text:p>
          </table:table-cell>
          <table:table-cell table:style-name="ce5" office:value-type="string">
            <text:p>in alto al centro</text:p>
          </table:table-cell>
          <table:table-cell table:style-name="ce5" office:value-type="string">
            <text:p>parte superior central</text:p>
          </table:table-cell>
          <table:table-cell table:style-name="ce5" office:value-type="string">
            <text:p>en haut au centre</text:p>
          </table:table-cell>
          <table:table-cell table:number-columns-repeated="1017"/>
        </table:table-row>
        <table:table-row table:style-name="ro2">
          <table:table-cell table:formula="of:=IF(MID([.B249];1;1)=&quot;;&quot;;[.B249];IF(MID([.B249];1;1)=&quot;&quot;;&quot; &quot;;CONCATENATE([.B249];CHAR(61);CHAR(34);INDIRECT(ADDRESS(ROW();[.$A$2]));CHAR(34))))" office:value-type="string" office:string-value="top right=&quot;top right&quot;">
            <text:p>top right="top right"</text:p>
          </table:table-cell>
          <table:table-cell office:value-type="string">
            <text:p>top right</text:p>
          </table:table-cell>
          <table:table-cell office:value-type="string">
            <text:p>oben rechts</text:p>
          </table:table-cell>
          <table:table-cell office:value-type="string">
            <text:p>top right</text:p>
          </table:table-cell>
          <table:table-cell table:style-name="ce5" office:value-type="string">
            <text:p>in alto a destra</text:p>
          </table:table-cell>
          <table:table-cell table:style-name="ce5" office:value-type="string">
            <text:p>arriba a la derecha</text:p>
          </table:table-cell>
          <table:table-cell table:style-name="ce5" office:value-type="string">
            <text:p>en haut à droite</text:p>
          </table:table-cell>
          <table:table-cell table:number-columns-repeated="1017"/>
        </table:table-row>
        <table:table-row table:style-name="ro2">
          <table:table-cell table:formula="of:=IF(MID([.B250];1;1)=&quot;;&quot;;[.B250];IF(MID([.B250];1;1)=&quot;&quot;;&quot; &quot;;CONCATENATE([.B250];CHAR(61);CHAR(34);INDIRECT(ADDRESS(ROW();[.$A$2]));CHAR(34))))" office:value-type="string" office:string-value="center left=&quot;middle left&quot;">
            <text:p>center left="middle left"</text:p>
          </table:table-cell>
          <table:table-cell office:value-type="string">
            <text:p>center left</text:p>
          </table:table-cell>
          <table:table-cell office:value-type="string">
            <text:p>mitte links</text:p>
          </table:table-cell>
          <table:table-cell office:value-type="string">
            <text:p>middle left</text:p>
          </table:table-cell>
          <table:table-cell table:style-name="ce5" office:value-type="string">
            <text:p>al centro a sinistra</text:p>
          </table:table-cell>
          <table:table-cell table:style-name="ce5" office:value-type="string">
            <text:p>medio a la izquierda</text:p>
          </table:table-cell>
          <table:table-cell table:style-name="ce5" office:value-type="string">
            <text:p>milieu à gauche</text:p>
          </table:table-cell>
          <table:table-cell table:number-columns-repeated="1017"/>
        </table:table-row>
        <table:table-row table:style-name="ro2">
          <table:table-cell table:formula="of:=IF(MID([.B251];1;1)=&quot;;&quot;;[.B251];IF(MID([.B251];1;1)=&quot;&quot;;&quot; &quot;;CONCATENATE([.B251];CHAR(61);CHAR(34);INDIRECT(ADDRESS(ROW();[.$A$2]));CHAR(34))))" office:value-type="string" office:string-value="center right=&quot;middle right&quot;">
            <text:p>center right="middle right"</text:p>
          </table:table-cell>
          <table:table-cell office:value-type="string">
            <text:p>center right</text:p>
          </table:table-cell>
          <table:table-cell office:value-type="string">
            <text:p>mitte rechts</text:p>
          </table:table-cell>
          <table:table-cell office:value-type="string">
            <text:p>middle right</text:p>
          </table:table-cell>
          <table:table-cell table:style-name="ce5" office:value-type="string">
            <text:p>al centro a destra</text:p>
          </table:table-cell>
          <table:table-cell table:style-name="ce5" office:value-type="string">
            <text:p>medio derecho</text:p>
          </table:table-cell>
          <table:table-cell table:style-name="ce5" office:value-type="string">
            <text:p>au milieu à droite</text:p>
          </table:table-cell>
          <table:table-cell table:number-columns-repeated="1017"/>
        </table:table-row>
        <table:table-row table:style-name="ro2">
          <table:table-cell table:formula="of:=IF(MID([.B252];1;1)=&quot;;&quot;;[.B252];IF(MID([.B252];1;1)=&quot;&quot;;&quot; &quot;;CONCATENATE([.B252];CHAR(61);CHAR(34);INDIRECT(ADDRESS(ROW();[.$A$2]));CHAR(34))))" office:value-type="string" office:string-value="center center=&quot;center&quot;">
            <text:p>center center="center"</text:p>
          </table:table-cell>
          <table:table-cell office:value-type="string">
            <text:p>center center</text:p>
          </table:table-cell>
          <table:table-cell office:value-type="string">
            <text:p>zentrisch</text:p>
          </table:table-cell>
          <table:table-cell office:value-type="string">
            <text:p>cente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centre</text:p>
          </table:table-cell>
          <table:table-cell table:number-columns-repeated="1017"/>
        </table:table-row>
        <table:table-row table:style-name="ro2">
          <table:table-cell table:formula="of:=IF(MID([.B253];1;1)=&quot;;&quot;;[.B253];IF(MID([.B253];1;1)=&quot;&quot;;&quot; &quot;;CONCATENATE([.B253];CHAR(61);CHAR(34);INDIRECT(ADDRESS(ROW();[.$A$2]));CHAR(34))))" office:value-type="string" office:string-value="bottom left=&quot;bottom left&quot;">
            <text:p>bottom left="bottom left"</text:p>
          </table:table-cell>
          <table:table-cell office:value-type="string">
            <text:p>bottom left</text:p>
          </table:table-cell>
          <table:table-cell office:value-type="string">
            <text:p>unten links</text:p>
          </table:table-cell>
          <table:table-cell office:value-type="string">
            <text:p>bottom left</text:p>
          </table:table-cell>
          <table:table-cell table:style-name="ce5" office:value-type="string">
            <text:p>in basso a sinistra</text:p>
          </table:table-cell>
          <table:table-cell table:style-name="ce5" office:value-type="string">
            <text:p>abajo a la izquierda</text:p>
          </table:table-cell>
          <table:table-cell table:style-name="ce5" office:value-type="string">
            <text:p>en bas à gauche</text:p>
          </table:table-cell>
          <table:table-cell table:number-columns-repeated="1017"/>
        </table:table-row>
        <table:table-row table:style-name="ro2">
          <table:table-cell table:formula="of:=IF(MID([.B254];1;1)=&quot;;&quot;;[.B254];IF(MID([.B254];1;1)=&quot;&quot;;&quot; &quot;;CONCATENATE([.B254];CHAR(61);CHAR(34);INDIRECT(ADDRESS(ROW();[.$A$2]));CHAR(34))))" office:value-type="string" office:string-value="bottom center=&quot;bottom center&quot;">
            <text:p>bottom center="bottom center"</text:p>
          </table:table-cell>
          <table:table-cell office:value-type="string">
            <text:p>bottom center</text:p>
          </table:table-cell>
          <table:table-cell office:value-type="string">
            <text:p>unten mitte</text:p>
          </table:table-cell>
          <table:table-cell office:value-type="string">
            <text:p>bottom center</text:p>
          </table:table-cell>
          <table:table-cell table:style-name="ce5" office:value-type="string">
            <text:p>basso al centro</text:p>
          </table:table-cell>
          <table:table-cell table:style-name="ce5" office:value-type="string">
            <text:p>parte inferior central</text:p>
          </table:table-cell>
          <table:table-cell table:style-name="ce5" office:value-type="string">
            <text:p>centre du fond</text:p>
          </table:table-cell>
          <table:table-cell table:number-columns-repeated="1017"/>
        </table:table-row>
        <table:table-row table:style-name="ro2">
          <table:table-cell table:formula="of:=IF(MID([.B255];1;1)=&quot;;&quot;;[.B255];IF(MID([.B255];1;1)=&quot;&quot;;&quot; &quot;;CONCATENATE([.B255];CHAR(61);CHAR(34);INDIRECT(ADDRESS(ROW();[.$A$2]));CHAR(34))))" office:value-type="string" office:string-value="bottom right=&quot;bottom right&quot;">
            <text:p>bottom right="bottom right"</text:p>
          </table:table-cell>
          <table:table-cell office:value-type="string">
            <text:p>bottom right</text:p>
          </table:table-cell>
          <table:table-cell office:value-type="string">
            <text:p>unten rechts</text:p>
          </table:table-cell>
          <table:table-cell office:value-type="string">
            <text:p>bottom right</text:p>
          </table:table-cell>
          <table:table-cell table:style-name="ce5" office:value-type="string">
            <text:p>in basso a destra</text:p>
          </table:table-cell>
          <table:table-cell table:style-name="ce5" office:value-type="string">
            <text:p>abajo a la derecha</text:p>
          </table:table-cell>
          <table:table-cell table:style-name="ce5" office:value-type="string">
            <text:p>en bas à droite</text:p>
          </table:table-cell>
          <table:table-cell table:number-columns-repeated="1017"/>
        </table:table-row>
        <table:table-row table:style-name="ro2">
          <table:table-cell table:formula="of:=IF(MID([.B256];1;1)=&quot;;&quot;;[.B256];IF(MID([.B256];1;1)=&quot;&quot;;&quot; &quot;;CONCATENATE([.B256];CHAR(61);CHAR(34);INDIRECT(ADDRESS(ROW();[.$A$2]));CHAR(34))))" office:value-type="string" office:string-value="add or edit imagetypes=&quot;Add or edit image type&quot;">
            <text:p>add or edit imagetypes="Add or edit image type"</text:p>
          </table:table-cell>
          <table:table-cell office:value-type="string">
            <text:p>add or edit imagetypes</text:p>
          </table:table-cell>
          <table:table-cell office:value-type="string">
            <text:p>Bild-Typ hinzufügen oder bearbeiten</text:p>
          </table:table-cell>
          <table:table-cell office:value-type="string">
            <text:p>Add or edit image type</text:p>
          </table:table-cell>
          <table:table-cell table:style-name="ce5" office:value-type="string">
            <text:p>Aggiungere o modificare il tipo di immagine</text:p>
          </table:table-cell>
          <table:table-cell table:style-name="ce5" office:value-type="string">
            <text:p>Agregar o editar el tipo de imagen</text:p>
          </table:table-cell>
          <table:table-cell table:style-name="ce5" office:value-type="string">
            <text:p>Ajouter ou modifier le type d'image</text:p>
          </table:table-cell>
          <table:table-cell table:number-columns-repeated="1017"/>
        </table:table-row>
        <table:table-row table:style-name="ro2">
          <table:table-cell table:formula="of:=IF(MID([.B257];1;1)=&quot;;&quot;;[.B257];IF(MID([.B257];1;1)=&quot;&quot;;&quot; &quot;;CONCATENATE([.B257];CHAR(61);CHAR(34);INDIRECT(ADDRESS(ROW();[.$A$2]));CHAR(34))))" office:value-type="string" office:string-value="sizex=&quot;Width in pixel&quot;">
            <text:p>sizex="Width in pixel"</text:p>
          </table:table-cell>
          <table:table-cell office:value-type="string">
            <text:p>sizex</text:p>
          </table:table-cell>
          <table:table-cell office:value-type="string">
            <text:p>Breite in Pixel</text:p>
          </table:table-cell>
          <table:table-cell office:value-type="string">
            <text:p>Width in pixel</text:p>
          </table:table-cell>
          <table:table-cell table:style-name="Default" office:value-type="string">
            <text:p>Width in pixel</text:p>
          </table:table-cell>
          <table:table-cell table:style-name="Default" office:value-type="string">
            <text:p>Width in pixel</text:p>
          </table:table-cell>
          <table:table-cell table:style-name="Default" office:value-type="string">
            <text:p>Width in pixel</text:p>
          </table:table-cell>
          <table:table-cell table:number-columns-repeated="1017"/>
        </table:table-row>
        <table:table-row table:style-name="ro2">
          <table:table-cell table:formula="of:=IF(MID([.B258];1;1)=&quot;;&quot;;[.B258];IF(MID([.B258];1;1)=&quot;&quot;;&quot; &quot;;CONCATENATE([.B258];CHAR(61);CHAR(34);INDIRECT(ADDRESS(ROW();[.$A$2]));CHAR(34))))" office:value-type="string" office:string-value="sizey=&quot;Height in pixel&quot;">
            <text:p>sizey="Height in pixel"</text:p>
          </table:table-cell>
          <table:table-cell office:value-type="string">
            <text:p>sizey</text:p>
          </table:table-cell>
          <table:table-cell office:value-type="string">
            <text:p>Höhe in Pixel</text:p>
          </table:table-cell>
          <table:table-cell office:value-type="string">
            <text:p>Height in pixel</text:p>
          </table:table-cell>
          <table:table-cell table:style-name="Default" office:value-type="string">
            <text:p>Height in pixel</text:p>
          </table:table-cell>
          <table:table-cell table:style-name="Default" office:value-type="string">
            <text:p>Height in pixel</text:p>
          </table:table-cell>
          <table:table-cell table:style-name="Default" office:value-type="string">
            <text:p>Height in pixel</text:p>
          </table:table-cell>
          <table:table-cell table:number-columns-repeated="1017"/>
        </table:table-row>
        <table:table-row table:style-name="ro2">
          <table:table-cell table:formula="of:=IF(MID([.B259];1;1)=&quot;;&quot;;[.B259];IF(MID([.B259];1;1)=&quot;&quot;;&quot; &quot;;CONCATENATE([.B259];CHAR(61);CHAR(34);INDIRECT(ADDRESS(ROW();[.$A$2]));CHAR(34))))" office:value-type="string" office:string-value="backgroundcolor=&quot;Background color&quot;">
            <text:p>backgroundcolor="Background color"</text:p>
          </table:table-cell>
          <table:table-cell office:value-type="string">
            <text:p>backgroundcolor</text:p>
          </table:table-cell>
          <table:table-cell office:value-type="string">
            <text:p>Hintergrundfarbe</text:p>
          </table:table-cell>
          <table:table-cell office:value-type="string">
            <text:p>Background color</text:p>
          </table:table-cell>
          <table:table-cell table:style-name="Default" office:value-type="string">
            <text:p>Background color</text:p>
          </table:table-cell>
          <table:table-cell table:style-name="Default" office:value-type="string">
            <text:p>Background color</text:p>
          </table:table-cell>
          <table:table-cell table:style-name="Default" office:value-type="string">
            <text:p>Background color</text:p>
          </table:table-cell>
          <table:table-cell table:number-columns-repeated="1017"/>
        </table:table-row>
        <table:table-row table:style-name="ro2">
          <table:table-cell table:formula="of:=IF(MID([.B260];1;1)=&quot;;&quot;;[.B260];IF(MID([.B260];1;1)=&quot;&quot;;&quot; &quot;;CONCATENATE([.B260];CHAR(61);CHAR(34);INDIRECT(ADDRESS(ROW();[.$A$2]));CHAR(34))))" office:value-type="string" office:string-value="cut=&quot;Cutout&quot;">
            <text:p>cut="Cutout"</text:p>
          </table:table-cell>
          <table:table-cell office:value-type="string">
            <text:p>cut</text:p>
          </table:table-cell>
          <table:table-cell office:value-type="string">
            <text:p>Ausschnitt</text:p>
          </table:table-cell>
          <table:table-cell office:value-type="string">
            <text:p>Cutout</text:p>
          </table:table-cell>
          <table:table-cell table:style-name="Default" office:value-type="string">
            <text:p>Cutout</text:p>
          </table:table-cell>
          <table:table-cell table:style-name="Default" office:value-type="string">
            <text:p>Cutout</text:p>
          </table:table-cell>
          <table:table-cell table:style-name="Default" office:value-type="string">
            <text:p>Cutout</text:p>
          </table:table-cell>
          <table:table-cell table:number-columns-repeated="1017"/>
        </table:table-row>
        <table:table-row table:style-name="ro2">
          <table:table-cell table:formula="of:=IF(MID([.B261];1;1)=&quot;;&quot;;[.B261];IF(MID([.B261];1;1)=&quot;&quot;;&quot; &quot;;CONCATENATE([.B261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62];1;1)=&quot;;&quot;;[.B262];IF(MID([.B262];1;1)=&quot;&quot;;&quot; &quot;;CONCATENATE([.B262];CHAR(61);CHAR(34);INDIRECT(ADDRESS(ROW();[.$A$2]));CHAR(34))))" office:value-type="string" office:string-value=";Vorschaubilder">
            <text:p>;Vorschaubilder</text:p>
          </table:table-cell>
          <table:table-cell office:value-type="string">
            <text:p>;Vorschaubilder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63];1;1)=&quot;;&quot;;[.B263];IF(MID([.B263];1;1)=&quot;&quot;;&quot; &quot;;CONCATENATE([.B263];CHAR(61);CHAR(34);INDIRECT(ADDRESS(ROW();[.$A$2]));CHAR(34))))" office:value-type="string" office:string-value="MQGThumbtypeMaster=&quot;Preview Images&quot;">
            <text:p>MQGThumbtypeMaster="Preview Images"</text:p>
          </table:table-cell>
          <table:table-cell office:value-type="string">
            <text:p>MQGThumbtypeMaster</text:p>
          </table:table-cell>
          <table:table-cell office:value-type="string">
            <text:p>Miniaturbilder</text:p>
          </table:table-cell>
          <table:table-cell office:value-type="string">
            <text:p>Preview Images</text:p>
          </table:table-cell>
          <table:table-cell table:style-name="Default" office:value-type="string">
            <text:p>Preview Images</text:p>
          </table:table-cell>
          <table:table-cell table:style-name="Default" office:value-type="string">
            <text:p>Preview Images</text:p>
          </table:table-cell>
          <table:table-cell table:style-name="Default" office:value-type="string">
            <text:p>Preview Images</text:p>
          </table:table-cell>
          <table:table-cell table:number-columns-repeated="1017"/>
        </table:table-row>
        <table:table-row table:style-name="ro2">
          <table:table-cell table:formula="of:=IF(MID([.B264];1;1)=&quot;;&quot;;[.B264];IF(MID([.B264];1;1)=&quot;&quot;;&quot; &quot;;CONCATENATE([.B264];CHAR(61);CHAR(34);INDIRECT(ADDRESS(ROW();[.$A$2]));CHAR(34))))" office:value-type="string" office:string-value="add_MQGThumbtype=&quot;add thumbnail type&quot;">
            <text:p>add_MQGThumbtype="add thumbnail type"</text:p>
          </table:table-cell>
          <table:table-cell office:value-type="string">
            <text:p>add_MQGThumbtype</text:p>
          </table:table-cell>
          <table:table-cell office:value-type="string">
            <text:p>Vorschaubildtyp hinzufügen</text:p>
          </table:table-cell>
          <table:table-cell office:value-type="string">
            <text:p>add thumbnail type</text:p>
          </table:table-cell>
          <table:table-cell table:style-name="ce5" office:value-type="string">
            <text:p>aggiungere tipo miniatura</text:p>
          </table:table-cell>
          <table:table-cell table:style-name="ce5" office:value-type="string">
            <text:p>agregar tipo miniatura</text:p>
          </table:table-cell>
          <table:table-cell table:style-name="ce5" office:value-type="string">
            <text:p>ajouter le type miniature</text:p>
          </table:table-cell>
          <table:table-cell table:number-columns-repeated="1017"/>
        </table:table-row>
        <table:table-row table:style-name="ro2">
          <table:table-cell table:formula="of:=IF(MID([.B265];1;1)=&quot;;&quot;;[.B265];IF(MID([.B265];1;1)=&quot;&quot;;&quot; &quot;;CONCATENATE([.B265];CHAR(61);CHAR(34);INDIRECT(ADDRESS(ROW();[.$A$2]));CHAR(34))))" office:value-type="string" office:string-value="size x in pixel=&quot;width in pixel&quot;">
            <text:p>size x in pixel="width in pixel"</text:p>
          </table:table-cell>
          <table:table-cell office:value-type="string">
            <text:p>size x in pixel</text:p>
          </table:table-cell>
          <table:table-cell office:value-type="string">
            <text:p>Breite in Pixel</text:p>
          </table:table-cell>
          <table:table-cell office:value-type="string">
            <text:p>width in pixel</text:p>
          </table:table-cell>
          <table:table-cell table:style-name="ce5" office:value-type="string">
            <text:p>larghezza in pixel</text:p>
          </table:table-cell>
          <table:table-cell table:style-name="ce5" office:value-type="string">
            <text:p>anchura en píxeles</text:p>
          </table:table-cell>
          <table:table-cell table:style-name="ce5" office:value-type="string">
            <text:p>largeur en pixels</text:p>
          </table:table-cell>
          <table:table-cell table:number-columns-repeated="1017"/>
        </table:table-row>
        <table:table-row table:style-name="ro2">
          <table:table-cell table:formula="of:=IF(MID([.B266];1;1)=&quot;;&quot;;[.B266];IF(MID([.B266];1;1)=&quot;&quot;;&quot; &quot;;CONCATENATE([.B266];CHAR(61);CHAR(34);INDIRECT(ADDRESS(ROW();[.$A$2]));CHAR(34))))" office:value-type="string" office:string-value="size y in pixel=&quot;height in pixel&quot;">
            <text:p>size y in pixel="height in pixel"</text:p>
          </table:table-cell>
          <table:table-cell office:value-type="string">
            <text:p>size y in pixel</text:p>
          </table:table-cell>
          <table:table-cell office:value-type="string">
            <text:p>Höhe in Pixel</text:p>
          </table:table-cell>
          <table:table-cell office:value-type="string">
            <text:p>height in pixel</text:p>
          </table:table-cell>
          <table:table-cell table:style-name="ce5" office:value-type="string">
            <text:p>altezza in pixel</text:p>
          </table:table-cell>
          <table:table-cell table:style-name="ce5" office:value-type="string">
            <text:p>altura en píxeles</text:p>
          </table:table-cell>
          <table:table-cell table:style-name="ce5" office:value-type="string">
            <text:p>taille en pixel</text:p>
          </table:table-cell>
          <table:table-cell table:number-columns-repeated="1017"/>
        </table:table-row>
        <table:table-row table:style-name="ro2">
          <table:table-cell table:formula="of:=IF(MID([.B267];1;1)=&quot;;&quot;;[.B267];IF(MID([.B267];1;1)=&quot;&quot;;&quot; &quot;;CONCATENATE([.B267];CHAR(61);CHAR(34);INDIRECT(ADDRESS(ROW();[.$A$2]));CHAR(34))))" office:value-type="string" office:string-value="background color=&quot;background color&quot;">
            <text:p>background color="background color"</text:p>
          </table:table-cell>
          <table:table-cell office:value-type="string">
            <text:p>background color</text:p>
          </table:table-cell>
          <table:table-cell office:value-type="string">
            <text:p>Hintergrund</text:p>
          </table:table-cell>
          <table:table-cell office:value-type="string">
            <text:p>background color</text:p>
          </table:table-cell>
          <table:table-cell table:style-name="ce5" office:value-type="string">
            <text:p>colore di sfondo</text:p>
          </table:table-cell>
          <table:table-cell table:style-name="ce5" office:value-type="string">
            <text:p>el color de fondo</text:p>
          </table:table-cell>
          <table:table-cell table:style-name="ce5" office:value-type="string">
            <text:p>couleur de fond</text:p>
          </table:table-cell>
          <table:table-cell table:number-columns-repeated="1017"/>
        </table:table-row>
        <table:table-row table:style-name="ro2">
          <table:table-cell table:formula="of:=IF(MID([.B268];1;1)=&quot;;&quot;;[.B268];IF(MID([.B268];1;1)=&quot;&quot;;&quot; &quot;;CONCATENATE([.B268];CHAR(61);CHAR(34);INDIRECT(ADDRESS(ROW();[.$A$2]));CHAR(34))))" office:value-type="string" office:string-value="6 digit hex color code=&quot;6 digit hex code (e.g. AAFF09)&quot;">
            <text:p>6 digit hex color code="6 digit hex code (e.g. AAFF09)"</text:p>
          </table:table-cell>
          <table:table-cell office:value-type="string">
            <text:p>6 digit hex color code</text:p>
          </table:table-cell>
          <table:table-cell office:value-type="string">
            <text:p>6-Stelliger Hex-Code (z.B. AAFF09)</text:p>
          </table:table-cell>
          <table:table-cell office:value-type="string">
            <text:p>6 digit hex code (e.g. AAFF09)</text:p>
          </table:table-cell>
          <table:table-cell table:style-name="ce5" office:value-type="string">
            <text:p>6 Codice cifra esadecimale (ad esempio AAFF09)</text:p>
          </table:table-cell>
          <table:table-cell table:style-name="ce5" office:value-type="string">
            <text:p>6 Código dígito hexadecimal (por ejemplo AAFF09)</text:p>
          </table:table-cell>
          <table:table-cell table:style-name="ce5" office:value-type="string">
            <text:p>6 Code chiffre hexadécimal (par exemple AAFF09)</text:p>
          </table:table-cell>
          <table:table-cell table:number-columns-repeated="1017"/>
        </table:table-row>
        <table:table-row table:style-name="ro2">
          <table:table-cell table:formula="of:=IF(MID([.B269];1;1)=&quot;;&quot;;[.B269];IF(MID([.B269];1;1)=&quot;&quot;;&quot; &quot;;CONCATENATE([.B269];CHAR(61);CHAR(34);INDIRECT(ADDRESS(ROW();[.$A$2]));CHAR(34))))" office:value-type="string" office:string-value="cutout=&quot;trim&quot;">
            <text:p>cutout="trim"</text:p>
          </table:table-cell>
          <table:table-cell office:value-type="string">
            <text:p>cutout</text:p>
          </table:table-cell>
          <table:table-cell office:value-type="string">
            <text:p>Ausschnitt</text:p>
          </table:table-cell>
          <table:table-cell office:value-type="string">
            <text:p>trim</text:p>
          </table:table-cell>
          <table:table-cell table:style-name="ce5" office:value-type="string">
            <text:p>tagliare</text:p>
          </table:table-cell>
          <table:table-cell table:style-name="ce5" office:value-type="string">
            <text:p>recortar</text:p>
          </table:table-cell>
          <table:table-cell table:style-name="ce5" office:value-type="string">
            <text:p>tailler</text:p>
          </table:table-cell>
          <table:table-cell table:number-columns-repeated="1017"/>
        </table:table-row>
        <table:table-row table:style-name="ro2">
          <table:table-cell table:formula="of:=IF(MID([.B270];1;1)=&quot;;&quot;;[.B270];IF(MID([.B270];1;1)=&quot;&quot;;&quot; &quot;;CONCATENATE([.B270];CHAR(61);CHAR(34);INDIRECT(ADDRESS(ROW();[.$A$2]));CHAR(34))))" office:value-type="string" office:string-value="trimtofit=&quot;trimtofit&quot;">
            <text:p>trimtofit="trimtofit"</text:p>
          </table:table-cell>
          <table:table-cell office:value-type="string">
            <text:p>trimtofit</text:p>
          </table:table-cell>
          <table:table-cell office:value-type="string">
            <text:p>Passend schrumpfen</text:p>
          </table:table-cell>
          <table:table-cell office:value-type="string">
            <text:p>trimtofit</text:p>
          </table:table-cell>
          <table:table-cell table:style-name="ce5" office:value-type="string">
            <text:p>trimtofit</text:p>
          </table:table-cell>
          <table:table-cell table:style-name="ce5" office:value-type="string">
            <text:p>trimtofit</text:p>
          </table:table-cell>
          <table:table-cell table:style-name="ce5" office:value-type="string">
            <text:p>trimtofit</text:p>
          </table:table-cell>
          <table:table-cell table:number-columns-repeated="1017"/>
        </table:table-row>
        <table:table-row table:style-name="ro2">
          <table:table-cell table:formula="of:=IF(MID([.B271];1;1)=&quot;;&quot;;[.B271];IF(MID([.B271];1;1)=&quot;&quot;;&quot; &quot;;CONCATENATE([.B271];CHAR(61);CHAR(34);INDIRECT(ADDRESS(ROW();[.$A$2]));CHAR(34))))" office:value-type="string" office:string-value="cutpos=&quot;cutout&quot;">
            <text:p>cutpos="cutout"</text:p>
          </table:table-cell>
          <table:table-cell office:value-type="string">
            <text:p>cutpos</text:p>
          </table:table-cell>
          <table:table-cell office:value-type="string">
            <text:p>Ausschneiden</text:p>
          </table:table-cell>
          <table:table-cell office:value-type="string">
            <text:p>cutout</text:p>
          </table:table-cell>
          <table:table-cell table:style-name="ce5" office:value-type="string">
            <text:p>ritaglio</text:p>
          </table:table-cell>
          <table:table-cell table:style-name="ce5" office:value-type="string">
            <text:p>recorte</text:p>
          </table:table-cell>
          <table:table-cell table:style-name="ce5" office:value-type="string">
            <text:p>détouré</text:p>
          </table:table-cell>
          <table:table-cell table:number-columns-repeated="1017"/>
        </table:table-row>
        <table:table-row table:style-name="ro2">
          <table:table-cell table:formula="of:=IF(MID([.B272];1;1)=&quot;;&quot;;[.B272];IF(MID([.B272];1;1)=&quot;&quot;;&quot; &quot;;CONCATENATE([.B272];CHAR(61);CHAR(34);INDIRECT(ADDRESS(ROW();[.$A$2]));CHAR(34))))" office:value-type="string" office:string-value="center=&quot;center&quot;">
            <text:p>center="center"</text:p>
          </table:table-cell>
          <table:table-cell office:value-type="string">
            <text:p>center</text:p>
          </table:table-cell>
          <table:table-cell office:value-type="string">
            <text:p>aus der Mitte</text:p>
          </table:table-cell>
          <table:table-cell office:value-type="string">
            <text:p>cente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centre</text:p>
          </table:table-cell>
          <table:table-cell table:number-columns-repeated="1017"/>
        </table:table-row>
        <table:table-row table:style-name="ro2">
          <table:table-cell table:formula="of:=IF(MID([.B273];1;1)=&quot;;&quot;;[.B273];IF(MID([.B273];1;1)=&quot;&quot;;&quot; &quot;;CONCATENATE([.B273];CHAR(61);CHAR(34);INDIRECT(ADDRESS(ROW();[.$A$2]));CHAR(34))))" office:value-type="string" office:string-value="left/top=&quot;left/top&quot;">
            <text:p>left/top="left/top"</text:p>
          </table:table-cell>
          <table:table-cell office:value-type="string">
            <text:p>left/top</text:p>
          </table:table-cell>
          <table:table-cell office:value-type="string">
            <text:p>von links oder oben</text:p>
          </table:table-cell>
          <table:table-cell office:value-type="string">
            <text:p>left/top</text:p>
          </table:table-cell>
          <table:table-cell table:style-name="ce5" office:value-type="string">
            <text:p>sinistro / superiore</text:p>
          </table:table-cell>
          <table:table-cell table:style-name="ce5" office:value-type="string">
            <text:p>izquierda / arriba</text:p>
          </table:table-cell>
          <table:table-cell table:style-name="ce5" office:value-type="string">
            <text:p>gauche / haut</text:p>
          </table:table-cell>
          <table:table-cell table:number-columns-repeated="1017"/>
        </table:table-row>
        <table:table-row table:style-name="ro2">
          <table:table-cell table:formula="of:=IF(MID([.B274];1;1)=&quot;;&quot;;[.B274];IF(MID([.B274];1;1)=&quot;&quot;;&quot; &quot;;CONCATENATE([.B274];CHAR(61);CHAR(34);INDIRECT(ADDRESS(ROW();[.$A$2]));CHAR(34))))" office:value-type="string" office:string-value="right/bottom=&quot;right/bottom&quot;">
            <text:p>right/bottom="right/bottom"</text:p>
          </table:table-cell>
          <table:table-cell office:value-type="string">
            <text:p>right/bottom</text:p>
          </table:table-cell>
          <table:table-cell office:value-type="string">
            <text:p>von rechts oder unten</text:p>
          </table:table-cell>
          <table:table-cell office:value-type="string">
            <text:p>right/bottom</text:p>
          </table:table-cell>
          <table:table-cell table:style-name="ce5" office:value-type="string">
            <text:p>destro / inferiore</text:p>
          </table:table-cell>
          <table:table-cell table:style-name="ce5" office:value-type="string">
            <text:p>derecha / inferior</text:p>
          </table:table-cell>
          <table:table-cell table:style-name="ce5" office:value-type="string">
            <text:p>bas / à droite</text:p>
          </table:table-cell>
          <table:table-cell table:number-columns-repeated="1017"/>
        </table:table-row>
        <table:table-row table:style-name="ro2">
          <table:table-cell table:formula="of:=IF(MID([.B275];1;1)=&quot;;&quot;;[.B275];IF(MID([.B275];1;1)=&quot;&quot;;&quot; &quot;;CONCATENATE([.B275];CHAR(61);CHAR(34);INDIRECT(ADDRESS(ROW();[.$A$2]));CHAR(34))))" office:value-type="string" office:string-value="thumbquality=&quot;image quality (60 -100)&quot;">
            <text:p>thumbquality="image quality (60 -100)"</text:p>
          </table:table-cell>
          <table:table-cell office:value-type="string">
            <text:p>thumbquality</text:p>
          </table:table-cell>
          <table:table-cell office:value-type="string">
            <text:p>Bildqualität (60 – 100)</text:p>
          </table:table-cell>
          <table:table-cell office:value-type="string">
            <text:p>image quality (60 -100)</text:p>
          </table:table-cell>
          <table:table-cell table:style-name="ce5" office:value-type="string">
            <text:p>qualità di immagine (60 -100)</text:p>
          </table:table-cell>
          <table:table-cell table:style-name="ce5" office:value-type="string">
            <text:p>Calidad de imagen (60 -100)</text:p>
          </table:table-cell>
          <table:table-cell table:style-name="ce5" office:value-type="string">
            <text:p>qualité d'image (60 -100)</text:p>
          </table:table-cell>
          <table:table-cell table:number-columns-repeated="1017"/>
        </table:table-row>
        <table:table-row table:style-name="ro2">
          <table:table-cell table:formula="of:=IF(MID([.B276];1;1)=&quot;;&quot;;[.B276];IF(MID([.B276];1;1)=&quot;&quot;;&quot; &quot;;CONCATENATE([.B276];CHAR(61);CHAR(34);INDIRECT(ADDRESS(ROW();[.$A$2]));CHAR(34))))" office:value-type="string" office:string-value="add or edit thumbtypes=&quot;Add or edit thumb type&quot;">
            <text:p>add or edit thumbtypes="Add or edit thumb type"</text:p>
          </table:table-cell>
          <table:table-cell office:value-type="string">
            <text:p>add or edit thumbtypes</text:p>
          </table:table-cell>
          <table:table-cell office:value-type="string">
            <text:p>Vorschaubild-Typ hinzufügen oder bearbeiten</text:p>
          </table:table-cell>
          <table:table-cell office:value-type="string">
            <text:p>Add or edit thumb type</text:p>
          </table:table-cell>
          <table:table-cell table:style-name="ce5" office:value-type="string">
            <text:p>Aggiungere o modificare il testo pollice</text:p>
          </table:table-cell>
          <table:table-cell table:style-name="ce5" office:value-type="string">
            <text:p>Agregar o editar tipo pulgar</text:p>
          </table:table-cell>
          <table:table-cell table:style-name="ce5" office:value-type="string">
            <text:p>Ajouter ou modifier Type de pouce</text:p>
          </table:table-cell>
          <table:table-cell table:number-columns-repeated="1017"/>
        </table:table-row>
        <table:table-row table:style-name="ro2">
          <table:table-cell table:formula="of:=IF(MID([.B277];1;1)=&quot;;&quot;;[.B277];IF(MID([.B277];1;1)=&quot;&quot;;&quot; &quot;;CONCATENATE([.B277];CHAR(61);CHAR(34);INDIRECT(ADDRESS(ROW();[.$A$2]));CHAR(34))))" office:value-type="string" office:string-value="edit icon=&quot;edit icon&quot;">
            <text:p>edit icon="edit icon"</text:p>
          </table:table-cell>
          <table:table-cell office:value-type="string">
            <text:p>edit icon</text:p>
          </table:table-cell>
          <table:table-cell office:value-type="string">
            <text:p>Icon bearbeiten</text:p>
          </table:table-cell>
          <table:table-cell office:value-type="string">
            <text:p>edit icon</text:p>
          </table:table-cell>
          <table:table-cell table:style-name="Default" office:value-type="string">
            <text:p>edit icon</text:p>
          </table:table-cell>
          <table:table-cell table:style-name="Default" office:value-type="string">
            <text:p>edit icon</text:p>
          </table:table-cell>
          <table:table-cell table:style-name="Default" office:value-type="string">
            <text:p>edit icon</text:p>
          </table:table-cell>
          <table:table-cell table:number-columns-repeated="1017"/>
        </table:table-row>
        <table:table-row table:style-name="ro2">
          <table:table-cell table:formula="of:=IF(MID([.B278];1;1)=&quot;;&quot;;[.B278];IF(MID([.B278];1;1)=&quot;&quot;;&quot; &quot;;CONCATENATE([.B278];CHAR(61);CHAR(34);INDIRECT(ADDRESS(ROW();[.$A$2]));CHAR(34))))" office:value-type="string" office:string-value="upload icon=&quot;upload icon&quot;">
            <text:p>upload icon="upload icon"</text:p>
          </table:table-cell>
          <table:table-cell office:value-type="string">
            <text:p>upload icon</text:p>
          </table:table-cell>
          <table:table-cell office:value-type="string">
            <text:p>Icon hochladen</text:p>
          </table:table-cell>
          <table:table-cell office:value-type="string">
            <text:p>upload icon</text:p>
          </table:table-cell>
          <table:table-cell table:style-name="Default" office:value-type="string">
            <text:p>upload icon</text:p>
          </table:table-cell>
          <table:table-cell table:style-name="Default" office:value-type="string">
            <text:p>upload icon</text:p>
          </table:table-cell>
          <table:table-cell table:style-name="Default" office:value-type="string">
            <text:p>upload icon</text:p>
          </table:table-cell>
          <table:table-cell table:number-columns-repeated="1017"/>
        </table:table-row>
        <table:table-row table:style-name="ro2">
          <table:table-cell table:formula="of:=IF(MID([.B279];1;1)=&quot;;&quot;;[.B279];IF(MID([.B279];1;1)=&quot;&quot;;&quot; &quot;;CONCATENATE([.B279];CHAR(61);CHAR(34);INDIRECT(ADDRESS(ROW();[.$A$2]));CHAR(34))))" office:value-type="string" office:string-value="upload=&quot;Upload&quot;">
            <text:p>upload="Upload"</text:p>
          </table:table-cell>
          <table:table-cell office:value-type="string">
            <text:p>upload</text:p>
          </table:table-cell>
          <table:table-cell office:value-type="string">
            <text:p>Hochladen</text:p>
          </table:table-cell>
          <table:table-cell office:value-type="string">
            <text:p>Upload</text:p>
          </table:table-cell>
          <table:table-cell table:style-name="Default" office:value-type="string">
            <text:p>Upload</text:p>
          </table:table-cell>
          <table:table-cell table:style-name="Default" office:value-type="string">
            <text:p>Upload</text:p>
          </table:table-cell>
          <table:table-cell table:style-name="Default" office:value-type="string">
            <text:p>Upload</text:p>
          </table:table-cell>
          <table:table-cell table:number-columns-repeated="1017"/>
        </table:table-row>
        <table:table-row table:style-name="ro2">
          <table:table-cell table:formula="of:=IF(MID([.B280];1;1)=&quot;;&quot;;[.B280];IF(MID([.B280];1;1)=&quot;&quot;;&quot; &quot;;CONCATENATE([.B280];CHAR(61);CHAR(34);INDIRECT(ADDRESS(ROW();[.$A$2]));CHAR(34))))" office:value-type="string" office:string-value="MQGThumbtype=&quot;Image preview&quot;">
            <text:p>MQGThumbtype="Image preview"</text:p>
          </table:table-cell>
          <table:table-cell office:value-type="string">
            <text:p>MQGThumbtype</text:p>
          </table:table-cell>
          <table:table-cell office:value-type="string">
            <text:p>Bild-Vorschau</text:p>
          </table:table-cell>
          <table:table-cell office:value-type="string">
            <text:p>Image preview</text:p>
          </table:table-cell>
          <table:table-cell table:style-name="Default" office:value-type="string">
            <text:p>Image preview</text:p>
          </table:table-cell>
          <table:table-cell table:style-name="Default" office:value-type="string">
            <text:p>Image preview</text:p>
          </table:table-cell>
          <table:table-cell table:style-name="Default" office:value-type="string">
            <text:p>Image preview</text:p>
          </table:table-cell>
          <table:table-cell table:number-columns-repeated="1017"/>
        </table:table-row>
        <table:table-row table:style-name="ro2">
          <table:table-cell table:formula="of:=IF(MID([.B281];1;1)=&quot;;&quot;;[.B281];IF(MID([.B281];1;1)=&quot;&quot;;&quot; &quot;;CONCATENATE([.B281];CHAR(61);CHAR(34);INDIRECT(ADDRESS(ROW();[.$A$2]));CHAR(34))))" office:value-type="string" office:string-value="MQGIcontype=&quot;Gallery/category preview&quot;">
            <text:p>MQGIcontype="Gallery/category preview"</text:p>
          </table:table-cell>
          <table:table-cell office:value-type="string">
            <text:p>MQGIcontype</text:p>
          </table:table-cell>
          <table:table-cell office:value-type="string">
            <text:p>Galerie-/Kategorie-Vorschau</text:p>
          </table:table-cell>
          <table:table-cell office:value-type="string">
            <text:p>Gallery/category preview</text:p>
          </table:table-cell>
          <table:table-cell table:style-name="Default" office:value-type="string">
            <text:p>Gallery/category icon</text:p>
          </table:table-cell>
          <table:table-cell table:style-name="Default" office:value-type="string">
            <text:p>Gallery/category icon</text:p>
          </table:table-cell>
          <table:table-cell table:style-name="Default" office:value-type="string">
            <text:p>Gallery/category icon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83];1;1)=&quot;;&quot;;[.B283];IF(MID([.B283];1;1)=&quot;&quot;;&quot; &quot;;CONCATENATE([.B283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84];1;1)=&quot;;&quot;;[.B284];IF(MID([.B284];1;1)=&quot;&quot;;&quot; &quot;;CONCATENATE([.B284];CHAR(61);CHAR(34);INDIRECT(ADDRESS(ROW();[.$A$2]));CHAR(34))))" office:value-type="string" office:string-value=";Kategorie/Galerie editieren">
            <text:p>;Kategorie/Galerie editieren</text:p>
          </table:table-cell>
          <table:table-cell office:value-type="string">
            <text:p>;Kategorie/Galerie editieren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85];1;1)=&quot;;&quot;;[.B285];IF(MID([.B285];1;1)=&quot;&quot;;&quot; &quot;;CONCATENATE([.B285];CHAR(61);CHAR(34);INDIRECT(ADDRESS(ROW();[.$A$2]));CHAR(34))))" office:value-type="string" office:string-value="description=&quot;description&quot;">
            <text:p>description="description"</text:p>
          </table:table-cell>
          <table:table-cell office:value-type="string">
            <text:p>description</text:p>
          </table:table-cell>
          <table:table-cell office:value-type="string">
            <text:p>Beschreibung</text:p>
          </table:table-cell>
          <table:table-cell office:value-type="string">
            <text:p>description</text:p>
          </table:table-cell>
          <table:table-cell table:style-name="ce5" office:value-type="string">
            <text:p>descrizione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description</text:p>
          </table:table-cell>
          <table:table-cell table:number-columns-repeated="1017"/>
        </table:table-row>
        <table:table-row table:style-name="ro2">
          <table:table-cell table:formula="of:=IF(MID([.B286];1;1)=&quot;;&quot;;[.B286];IF(MID([.B286];1;1)=&quot;&quot;;&quot; &quot;;CONCATENATE([.B286];CHAR(61);CHAR(34);INDIRECT(ADDRESS(ROW();[.$A$2]));CHAR(34))))" office:value-type="string" office:string-value="password1=&quot;password1&quot;">
            <text:p>password1="password1"</text:p>
          </table:table-cell>
          <table:table-cell office:value-type="string">
            <text:p>password1</text:p>
          </table:table-cell>
          <table:table-cell office:value-type="string">
            <text:p>Passwort</text:p>
          </table:table-cell>
          <table:table-cell office:value-type="string">
            <text:p>password1</text:p>
          </table:table-cell>
          <table:table-cell table:style-name="ce5" office:value-type="string">
            <text:p>password1</text:p>
          </table:table-cell>
          <table:table-cell table:style-name="ce5" office:value-type="string">
            <text:p>password1</text:p>
          </table:table-cell>
          <table:table-cell table:style-name="ce5" office:value-type="string">
            <text:p>password1</text:p>
          </table:table-cell>
          <table:table-cell table:number-columns-repeated="1017"/>
        </table:table-row>
        <table:table-row table:style-name="ro2">
          <table:table-cell table:formula="of:=IF(MID([.B287];1;1)=&quot;;&quot;;[.B287];IF(MID([.B287];1;1)=&quot;&quot;;&quot; &quot;;CONCATENATE([.B287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88];1;1)=&quot;;&quot;;[.B288];IF(MID([.B288];1;1)=&quot;&quot;;&quot; &quot;;CONCATENATE([.B288];CHAR(61);CHAR(34);INDIRECT(ADDRESS(ROW();[.$A$2]));CHAR(34))))" office:value-type="string" office:string-value=";Import">
            <text:p>;Import</text:p>
          </table:table-cell>
          <table:table-cell office:value-type="string">
            <text:p>;Import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289];1;1)=&quot;;&quot;;[.B289];IF(MID([.B289];1;1)=&quot;&quot;;&quot; &quot;;CONCATENATE([.B289];CHAR(61);CHAR(34);INDIRECT(ADDRESS(ROW();[.$A$2]));CHAR(34))))" office:value-type="string" office:string-value="import in gallery=&quot;import in gallery&quot;">
            <text:p>import in gallery="import in gallery"</text:p>
          </table:table-cell>
          <table:table-cell office:value-type="string">
            <text:p>import in gallery</text:p>
          </table:table-cell>
          <table:table-cell office:value-type="string">
            <text:p>In Galerie importieren</text:p>
          </table:table-cell>
          <table:table-cell office:value-type="string">
            <text:p>import in gallery</text:p>
          </table:table-cell>
          <table:table-cell table:style-name="ce5" office:value-type="string">
            <text:p>importazione in galleria</text:p>
          </table:table-cell>
          <table:table-cell table:style-name="ce5" office:value-type="string">
            <text:p>importación en la galería</text:p>
          </table:table-cell>
          <table:table-cell table:style-name="ce5" office:value-type="string">
            <text:p>l'importation dans la galerie</text:p>
          </table:table-cell>
          <table:table-cell table:number-columns-repeated="1017"/>
        </table:table-row>
        <table:table-row table:style-name="ro2">
          <table:table-cell table:formula="of:=IF(MID([.B290];1;1)=&quot;;&quot;;[.B290];IF(MID([.B290];1;1)=&quot;&quot;;&quot; &quot;;CONCATENATE([.B290];CHAR(61);CHAR(34);INDIRECT(ADDRESS(ROW();[.$A$2]));CHAR(34))))" office:value-type="string" office:string-value="imagetype=&quot;image type&quot;">
            <text:p>imagetype="image type"</text:p>
          </table:table-cell>
          <table:table-cell office:value-type="string">
            <text:p>imagetype</text:p>
          </table:table-cell>
          <table:table-cell office:value-type="string">
            <text:p>Hauptbild-Typ</text:p>
          </table:table-cell>
          <table:table-cell office:value-type="string">
            <text:p>image type</text:p>
          </table:table-cell>
          <table:table-cell table:style-name="ce5" office:value-type="string">
            <text:p>Tipo di immagine</text:p>
          </table:table-cell>
          <table:table-cell table:style-name="ce5" office:value-type="string">
            <text:p>imagen de tipo</text:p>
          </table:table-cell>
          <table:table-cell table:style-name="ce5" office:value-type="string">
            <text:p>le type d'image</text:p>
          </table:table-cell>
          <table:table-cell table:number-columns-repeated="1017"/>
        </table:table-row>
        <table:table-row table:style-name="ro2">
          <table:table-cell table:formula="of:=IF(MID([.B291];1;1)=&quot;;&quot;;[.B291];IF(MID([.B291];1;1)=&quot;&quot;;&quot; &quot;;CONCATENATE([.B291];CHAR(61);CHAR(34);INDIRECT(ADDRESS(ROW();[.$A$2]));CHAR(34))))" office:value-type="string" office:string-value="thumbtype=&quot;thumbnail type&quot;">
            <text:p>thumbtype="thumbnail type"</text:p>
          </table:table-cell>
          <table:table-cell office:value-type="string">
            <text:p>thumbtype</text:p>
          </table:table-cell>
          <table:table-cell office:value-type="string">
            <text:p>Vorschaubild-Typ</text:p>
          </table:table-cell>
          <table:table-cell office:value-type="string">
            <text:p>thumbnail type</text:p>
          </table:table-cell>
          <table:table-cell table:style-name="ce5" office:value-type="string">
            <text:p>Miniatura di tipo</text:p>
          </table:table-cell>
          <table:table-cell table:style-name="ce5" office:value-type="string">
            <text:p>miniaturas tipo</text:p>
          </table:table-cell>
          <table:table-cell table:style-name="ce5" office:value-type="string">
            <text:p>Type de vignettes</text:p>
          </table:table-cell>
          <table:table-cell table:number-columns-repeated="1017"/>
        </table:table-row>
        <table:table-row table:style-name="ro2">
          <table:table-cell table:formula="of:=IF(MID([.B292];1;1)=&quot;;&quot;;[.B292];IF(MID([.B292];1;1)=&quot;&quot;;&quot; &quot;;CONCATENATE([.B292];CHAR(61);CHAR(34);INDIRECT(ADDRESS(ROW();[.$A$2]));CHAR(34))))" office:value-type="string" office:string-value="sorting=&quot;sorting&quot;">
            <text:p>sorting="sorting"</text:p>
          </table:table-cell>
          <table:table-cell office:value-type="string">
            <text:p>sorting</text:p>
          </table:table-cell>
          <table:table-cell office:value-type="string">
            <text:p>Sortierung</text:p>
          </table:table-cell>
          <table:table-cell office:value-type="string">
            <text:p>sorting</text:p>
          </table:table-cell>
          <table:table-cell table:style-name="ce5" office:value-type="string">
            <text:p>ordinamento</text:p>
          </table:table-cell>
          <table:table-cell table:style-name="ce5" office:value-type="string">
            <text:p>clasificación</text:p>
          </table:table-cell>
          <table:table-cell table:style-name="ce5" office:value-type="string">
            <text:p>tri</text:p>
          </table:table-cell>
          <table:table-cell table:number-columns-repeated="1017"/>
        </table:table-row>
        <table:table-row table:style-name="ro2">
          <table:table-cell table:formula="of:=IF(MID([.B293];1;1)=&quot;;&quot;;[.B293];IF(MID([.B293];1;1)=&quot;&quot;;&quot; &quot;;CONCATENATE([.B293];CHAR(61);CHAR(34);INDIRECT(ADDRESS(ROW();[.$A$2]));CHAR(34))))" office:value-type="string" office:string-value="sameoriginalaction=&quot;images with same original name&quot;">
            <text:p>sameoriginalaction="images with same original name"</text:p>
          </table:table-cell>
          <table:table-cell office:value-type="string">
            <text:p>sameoriginalaction</text:p>
          </table:table-cell>
          <table:table-cell office:value-type="string">
            <text:p>Bilder mit gleichem Dateinamen</text:p>
          </table:table-cell>
          <table:table-cell office:value-type="string">
            <text:p>images with same original name</text:p>
          </table:table-cell>
          <table:table-cell table:style-name="ce5" office:value-type="string">
            <text:p>immagini con lo stesso nome originale</text:p>
          </table:table-cell>
          <table:table-cell table:style-name="ce5" office:value-type="string">
            <text:p>imágenes con mismo nombre original</text:p>
          </table:table-cell>
          <table:table-cell table:style-name="ce5" office:value-type="string">
            <text:p>images avec le nom même original</text:p>
          </table:table-cell>
          <table:table-cell table:number-columns-repeated="1017"/>
        </table:table-row>
        <table:table-row table:style-name="ro2">
          <table:table-cell table:formula="of:=IF(MID([.B294];1;1)=&quot;;&quot;;[.B294];IF(MID([.B294];1;1)=&quot;&quot;;&quot; &quot;;CONCATENATE([.B294];CHAR(61);CHAR(34);INDIRECT(ADDRESS(ROW();[.$A$2]));CHAR(34))))" office:value-type="string" office:string-value="importadd=&quot;add a new image&quot;">
            <text:p>importadd="add a new image"</text:p>
          </table:table-cell>
          <table:table-cell office:value-type="string">
            <text:p>importadd</text:p>
          </table:table-cell>
          <table:table-cell office:value-type="string">
            <text:p>als neues Bild hinzufügen</text:p>
          </table:table-cell>
          <table:table-cell office:value-type="string">
            <text:p>add a new image</text:p>
          </table:table-cell>
          <table:table-cell table:style-name="ce5" office:value-type="string">
            <text:p>aggiungere una nuova immagine</text:p>
          </table:table-cell>
          <table:table-cell table:style-name="ce5" office:value-type="string">
            <text:p>agregar una nueva imagen</text:p>
          </table:table-cell>
          <table:table-cell table:style-name="ce5" office:value-type="string">
            <text:p>ajouter une nouvelle image</text:p>
          </table:table-cell>
          <table:table-cell table:number-columns-repeated="1017"/>
        </table:table-row>
        <table:table-row table:style-name="ro2">
          <table:table-cell table:formula="of:=IF(MID([.B295];1;1)=&quot;;&quot;;[.B295];IF(MID([.B295];1;1)=&quot;&quot;;&quot; &quot;;CONCATENATE([.B295];CHAR(61);CHAR(34);INDIRECT(ADDRESS(ROW();[.$A$2]));CHAR(34))))" office:value-type="string" office:string-value="importreplace=&quot;replace&quot;">
            <text:p>importreplace="replace"</text:p>
          </table:table-cell>
          <table:table-cell office:value-type="string">
            <text:p>importreplace</text:p>
          </table:table-cell>
          <table:table-cell office:value-type="string">
            <text:p>Originale ersetzen</text:p>
          </table:table-cell>
          <table:table-cell office:value-type="string">
            <text:p>replace</text:p>
          </table:table-cell>
          <table:table-cell table:style-name="ce5" office:value-type="string">
            <text:p>sostituire</text:p>
          </table:table-cell>
          <table:table-cell table:style-name="ce5" office:value-type="string">
            <text:p>reemplazar</text:p>
          </table:table-cell>
          <table:table-cell table:style-name="ce5" office:value-type="string">
            <text:p>remplacer</text:p>
          </table:table-cell>
          <table:table-cell table:number-columns-repeated="1017"/>
        </table:table-row>
        <table:table-row table:style-name="ro2">
          <table:table-cell table:formula="of:=IF(MID([.B296];1;1)=&quot;;&quot;;[.B296];IF(MID([.B296];1;1)=&quot;&quot;;&quot; &quot;;CONCATENATE([.B296];CHAR(61);CHAR(34);INDIRECT(ADDRESS(ROW();[.$A$2]));CHAR(34))))" office:value-type="string" office:string-value="inserttype=&quot;import position&quot;">
            <text:p>inserttype="import position"</text:p>
          </table:table-cell>
          <table:table-cell office:value-type="string">
            <text:p>inserttype</text:p>
          </table:table-cell>
          <table:table-cell office:value-type="string">
            <text:p>Import-Position</text:p>
          </table:table-cell>
          <table:table-cell office:value-type="string">
            <text:p>import position</text:p>
          </table:table-cell>
          <table:table-cell table:style-name="ce5" office:value-type="string">
            <text:p>importazione posizione</text:p>
          </table:table-cell>
          <table:table-cell table:style-name="ce5" office:value-type="string">
            <text:p>importación posición</text:p>
          </table:table-cell>
          <table:table-cell table:style-name="ce5" office:value-type="string">
            <text:p>Situation des importations</text:p>
          </table:table-cell>
          <table:table-cell table:number-columns-repeated="1017"/>
        </table:table-row>
        <table:table-row table:style-name="ro2">
          <table:table-cell table:formula="of:=IF(MID([.B297];1;1)=&quot;;&quot;;[.B297];IF(MID([.B297];1;1)=&quot;&quot;;&quot; &quot;;CONCATENATE([.B297];CHAR(61);CHAR(34);INDIRECT(ADDRESS(ROW();[.$A$2]));CHAR(34))))" office:value-type="string" office:string-value="insertbehind=&quot;behind last image&quot;">
            <text:p>insertbehind="behind last image"</text:p>
          </table:table-cell>
          <table:table-cell office:value-type="string">
            <text:p>insertbehind</text:p>
          </table:table-cell>
          <table:table-cell office:value-type="string">
            <text:p>Nach dem letzten Bild einfügen</text:p>
          </table:table-cell>
          <table:table-cell office:value-type="string">
            <text:p>behind last image</text:p>
          </table:table-cell>
          <table:table-cell table:style-name="ce5" office:value-type="string">
            <text:p>dietro l'ultima immagine</text:p>
          </table:table-cell>
          <table:table-cell table:style-name="ce5" office:value-type="string">
            <text:p>detrás de la última imagen</text:p>
          </table:table-cell>
          <table:table-cell table:style-name="ce5" office:value-type="string">
            <text:p>derrière la dernière image</text:p>
          </table:table-cell>
          <table:table-cell table:number-columns-repeated="1017"/>
        </table:table-row>
        <table:table-row table:style-name="ro2">
          <table:table-cell table:formula="of:=IF(MID([.B298];1;1)=&quot;;&quot;;[.B298];IF(MID([.B298];1;1)=&quot;&quot;;&quot; &quot;;CONCATENATE([.B298];CHAR(61);CHAR(34);INDIRECT(ADDRESS(ROW();[.$A$2]));CHAR(34))))" office:value-type="string" office:string-value="insertinfront=&quot;in front of first image&quot;">
            <text:p>insertinfront="in front of first image"</text:p>
          </table:table-cell>
          <table:table-cell office:value-type="string">
            <text:p>insertinfront</text:p>
          </table:table-cell>
          <table:table-cell office:value-type="string">
            <text:p>Vor dem ersten Bild einfügen</text:p>
          </table:table-cell>
          <table:table-cell office:value-type="string">
            <text:p>in front of first image</text:p>
          </table:table-cell>
          <table:table-cell table:style-name="ce5" office:value-type="string">
            <text:p>davanti prima immagine</text:p>
          </table:table-cell>
          <table:table-cell table:style-name="ce5" office:value-type="string">
            <text:p>en frente de la imagen primero</text:p>
          </table:table-cell>
          <table:table-cell table:style-name="ce5" office:value-type="string">
            <text:p>en face de la première image</text:p>
          </table:table-cell>
          <table:table-cell table:number-columns-repeated="1017"/>
        </table:table-row>
        <table:table-row table:style-name="ro2">
          <table:table-cell table:formula="of:=IF(MID([.B299];1;1)=&quot;;&quot;;[.B299];IF(MID([.B299];1;1)=&quot;&quot;;&quot; &quot;;CONCATENATE([.B299];CHAR(61);CHAR(34);INDIRECT(ADDRESS(ROW();[.$A$2]));CHAR(34))))" office:value-type="string" office:string-value="select action=&quot;action&quot;">
            <text:p>select action="action"</text:p>
          </table:table-cell>
          <table:table-cell office:value-type="string">
            <text:p>select action</text:p>
          </table:table-cell>
          <table:table-cell office:value-type="string">
            <text:p>Aktion wählen</text:p>
          </table:table-cell>
          <table:table-cell office:value-type="string">
            <text:p>action</text:p>
          </table:table-cell>
          <table:table-cell table:style-name="ce5" office:value-type="string">
            <text:p>azione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action</text:p>
          </table:table-cell>
          <table:table-cell table:number-columns-repeated="1017"/>
        </table:table-row>
        <table:table-row table:style-name="ro2">
          <table:table-cell table:formula="of:=IF(MID([.B300];1;1)=&quot;;&quot;;[.B300];IF(MID([.B300];1;1)=&quot;&quot;;&quot; &quot;;CONCATENATE([.B300];CHAR(61);CHAR(34);INDIRECT(ADDRESS(ROW();[.$A$2]));CHAR(34))))" office:value-type="string" office:string-value="execute=&quot;execute&quot;">
            <text:p>execute="execute"</text:p>
          </table:table-cell>
          <table:table-cell office:value-type="string">
            <text:p>execute</text:p>
          </table:table-cell>
          <table:table-cell office:value-type="string">
            <text:p>Ausführen</text:p>
          </table:table-cell>
          <table:table-cell office:value-type="string">
            <text:p>execute</text:p>
          </table:table-cell>
          <table:table-cell table:style-name="ce5" office:value-type="string">
            <text:p>eseguire</text:p>
          </table:table-cell>
          <table:table-cell table:style-name="ce5" office:value-type="string">
            <text:p>ejecutar</text:p>
          </table:table-cell>
          <table:table-cell table:style-name="ce5" office:value-type="string">
            <text:p>exécuter</text:p>
          </table:table-cell>
          <table:table-cell table:number-columns-repeated="1017"/>
        </table:table-row>
        <table:table-row table:style-name="ro2">
          <table:table-cell table:formula="of:=IF(MID([.B301];1;1)=&quot;;&quot;;[.B301];IF(MID([.B301];1;1)=&quot;&quot;;&quot; &quot;;CONCATENATE([.B301];CHAR(61);CHAR(34);INDIRECT(ADDRESS(ROW();[.$A$2]));CHAR(34))))" office:value-type="string" office:string-value="select all=&quot;select all&quot;">
            <text:p>select all="select all"</text:p>
          </table:table-cell>
          <table:table-cell office:value-type="string">
            <text:p>select all</text:p>
          </table:table-cell>
          <table:table-cell office:value-type="string">
            <text:p>Alle auswählen</text:p>
          </table:table-cell>
          <table:table-cell office:value-type="string">
            <text:p>select all</text:p>
          </table:table-cell>
          <table:table-cell table:style-name="ce5" office:value-type="string">
            <text:p>seleziona tutto</text:p>
          </table:table-cell>
          <table:table-cell table:style-name="ce5" office:value-type="string">
            <text:p>seleccionar todo</text:p>
          </table:table-cell>
          <table:table-cell table:style-name="ce5" office:value-type="string">
            <text:p>tout sélectionner</text:p>
          </table:table-cell>
          <table:table-cell table:number-columns-repeated="1017"/>
        </table:table-row>
        <table:table-row table:style-name="ro2">
          <table:table-cell table:formula="of:=IF(MID([.B302];1;1)=&quot;;&quot;;[.B302];IF(MID([.B302];1;1)=&quot;&quot;;&quot; &quot;;CONCATENATE([.B302];CHAR(61);CHAR(34);INDIRECT(ADDRESS(ROW();[.$A$2]));CHAR(34))))" office:value-type="string" office:string-value="unselect all=&quot;unselect all&quot;">
            <text:p>unselect all="unselect all"</text:p>
          </table:table-cell>
          <table:table-cell office:value-type="string">
            <text:p>unselect all</text:p>
          </table:table-cell>
          <table:table-cell office:value-type="string">
            <text:p>Keines auswählen</text:p>
          </table:table-cell>
          <table:table-cell office:value-type="string">
            <text:p>unselect all</text:p>
          </table:table-cell>
          <table:table-cell table:style-name="ce5" office:value-type="string">
            <text:p>deselezionare tutti</text:p>
          </table:table-cell>
          <table:table-cell table:style-name="ce5" office:value-type="string">
            <text:p>deseleccionar todos</text:p>
          </table:table-cell>
          <table:table-cell table:style-name="ce5" office:value-type="string">
            <text:p>désélectionner tous les</text:p>
          </table:table-cell>
          <table:table-cell table:number-columns-repeated="1017"/>
        </table:table-row>
        <table:table-row table:style-name="ro2">
          <table:table-cell table:formula="of:=IF(MID([.B303];1;1)=&quot;;&quot;;[.B303];IF(MID([.B303];1;1)=&quot;&quot;;&quot; &quot;;CONCATENATE([.B303];CHAR(61);CHAR(34);INDIRECT(ADDRESS(ROW();[.$A$2]));CHAR(34))))" office:value-type="string" office:string-value="actual selection=&quot;actual selection&quot;">
            <text:p>actual selection="actual selection"</text:p>
          </table:table-cell>
          <table:table-cell office:value-type="string">
            <text:p>actual selection</text:p>
          </table:table-cell>
          <table:table-cell office:value-type="string">
            <text:p>Aktuelle Auswahl</text:p>
          </table:table-cell>
          <table:table-cell office:value-type="string">
            <text:p>actual selection</text:p>
          </table:table-cell>
          <table:table-cell table:style-name="ce5" office:value-type="string">
            <text:p>selezione attuale</text:p>
          </table:table-cell>
          <table:table-cell table:style-name="ce5" office:value-type="string">
            <text:p>selección real</text:p>
          </table:table-cell>
          <table:table-cell table:style-name="ce5" office:value-type="string">
            <text:p>sélection réelle</text:p>
          </table:table-cell>
          <table:table-cell table:number-columns-repeated="1017"/>
        </table:table-row>
        <table:table-row table:style-name="ro2">
          <table:table-cell table:formula="of:=IF(MID([.B304];1;1)=&quot;;&quot;;[.B304];IF(MID([.B304];1;1)=&quot;&quot;;&quot; &quot;;CONCATENATE([.B304];CHAR(61);CHAR(34);INDIRECT(ADDRESS(ROW();[.$A$2]));CHAR(34))))" office:value-type="string" office:string-value="uploaddir=&quot;actual folder&quot;">
            <text:p>uploaddir="actual folder"</text:p>
          </table:table-cell>
          <table:table-cell office:value-type="string">
            <text:p>uploaddir</text:p>
          </table:table-cell>
          <table:table-cell office:value-type="string">
            <text:p>Aktuelles Verzeichnis</text:p>
          </table:table-cell>
          <table:table-cell office:value-type="string">
            <text:p>actual folder</text:p>
          </table:table-cell>
          <table:table-cell table:style-name="ce5" office:value-type="string">
            <text:p>cartella attuale</text:p>
          </table:table-cell>
          <table:table-cell table:style-name="ce5" office:value-type="string">
            <text:p>carpeta actual</text:p>
          </table:table-cell>
          <table:table-cell table:style-name="ce5" office:value-type="string">
            <text:p>dossier réel</text:p>
          </table:table-cell>
          <table:table-cell table:number-columns-repeated="1017"/>
        </table:table-row>
        <table:table-row table:style-name="ro2">
          <table:table-cell table:formula="of:=IF(MID([.B305];1;1)=&quot;;&quot;;[.B305];IF(MID([.B305];1;1)=&quot;&quot;;&quot; &quot;;CONCATENATE([.B305];CHAR(61);CHAR(34);INDIRECT(ADDRESS(ROW();[.$A$2]));CHAR(34))))" office:value-type="string" office:string-value="click or drop files=&quot;click here or drag&amp;drop files here&quot;">
            <text:p>click or drop files="click here or drag&amp;drop files here"</text:p>
          </table:table-cell>
          <table:table-cell office:value-type="string">
            <text:p>click or drop files</text:p>
          </table:table-cell>
          <table:table-cell office:value-type="string">
            <text:p>Hier klicken oder Datei(en) hierher ziehen</text:p>
          </table:table-cell>
          <table:table-cell office:value-type="string">
            <text:p>click here or drag&amp;drop files here</text:p>
          </table:table-cell>
          <table:table-cell table:style-name="ce5" office:value-type="string">
            <text:p>clicca qui o trascinare e rilasciare i file qui</text:p>
          </table:table-cell>
          <table:table-cell table:style-name="ce5" office:value-type="string">
            <text:p>haga clic aquí o arrastrar y soltar los archivos aquí</text:p>
          </table:table-cell>
          <table:table-cell table:style-name="ce5" office:value-type="string">
            <text:p>cliquez ici ou faites glisser et déposer des fichiers ici</text:p>
          </table:table-cell>
          <table:table-cell table:number-columns-repeated="1017"/>
        </table:table-row>
        <table:table-row table:style-name="ro2">
          <table:table-cell table:formula="of:=IF(MID([.B306];1;1)=&quot;;&quot;;[.B306];IF(MID([.B306];1;1)=&quot;&quot;;&quot; &quot;;CONCATENATE([.B306];CHAR(61);CHAR(34);INDIRECT(ADDRESS(ROW();[.$A$2]));CHAR(34))))" office:value-type="string" office:string-value="drop files here=&quot;drag&amp;drop files here&quot;">
            <text:p>drop files here="drag&amp;drop files here"</text:p>
          </table:table-cell>
          <table:table-cell office:value-type="string">
            <text:p>drop files here</text:p>
          </table:table-cell>
          <table:table-cell office:value-type="string">
            <text:p>Datei(en) hierher ziehen</text:p>
          </table:table-cell>
          <table:table-cell office:value-type="string">
            <text:p>drag&amp;drop files here</text:p>
          </table:table-cell>
          <table:table-cell table:style-name="ce5" office:value-type="string">
            <text:p>trascinare e rilasciare i file qui</text:p>
          </table:table-cell>
          <table:table-cell table:style-name="ce5" office:value-type="string">
            <text:p>arrastrar y soltar los archivos aquí</text:p>
          </table:table-cell>
          <table:table-cell table:style-name="ce5" office:value-type="string">
            <text:p>glisser-déposer des fichiers ici</text:p>
          </table:table-cell>
          <table:table-cell table:number-columns-repeated="1017"/>
        </table:table-row>
        <table:table-row table:style-name="ro2">
          <table:table-cell table:formula="of:=IF(MID([.B307];1;1)=&quot;;&quot;;[.B307];IF(MID([.B307];1;1)=&quot;&quot;;&quot; &quot;;CONCATENATE([.B307];CHAR(61);CHAR(34);INDIRECT(ADDRESS(ROW();[.$A$2]));CHAR(34))))" office:value-type="string" office:string-value="now uploading=&quot;Uploading&quot;">
            <text:p>now uploading="Uploading"</text:p>
          </table:table-cell>
          <table:table-cell office:value-type="string">
            <text:p>now uploading</text:p>
          </table:table-cell>
          <table:table-cell office:value-type="string">
            <text:p>Es wird hochgeladen</text:p>
          </table:table-cell>
          <table:table-cell office:value-type="string">
            <text:p>Uploading</text:p>
          </table:table-cell>
          <table:table-cell table:style-name="ce5" office:value-type="string">
            <text:p>Uploading</text:p>
          </table:table-cell>
          <table:table-cell table:style-name="ce5" office:value-type="string">
            <text:p>Uploading</text:p>
          </table:table-cell>
          <table:table-cell table:style-name="ce5" office:value-type="string">
            <text:p>Uploading</text:p>
          </table:table-cell>
          <table:table-cell table:number-columns-repeated="1017"/>
        </table:table-row>
        <table:table-row table:style-name="ro2">
          <table:table-cell table:formula="of:=IF(MID([.B308];1;1)=&quot;;&quot;;[.B308];IF(MID([.B308];1;1)=&quot;&quot;;&quot; &quot;;CONCATENATE([.B308];CHAR(61);CHAR(34);INDIRECT(ADDRESS(ROW();[.$A$2]));CHAR(34))))" office:value-type="string" office:string-value="cancelled, file already exists=&quot;Cancelled, file already exists&quot;">
            <text:p>cancelled, file already exists="Cancelled, file already exists"</text:p>
          </table:table-cell>
          <table:table-cell office:value-type="string">
            <text:p>cancelled, file already exists</text:p>
          </table:table-cell>
          <table:table-cell office:value-type="string">
            <text:p>Abgebrochen, Datei existiert schon</text:p>
          </table:table-cell>
          <table:table-cell office:value-type="string">
            <text:p>Cancelled, file already exists</text:p>
          </table:table-cell>
          <table:table-cell table:style-name="Default" office:value-type="string">
            <text:p>Cancelled, file already exists</text:p>
          </table:table-cell>
          <table:table-cell table:style-name="Default" office:value-type="string">
            <text:p>Cancelled, file already exists</text:p>
          </table:table-cell>
          <table:table-cell table:style-name="Default" office:value-type="string">
            <text:p>Cancelled, file already exists</text:p>
          </table:table-cell>
          <table:table-cell table:number-columns-repeated="1017"/>
        </table:table-row>
        <table:table-row table:style-name="ro2">
          <table:table-cell table:formula="of:=IF(MID([.B309];1;1)=&quot;;&quot;;[.B309];IF(MID([.B309];1;1)=&quot;&quot;;&quot; &quot;;CONCATENATE([.B309];CHAR(61);CHAR(34);INDIRECT(ADDRESS(ROW();[.$A$2]));CHAR(34))))" office:value-type="string" office:string-value="cancelled, not a mp3 file=&quot;Cancelled, not an MP3 file&quot;">
            <text:p>cancelled, not a mp3 file="Cancelled, not an MP3 file"</text:p>
          </table:table-cell>
          <table:table-cell office:value-type="string">
            <text:p>cancelled, not a mp3 file</text:p>
          </table:table-cell>
          <table:table-cell office:value-type="string">
            <text:p>Abgebrochen, keine MP3-Datei</text:p>
          </table:table-cell>
          <table:table-cell office:value-type="string">
            <text:p>Cancelled, not an MP3 file</text:p>
          </table:table-cell>
          <table:table-cell table:style-name="Default" office:value-type="string">
            <text:p>Cancelled, not an MP3 file</text:p>
          </table:table-cell>
          <table:table-cell table:style-name="Default" office:value-type="string">
            <text:p>Cancelled, not an MP3 file</text:p>
          </table:table-cell>
          <table:table-cell table:style-name="Default" office:value-type="string">
            <text:p>Cancelled, not an MP3 file</text:p>
          </table:table-cell>
          <table:table-cell table:number-columns-repeated="1017"/>
        </table:table-row>
        <table:table-row table:style-name="ro2" table:number-rows-repeated="2">
          <table:table-cell table:number-columns-repeated="4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312];1;1)=&quot;;&quot;;[.B312];IF(MID([.B312];1;1)=&quot;&quot;;&quot; &quot;;CONCATENATE([.B312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313];1;1)=&quot;;&quot;;[.B313];IF(MID([.B313];1;1)=&quot;&quot;;&quot; &quot;;CONCATENATE([.B313];CHAR(61);CHAR(34);INDIRECT(ADDRESS(ROW();[.$A$2]));CHAR(34))))" office:value-type="string" office:string-value=";Galerie und Bilder">
            <text:p>;Galerie und Bilder</text:p>
          </table:table-cell>
          <table:table-cell office:value-type="string">
            <text:p>;Galerie und Bilder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314];1;1)=&quot;;&quot;;[.B314];IF(MID([.B314];1;1)=&quot;&quot;;&quot; &quot;;CONCATENATE([.B314];CHAR(61);CHAR(34);INDIRECT(ADDRESS(ROW();[.$A$2]));CHAR(34))))" office:value-type="string" office:string-value="add images=&quot;add images&quot;">
            <text:p>add images="add images"</text:p>
          </table:table-cell>
          <table:table-cell office:value-type="string">
            <text:p>add images</text:p>
          </table:table-cell>
          <table:table-cell office:value-type="string">
            <text:p>Bilder hinzufügen</text:p>
          </table:table-cell>
          <table:table-cell office:value-type="string">
            <text:p>add images</text:p>
          </table:table-cell>
          <table:table-cell table:style-name="ce5" office:value-type="string">
            <text:p>aggiungere le immagini</text:p>
          </table:table-cell>
          <table:table-cell table:style-name="ce5" office:value-type="string">
            <text:p>añadir imágenes</text:p>
          </table:table-cell>
          <table:table-cell table:style-name="ce5" office:value-type="string">
            <text:p>ajouter des images</text:p>
          </table:table-cell>
          <table:table-cell table:number-columns-repeated="1017"/>
        </table:table-row>
        <table:table-row table:style-name="ro2">
          <table:table-cell table:formula="of:=IF(MID([.B315];1;1)=&quot;;&quot;;[.B315];IF(MID([.B315];1;1)=&quot;&quot;;&quot; &quot;;CONCATENATE([.B315];CHAR(61);CHAR(34);INDIRECT(ADDRESS(ROW();[.$A$2]));CHAR(34))))" office:value-type="string" office:string-value="selected images=&quot;selected images&quot;">
            <text:p>selected images="selected images"</text:p>
          </table:table-cell>
          <table:table-cell office:value-type="string">
            <text:p>selected images</text:p>
          </table:table-cell>
          <table:table-cell office:value-type="string">
            <text:p>Ausgewählte Bilder</text:p>
          </table:table-cell>
          <table:table-cell office:value-type="string">
            <text:p>selected images</text:p>
          </table:table-cell>
          <table:table-cell table:style-name="ce5" office:value-type="string">
            <text:p>immagini selezionate</text:p>
          </table:table-cell>
          <table:table-cell table:style-name="ce5" office:value-type="string">
            <text:p>imágenes seleccionadas</text:p>
          </table:table-cell>
          <table:table-cell table:style-name="ce5" office:value-type="string">
            <text:p>images sélectionnées</text:p>
          </table:table-cell>
          <table:table-cell table:number-columns-repeated="1017"/>
        </table:table-row>
        <table:table-row table:style-name="ro2">
          <table:table-cell table:formula="of:=IF(MID([.B316];1;1)=&quot;;&quot;;[.B316];IF(MID([.B316];1;1)=&quot;&quot;;&quot; &quot;;CONCATENATE([.B316];CHAR(61);CHAR(34);INDIRECT(ADDRESS(ROW();[.$A$2]));CHAR(34))))" office:value-type="string" office:string-value="target gallery=&quot;target gallery&quot;">
            <text:p>target gallery="target gallery"</text:p>
          </table:table-cell>
          <table:table-cell office:value-type="string">
            <text:p>target gallery</text:p>
          </table:table-cell>
          <table:table-cell office:value-type="string">
            <text:p>Zielgalerie</text:p>
          </table:table-cell>
          <table:table-cell office:value-type="string">
            <text:p>target gallery</text:p>
          </table:table-cell>
          <table:table-cell table:style-name="ce5" office:value-type="string">
            <text:p>obiettivo galleria</text:p>
          </table:table-cell>
          <table:table-cell table:style-name="ce5" office:value-type="string">
            <text:p>objetivo galería</text:p>
          </table:table-cell>
          <table:table-cell table:style-name="ce5" office:value-type="string">
            <text:p>galerie de cibles</text:p>
          </table:table-cell>
          <table:table-cell table:number-columns-repeated="1017"/>
        </table:table-row>
        <table:table-row table:style-name="ro2">
          <table:table-cell table:formula="of:=IF(MID([.B317];1;1)=&quot;;&quot;;[.B317];IF(MID([.B317];1;1)=&quot;&quot;;&quot; &quot;;CONCATENATE([.B317];CHAR(61);CHAR(34);INDIRECT(ADDRESS(ROW();[.$A$2]));CHAR(34))))" office:value-type="string" office:string-value="sort=&quot;sort&quot;">
            <text:p>sort="sort"</text:p>
          </table:table-cell>
          <table:table-cell office:value-type="string">
            <text:p>sort</text:p>
          </table:table-cell>
          <table:table-cell office:value-type="string">
            <text:p>einsortieren</text:p>
          </table:table-cell>
          <table:table-cell office:value-type="string">
            <text:p>sort</text:p>
          </table:table-cell>
          <table:table-cell table:style-name="ce5" office:value-type="string">
            <text:p>ordinamento</text:p>
          </table:table-cell>
          <table:table-cell table:style-name="ce5" office:value-type="string">
            <text:p>especie</text:p>
          </table:table-cell>
          <table:table-cell table:style-name="ce5" office:value-type="string">
            <text:p>sorte</text:p>
          </table:table-cell>
          <table:table-cell table:number-columns-repeated="1017"/>
        </table:table-row>
        <table:table-row table:style-name="ro2">
          <table:table-cell table:formula="of:=IF(MID([.B318];1;1)=&quot;;&quot;;[.B318];IF(MID([.B318];1;1)=&quot;&quot;;&quot; &quot;;CONCATENATE([.B318];CHAR(61);CHAR(34);INDIRECT(ADDRESS(ROW();[.$A$2]));CHAR(34))))" office:value-type="string" office:string-value="remove=&quot;remove&quot;">
            <text:p>remove="remove"</text:p>
          </table:table-cell>
          <table:table-cell office:value-type="string">
            <text:p>remove</text:p>
          </table:table-cell>
          <table:table-cell office:value-type="string">
            <text:p>entfernen</text:p>
          </table:table-cell>
          <table:table-cell office:value-type="string">
            <text:p>remove</text:p>
          </table:table-cell>
          <table:table-cell table:style-name="ce5" office:value-type="string">
            <text:p>rimuovere</text:p>
          </table:table-cell>
          <table:table-cell table:style-name="ce5" office:value-type="string">
            <text:p>quitar</text:p>
          </table:table-cell>
          <table:table-cell table:style-name="ce5" office:value-type="string">
            <text:p>enlever</text:p>
          </table:table-cell>
          <table:table-cell table:number-columns-repeated="1017"/>
        </table:table-row>
        <table:table-row table:style-name="ro2">
          <table:table-cell table:formula="of:=IF(MID([.B319];1;1)=&quot;;&quot;;[.B319];IF(MID([.B319];1;1)=&quot;&quot;;&quot; &quot;;CONCATENATE([.B319];CHAR(61);CHAR(34);INDIRECT(ADDRESS(ROW();[.$A$2]));CHAR(34))))" office:value-type="string" office:string-value="move copy to gallery=&quot;move/copy to gallery&quot;">
            <text:p>move copy to gallery="move/copy to gallery"</text:p>
          </table:table-cell>
          <table:table-cell office:value-type="string">
            <text:p>move copy to gallery</text:p>
          </table:table-cell>
          <table:table-cell office:value-type="string">
            <text:p>kopieren/verschieben in Galerie</text:p>
          </table:table-cell>
          <table:table-cell office:value-type="string">
            <text:p>move/copy to gallery</text:p>
          </table:table-cell>
          <table:table-cell table:style-name="Default" office:value-type="string">
            <text:p>move/copy to gallery</text:p>
          </table:table-cell>
          <table:table-cell table:style-name="Default" office:value-type="string">
            <text:p>move/copy to gallery</text:p>
          </table:table-cell>
          <table:table-cell table:style-name="Default" office:value-type="string">
            <text:p>move/copy to gallery</text:p>
          </table:table-cell>
          <table:table-cell table:number-columns-repeated="1017"/>
        </table:table-row>
        <table:table-row table:style-name="ro2">
          <table:table-cell table:formula="of:=IF(MID([.B320];1;1)=&quot;;&quot;;[.B320];IF(MID([.B320];1;1)=&quot;&quot;;&quot; &quot;;CONCATENATE([.B320];CHAR(61);CHAR(34);INDIRECT(ADDRESS(ROW();[.$A$2]));CHAR(34))))" office:value-type="string" office:string-value="mark1=&quot;Mark 1&quot;">
            <text:p>mark1="Mark 1"</text:p>
          </table:table-cell>
          <table:table-cell office:value-type="string">
            <text:p>mark1</text:p>
          </table:table-cell>
          <table:table-cell office:value-type="string">
            <text:p>Markierung 1</text:p>
          </table:table-cell>
          <table:table-cell office:value-type="string">
            <text:p>Mark 1</text:p>
          </table:table-cell>
          <table:table-cell table:style-name="ce5" office:value-type="string">
            <text:p>Mark 1</text:p>
          </table:table-cell>
          <table:table-cell table:style-name="ce5" office:value-type="string">
            <text:p>Mark 1</text:p>
          </table:table-cell>
          <table:table-cell table:style-name="ce5" office:value-type="string">
            <text:p>Mark 1</text:p>
          </table:table-cell>
          <table:table-cell table:number-columns-repeated="1017"/>
        </table:table-row>
        <table:table-row table:style-name="ro2">
          <table:table-cell table:formula="of:=IF(MID([.B321];1;1)=&quot;;&quot;;[.B321];IF(MID([.B321];1;1)=&quot;&quot;;&quot; &quot;;CONCATENATE([.B321];CHAR(61);CHAR(34);INDIRECT(ADDRESS(ROW();[.$A$2]));CHAR(34))))" office:value-type="string" office:string-value="moveright=&quot;move right&quot;">
            <text:p>moveright="move right"</text:p>
          </table:table-cell>
          <table:table-cell office:value-type="string">
            <text:p>moveright</text:p>
          </table:table-cell>
          <table:table-cell office:value-type="string">
            <text:p>nach rechts verschieben</text:p>
          </table:table-cell>
          <table:table-cell office:value-type="string">
            <text:p>move right</text:p>
          </table:table-cell>
          <table:table-cell table:style-name="ce5" office:value-type="string">
            <text:p>sposta a destra</text:p>
          </table:table-cell>
          <table:table-cell table:style-name="ce5" office:value-type="string">
            <text:p>mover hacia la derecha</text:p>
          </table:table-cell>
          <table:table-cell table:style-name="ce5" office:value-type="string">
            <text:p>déplacer vers la droite</text:p>
          </table:table-cell>
          <table:table-cell table:number-columns-repeated="1017"/>
        </table:table-row>
        <table:table-row table:style-name="ro2">
          <table:table-cell table:formula="of:=IF(MID([.B322];1;1)=&quot;;&quot;;[.B322];IF(MID([.B322];1;1)=&quot;&quot;;&quot; &quot;;CONCATENATE([.B322];CHAR(61);CHAR(34);INDIRECT(ADDRESS(ROW();[.$A$2]));CHAR(34))))" office:value-type="string" office:string-value="moveleft=&quot;move left&quot;">
            <text:p>moveleft="move left"</text:p>
          </table:table-cell>
          <table:table-cell office:value-type="string">
            <text:p>moveleft</text:p>
          </table:table-cell>
          <table:table-cell office:value-type="string">
            <text:p>nach links verschieben</text:p>
          </table:table-cell>
          <table:table-cell office:value-type="string">
            <text:p>move left</text:p>
          </table:table-cell>
          <table:table-cell table:style-name="ce5" office:value-type="string">
            <text:p>spostarsi a sinistra</text:p>
          </table:table-cell>
          <table:table-cell table:style-name="ce5" office:value-type="string">
            <text:p>mover hacia la izquierda</text:p>
          </table:table-cell>
          <table:table-cell table:style-name="ce5" office:value-type="string">
            <text:p>déplacer vers la gauche</text:p>
          </table:table-cell>
          <table:table-cell table:number-columns-repeated="1017"/>
        </table:table-row>
        <table:table-row table:style-name="ro2">
          <table:table-cell table:formula="of:=IF(MID([.B323];1;1)=&quot;;&quot;;[.B323];IF(MID([.B323];1;1)=&quot;&quot;;&quot; &quot;;CONCATENATE([.B323];CHAR(61);CHAR(34);INDIRECT(ADDRESS(ROW();[.$A$2]));CHAR(34))))" office:value-type="string" office:string-value="replace image=&quot;replace image&quot;">
            <text:p>replace image="replace image"</text:p>
          </table:table-cell>
          <table:table-cell office:value-type="string">
            <text:p>replace image</text:p>
          </table:table-cell>
          <table:table-cell office:value-type="string">
            <text:p>Bild ersetzen</text:p>
          </table:table-cell>
          <table:table-cell office:value-type="string">
            <text:p>replace image</text:p>
          </table:table-cell>
          <table:table-cell table:style-name="ce5" office:value-type="string">
            <text:p>sostituire l'immagine</text:p>
          </table:table-cell>
          <table:table-cell table:style-name="ce5" office:value-type="string">
            <text:p>reemplazar la imagen</text:p>
          </table:table-cell>
          <table:table-cell table:style-name="ce5" office:value-type="string">
            <text:p>remplacer l'image</text:p>
          </table:table-cell>
          <table:table-cell table:number-columns-repeated="1017"/>
        </table:table-row>
        <table:table-row table:style-name="ro2">
          <table:table-cell table:formula="of:=IF(MID([.B324];1;1)=&quot;;&quot;;[.B324];IF(MID([.B324];1;1)=&quot;&quot;;&quot; &quot;;CONCATENATE([.B324];CHAR(61);CHAR(34);INDIRECT(ADDRESS(ROW();[.$A$2]));CHAR(34))))" office:value-type="string" office:string-value="image keywords=&quot;search words&quot;">
            <text:p>image keywords="search words"</text:p>
          </table:table-cell>
          <table:table-cell office:value-type="string">
            <text:p>image keywords</text:p>
          </table:table-cell>
          <table:table-cell office:value-type="string">
            <text:p>Suchbegriffe</text:p>
          </table:table-cell>
          <table:table-cell office:value-type="string">
            <text:p>search words</text:p>
          </table:table-cell>
          <table:table-cell table:style-name="ce5" office:value-type="string">
            <text:p>solo termine</text:p>
          </table:table-cell>
          <table:table-cell table:style-name="ce5" office:value-type="string">
            <text:p>palabras de búsqueda</text:p>
          </table:table-cell>
          <table:table-cell table:style-name="ce5" office:value-type="string">
            <text:p>termes de recherche</text:p>
          </table:table-cell>
          <table:table-cell table:number-columns-repeated="1017"/>
        </table:table-row>
        <table:table-row table:style-name="ro2">
          <table:table-cell table:formula="of:=IF(MID([.B325];1;1)=&quot;;&quot;;[.B325];IF(MID([.B325];1;1)=&quot;&quot;;&quot; &quot;;CONCATENATE([.B325];CHAR(61);CHAR(34);INDIRECT(ADDRESS(ROW();[.$A$2]));CHAR(34))))" office:value-type="string" office:string-value="pricefactor=&quot;price factor&quot;">
            <text:p>pricefactor="price factor"</text:p>
          </table:table-cell>
          <table:table-cell office:value-type="string">
            <text:p>pricefactor</text:p>
          </table:table-cell>
          <table:table-cell office:value-type="string">
            <text:p>Preis-Faktor</text:p>
          </table:table-cell>
          <table:table-cell office:value-type="string">
            <text:p>price factor</text:p>
          </table:table-cell>
          <table:table-cell table:style-name="ce5" office:value-type="string">
            <text:p>fattore prezzo</text:p>
          </table:table-cell>
          <table:table-cell table:style-name="ce5" office:value-type="string">
            <text:p>precio de los factores</text:p>
          </table:table-cell>
          <table:table-cell table:style-name="ce5" office:value-type="string">
            <text:p>facteur prix</text:p>
          </table:table-cell>
          <table:table-cell table:number-columns-repeated="1017"/>
        </table:table-row>
        <table:table-row table:style-name="ro2">
          <table:table-cell table:formula="of:=IF(MID([.B326];1;1)=&quot;;&quot;;[.B326];IF(MID([.B326];1;1)=&quot;&quot;;&quot; &quot;;CONCATENATE([.B326];CHAR(61);CHAR(34);INDIRECT(ADDRESS(ROW();[.$A$2]));CHAR(34))))" office:value-type="string" office:string-value="pricefactor info=&quot;Multiplication factor for products (recommended: 1)&quot;">
            <text:p>pricefactor info="Multiplication factor for products (recommended: 1)"</text:p>
          </table:table-cell>
          <table:table-cell office:value-type="string">
            <text:p>pricefactor info</text:p>
          </table:table-cell>
          <table:table-cell office:value-type="string">
            <text:p>Multiplikationsfaktor auf Produktpreis, empfohlen: 1.</text:p>
          </table:table-cell>
          <table:table-cell office:value-type="string">
            <text:p>Multiplication factor for products (recommended: 1)</text:p>
          </table:table-cell>
          <table:table-cell table:style-name="ce5" office:value-type="string">
            <text:p>Fattore di moltiplicazione per i prodotti (consigliato: 1)</text:p>
          </table:table-cell>
          <table:table-cell table:style-name="ce5" office:value-type="string">
            <text:p>Factor de multiplicación de los productos (se recomienda: 1)</text:p>
          </table:table-cell>
          <table:table-cell table:style-name="ce5" office:value-type="string">
            <text:p>Facteur de multiplication pour les produits (recommandé: 1)</text:p>
          </table:table-cell>
          <table:table-cell table:number-columns-repeated="1017"/>
        </table:table-row>
        <table:table-row table:style-name="ro2">
          <table:table-cell table:formula="of:=IF(MID([.B327];1;1)=&quot;;&quot;;[.B327];IF(MID([.B327];1;1)=&quot;&quot;;&quot; &quot;;CONCATENATE([.B327];CHAR(61);CHAR(34);INDIRECT(ADDRESS(ROW();[.$A$2]));CHAR(34))))" office:value-type="string" office:string-value="image title info=&quot;used as site title (SEO)&quot;">
            <text:p>image title info="used as site title (SEO)"</text:p>
          </table:table-cell>
          <table:table-cell office:value-type="string">
            <text:p>image title info</text:p>
          </table:table-cell>
          <table:table-cell office:value-type="string">
            <text:p>Wird als Seitentitel eingetragen (SEO)</text:p>
          </table:table-cell>
          <table:table-cell office:value-type="string">
            <text:p>used as site title (SEO)</text:p>
          </table:table-cell>
          <table:table-cell table:style-name="ce5" office:value-type="string">
            <text:p>usato come titolo del sito (SEO)</text:p>
          </table:table-cell>
          <table:table-cell table:style-name="ce5" office:value-type="string">
            <text:p>utilizado como título de la web (SEO)</text:p>
          </table:table-cell>
          <table:table-cell table:style-name="ce5" office:value-type="string">
            <text:p>utilisé comme titre du site (SEO)</text:p>
          </table:table-cell>
          <table:table-cell table:number-columns-repeated="1017"/>
        </table:table-row>
        <table:table-row table:style-name="ro2">
          <table:table-cell table:formula="of:=IF(MID([.B328];1;1)=&quot;;&quot;;[.B328];IF(MID([.B328];1;1)=&quot;&quot;;&quot; &quot;;CONCATENATE([.B328];CHAR(61);CHAR(34);INDIRECT(ADDRESS(ROW();[.$A$2]));CHAR(34))))" office:value-type="string" office:string-value="image description info=&quot;used as meta description (SEO)&quot;">
            <text:p>image description info="used as meta description (SEO)"</text:p>
          </table:table-cell>
          <table:table-cell office:value-type="string">
            <text:p>image description info</text:p>
          </table:table-cell>
          <table:table-cell office:value-type="string">
            <text:p>Wird als Meta-Seitenbeschreibung eingetragen (SEO)</text:p>
          </table:table-cell>
          <table:table-cell office:value-type="string">
            <text:p>used as meta description (SEO)</text:p>
          </table:table-cell>
          <table:table-cell table:style-name="ce5" office:value-type="string">
            <text:p>usato come meta description (SEO)</text:p>
          </table:table-cell>
          <table:table-cell table:style-name="ce5" office:value-type="string">
            <text:p>utilizado como descripción del meta (SEO)</text:p>
          </table:table-cell>
          <table:table-cell table:style-name="ce5" office:value-type="string">
            <text:p>utilisé comme meta description (SEO)</text:p>
          </table:table-cell>
          <table:table-cell table:number-columns-repeated="1017"/>
        </table:table-row>
        <table:table-row table:style-name="ro2">
          <table:table-cell table:formula="of:=IF(MID([.B329];1;1)=&quot;;&quot;;[.B329];IF(MID([.B329];1;1)=&quot;&quot;;&quot; &quot;;CONCATENATE([.B329];CHAR(61);CHAR(34);INDIRECT(ADDRESS(ROW();[.$A$2]));CHAR(34))))" office:value-type="string" office:string-value="image name info=&quot;image name&quot;">
            <text:p>image name info="image name"</text:p>
          </table:table-cell>
          <table:table-cell office:value-type="string">
            <text:p>image name info</text:p>
          </table:table-cell>
          <table:table-cell office:value-type="string">
            <text:p>Wird als Bildname ausgegeben</text:p>
          </table:table-cell>
          <table:table-cell office:value-type="string">
            <text:p>image name</text:p>
          </table:table-cell>
          <table:table-cell table:style-name="ce5" office:value-type="string">
            <text:p>nome dell'immagine</text:p>
          </table:table-cell>
          <table:table-cell table:style-name="ce5" office:value-type="string">
            <text:p>imagen con el nombre</text:p>
          </table:table-cell>
          <table:table-cell table:style-name="ce5" office:value-type="string">
            <text:p>nom de l'image</text:p>
          </table:table-cell>
          <table:table-cell table:number-columns-repeated="1017"/>
        </table:table-row>
        <table:table-row table:style-name="ro2">
          <table:table-cell table:formula="of:=IF(MID([.B330];1;1)=&quot;;&quot;;[.B330];IF(MID([.B330];1;1)=&quot;&quot;;&quot; &quot;;CONCATENATE([.B330];CHAR(61);CHAR(34);INDIRECT(ADDRESS(ROW();[.$A$2]));CHAR(34))))" office:value-type="string" office:string-value="image keywords info=&quot;keywords for image search&quot;">
            <text:p>image keywords info="keywords for image search"</text:p>
          </table:table-cell>
          <table:table-cell office:value-type="string">
            <text:p>image keywords info</text:p>
          </table:table-cell>
          <table:table-cell office:value-type="string">
            <text:p>Suchbegriffe für die Bildersuche</text:p>
          </table:table-cell>
          <table:table-cell office:value-type="string">
            <text:p>keywords for image search</text:p>
          </table:table-cell>
          <table:table-cell table:style-name="ce5" office:value-type="string">
            <text:p>parole chiave per la ricerca di immagini</text:p>
          </table:table-cell>
          <table:table-cell table:style-name="ce5" office:value-type="string">
            <text:p>palabras clave para la búsqueda de imágenes</text:p>
          </table:table-cell>
          <table:table-cell table:style-name="ce5" office:value-type="string">
            <text:p>mots-clés pour la recherche d'images</text:p>
          </table:table-cell>
          <table:table-cell table:number-columns-repeated="1017"/>
        </table:table-row>
        <table:table-row table:style-name="ro2">
          <table:table-cell table:formula="of:=IF(MID([.B331];1;1)=&quot;;&quot;;[.B331];IF(MID([.B331];1;1)=&quot;&quot;;&quot; &quot;;CONCATENATE([.B331];CHAR(61);CHAR(34);INDIRECT(ADDRESS(ROW();[.$A$2]));CHAR(34))))" office:value-type="string" office:string-value="replace=&quot;replace&quot;">
            <text:p>replace="replace"</text:p>
          </table:table-cell>
          <table:table-cell office:value-type="string">
            <text:p>replace</text:p>
          </table:table-cell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style-name="ce5" office:value-type="string">
            <text:p>sostituire</text:p>
          </table:table-cell>
          <table:table-cell table:style-name="ce5" office:value-type="string">
            <text:p>reemplazar</text:p>
          </table:table-cell>
          <table:table-cell table:style-name="ce5" office:value-type="string">
            <text:p>remplacer</text:p>
          </table:table-cell>
          <table:table-cell table:number-columns-repeated="1017"/>
        </table:table-row>
        <table:table-row table:style-name="ro2">
          <table:table-cell table:formula="of:=IF(MID([.B332];1;1)=&quot;;&quot;;[.B332];IF(MID([.B332];1;1)=&quot;&quot;;&quot; &quot;;CONCATENATE([.B332];CHAR(61);CHAR(34);INDIRECT(ADDRESS(ROW();[.$A$2]));CHAR(34))))" office:value-type="string" office:string-value="edit image=&quot;edit image&quot;">
            <text:p>edit image="edit image"</text:p>
          </table:table-cell>
          <table:table-cell office:value-type="string">
            <text:p>edit image</text:p>
          </table:table-cell>
          <table:table-cell office:value-type="string">
            <text:p>Bild bearbeiten</text:p>
          </table:table-cell>
          <table:table-cell office:value-type="string">
            <text:p>edit image</text:p>
          </table:table-cell>
          <table:table-cell table:style-name="ce5" office:value-type="string">
            <text:p>modificare l'immagine</text:p>
          </table:table-cell>
          <table:table-cell table:style-name="ce5" office:value-type="string">
            <text:p>editar imagen</text:p>
          </table:table-cell>
          <table:table-cell table:style-name="ce5" office:value-type="string">
            <text:p>modifier l'image</text:p>
          </table:table-cell>
          <table:table-cell table:number-columns-repeated="1017"/>
        </table:table-row>
        <table:table-row table:style-name="ro2">
          <table:table-cell table:formula="of:=IF(MID([.B333];1;1)=&quot;;&quot;;[.B333];IF(MID([.B333];1;1)=&quot;&quot;;&quot; &quot;;CONCATENATE([.B333];CHAR(61);CHAR(34);INDIRECT(ADDRESS(ROW();[.$A$2]));CHAR(34))))" office:value-type="string" office:string-value="nothing selected =&quot;nothing selected&quot;">
            <text:p>nothing selected ="nothing selected"</text:p>
          </table:table-cell>
          <table:table-cell office:value-type="string">
            <text:p>nothing selected </text:p>
          </table:table-cell>
          <table:table-cell office:value-type="string">
            <text:p>Nichts ausgewählt</text:p>
          </table:table-cell>
          <table:table-cell office:value-type="string">
            <text:p>nothing selected</text:p>
          </table:table-cell>
          <table:table-cell table:style-name="ce5" office:value-type="string">
            <text:p>niente selezionato</text:p>
          </table:table-cell>
          <table:table-cell table:style-name="ce5" office:value-type="string">
            <text:p>nada seleccionado</text:p>
          </table:table-cell>
          <table:table-cell table:style-name="ce5" office:value-type="string">
            <text:p>rien n'est sélectionné</text:p>
          </table:table-cell>
          <table:table-cell table:number-columns-repeated="1017"/>
        </table:table-row>
        <table:table-row table:style-name="ro2">
          <table:table-cell table:formula="of:=IF(MID([.B334];1;1)=&quot;;&quot;;[.B334];IF(MID([.B334];1;1)=&quot;&quot;;&quot; &quot;;CONCATENATE([.B334];CHAR(61);CHAR(34);INDIRECT(ADDRESS(ROW();[.$A$2]));CHAR(34))))" office:value-type="string" office:string-value="isnewmark=&quot;&amp;nbsp;&lt;span style='background-color:#f00;color:#fff;padding:3px;'&gt;New&lt;/span&gt;&quot;">
            <text:p>isnewmark="&amp;nbsp;&lt;span style='background-color:#f00;color:#fff;padding:3px;'&gt;New&lt;/span&gt;"</text:p>
          </table:table-cell>
          <table:table-cell office:value-type="string">
            <text:p>isnewmark</text:p>
          </table:table-cell>
          <table:table-cell office:value-type="string">
            <text:p>&amp;nbsp;&lt;span style='background-color:#f00;color:#fff;padding:3px'&gt;Neu&lt;/span&gt;</text:p>
          </table:table-cell>
          <table:table-cell office:value-type="string">
            <text:p>&amp;nbsp;&lt;span style='background-color:#f00;color:#fff;padding:3px;'&gt;New&lt;/span&gt;</text:p>
          </table:table-cell>
          <table:table-cell table:style-name="ce5" office:value-type="string">
            <text:p>&lt;span style='background-color:#f00;color:#fff;padding:3px;'&gt; Nuovo &lt;/ span&gt;</text:p>
          </table:table-cell>
          <table:table-cell table:style-name="ce5" office:value-type="string">
            <text:p>&lt;span style='background-color:#f00;color:#fff;padding:3px;'&gt; nueva &lt;/ span&gt;</text:p>
          </table:table-cell>
          <table:table-cell table:style-name="ce5" office:value-type="string">
            <text:p>&lt;span style='background-color:#f00;color:#fff;padding:3px;'&gt; Nouveau &lt;/ span&gt;</text:p>
          </table:table-cell>
          <table:table-cell table:number-columns-repeated="1017"/>
        </table:table-row>
        <table:table-row table:style-name="ro2">
          <table:table-cell table:formula="of:=IF(MID([.B335];1;1)=&quot;;&quot;;[.B335];IF(MID([.B335];1;1)=&quot;&quot;;&quot; &quot;;CONCATENATE([.B335];CHAR(61);CHAR(34);INDIRECT(ADDRESS(ROW();[.$A$2]));CHAR(34))))" office:value-type="string" office:string-value="gallery action=&quot;select action&quot;">
            <text:p>gallery action="select action"</text:p>
          </table:table-cell>
          <table:table-cell office:value-type="string">
            <text:p>gallery action</text:p>
          </table:table-cell>
          <table:table-cell office:value-type="string">
            <text:p>Aktion wählen</text:p>
          </table:table-cell>
          <table:table-cell office:value-type="string">
            <text:p>select action</text:p>
          </table:table-cell>
          <table:table-cell table:style-name="ce5" office:value-type="string">
            <text:p>selezionare l'azione</text:p>
          </table:table-cell>
          <table:table-cell table:style-name="ce5" office:value-type="string">
            <text:p>seleccionar la acción</text:p>
          </table:table-cell>
          <table:table-cell table:style-name="ce5" office:value-type="string">
            <text:p>sélectionnez l'action</text:p>
          </table:table-cell>
          <table:table-cell table:number-columns-repeated="1017"/>
        </table:table-row>
        <table:table-row table:style-name="ro2">
          <table:table-cell table:formula="of:=IF(MID([.B336];1;1)=&quot;;&quot;;[.B336];IF(MID([.B336];1;1)=&quot;&quot;;&quot; &quot;;CONCATENATE([.B336];CHAR(61);CHAR(34);INDIRECT(ADDRESS(ROW();[.$A$2]));CHAR(34))))" office:value-type="string" office:string-value="switchtogallery=&quot;go to gallery&quot;">
            <text:p>switchtogallery="go to gallery"</text:p>
          </table:table-cell>
          <table:table-cell office:value-type="string">
            <text:p>switchtogallery</text:p>
          </table:table-cell>
          <table:table-cell office:value-type="string">
            <text:p>Zu Galerie wechseln</text:p>
          </table:table-cell>
          <table:table-cell office:value-type="string">
            <text:p>go to gallery</text:p>
          </table:table-cell>
          <table:table-cell table:style-name="ce5" office:value-type="string">
            <text:p>vai alla galleria</text:p>
          </table:table-cell>
          <table:table-cell table:style-name="ce5" office:value-type="string">
            <text:p>ir a la galería</text:p>
          </table:table-cell>
          <table:table-cell table:style-name="ce5" office:value-type="string">
            <text:p>aller à la galerie</text:p>
          </table:table-cell>
          <table:table-cell table:number-columns-repeated="1017"/>
        </table:table-row>
        <table:table-row table:style-name="ro2">
          <table:table-cell table:formula="of:=IF(MID([.B337];1;1)=&quot;;&quot;;[.B337];IF(MID([.B337];1;1)=&quot;&quot;;&quot; &quot;;CONCATENATE([.B337];CHAR(61);CHAR(34);INDIRECT(ADDRESS(ROW();[.$A$2]));CHAR(34))))" office:value-type="string" office:string-value="show next image=&quot;show next image&quot;">
            <text:p>show next image="show next image"</text:p>
          </table:table-cell>
          <table:table-cell office:value-type="string">
            <text:p>show next image</text:p>
          </table:table-cell>
          <table:table-cell office:value-type="string">
            <text:p>Nächstes Bild</text:p>
          </table:table-cell>
          <table:table-cell office:value-type="string">
            <text:p>show next image</text:p>
          </table:table-cell>
          <table:table-cell table:style-name="ce5" office:value-type="string">
            <text:p>mostra l'immagine successiva</text:p>
          </table:table-cell>
          <table:table-cell table:style-name="ce5" office:value-type="string">
            <text:p>mostrar la imagen siguiente</text:p>
          </table:table-cell>
          <table:table-cell table:style-name="ce5" office:value-type="string">
            <text:p>montrer l'image suivante</text:p>
          </table:table-cell>
          <table:table-cell table:number-columns-repeated="1017"/>
        </table:table-row>
        <table:table-row table:style-name="ro2">
          <table:table-cell table:formula="of:=IF(MID([.B338];1;1)=&quot;;&quot;;[.B338];IF(MID([.B338];1;1)=&quot;&quot;;&quot; &quot;;CONCATENATE([.B338];CHAR(61);CHAR(34);INDIRECT(ADDRESS(ROW();[.$A$2]));CHAR(34))))" office:value-type="string" office:string-value="show previous image=&quot;show previous image&quot;">
            <text:p>show previous image="show previous image"</text:p>
          </table:table-cell>
          <table:table-cell office:value-type="string">
            <text:p>show previous image</text:p>
          </table:table-cell>
          <table:table-cell office:value-type="string">
            <text:p>Vorheriges Bild</text:p>
          </table:table-cell>
          <table:table-cell office:value-type="string">
            <text:p>show previous image</text:p>
          </table:table-cell>
          <table:table-cell table:style-name="ce5" office:value-type="string">
            <text:p>mostra l'immagine precedente</text:p>
          </table:table-cell>
          <table:table-cell table:style-name="ce5" office:value-type="string">
            <text:p>mostrar la imagen anterior</text:p>
          </table:table-cell>
          <table:table-cell table:style-name="ce5" office:value-type="string">
            <text:p>montrer l'image précédente</text:p>
          </table:table-cell>
          <table:table-cell table:number-columns-repeated="1017"/>
        </table:table-row>
        <table:table-row table:style-name="ro2">
          <table:table-cell table:formula="of:=IF(MID([.B339];1;1)=&quot;;&quot;;[.B339];IF(MID([.B339];1;1)=&quot;&quot;;&quot; &quot;;CONCATENATE([.B339];CHAR(61);CHAR(34);INDIRECT(ADDRESS(ROW();[.$A$2]));CHAR(34))))" office:value-type="string" office:string-value="originalname=&quot;original name&quot;">
            <text:p>originalname="original name"</text:p>
          </table:table-cell>
          <table:table-cell office:value-type="string">
            <text:p>originalname</text:p>
          </table:table-cell>
          <table:table-cell office:value-type="string">
            <text:p>Originalname</text:p>
          </table:table-cell>
          <table:table-cell office:value-type="string">
            <text:p>original name</text:p>
          </table:table-cell>
          <table:table-cell table:style-name="ce5" office:value-type="string">
            <text:p>nome originale</text:p>
          </table:table-cell>
          <table:table-cell table:style-name="ce5" office:value-type="string">
            <text:p>nombre original</text:p>
          </table:table-cell>
          <table:table-cell table:style-name="ce5" office:value-type="string">
            <text:p>nom d'origine</text:p>
          </table:table-cell>
          <table:table-cell table:number-columns-repeated="1017"/>
        </table:table-row>
        <table:table-row table:style-name="ro2">
          <table:table-cell table:formula="of:=IF(MID([.B340];1;1)=&quot;;&quot;;[.B340];IF(MID([.B340];1;1)=&quot;&quot;;&quot; &quot;;CONCATENATE([.B340];CHAR(61);CHAR(34);INDIRECT(ADDRESS(ROW();[.$A$2]));CHAR(34))))" office:value-type="string" office:string-value="originaldate=&quot;date digitized&quot;">
            <text:p>originaldate="date digitized"</text:p>
          </table:table-cell>
          <table:table-cell office:value-type="string">
            <text:p>originaldate</text:p>
          </table:table-cell>
          <table:table-cell office:value-type="string">
            <text:p>Aufnahmedatum</text:p>
          </table:table-cell>
          <table:table-cell office:value-type="string">
            <text:p>date digitized</text:p>
          </table:table-cell>
          <table:table-cell table:style-name="ce5" office:value-type="string">
            <text:p>Data digitata</text:p>
          </table:table-cell>
          <table:table-cell table:style-name="ce5" office:value-type="string">
            <text:p>Fecha de la digitalización</text:p>
          </table:table-cell>
          <table:table-cell table:style-name="ce5" office:value-type="string">
            <text:p>Date numérisés</text:p>
          </table:table-cell>
          <table:table-cell table:number-columns-repeated="1017"/>
        </table:table-row>
        <table:table-row table:style-name="ro2">
          <table:table-cell table:formula="of:=IF(MID([.B341];1;1)=&quot;;&quot;;[.B341];IF(MID([.B341];1;1)=&quot;&quot;;&quot; &quot;;CONCATENATE([.B341];CHAR(61);CHAR(34);INDIRECT(ADDRESS(ROW();[.$A$2]));CHAR(34))))" office:value-type="string" office:string-value="filename=&quot;Filename&quot;">
            <text:p>filename="Filename"</text:p>
          </table:table-cell>
          <table:table-cell office:value-type="string">
            <text:p>filename</text:p>
          </table:table-cell>
          <table:table-cell office:value-type="string">
            <text:p>Datei</text:p>
          </table:table-cell>
          <table:table-cell office:value-type="string">
            <text:p>Filename</text:p>
          </table:table-cell>
          <table:table-cell table:style-name="ce5" office:value-type="string">
            <text:p>Filename</text:p>
          </table:table-cell>
          <table:table-cell table:style-name="ce5" office:value-type="string">
            <text:p>Filename</text:p>
          </table:table-cell>
          <table:table-cell table:style-name="ce5" office:value-type="string">
            <text:p>Filename</text:p>
          </table:table-cell>
          <table:table-cell table:number-columns-repeated="1017"/>
        </table:table-row>
        <table:table-row table:style-name="ro2">
          <table:table-cell table:formula="of:=IF(MID([.B342];1;1)=&quot;;&quot;;[.B342];IF(MID([.B342];1;1)=&quot;&quot;;&quot; &quot;;CONCATENATE([.B342];CHAR(61);CHAR(34);INDIRECT(ADDRESS(ROW();[.$A$2]));CHAR(34))))" office:value-type="string" office:string-value="originalsize=&quot;size of the original (w x h)&quot;">
            <text:p>originalsize="size of the original (w x h)"</text:p>
          </table:table-cell>
          <table:table-cell office:value-type="string">
            <text:p>originalsize</text:p>
          </table:table-cell>
          <table:table-cell office:value-type="string">
            <text:p>Grösse Originalbild (b x h)</text:p>
          </table:table-cell>
          <table:table-cell office:value-type="string">
            <text:p>size of the original (w x h)</text:p>
          </table:table-cell>
          <table:table-cell table:style-name="ce5" office:value-type="string">
            <text:p>formato dell'originale (w x h)</text:p>
          </table:table-cell>
          <table:table-cell table:style-name="ce5" office:value-type="string">
            <text:p>tamaño del original (h w x)</text:p>
          </table:table-cell>
          <table:table-cell table:style-name="ce5" office:value-type="string">
            <text:p>taille de l'original (h w x)</text:p>
          </table:table-cell>
          <table:table-cell table:number-columns-repeated="1017"/>
        </table:table-row>
        <table:table-row table:style-name="ro2">
          <table:table-cell table:formula="of:=IF(MID([.B343];1;1)=&quot;;&quot;;[.B343];IF(MID([.B343];1;1)=&quot;&quot;;&quot; &quot;;CONCATENATE([.B343];CHAR(61);CHAR(34);INDIRECT(ADDRESS(ROW();[.$A$2]));CHAR(34))))" office:value-type="string" office:string-value="mark1checked=&quot;&lt;input type=&quot;checkbox&quot; name=&quot;chk&quot; value=&quot;chk&quot; checked=&quot;checked&quot;&gt;&quot;">
            <text:p>mark1checked="&lt;input type="checkbox" name="chk" value="chk" checked="checked"&gt;"</text:p>
          </table:table-cell>
          <table:table-cell office:value-type="string">
            <text:p>mark1checked</text:p>
          </table:table-cell>
          <table:table-cell office:value-type="string">
            <text:p>&lt;input type="checkbox" name="chk" value="chk" checked="checked"&gt;</text:p>
          </table:table-cell>
          <table:table-cell office:value-type="string">
            <text:p>&lt;input type="checkbox" name="chk" value="chk" checked="checked"&gt;</text:p>
          </table:table-cell>
          <table:table-cell table:style-name="ce5" office:value-type="string">
            <text:p>&lt;input type="checkbox" name="chk" value="chk" checked="checked"&gt;</text:p>
          </table:table-cell>
          <table:table-cell table:style-name="ce5" office:value-type="string">
            <text:p>&lt;input type="checkbox" name="chk" value="chk" checked="checked"&gt;</text:p>
          </table:table-cell>
          <table:table-cell table:style-name="ce5" office:value-type="string">
            <text:p>&lt;input type="checkbox" name="chk" value="chk" checked="checked"&gt;</text:p>
          </table:table-cell>
          <table:table-cell table:number-columns-repeated="1017"/>
        </table:table-row>
        <table:table-row table:style-name="ro2">
          <table:table-cell table:formula="of:=IF(MID([.B344];1;1)=&quot;;&quot;;[.B344];IF(MID([.B344];1;1)=&quot;&quot;;&quot; &quot;;CONCATENATE([.B344];CHAR(61);CHAR(34);INDIRECT(ADDRESS(ROW();[.$A$2]));CHAR(34))))" office:value-type="string" office:string-value="mark1notchecked=&quot;&lt;input type=&quot;checkbox&quot; name=&quot;nchk&quot; value=&quot;nchk&quot;&gt;&quot;">
            <text:p>mark1notchecked="&lt;input type="checkbox" name="nchk" value="nchk"&gt;"</text:p>
          </table:table-cell>
          <table:table-cell office:value-type="string">
            <text:p>mark1notchecked</text:p>
          </table:table-cell>
          <table:table-cell office:value-type="string">
            <text:p>&lt;input type="checkbox" name="nchk" value="nchk"&gt;</text:p>
          </table:table-cell>
          <table:table-cell office:value-type="string">
            <text:p>&lt;input type="checkbox" name="nchk" value="nchk"&gt;</text:p>
          </table:table-cell>
          <table:table-cell table:style-name="ce5" office:value-type="string">
            <text:p>&lt;input type="checkbox" name="nchk" value="nchk"&gt;</text:p>
          </table:table-cell>
          <table:table-cell table:style-name="ce5" office:value-type="string">
            <text:p>&lt;input type="checkbox" name="nchk" value="nchk"&gt;</text:p>
          </table:table-cell>
          <table:table-cell table:style-name="ce5" office:value-type="string">
            <text:p>&lt;input type="checkbox" name="nchk" value="nchk"&gt;</text:p>
          </table:table-cell>
          <table:table-cell table:number-columns-repeated="1017"/>
        </table:table-row>
        <table:table-row table:style-name="ro2">
          <table:table-cell table:formula="of:=IF(MID([.B345];1;1)=&quot;;&quot;;[.B345];IF(MID([.B345];1;1)=&quot;&quot;;&quot; &quot;;CONCATENATE([.B345];CHAR(61);CHAR(34);INDIRECT(ADDRESS(ROW();[.$A$2]));CHAR(34))))" office:value-type="string" office:string-value="settext=&quot;change title, description or keywords of selection&quot;">
            <text:p>settext="change title, description or keywords of selection"</text:p>
          </table:table-cell>
          <table:table-cell office:value-type="string">
            <text:p>settext</text:p>
          </table:table-cell>
          <table:table-cell office:value-type="string">
            <text:p>Titel, Beschreibung, Keywords für Auswahl ändern</text:p>
          </table:table-cell>
          <table:table-cell office:value-type="string">
            <text:p>change title, description or keywords of selection</text:p>
          </table:table-cell>
          <table:table-cell table:style-name="ce5" office:value-type="string">
            <text:p>modificare titolo, descrizione o parole chiave di selezione</text:p>
          </table:table-cell>
          <table:table-cell table:style-name="ce5" office:value-type="string">
            <text:p>cambiar el título, descripción o palabras clave de selección</text:p>
          </table:table-cell>
          <table:table-cell table:style-name="ce5" office:value-type="string">
            <text:p>modifier le titre, la description ou mots-clés de sélection</text:p>
          </table:table-cell>
          <table:table-cell table:number-columns-repeated="1017"/>
        </table:table-row>
        <table:table-row table:style-name="ro2">
          <table:table-cell table:formula="of:=IF(MID([.B346];1;1)=&quot;;&quot;;[.B346];IF(MID([.B346];1;1)=&quot;&quot;;&quot; &quot;;CONCATENATE([.B346];CHAR(61);CHAR(34);INDIRECT(ADDRESS(ROW();[.$A$2]));CHAR(34))))" office:value-type="string" office:string-value="set properties of selection=&quot;Change properties of selection&quot;">
            <text:p>set properties of selection="Change properties of selection"</text:p>
          </table:table-cell>
          <table:table-cell office:value-type="string">
            <text:p>set properties of selection</text:p>
          </table:table-cell>
          <table:table-cell office:value-type="string">
            <text:p>Bildeigenschaften der Auswahl ändern</text:p>
          </table:table-cell>
          <table:table-cell office:value-type="string">
            <text:p>Change properties of selection</text:p>
          </table:table-cell>
          <table:table-cell table:style-name="ce5" office:value-type="string">
            <text:p>Modificare le proprietà di selezione</text:p>
          </table:table-cell>
          <table:table-cell table:style-name="ce5" office:value-type="string">
            <text:p>Cambio de las propiedades de la selección</text:p>
          </table:table-cell>
          <table:table-cell table:style-name="ce5" office:value-type="string">
            <text:p>Modifier les propriétés de la sélection</text:p>
          </table:table-cell>
          <table:table-cell table:number-columns-repeated="1017"/>
        </table:table-row>
        <table:table-row table:style-name="ro2">
          <table:table-cell table:formula="of:=IF(MID([.B347];1;1)=&quot;;&quot;;[.B347];IF(MID([.B347];1;1)=&quot;&quot;;&quot; &quot;;CONCATENATE([.B347];CHAR(61);CHAR(34);INDIRECT(ADDRESS(ROW();[.$A$2]));CHAR(34))))" office:value-type="string" office:string-value="settext info=&quot;leave empty for no change. Enter space to delete.&quot;">
            <text:p>settext info="leave empty for no change. Enter space to delete."</text:p>
          </table:table-cell>
          <table:table-cell office:value-type="string">
            <text:p>settext info</text:p>
          </table:table-cell>
          <table:table-cell office:value-type="string">
            <text:p>Leer lassen, um nicht zu ändern. Leerschlag zum löschen.</text:p>
          </table:table-cell>
          <table:table-cell office:value-type="string">
            <text:p>leave empty for no change. Enter space to delete.</text:p>
          </table:table-cell>
          <table:table-cell table:style-name="ce5" office:value-type="string">
            <text:p>lasciare vuoto per nessun cambiamento. Inserisci spazio da eliminare.</text:p>
          </table:table-cell>
          <table:table-cell table:style-name="ce5" office:value-type="string">
            <text:p>Dejar en blanco para ningún cambio. Ingrese espacio que desea eliminar.</text:p>
          </table:table-cell>
          <table:table-cell table:style-name="ce5" office:value-type="string">
            <text:p>laisser vide pour ne rien changer. Entrez l'espace à supprimer.</text:p>
          </table:table-cell>
          <table:table-cell table:number-columns-repeated="1017"/>
        </table:table-row>
        <table:table-row table:style-name="ro2">
          <table:table-cell table:formula="of:=IF(MID([.B348];1;1)=&quot;;&quot;;[.B348];IF(MID([.B348];1;1)=&quot;&quot;;&quot; &quot;;CONCATENATE([.B348];CHAR(61);CHAR(34);INDIRECT(ADDRESS(ROW();[.$A$2]));CHAR(34))))" office:value-type="string" office:string-value="move selection=&quot;Move selection to new position&quot;">
            <text:p>move selection="Move selection to new position"</text:p>
          </table:table-cell>
          <table:table-cell office:value-type="string">
            <text:p>move selection</text:p>
          </table:table-cell>
          <table:table-cell office:value-type="string">
            <text:p>Auswahl an neue Position verschieben</text:p>
          </table:table-cell>
          <table:table-cell office:value-type="string">
            <text:p>Move selection to new position</text:p>
          </table:table-cell>
          <table:table-cell table:style-name="ce5" office:value-type="string">
            <text:p>Sposta la selezione in una nuova posizione</text:p>
          </table:table-cell>
          <table:table-cell table:style-name="ce5" office:value-type="string">
            <text:p>Mueve la selección a una nueva posición</text:p>
          </table:table-cell>
          <table:table-cell table:style-name="ce5" office:value-type="string">
            <text:p>Déplacer la sélection vers la nouvelle position</text:p>
          </table:table-cell>
          <table:table-cell table:number-columns-repeated="1017"/>
        </table:table-row>
        <table:table-row table:style-name="ro2">
          <table:table-cell table:formula="of:=IF(MID([.B349];1;1)=&quot;;&quot;;[.B349];IF(MID([.B349];1;1)=&quot;&quot;;&quot; &quot;;CONCATENATE([.B349];CHAR(61);CHAR(34);INDIRECT(ADDRESS(ROW();[.$A$2]));CHAR(34))))" office:value-type="string" office:string-value="remove selection=&quot;Delete selection&quot;">
            <text:p>remove selection="Delete selection"</text:p>
          </table:table-cell>
          <table:table-cell office:value-type="string">
            <text:p>remove selection</text:p>
          </table:table-cell>
          <table:table-cell office:value-type="string">
            <text:p>Auswahl löschen</text:p>
          </table:table-cell>
          <table:table-cell office:value-type="string">
            <text:p>Delete selection</text:p>
          </table:table-cell>
          <table:table-cell table:style-name="ce5" office:value-type="string">
            <text:p>Elimina la selezione</text:p>
          </table:table-cell>
          <table:table-cell table:style-name="ce5" office:value-type="string">
            <text:p>Borrar selección</text:p>
          </table:table-cell>
          <table:table-cell table:style-name="ce5" office:value-type="string">
            <text:p>Supprimer la sélection</text:p>
          </table:table-cell>
          <table:table-cell table:number-columns-repeated="1017"/>
        </table:table-row>
        <table:table-row table:style-name="ro2">
          <table:table-cell table:formula="of:=IF(MID([.B350];1;1)=&quot;;&quot;;[.B350];IF(MID([.B350];1;1)=&quot;&quot;;&quot; &quot;;CONCATENATE([.B350];CHAR(61);CHAR(34);INDIRECT(ADDRESS(ROW();[.$A$2]));CHAR(34))))" office:value-type="string" office:string-value="sort all images by name or date=&quot;Sort all images by name or date&quot;">
            <text:p>sort all images by name or date="Sort all images by name or date"</text:p>
          </table:table-cell>
          <table:table-cell office:value-type="string">
            <text:p>sort all images by name or date</text:p>
          </table:table-cell>
          <table:table-cell office:value-type="string">
            <text:p>Alle Bilder nach Namen oder Datum sortieren</text:p>
          </table:table-cell>
          <table:table-cell office:value-type="string">
            <text:p>Sort all images by name or date</text:p>
          </table:table-cell>
          <table:table-cell table:style-name="ce5" office:value-type="string">
            <text:p>Ordina tutte le immagini in base al nome o alla data</text:p>
          </table:table-cell>
          <table:table-cell table:style-name="ce5" office:value-type="string">
            <text:p>Ordena todas las imágenes por nombre o fecha</text:p>
          </table:table-cell>
          <table:table-cell table:style-name="ce5" office:value-type="string">
            <text:p>Trier les images par nom ou par date</text:p>
          </table:table-cell>
          <table:table-cell table:number-columns-repeated="1017"/>
        </table:table-row>
        <table:table-row table:style-name="ro2">
          <table:table-cell table:formula="of:=IF(MID([.B351];1;1)=&quot;;&quot;;[.B351];IF(MID([.B351];1;1)=&quot;&quot;;&quot; &quot;;CONCATENATE([.B351];CHAR(61);CHAR(34);INDIRECT(ADDRESS(ROW();[.$A$2]));CHAR(34))))" office:value-type="string" office:string-value="sort selection by name or date=&quot;Sort selection by name or date&quot;">
            <text:p>sort selection by name or date="Sort selection by name or date"</text:p>
          </table:table-cell>
          <table:table-cell office:value-type="string">
            <text:p>sort selection by name or date</text:p>
          </table:table-cell>
          <table:table-cell office:value-type="string">
            <text:p>Auswahl nach Namen oder Datum sortieren</text:p>
          </table:table-cell>
          <table:table-cell office:value-type="string">
            <text:p>Sort selection by name or date</text:p>
          </table:table-cell>
          <table:table-cell table:style-name="ce5" office:value-type="string">
            <text:p>Ordina la selezione per nome o data</text:p>
          </table:table-cell>
          <table:table-cell table:style-name="ce5" office:value-type="string">
            <text:p>Ordenar la selección por nombre o fecha</text:p>
          </table:table-cell>
          <table:table-cell table:style-name="ce5" office:value-type="string">
            <text:p>Sélection Trier par nom ou par date</text:p>
          </table:table-cell>
          <table:table-cell table:number-columns-repeated="1017"/>
        </table:table-row>
        <table:table-row table:style-name="ro2">
          <table:table-cell table:formula="of:=IF(MID([.B352];1;1)=&quot;;&quot;;[.B352];IF(MID([.B352];1;1)=&quot;&quot;;&quot; &quot;;CONCATENATE([.B352];CHAR(61);CHAR(34);INDIRECT(ADDRESS(ROW();[.$A$2]));CHAR(34))))" office:value-type="string" office:string-value="repositiontype=&quot;Sorting&quot;">
            <text:p>repositiontype="Sorting"</text:p>
          </table:table-cell>
          <table:table-cell office:value-type="string">
            <text:p>repositiontype</text:p>
          </table:table-cell>
          <table:table-cell office:value-type="string">
            <text:p>Sortierung</text:p>
          </table:table-cell>
          <table:table-cell office:value-type="string">
            <text:p>Sorting</text:p>
          </table:table-cell>
          <table:table-cell table:style-name="ce5" office:value-type="string">
            <text:p>Ordinamento</text:p>
          </table:table-cell>
          <table:table-cell table:style-name="ce5" office:value-type="string">
            <text:p>Clasificación</text:p>
          </table:table-cell>
          <table:table-cell table:style-name="ce5" office:value-type="string">
            <text:p>Tri</text:p>
          </table:table-cell>
          <table:table-cell table:number-columns-repeated="1017"/>
        </table:table-row>
        <table:table-row table:style-name="ro2">
          <table:table-cell table:formula="of:=IF(MID([.B353];1;1)=&quot;;&quot;;[.B353];IF(MID([.B353];1;1)=&quot;&quot;;&quot; &quot;;CONCATENATE([.B353];CHAR(61);CHAR(34);INDIRECT(ADDRESS(ROW();[.$A$2]));CHAR(34))))" office:value-type="string" office:string-value="bynameasc=&quot;By Name (A-&gt;Z)&quot;">
            <text:p>bynameasc="By Name (A-&gt;Z)"</text:p>
          </table:table-cell>
          <table:table-cell office:value-type="string">
            <text:p>bynameasc</text:p>
          </table:table-cell>
          <table:table-cell office:value-type="string">
            <text:p>Nach Name (A-&gt;Z)</text:p>
          </table:table-cell>
          <table:table-cell office:value-type="string">
            <text:p>By Name (A-&gt;Z)</text:p>
          </table:table-cell>
          <table:table-cell table:style-name="ce5" office:value-type="string">
            <text:p>Per nome (A-&gt; Z)</text:p>
          </table:table-cell>
          <table:table-cell table:style-name="ce5" office:value-type="string">
            <text:p>Por nombre (A-&gt; Z)</text:p>
          </table:table-cell>
          <table:table-cell table:style-name="ce5" office:value-type="string">
            <text:p>Par nom (A-&gt; Z)</text:p>
          </table:table-cell>
          <table:table-cell table:number-columns-repeated="1017"/>
        </table:table-row>
        <table:table-row table:style-name="ro2">
          <table:table-cell table:formula="of:=IF(MID([.B354];1;1)=&quot;;&quot;;[.B354];IF(MID([.B354];1;1)=&quot;&quot;;&quot; &quot;;CONCATENATE([.B354];CHAR(61);CHAR(34);INDIRECT(ADDRESS(ROW();[.$A$2]));CHAR(34))))" office:value-type="string" office:string-value="bynamedesc=&quot;By Name(Z-&gt;A)&quot;">
            <text:p>bynamedesc="By Name(Z-&gt;A)"</text:p>
          </table:table-cell>
          <table:table-cell office:value-type="string">
            <text:p>bynamedesc</text:p>
          </table:table-cell>
          <table:table-cell office:value-type="string">
            <text:p>Nach Name (Z-&gt;A)</text:p>
          </table:table-cell>
          <table:table-cell office:value-type="string">
            <text:p>By Name(Z-&gt;A)</text:p>
          </table:table-cell>
          <table:table-cell table:style-name="ce5" office:value-type="string">
            <text:p>Per Nome (Z-&gt; A)</text:p>
          </table:table-cell>
          <table:table-cell table:style-name="ce5" office:value-type="string">
            <text:p>Por Nombre (Z-&gt; A)</text:p>
          </table:table-cell>
          <table:table-cell table:style-name="ce5" office:value-type="string">
            <text:p>Par nom (Z-&gt; A)</text:p>
          </table:table-cell>
          <table:table-cell table:number-columns-repeated="1017"/>
        </table:table-row>
        <table:table-row table:style-name="ro2">
          <table:table-cell table:formula="of:=IF(MID([.B355];1;1)=&quot;;&quot;;[.B355];IF(MID([.B355];1;1)=&quot;&quot;;&quot; &quot;;CONCATENATE([.B355];CHAR(61);CHAR(34);INDIRECT(ADDRESS(ROW();[.$A$2]));CHAR(34))))" office:value-type="string" office:string-value="bydateasc=&quot;By Date (0-&gt;9)&quot;">
            <text:p>bydateasc="By Date (0-&gt;9)"</text:p>
          </table:table-cell>
          <table:table-cell office:value-type="string">
            <text:p>bydateasc</text:p>
          </table:table-cell>
          <table:table-cell office:value-type="string">
            <text:p>Nach Datum (0-&gt;9)</text:p>
          </table:table-cell>
          <table:table-cell office:value-type="string">
            <text:p>By Date (0-&gt;9)</text:p>
          </table:table-cell>
          <table:table-cell table:style-name="ce5" office:value-type="string">
            <text:p>Per data (0 -&gt; 9)</text:p>
          </table:table-cell>
          <table:table-cell table:style-name="ce5" office:value-type="string">
            <text:p>Por fecha (0 -&gt; 9)</text:p>
          </table:table-cell>
          <table:table-cell table:style-name="ce5" office:value-type="string">
            <text:p>Par Date (0 -&gt; 9)</text:p>
          </table:table-cell>
          <table:table-cell table:number-columns-repeated="1017"/>
        </table:table-row>
        <table:table-row table:style-name="ro2">
          <table:table-cell table:formula="of:=IF(MID([.B356];1;1)=&quot;;&quot;;[.B356];IF(MID([.B356];1;1)=&quot;&quot;;&quot; &quot;;CONCATENATE([.B356];CHAR(61);CHAR(34);INDIRECT(ADDRESS(ROW();[.$A$2]));CHAR(34))))" office:value-type="string" office:string-value="bydatedesc=&quot;By Date (9-&gt;0)&quot;">
            <text:p>bydatedesc="By Date (9-&gt;0)"</text:p>
          </table:table-cell>
          <table:table-cell office:value-type="string">
            <text:p>bydatedesc</text:p>
          </table:table-cell>
          <table:table-cell office:value-type="string">
            <text:p>Nach Datum (9-&gt;0)</text:p>
          </table:table-cell>
          <table:table-cell office:value-type="string">
            <text:p>By Date (9-&gt;0)</text:p>
          </table:table-cell>
          <table:table-cell table:style-name="ce5" office:value-type="string">
            <text:p>Per data (9 -&gt; 0)</text:p>
          </table:table-cell>
          <table:table-cell table:style-name="ce5" office:value-type="string">
            <text:p>Por fecha (9 -&gt; 0)</text:p>
          </table:table-cell>
          <table:table-cell table:style-name="ce5" office:value-type="string">
            <text:p>Par Date (9 -&gt; 0)</text:p>
          </table:table-cell>
          <table:table-cell table:number-columns-repeated="1017"/>
        </table:table-row>
        <table:table-row table:style-name="ro2">
          <table:table-cell table:formula="of:=IF(MID([.B357];1;1)=&quot;;&quot;;[.B357];IF(MID([.B357];1;1)=&quot;&quot;;&quot; &quot;;CONCATENATE([.B357];CHAR(61);CHAR(34);INDIRECT(ADDRESS(ROW();[.$A$2]));CHAR(34))))" office:value-type="string" office:string-value="enter password=&quot;Enter password&quot;">
            <text:p>enter password="Enter password"</text:p>
          </table:table-cell>
          <table:table-cell office:value-type="string">
            <text:p>enter password</text:p>
          </table:table-cell>
          <table:table-cell office:value-type="string">
            <text:p>Passwort eingeben</text:p>
          </table:table-cell>
          <table:table-cell office:value-type="string">
            <text:p>Enter password</text:p>
          </table:table-cell>
          <table:table-cell table:style-name="ce5" office:value-type="string">
            <text:p>Inserire la password</text:p>
          </table:table-cell>
          <table:table-cell table:style-name="ce5" office:value-type="string">
            <text:p>Introduzca la contraseña</text:p>
          </table:table-cell>
          <table:table-cell table:style-name="ce5" office:value-type="string">
            <text:p>Mot de passe</text:p>
          </table:table-cell>
          <table:table-cell table:number-columns-repeated="1017"/>
        </table:table-row>
        <table:table-row table:style-name="ro2">
          <table:table-cell table:formula="of:=IF(MID([.B358];1;1)=&quot;;&quot;;[.B358];IF(MID([.B358];1;1)=&quot;&quot;;&quot; &quot;;CONCATENATE([.B358];CHAR(61);CHAR(34);INDIRECT(ADDRESS(ROW();[.$A$2]));CHAR(34))))" office:value-type="string" office:string-value="password protected galleries=&quot;Password-Protected Galleries&quot;">
            <text:p>password protected galleries="Password-Protected Galleries"</text:p>
          </table:table-cell>
          <table:table-cell office:value-type="string">
            <text:p>password protected galleries</text:p>
          </table:table-cell>
          <table:table-cell office:value-type="string">
            <text:p>Passwort-geschützte Galerien</text:p>
          </table:table-cell>
          <table:table-cell office:value-type="string">
            <text:p>Password-Protected Galleries</text:p>
          </table:table-cell>
          <table:table-cell table:style-name="Default" office:value-type="string">
            <text:p>Password-Protected Galleries</text:p>
          </table:table-cell>
          <table:table-cell table:style-name="Default" office:value-type="string">
            <text:p>Password-Protected Galleries</text:p>
          </table:table-cell>
          <table:table-cell table:style-name="Default" office:value-type="string">
            <text:p>Password-Protected Galleries</text:p>
          </table:table-cell>
          <table:table-cell table:number-columns-repeated="1017"/>
        </table:table-row>
        <table:table-row table:style-name="ro2">
          <table:table-cell table:formula="of:=IF(MID([.B359];1;1)=&quot;;&quot;;[.B359];IF(MID([.B359];1;1)=&quot;&quot;;&quot; &quot;;CONCATENATE([.B359];CHAR(61);CHAR(34);INDIRECT(ADDRESS(ROW();[.$A$2]));CHAR(34))))" office:value-type="string" office:string-value="send password=&quot;send&quot;">
            <text:p>send password="send"</text:p>
          </table:table-cell>
          <table:table-cell office:value-type="string">
            <text:p>send password</text:p>
          </table:table-cell>
          <table:table-cell office:value-type="string">
            <text:p>senden</text:p>
          </table:table-cell>
          <table:table-cell office:value-type="string">
            <text:p>send</text:p>
          </table:table-cell>
          <table:table-cell table:style-name="ce5" office:value-type="string">
            <text:p>inviare</text:p>
          </table:table-cell>
          <table:table-cell table:style-name="ce5" office:value-type="string">
            <text:p>enviar</text:p>
          </table:table-cell>
          <table:table-cell table:style-name="ce5" office:value-type="string">
            <text:p>envoyer</text:p>
          </table:table-cell>
          <table:table-cell table:number-columns-repeated="1017"/>
        </table:table-row>
        <table:table-row table:style-name="ro2">
          <table:table-cell table:formula="of:=IF(MID([.B360];1;1)=&quot;;&quot;;[.B360];IF(MID([.B360];1;1)=&quot;&quot;;&quot; &quot;;CONCATENATE([.B360];CHAR(61);CHAR(34);INDIRECT(ADDRESS(ROW();[.$A$2]));CHAR(34))))" office:value-type="string" office:string-value="login failed=&quot;The password is not valid&quot;">
            <text:p>login failed="The password is not valid"</text:p>
          </table:table-cell>
          <table:table-cell office:value-type="string">
            <text:p>login failed</text:p>
          </table:table-cell>
          <table:table-cell office:value-type="string">
            <text:p>Das eingegebene Password ist nicht gültig</text:p>
          </table:table-cell>
          <table:table-cell office:value-type="string">
            <text:p>The password is not valid</text:p>
          </table:table-cell>
          <table:table-cell table:style-name="Default" office:value-type="string">
            <text:p>The password is not valid</text:p>
          </table:table-cell>
          <table:table-cell table:style-name="Default" office:value-type="string">
            <text:p>The password is not valid</text:p>
          </table:table-cell>
          <table:table-cell table:style-name="Default" office:value-type="string">
            <text:p>The password is not valid</text:p>
          </table:table-cell>
          <table:table-cell table:number-columns-repeated="1017"/>
        </table:table-row>
        <table:table-row table:style-name="ro2">
          <table:table-cell table:formula="of:=IF(MID([.B361];1;1)=&quot;;&quot;;[.B361];IF(MID([.B361];1;1)=&quot;&quot;;&quot; &quot;;CONCATENATE([.B361];CHAR(61);CHAR(34);INDIRECT(ADDRESS(ROW();[.$A$2]));CHAR(34))))" office:value-type="string" office:string-value="music=&quot;Music&quot;">
            <text:p>music="Music"</text:p>
          </table:table-cell>
          <table:table-cell office:value-type="string">
            <text:p>music</text:p>
          </table:table-cell>
          <table:table-cell office:value-type="string">
            <text:p>Musik</text:p>
          </table:table-cell>
          <table:table-cell office:value-type="string">
            <text:p>Music</text:p>
          </table:table-cell>
          <table:table-cell table:style-name="ce5" office:value-type="string">
            <text:p>Musica</text:p>
          </table:table-cell>
          <table:table-cell table:style-name="ce5" office:value-type="string">
            <text:p>Música</text:p>
          </table:table-cell>
          <table:table-cell table:style-name="ce5" office:value-type="string">
            <text:p>Musique</text:p>
          </table:table-cell>
          <table:table-cell table:number-columns-repeated="1017"/>
        </table:table-row>
        <table:table-row table:style-name="ro2">
          <table:table-cell table:formula="of:=IF(MID([.B362];1;1)=&quot;;&quot;;[.B362];IF(MID([.B362];1;1)=&quot;&quot;;&quot; &quot;;CONCATENATE([.B362];CHAR(61);CHAR(34);INDIRECT(ADDRESS(ROW();[.$A$2]));CHAR(34))))" office:value-type="string" office:string-value="viewparams=&quot;View parameters&quot;">
            <text:p>viewparams="View parameters"</text:p>
          </table:table-cell>
          <table:table-cell office:value-type="string">
            <text:p>viewparams</text:p>
          </table:table-cell>
          <table:table-cell office:value-type="string">
            <text:p>Darstellungsparameter</text:p>
          </table:table-cell>
          <table:table-cell office:value-type="string">
            <text:p>View parameters</text:p>
          </table:table-cell>
          <table:table-cell table:style-name="ce5" office:value-type="string">
            <text:p>Visualizza i parametri</text:p>
          </table:table-cell>
          <table:table-cell table:style-name="ce5" office:value-type="string">
            <text:p>Los parámetros de la</text:p>
          </table:table-cell>
          <table:table-cell table:style-name="ce5" office:value-type="string">
            <text:p>Afficher les paramètres</text:p>
          </table:table-cell>
          <table:table-cell table:number-columns-repeated="1017"/>
        </table:table-row>
        <table:table-row table:style-name="ro2">
          <table:table-cell table:formula="of:=IF(MID([.B363];1;1)=&quot;;&quot;;[.B363];IF(MID([.B363];1;1)=&quot;&quot;;&quot; &quot;;CONCATENATE([.B363];CHAR(61);CHAR(34);INDIRECT(ADDRESS(ROW();[.$A$2]));CHAR(34))))" office:value-type="string" office:string-value="viewparams description=&quot;Special parameters, see documentation&quot;">
            <text:p>viewparams description="Special parameters, see documentation"</text:p>
          </table:table-cell>
          <table:table-cell office:value-type="string">
            <text:p>viewparams description</text:p>
          </table:table-cell>
          <table:table-cell office:value-type="string">
            <text:p>Abweichungen vom Standard, siehe Dokumentation</text:p>
          </table:table-cell>
          <table:table-cell office:value-type="string">
            <text:p>Special parameters, see documentation</text:p>
          </table:table-cell>
          <table:table-cell table:style-name="ce5" office:value-type="string">
            <text:p>Parametri speciali, consultare la documentazione</text:p>
          </table:table-cell>
          <table:table-cell table:style-name="ce5" office:value-type="string">
            <text:p>Parámetros especiales, consulte la documentación</text:p>
          </table:table-cell>
          <table:table-cell table:style-name="ce5" office:value-type="string">
            <text:p>Les paramètres spéciaux, consultez la documentation</text:p>
          </table:table-cell>
          <table:table-cell table:number-columns-repeated="1017"/>
        </table:table-row>
        <table:table-row table:style-name="ro2">
          <table:table-cell table:formula="of:=IF(MID([.B364];1;1)=&quot;;&quot;;[.B364];IF(MID([.B364];1;1)=&quot;&quot;;&quot; &quot;;CONCATENATE([.B364];CHAR(61);CHAR(34);INDIRECT(ADDRESS(ROW();[.$A$2]));CHAR(34))))" office:value-type="string" office:string-value="to gallery=&quot;to gallery&quot;">
            <text:p>to gallery="to gallery"</text:p>
          </table:table-cell>
          <table:table-cell office:value-type="string">
            <text:p>to gallery</text:p>
          </table:table-cell>
          <table:table-cell office:value-type="string">
            <text:p>Zur Galerie</text:p>
          </table:table-cell>
          <table:table-cell office:value-type="string">
            <text:p>to gallery</text:p>
          </table:table-cell>
          <table:table-cell table:style-name="ce5" office:value-type="string">
            <text:p>alla galleria</text:p>
          </table:table-cell>
          <table:table-cell table:style-name="ce5" office:value-type="string">
            <text:p>a la galería</text:p>
          </table:table-cell>
          <table:table-cell table:style-name="ce5" office:value-type="string">
            <text:p>à la galerie</text:p>
          </table:table-cell>
          <table:table-cell table:number-columns-repeated="1017"/>
        </table:table-row>
        <table:table-row table:style-name="ro2">
          <table:table-cell table:formula="of:=IF(MID([.B365];1;1)=&quot;;&quot;;[.B365];IF(MID([.B365];1;1)=&quot;&quot;;&quot; &quot;;CONCATENATE([.B365];CHAR(61);CHAR(34);INDIRECT(ADDRESS(ROW();[.$A$2]));CHAR(34))))" office:value-type="string" office:string-value="music description=&quot;Select music titles for this gallery. If multiple titles are selected, a random title is played.&quot;">
            <text:p>music description="Select music titles for this gallery. If multiple titles are selected, a random title is played."</text:p>
          </table:table-cell>
          <table:table-cell office:value-type="string">
            <text:p>music description</text:p>
          </table:table-cell>
          <table:table-cell office:value-type="string">
            <text:p>Musiktitel für diese Galerie wählen. Bei Mehrfachauswahl wird ein Zufalls-Titel abgespielt.</text:p>
          </table:table-cell>
          <table:table-cell office:value-type="string">
            <text:p>Select music titles for this gallery. If multiple titles are selected, a random title is played.</text:p>
          </table:table-cell>
          <table:table-cell table:style-name="ce5" office:value-type="string">
            <text:p>Selezionare i titoli musicali per questa galleria. Se i titoli sono selezionati più, un titolo a caso viene riprodotto.</text:p>
          </table:table-cell>
          <table:table-cell table:style-name="ce5" office:value-type="string">
            <text:p>Seleccione los títulos de música para esta galería. Si se seleccionan varios títulos, un título al azar se juega.</text:p>
          </table:table-cell>
          <table:table-cell table:style-name="ce5" office:value-type="string">
            <text:p>Sélectionnez les morceaux de musique pour cette galerie. Si plusieurs titres sont sélectionnés, un titre aléatoire est joué.</text:p>
          </table:table-cell>
          <table:table-cell table:number-columns-repeated="1017"/>
        </table:table-row>
        <table:table-row table:style-name="ro2">
          <table:table-cell table:formula="of:=IF(MID([.B366];1;1)=&quot;;&quot;;[.B366];IF(MID([.B366];1;1)=&quot;&quot;;&quot; &quot;;CONCATENATE([.B366];CHAR(61);CHAR(34);INDIRECT(ADDRESS(ROW();[.$A$2]));CHAR(34))))" office:value-type="string" office:string-value="protected galleries=&quot;Password protected galleries&quot;">
            <text:p>protected galleries="Password protected galleries"</text:p>
          </table:table-cell>
          <table:table-cell office:value-type="string">
            <text:p>protected galleries</text:p>
          </table:table-cell>
          <table:table-cell office:value-type="string">
            <text:p>Passwort-geschützte Galerien</text:p>
          </table:table-cell>
          <table:table-cell office:value-type="string">
            <text:p>Password protected galleries</text:p>
          </table:table-cell>
          <table:table-cell table:style-name="ce5" office:value-type="string">
            <text:p>Gallerie protetti da password</text:p>
          </table:table-cell>
          <table:table-cell table:style-name="ce5" office:value-type="string">
            <text:p>Protegido por contraseña galerías</text:p>
          </table:table-cell>
          <table:table-cell table:style-name="ce5" office:value-type="string">
            <text:p>Mot de passe galeries protégées</text:p>
          </table:table-cell>
          <table:table-cell table:number-columns-repeated="1017"/>
        </table:table-row>
        <table:table-row table:style-name="ro2">
          <table:table-cell table:formula="of:=IF(MID([.B367];1;1)=&quot;;&quot;;[.B367];IF(MID([.B367];1;1)=&quot;&quot;;&quot; &quot;;CONCATENATE([.B367];CHAR(61);CHAR(34);INDIRECT(ADDRESS(ROW();[.$A$2]));CHAR(34))))" office:value-type="string" office:string-value="mark target position above, then click or drop files=&quot;Mark target position above, then drag&amp;drop images here or click here.&quot;">
            <text:p>mark target position above, then click or drop files="Mark target position above, then drag&amp;drop images here or click here."</text:p>
          </table:table-cell>
          <table:table-cell office:value-type="string">
            <text:p>mark target position above, then click or drop files</text:p>
          </table:table-cell>
          <table:table-cell office:value-type="string">
            <text:p>Zielposition markieren, dann Bilder hierher ziehen oder hier klicken.</text:p>
          </table:table-cell>
          <table:table-cell office:value-type="string">
            <text:p>Mark target position above, then drag&amp;drop images here or click here.</text:p>
          </table:table-cell>
          <table:table-cell table:style-name="ce5" office:value-type="string">
            <text:p>Posizione di destinazione Mark al di sopra, quindi trascinare e rilasciare le immagini qui o clicca qui.</text:p>
          </table:table-cell>
          <table:table-cell table:style-name="ce5" office:value-type="string">
            <text:p>Marcar el objetivo arriba mencionado, a continuación, arrastrar y soltar imágenes aquí o haga clic aquí.</text:p>
          </table:table-cell>
          <table:table-cell table:style-name="ce5" office:value-type="string">
            <text:p>Position cible Mark ci-dessus, puis faites glisser et déposer des images ici ou cliquez ici.</text:p>
          </table:table-cell>
          <table:table-cell table:number-columns-repeated="1017"/>
        </table:table-row>
        <table:table-row table:style-name="ro2">
          <table:table-cell table:formula="of:=IF(MID([.B368];1;1)=&quot;;&quot;;[.B368];IF(MID([.B368];1;1)=&quot;&quot;;&quot; &quot;;CONCATENATE([.B368];CHAR(61);CHAR(34);INDIRECT(ADDRESS(ROW();[.$A$2]));CHAR(34))))" office:value-type="string" office:string-value="no change=&quot;No Change&quot;">
            <text:p>no change="No Change"</text:p>
          </table:table-cell>
          <table:table-cell office:value-type="string">
            <text:p>no change</text:p>
          </table:table-cell>
          <table:table-cell office:value-type="string">
            <text:p>Keine Änderung</text:p>
          </table:table-cell>
          <table:table-cell office:value-type="string">
            <text:p>No Change</text:p>
          </table:table-cell>
          <table:table-cell table:style-name="ce5" office:value-type="string">
            <text:p>Nessun cambiamento</text:p>
          </table:table-cell>
          <table:table-cell table:style-name="ce5" office:value-type="string">
            <text:p>Sin cambios</text:p>
          </table:table-cell>
          <table:table-cell table:style-name="ce5" office:value-type="string">
            <text:p>Aucun changement</text:p>
          </table:table-cell>
          <table:table-cell table:number-columns-repeated="1017"/>
        </table:table-row>
        <table:table-row table:style-name="ro2">
          <table:table-cell table:formula="of:=IF(MID([.B369];1;1)=&quot;;&quot;;[.B369];IF(MID([.B369];1;1)=&quot;&quot;;&quot; &quot;;CONCATENATE([.B369];CHAR(61);CHAR(34);INDIRECT(ADDRESS(ROW();[.$A$2]));CHAR(34))))" office:value-type="string" office:string-value="pricefactorinfo=&quot;Leave empty for no change.&quot;">
            <text:p>pricefactorinfo="Leave empty for no change."</text:p>
          </table:table-cell>
          <table:table-cell office:value-type="string">
            <text:p>pricefactorinfo</text:p>
          </table:table-cell>
          <table:table-cell office:value-type="string">
            <text:p>Leer lassen um nicht zu ändern.</text:p>
          </table:table-cell>
          <table:table-cell office:value-type="string">
            <text:p>Leave empty for no change.</text:p>
          </table:table-cell>
          <table:table-cell table:style-name="ce5" office:value-type="string">
            <text:p>Lasciare vuoto per nessun cambiamento.</text:p>
          </table:table-cell>
          <table:table-cell table:style-name="ce5" office:value-type="string">
            <text:p>Dejar en blanco para ningún cambio.</text:p>
          </table:table-cell>
          <table:table-cell table:style-name="ce5" office:value-type="string">
            <text:p>Laisser vide pour ne rien changer.</text:p>
          </table:table-cell>
          <table:table-cell table:number-columns-repeated="1017"/>
        </table:table-row>
        <table:table-row table:style-name="ro2">
          <table:table-cell table:formula="of:=IF(MID([.B370];1;1)=&quot;;&quot;;[.B370];IF(MID([.B370];1;1)=&quot;&quot;;&quot; &quot;;CONCATENATE([.B370];CHAR(61);CHAR(34);INDIRECT(ADDRESS(ROW();[.$A$2]));CHAR(34))))" office:value-type="string" office:string-value="sameimages=&quot;Same images in gallery&quot;">
            <text:p>sameimages="Same images in gallery"</text:p>
          </table:table-cell>
          <table:table-cell office:value-type="string">
            <text:p>sameimages</text:p>
          </table:table-cell>
          <table:table-cell office:value-type="string">
            <text:p>Gleiche Bilder in der Galerie</text:p>
          </table:table-cell>
          <table:table-cell office:value-type="string">
            <text:p>Same images in gallery</text:p>
          </table:table-cell>
          <table:table-cell table:style-name="ce5" office:value-type="string">
            <text:p>Stesse immagini nella galleria</text:p>
          </table:table-cell>
          <table:table-cell table:style-name="ce5" office:value-type="string">
            <text:p>Mismas imágenes en la galería</text:p>
          </table:table-cell>
          <table:table-cell table:style-name="ce5" office:value-type="string">
            <text:p>Mêmes images dans la galerie</text:p>
          </table:table-cell>
          <table:table-cell table:number-columns-repeated="1017"/>
        </table:table-row>
        <table:table-row table:style-name="ro2">
          <table:table-cell table:formula="of:=IF(MID([.B371];1;1)=&quot;;&quot;;[.B371];IF(MID([.B371];1;1)=&quot;&quot;;&quot; &quot;;CONCATENATE([.B371];CHAR(61);CHAR(34);INDIRECT(ADDRESS(ROW();[.$A$2]));CHAR(34))))" office:value-type="string" office:string-value="replaceexisting=&quot;replace&quot;">
            <text:p>replaceexisting="replace"</text:p>
          </table:table-cell>
          <table:table-cell office:value-type="string">
            <text:p>replaceexisting</text:p>
          </table:table-cell>
          <table:table-cell office:value-type="string">
            <text:p>ersetzen</text:p>
          </table:table-cell>
          <table:table-cell office:value-type="string">
            <text:p>replace</text:p>
          </table:table-cell>
          <table:table-cell table:style-name="ce5" office:value-type="string">
            <text:p>sostituire</text:p>
          </table:table-cell>
          <table:table-cell table:style-name="ce5" office:value-type="string">
            <text:p>reemplazar</text:p>
          </table:table-cell>
          <table:table-cell table:style-name="ce5" office:value-type="string">
            <text:p>remplacer</text:p>
          </table:table-cell>
          <table:table-cell table:number-columns-repeated="1017"/>
        </table:table-row>
        <table:table-row table:style-name="ro2">
          <table:table-cell table:formula="of:=IF(MID([.B372];1;1)=&quot;;&quot;;[.B372];IF(MID([.B372];1;1)=&quot;&quot;;&quot; &quot;;CONCATENATE([.B372];CHAR(61);CHAR(34);INDIRECT(ADDRESS(ROW();[.$A$2]));CHAR(34))))" office:value-type="string" office:string-value="notreplaceexisting=&quot;do not replace&quot;">
            <text:p>notreplaceexisting="do not replace"</text:p>
          </table:table-cell>
          <table:table-cell office:value-type="string">
            <text:p>notreplaceexisting</text:p>
          </table:table-cell>
          <table:table-cell office:value-type="string">
            <text:p>nicht ersetzen</text:p>
          </table:table-cell>
          <table:table-cell office:value-type="string">
            <text:p>do not replace</text:p>
          </table:table-cell>
          <table:table-cell table:style-name="ce5" office:value-type="string">
            <text:p>non sostituiscono</text:p>
          </table:table-cell>
          <table:table-cell table:style-name="ce5" office:value-type="string">
            <text:p>no reemplazan</text:p>
          </table:table-cell>
          <table:table-cell table:style-name="ce5" office:value-type="string">
            <text:p>ne remplacent pas</text:p>
          </table:table-cell>
          <table:table-cell table:number-columns-repeated="1017"/>
        </table:table-row>
        <table:table-row table:style-name="ro2">
          <table:table-cell table:formula="of:=IF(MID([.B373];1;1)=&quot;;&quot;;[.B373];IF(MID([.B373];1;1)=&quot;&quot;;&quot; &quot;;CONCATENATE([.B373];CHAR(61);CHAR(34);INDIRECT(ADDRESS(ROW();[.$A$2]));CHAR(34))))" office:value-type="string" office:string-value="replaceexisting+meta=&quot;replace existing image and meta data&quot;">
            <text:p>replaceexisting+meta="replace existing image and meta data"</text:p>
          </table:table-cell>
          <table:table-cell office:value-type="string">
            <text:p>replaceexisting+meta</text:p>
          </table:table-cell>
          <table:table-cell office:value-type="string">
            <text:p>Bild + Metadaten ersetzen</text:p>
          </table:table-cell>
          <table:table-cell office:value-type="string">
            <text:p>replace existing image and meta data</text:p>
          </table:table-cell>
          <table:table-cell table:style-name="ce5" office:value-type="string">
            <text:p>sostituirà gli attuali dati di immagine e meta</text:p>
          </table:table-cell>
          <table:table-cell table:style-name="ce5" office:value-type="string">
            <text:p>sustituir a los datos de la imagen y meta</text:p>
          </table:table-cell>
          <table:table-cell table:style-name="ce5" office:value-type="string">
            <text:p>remplacer les données d'image et méta</text:p>
          </table:table-cell>
          <table:table-cell table:number-columns-repeated="1017"/>
        </table:table-row>
        <table:table-row table:style-name="ro2">
          <table:table-cell table:formula="of:=IF(MID([.B374];1;1)=&quot;;&quot;;[.B374];IF(MID([.B374];1;1)=&quot;&quot;;&quot; &quot;;CONCATENATE([.B374];CHAR(61);CHAR(34);INDIRECT(ADDRESS(ROW();[.$A$2]));CHAR(34))))" office:value-type="string" office:string-value="already exists=&quot;file already exists&quot;">
            <text:p>already exists="file already exists"</text:p>
          </table:table-cell>
          <table:table-cell office:value-type="string">
            <text:p>already exists</text:p>
          </table:table-cell>
          <table:table-cell office:value-type="string">
            <text:p>Datei schon vorhanden</text:p>
          </table:table-cell>
          <table:table-cell office:value-type="string">
            <text:p>file already exists</text:p>
          </table:table-cell>
          <table:table-cell table:style-name="ce5" office:value-type="string">
            <text:p>file esiste già</text:p>
          </table:table-cell>
          <table:table-cell table:style-name="ce5" office:value-type="string">
            <text:p>archivo ya existe</text:p>
          </table:table-cell>
          <table:table-cell table:style-name="ce5" office:value-type="string">
            <text:p>fichier existe déjà</text:p>
          </table:table-cell>
          <table:table-cell table:number-columns-repeated="1017"/>
        </table:table-row>
        <table:table-row table:style-name="ro2">
          <table:table-cell table:formula="of:=IF(MID([.B375];1;1)=&quot;;&quot;;[.B375];IF(MID([.B375];1;1)=&quot;&quot;;&quot; &quot;;CONCATENATE([.B375];CHAR(61);CHAR(34);INDIRECT(ADDRESS(ROW();[.$A$2]));CHAR(34))))" office:value-type="string" office:string-value="replaced=&quot;ersetzt&quot;">
            <text:p>replaced="ersetzt"</text:p>
          </table:table-cell>
          <table:table-cell office:value-type="string">
            <text:p>replaced</text:p>
          </table:table-cell>
          <table:table-cell table:number-columns-repeated="2" office:value-type="string">
            <text:p>ersetzt</text:p>
          </table:table-cell>
          <table:table-cell table:style-name="ce5" office:value-type="string">
            <text:p>ersetzt</text:p>
          </table:table-cell>
          <table:table-cell table:style-name="ce5" office:value-type="string">
            <text:p>ersetzt</text:p>
          </table:table-cell>
          <table:table-cell table:style-name="ce5" office:value-type="string">
            <text:p>ersetzt</text:p>
          </table:table-cell>
          <table:table-cell table:number-columns-repeated="1017"/>
        </table:table-row>
        <table:table-row table:style-name="ro2">
          <table:table-cell table:formula="of:=IF(MID([.B376];1;1)=&quot;;&quot;;[.B376];IF(MID([.B376];1;1)=&quot;&quot;;&quot; &quot;;CONCATENATE([.B376];CHAR(61);CHAR(34);INDIRECT(ADDRESS(ROW();[.$A$2]));CHAR(34))))" office:value-type="string" office:string-value="to small=&quot;to small&quot;">
            <text:p>to small="to small"</text:p>
          </table:table-cell>
          <table:table-cell office:value-type="string">
            <text:p>to small</text:p>
          </table:table-cell>
          <table:table-cell office:value-type="string">
            <text:p>zu klein</text:p>
          </table:table-cell>
          <table:table-cell office:value-type="string">
            <text:p>to small</text:p>
          </table:table-cell>
          <table:table-cell table:style-name="ce5" office:value-type="string">
            <text:p>alle piccole</text:p>
          </table:table-cell>
          <table:table-cell table:style-name="ce5" office:value-type="string">
            <text:p>a los pequeños</text:p>
          </table:table-cell>
          <table:table-cell table:style-name="ce5" office:value-type="string">
            <text:p>aux petites</text:p>
          </table:table-cell>
          <table:table-cell table:number-columns-repeated="1017"/>
        </table:table-row>
        <table:table-row table:style-name="ro2">
          <table:table-cell table:formula="of:=IF(MID([.B377];1;1)=&quot;;&quot;;[.B377];IF(MID([.B377];1;1)=&quot;&quot;;&quot; &quot;;CONCATENATE([.B377];CHAR(61);CHAR(34);INDIRECT(ADDRESS(ROW();[.$A$2]));CHAR(34))))" office:value-type="string" office:string-value="to large=&quot;to large&quot;">
            <text:p>to large="to large"</text:p>
          </table:table-cell>
          <table:table-cell office:value-type="string">
            <text:p>to large</text:p>
          </table:table-cell>
          <table:table-cell office:value-type="string">
            <text:p>zu gross</text:p>
          </table:table-cell>
          <table:table-cell office:value-type="string">
            <text:p>to large</text:p>
          </table:table-cell>
          <table:table-cell table:style-name="ce5" office:value-type="string">
            <text:p>a grande</text:p>
          </table:table-cell>
          <table:table-cell table:style-name="ce5" office:value-type="string">
            <text:p>a gran</text:p>
          </table:table-cell>
          <table:table-cell table:style-name="ce5" office:value-type="string">
            <text:p>à large</text:p>
          </table:table-cell>
          <table:table-cell table:number-columns-repeated="1017"/>
        </table:table-row>
        <table:table-row table:style-name="ro2">
          <table:table-cell table:formula="of:=IF(MID([.B378];1;1)=&quot;;&quot;;[.B378];IF(MID([.B378];1;1)=&quot;&quot;;&quot; &quot;;CONCATENATE([.B378];CHAR(61);CHAR(34);INDIRECT(ADDRESS(ROW();[.$A$2]));CHAR(34))))" office:value-type="string" office:string-value="no jpeg=&quot;no JPEG&quot;">
            <text:p>no jpeg="no JPEG"</text:p>
          </table:table-cell>
          <table:table-cell office:value-type="string">
            <text:p>no jpeg</text:p>
          </table:table-cell>
          <table:table-cell office:value-type="string">
            <text:p>kein JPEG</text:p>
          </table:table-cell>
          <table:table-cell office:value-type="string">
            <text:p>no JPEG</text:p>
          </table:table-cell>
          <table:table-cell table:style-name="ce5" office:value-type="string">
            <text:p>no JPEG</text:p>
          </table:table-cell>
          <table:table-cell table:style-name="ce5" office:value-type="string">
            <text:p>no JPEG</text:p>
          </table:table-cell>
          <table:table-cell table:style-name="ce5" office:value-type="string">
            <text:p>aucune JPEG</text:p>
          </table:table-cell>
          <table:table-cell table:number-columns-repeated="1017"/>
        </table:table-row>
        <table:table-row table:style-name="ro2">
          <table:table-cell table:formula="of:=IF(MID([.B379];1;1)=&quot;;&quot;;[.B379];IF(MID([.B379];1;1)=&quot;&quot;;&quot; &quot;;CONCATENATE([.B379];CHAR(61);CHAR(34);INDIRECT(ADDRESS(ROW();[.$A$2]));CHAR(34))))" office:value-type="string" office:string-value="toggle fullscreen=&quot;Full screen view open/close&quot;">
            <text:p>toggle fullscreen="Full screen view open/close"</text:p>
          </table:table-cell>
          <table:table-cell office:value-type="string">
            <text:p>toggle fullscreen</text:p>
          </table:table-cell>
          <table:table-cell office:value-type="string">
            <text:p>Vollbildmodus öffnen/schliessen</text:p>
          </table:table-cell>
          <table:table-cell office:value-type="string">
            <text:p>Full screen view open/close</text:p>
          </table:table-cell>
          <table:table-cell table:style-name="ce5" office:value-type="string">
            <text:p>Visualizzazione a schermo intero di apertura / chiusura</text:p>
          </table:table-cell>
          <table:table-cell table:style-name="ce5" office:value-type="string">
            <text:p>Vista de pantalla completa de apertura / cierre</text:p>
          </table:table-cell>
          <table:table-cell table:style-name="ce5" office:value-type="string">
            <text:p>Affichage plein écran d'ouverture / fermeture</text:p>
          </table:table-cell>
          <table:table-cell table:number-columns-repeated="1017"/>
        </table:table-row>
        <table:table-row table:style-name="ro2">
          <table:table-cell table:formula="of:=IF(MID([.B380];1;1)=&quot;;&quot;;[.B380];IF(MID([.B380];1;1)=&quot;&quot;;&quot; &quot;;CONCATENATE([.B380];CHAR(61);CHAR(34);INDIRECT(ADDRESS(ROW();[.$A$2]));CHAR(34))))" office:value-type="string" office:string-value="gallery index=&quot;All images&quot;">
            <text:p>gallery index="All images"</text:p>
          </table:table-cell>
          <table:table-cell office:value-type="string">
            <text:p>gallery index</text:p>
          </table:table-cell>
          <table:table-cell office:value-type="string">
            <text:p>Alle Bilder</text:p>
          </table:table-cell>
          <table:table-cell office:value-type="string">
            <text:p>All images</text:p>
          </table:table-cell>
          <table:table-cell table:style-name="ce5" office:value-type="string">
            <text:p>Tutte le immagini</text:p>
          </table:table-cell>
          <table:table-cell table:style-name="ce5" office:value-type="string">
            <text:p>Todas las imágenes</text:p>
          </table:table-cell>
          <table:table-cell table:style-name="ce5" office:value-type="string">
            <text:p>Toutes les images</text:p>
          </table:table-cell>
          <table:table-cell table:number-columns-repeated="1017"/>
        </table:table-row>
        <table:table-row table:style-name="ro2">
          <table:table-cell table:formula="of:=IF(MID([.B381];1;1)=&quot;;&quot;;[.B381];IF(MID([.B381];1;1)=&quot;&quot;;&quot; &quot;;CONCATENATE([.B381];CHAR(61);CHAR(34);INDIRECT(ADDRESS(ROW();[.$A$2]));CHAR(34))))" office:value-type="string" office:string-value="show imageinfo=&quot;Show Image Info&quot;">
            <text:p>show imageinfo="Show Image Info"</text:p>
          </table:table-cell>
          <table:table-cell office:value-type="string">
            <text:p>show imageinfo</text:p>
          </table:table-cell>
          <table:table-cell office:value-type="string">
            <text:p>Bildinformationen anzeigen</text:p>
          </table:table-cell>
          <table:table-cell office:value-type="string">
            <text:p>Show Image Info</text:p>
          </table:table-cell>
          <table:table-cell table:style-name="Default" office:value-type="string">
            <text:p>Show Image Info</text:p>
          </table:table-cell>
          <table:table-cell table:style-name="Default" office:value-type="string">
            <text:p>Show Image Info</text:p>
          </table:table-cell>
          <table:table-cell table:style-name="Default" office:value-type="string">
            <text:p>Show Image Info</text:p>
          </table:table-cell>
          <table:table-cell table:number-columns-repeated="1017"/>
        </table:table-row>
        <table:table-row table:style-name="ro2">
          <table:table-cell table:formula="of:=IF(MID([.B382];1;1)=&quot;;&quot;;[.B382];IF(MID([.B382];1;1)=&quot;&quot;;&quot; &quot;;CONCATENATE([.B382];CHAR(61);CHAR(34);INDIRECT(ADDRESS(ROW();[.$A$2]));CHAR(34))))" office:value-type="string" office:string-value="set title,description,keywords=&quot;Set title, description or keywords&quot;">
            <text:p>set title,description,keywords="Set title, description or keywords"</text:p>
          </table:table-cell>
          <table:table-cell office:value-type="string">
            <text:p>set title,description,keywords</text:p>
          </table:table-cell>
          <table:table-cell office:value-type="string">
            <text:p>Titel, Beschreibung, Keywords ändern</text:p>
          </table:table-cell>
          <table:table-cell office:value-type="string">
            <text:p>Set title, description or keywords</text:p>
          </table:table-cell>
          <table:table-cell table:style-name="Default" office:value-type="string">
            <text:p>Set title, description or keywords</text:p>
          </table:table-cell>
          <table:table-cell table:style-name="Default" office:value-type="string">
            <text:p>Set title, description or keywords</text:p>
          </table:table-cell>
          <table:table-cell table:style-name="Default" office:value-type="string">
            <text:p>Set title, description or keywords</text:p>
          </table:table-cell>
          <table:table-cell table:number-columns-repeated="1017"/>
        </table:table-row>
        <table:table-row table:style-name="ro2">
          <table:table-cell table:formula="of:=IF(MID([.B383];1;1)=&quot;;&quot;;[.B383];IF(MID([.B383];1;1)=&quot;&quot;;&quot; &quot;;CONCATENATE([.B383];CHAR(61);CHAR(34);INDIRECT(ADDRESS(ROW();[.$A$2]));CHAR(34))))" office:value-type="string" office:string-value="set imagetype=&quot;set imagetype&quot;">
            <text:p>set imagetype="set imagetype"</text:p>
          </table:table-cell>
          <table:table-cell office:value-type="string">
            <text:p>set imagetype</text:p>
          </table:table-cell>
          <table:table-cell office:value-type="string">
            <text:p>Bildtyp ändern</text:p>
          </table:table-cell>
          <table:table-cell office:value-type="string">
            <text:p>set imagetype</text:p>
          </table:table-cell>
          <table:table-cell table:style-name="Default" office:value-type="string">
            <text:p>set imagetype</text:p>
          </table:table-cell>
          <table:table-cell table:style-name="Default" office:value-type="string">
            <text:p>set imagetype</text:p>
          </table:table-cell>
          <table:table-cell table:style-name="Default" office:value-type="string">
            <text:p>set imagetype</text:p>
          </table:table-cell>
          <table:table-cell table:number-columns-repeated="1017"/>
        </table:table-row>
        <table:table-row table:style-name="ro2">
          <table:table-cell table:formula="of:=IF(MID([.B384];1;1)=&quot;;&quot;;[.B384];IF(MID([.B384];1;1)=&quot;&quot;;&quot; &quot;;CONCATENATE([.B384];CHAR(61);CHAR(34);INDIRECT(ADDRESS(ROW();[.$A$2]));CHAR(34))))" office:value-type="string" office:string-value="sort selection=&quot;Sort selection&quot;">
            <text:p>sort selection="Sort selection"</text:p>
          </table:table-cell>
          <table:table-cell office:value-type="string">
            <text:p>sort selection</text:p>
          </table:table-cell>
          <table:table-cell office:value-type="string">
            <text:p>Auswahl sortieren</text:p>
          </table:table-cell>
          <table:table-cell office:value-type="string">
            <text:p>Sort selection</text:p>
          </table:table-cell>
          <table:table-cell table:style-name="Default" office:value-type="string">
            <text:p>Sort selection</text:p>
          </table:table-cell>
          <table:table-cell table:style-name="Default" office:value-type="string">
            <text:p>Sort selection</text:p>
          </table:table-cell>
          <table:table-cell table:style-name="Default" office:value-type="string">
            <text:p>Sort selection</text:p>
          </table:table-cell>
          <table:table-cell table:number-columns-repeated="1017"/>
        </table:table-row>
        <table:table-row table:style-name="ro2">
          <table:table-cell table:formula="of:=IF(MID([.B385];1;1)=&quot;;&quot;;[.B385];IF(MID([.B385];1;1)=&quot;&quot;;&quot; &quot;;CONCATENATE([.B385];CHAR(61);CHAR(34);INDIRECT(ADDRESS(ROW();[.$A$2]));CHAR(34))))" office:value-type="string" office:string-value="copyormove=&quot;Copy/Move&quot;">
            <text:p>copyormove="Copy/Move"</text:p>
          </table:table-cell>
          <table:table-cell office:value-type="string">
            <text:p>copyormove</text:p>
          </table:table-cell>
          <table:table-cell office:value-type="string">
            <text:p>Kopieren/Verschieben</text:p>
          </table:table-cell>
          <table:table-cell office:value-type="string">
            <text:p>Copy/Move</text:p>
          </table:table-cell>
          <table:table-cell table:style-name="Default" office:value-type="string">
            <text:p>Copy/Move</text:p>
          </table:table-cell>
          <table:table-cell table:style-name="Default" office:value-type="string">
            <text:p>Copy/Move</text:p>
          </table:table-cell>
          <table:table-cell table:style-name="Default" office:value-type="string">
            <text:p>Copy/Move</text:p>
          </table:table-cell>
          <table:table-cell table:number-columns-repeated="1017"/>
        </table:table-row>
        <table:table-row table:style-name="ro2">
          <table:table-cell table:formula="of:=IF(MID([.B386];1;1)=&quot;;&quot;;[.B386];IF(MID([.B386];1;1)=&quot;&quot;;&quot; &quot;;CONCATENATE([.B386];CHAR(61);CHAR(34);INDIRECT(ADDRESS(ROW();[.$A$2]));CHAR(34))))" office:value-type="string" office:string-value="texttype=&quot;Textfeld&quot;">
            <text:p>texttype="Textfeld"</text:p>
          </table:table-cell>
          <table:table-cell office:value-type="string">
            <text:p>texttype</text:p>
          </table:table-cell>
          <table:table-cell table:number-columns-repeated="2" office:value-type="string">
            <text:p>Textfeld</text:p>
          </table:table-cell>
          <table:table-cell table:style-name="Default" office:value-type="string">
            <text:p>Textfeld</text:p>
          </table:table-cell>
          <table:table-cell table:style-name="Default" office:value-type="string">
            <text:p>Textfeld</text:p>
          </table:table-cell>
          <table:table-cell table:style-name="Default" office:value-type="string">
            <text:p>Textfeld</text:p>
          </table:table-cell>
          <table:table-cell table:number-columns-repeated="1017"/>
        </table:table-row>
        <table:table-row table:style-name="ro2">
          <table:table-cell table:formula="of:=IF(MID([.B387];1;1)=&quot;;&quot;;[.B387];IF(MID([.B387];1;1)=&quot;&quot;;&quot; &quot;;CONCATENATE([.B387];CHAR(61);CHAR(34);INDIRECT(ADDRESS(ROW();[.$A$2]));CHAR(34))))" office:value-type="string" office:string-value="language=&quot;Language&quot;">
            <text:p>language="Language"</text:p>
          </table:table-cell>
          <table:table-cell office:value-type="string">
            <text:p>language</text:p>
          </table:table-cell>
          <table:table-cell office:value-type="string">
            <text:p>Sprache</text:p>
          </table:table-cell>
          <table:table-cell office:value-type="string">
            <text:p>Language</text:p>
          </table:table-cell>
          <table:table-cell table:style-name="Default" office:value-type="string">
            <text:p>Language</text:p>
          </table:table-cell>
          <table:table-cell table:style-name="Default" office:value-type="string">
            <text:p>Language</text:p>
          </table:table-cell>
          <table:table-cell table:style-name="Default" office:value-type="string">
            <text:p>Language</text:p>
          </table:table-cell>
          <table:table-cell table:number-columns-repeated="1017"/>
        </table:table-row>
        <table:table-row table:style-name="ro2">
          <table:table-cell table:formula="of:=IF(MID([.B388];1;1)=&quot;;&quot;;[.B388];IF(MID([.B388];1;1)=&quot;&quot;;&quot; &quot;;CONCATENATE([.B388];CHAR(61);CHAR(34);INDIRECT(ADDRESS(ROW();[.$A$2]));CHAR(34))))" office:value-type="string" office:string-value="text=&quot;Text&quot;">
            <text:p>text="Text"</text:p>
          </table:table-cell>
          <table:table-cell office:value-type="string">
            <text:p>text</text:p>
          </table:table-cell>
          <table:table-cell table:number-columns-repeated="2" office:value-type="string">
            <text:p>Text</text:p>
          </table:table-cell>
          <table:table-cell table:style-name="Default" office:value-type="string">
            <text:p>Text</text:p>
          </table:table-cell>
          <table:table-cell table:style-name="Default" office:value-type="string">
            <text:p>Text</text:p>
          </table:table-cell>
          <table:table-cell table:style-name="Default" office:value-type="string">
            <text:p>Text</text:p>
          </table:table-cell>
          <table:table-cell table:number-columns-repeated="1017"/>
        </table:table-row>
        <table:table-row table:style-name="ro2">
          <table:table-cell table:formula="of:=IF(MID([.B389];1;1)=&quot;;&quot;;[.B389];IF(MID([.B389];1;1)=&quot;&quot;;&quot; &quot;;CONCATENATE([.B389];CHAR(61);CHAR(34);INDIRECT(ADDRESS(ROW();[.$A$2]));CHAR(34))))" office:value-type="string" office:string-value="apply=&quot;Apply&quot;">
            <text:p>apply="Apply"</text:p>
          </table:table-cell>
          <table:table-cell office:value-type="string">
            <text:p>apply</text:p>
          </table:table-cell>
          <table:table-cell office:value-type="string">
            <text:p>Anwenden</text:p>
          </table:table-cell>
          <table:table-cell office:value-type="string">
            <text:p>Apply</text:p>
          </table:table-cell>
          <table:table-cell table:style-name="Default" office:value-type="string">
            <text:p>Apply</text:p>
          </table:table-cell>
          <table:table-cell table:style-name="Default" office:value-type="string">
            <text:p>Apply</text:p>
          </table:table-cell>
          <table:table-cell table:style-name="Default" office:value-type="string">
            <text:p>Apply</text:p>
          </table:table-cell>
          <table:table-cell table:number-columns-repeated="1017"/>
        </table:table-row>
        <table:table-row table:style-name="ro2">
          <table:table-cell table:formula="of:=IF(MID([.B390];1;1)=&quot;;&quot;;[.B390];IF(MID([.B390];1;1)=&quot;&quot;;&quot; &quot;;CONCATENATE([.B390];CHAR(61);CHAR(34);INDIRECT(ADDRESS(ROW();[.$A$2]));CHAR(34))))" office:value-type="string" office:string-value="ascending=&quot;Ascending&quot;">
            <text:p>ascending="Ascending"</text:p>
          </table:table-cell>
          <table:table-cell office:value-type="string">
            <text:p>ascending</text:p>
          </table:table-cell>
          <table:table-cell office:value-type="string">
            <text:p>Aufsteigend</text:p>
          </table:table-cell>
          <table:table-cell office:value-type="string">
            <text:p>Ascending</text:p>
          </table:table-cell>
          <table:table-cell table:style-name="Default" office:value-type="string">
            <text:p>Ascending</text:p>
          </table:table-cell>
          <table:table-cell table:style-name="Default" office:value-type="string">
            <text:p>Ascending</text:p>
          </table:table-cell>
          <table:table-cell table:style-name="Default" office:value-type="string">
            <text:p>Ascending</text:p>
          </table:table-cell>
          <table:table-cell table:number-columns-repeated="1017"/>
        </table:table-row>
        <table:table-row table:style-name="ro2">
          <table:table-cell table:formula="of:=IF(MID([.B391];1;1)=&quot;;&quot;;[.B391];IF(MID([.B391];1;1)=&quot;&quot;;&quot; &quot;;CONCATENATE([.B391];CHAR(61);CHAR(34);INDIRECT(ADDRESS(ROW();[.$A$2]));CHAR(34))))" office:value-type="string" office:string-value="descending=&quot;Descending&quot;">
            <text:p>descending="Descending"</text:p>
          </table:table-cell>
          <table:table-cell office:value-type="string">
            <text:p>descending</text:p>
          </table:table-cell>
          <table:table-cell office:value-type="string">
            <text:p>Absteigend</text:p>
          </table:table-cell>
          <table:table-cell office:value-type="string">
            <text:p>Descending</text:p>
          </table:table-cell>
          <table:table-cell table:style-name="Default" office:value-type="string">
            <text:p>Descending</text:p>
          </table:table-cell>
          <table:table-cell table:style-name="Default" office:value-type="string">
            <text:p>Descending</text:p>
          </table:table-cell>
          <table:table-cell table:style-name="Default" office:value-type="string">
            <text:p>Descending</text:p>
          </table:table-cell>
          <table:table-cell table:number-columns-repeated="1017"/>
        </table:table-row>
        <table:table-row table:style-name="ro2">
          <table:table-cell table:formula="of:=IF(MID([.B392];1;1)=&quot;;&quot;;[.B392];IF(MID([.B392];1;1)=&quot;&quot;;&quot; &quot;;CONCATENATE([.B392];CHAR(61);CHAR(34);INDIRECT(ADDRESS(ROW();[.$A$2]));CHAR(34))))" office:value-type="string" office:string-value="sort by=&quot;Sort by&quot;">
            <text:p>sort by="Sort by"</text:p>
          </table:table-cell>
          <table:table-cell office:value-type="string">
            <text:p>sort by</text:p>
          </table:table-cell>
          <table:table-cell office:value-type="string">
            <text:p>Sortieren nach</text:p>
          </table:table-cell>
          <table:table-cell office:value-type="string">
            <text:p>Sort by</text:p>
          </table:table-cell>
          <table:table-cell table:style-name="Default" office:value-type="string">
            <text:p>Sort by</text:p>
          </table:table-cell>
          <table:table-cell table:style-name="Default" office:value-type="string">
            <text:p>Sort by</text:p>
          </table:table-cell>
          <table:table-cell table:style-name="Default" office:value-type="string">
            <text:p>Sort by</text:p>
          </table:table-cell>
          <table:table-cell table:number-columns-repeated="1017"/>
        </table:table-row>
        <table:table-row table:style-name="ro2">
          <table:table-cell table:formula="of:=IF(MID([.B393];1;1)=&quot;;&quot;;[.B393];IF(MID([.B393];1;1)=&quot;&quot;;&quot; &quot;;CONCATENATE([.B393];CHAR(61);CHAR(34);INDIRECT(ADDRESS(ROW();[.$A$2]));CHAR(34))))" office:value-type="string" office:string-value="sort direction=&quot;Direction&quot;">
            <text:p>sort direction="Direction"</text:p>
          </table:table-cell>
          <table:table-cell office:value-type="string">
            <text:p>sort direction</text:p>
          </table:table-cell>
          <table:table-cell office:value-type="string">
            <text:p>Reihenfolge</text:p>
          </table:table-cell>
          <table:table-cell office:value-type="string">
            <text:p>Direction</text:p>
          </table:table-cell>
          <table:table-cell table:style-name="Default" office:value-type="string">
            <text:p>Direction</text:p>
          </table:table-cell>
          <table:table-cell table:style-name="Default" office:value-type="string">
            <text:p>Direction</text:p>
          </table:table-cell>
          <table:table-cell table:style-name="Default" office:value-type="string">
            <text:p>Direction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2">
          <table:table-cell table:formula="of:=IF(MID([.B395];1;1)=&quot;;&quot;;[.B395];IF(MID([.B395];1;1)=&quot;&quot;;&quot; &quot;;CONCATENATE([.B395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396];1;1)=&quot;;&quot;;[.B396];IF(MID([.B396];1;1)=&quot;&quot;;&quot; &quot;;CONCATENATE([.B396];CHAR(61);CHAR(34);INDIRECT(ADDRESS(ROW();[.$A$2]));CHAR(34))))" office:value-type="string" office:string-value=";controls">
            <text:p>;controls</text:p>
          </table:table-cell>
          <table:table-cell office:value-type="string">
            <text:p>;controls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397];1;1)=&quot;;&quot;;[.B397];IF(MID([.B397];1;1)=&quot;&quot;;&quot; &quot;;CONCATENATE([.B397];CHAR(61);CHAR(34);INDIRECT(ADDRESS(ROW();[.$A$2]));CHAR(34))))" office:value-type="string" office:string-value="next image=&quot;Next image&quot;">
            <text:p>next image="Next image"</text:p>
          </table:table-cell>
          <table:table-cell office:value-type="string">
            <text:p>next image</text:p>
          </table:table-cell>
          <table:table-cell office:value-type="string">
            <text:p>Nächstes Bild</text:p>
          </table:table-cell>
          <table:table-cell office:value-type="string">
            <text:p>Next image</text:p>
          </table:table-cell>
          <table:table-cell table:style-name="ce5" office:value-type="string">
            <text:p>Immagine successiva</text:p>
          </table:table-cell>
          <table:table-cell table:style-name="ce5" office:value-type="string">
            <text:p>Siguiente imagen</text:p>
          </table:table-cell>
          <table:table-cell table:style-name="ce5" office:value-type="string">
            <text:p>Image suivante</text:p>
          </table:table-cell>
          <table:table-cell table:number-columns-repeated="1017"/>
        </table:table-row>
        <table:table-row table:style-name="ro2">
          <table:table-cell table:formula="of:=IF(MID([.B398];1;1)=&quot;;&quot;;[.B398];IF(MID([.B398];1;1)=&quot;&quot;;&quot; &quot;;CONCATENATE([.B398];CHAR(61);CHAR(34);INDIRECT(ADDRESS(ROW();[.$A$2]));CHAR(34))))" office:value-type="string" office:string-value="previous image=&quot;Previous image&quot;">
            <text:p>previous image="Previous image"</text:p>
          </table:table-cell>
          <table:table-cell office:value-type="string">
            <text:p>previous image</text:p>
          </table:table-cell>
          <table:table-cell office:value-type="string">
            <text:p>Letztes Bild</text:p>
          </table:table-cell>
          <table:table-cell office:value-type="string">
            <text:p>Previous image</text:p>
          </table:table-cell>
          <table:table-cell table:style-name="ce5" office:value-type="string">
            <text:p>Immagine precedente</text:p>
          </table:table-cell>
          <table:table-cell table:style-name="ce5" office:value-type="string">
            <text:p>Imagen anterior</text:p>
          </table:table-cell>
          <table:table-cell table:style-name="ce5" office:value-type="string">
            <text:p>Image précédente</text:p>
          </table:table-cell>
          <table:table-cell table:number-columns-repeated="1017"/>
        </table:table-row>
        <table:table-row table:style-name="ro2">
          <table:table-cell table:formula="of:=IF(MID([.B399];1;1)=&quot;;&quot;;[.B399];IF(MID([.B399];1;1)=&quot;&quot;;&quot; &quot;;CONCATENATE([.B399];CHAR(61);CHAR(34);INDIRECT(ADDRESS(ROW();[.$A$2]));CHAR(34))))" office:value-type="string" office:string-value="start slideshow=&quot;Slideshow start/stop&quot;">
            <text:p>start slideshow="Slideshow start/stop"</text:p>
          </table:table-cell>
          <table:table-cell office:value-type="string">
            <text:p>start slideshow</text:p>
          </table:table-cell>
          <table:table-cell office:value-type="string">
            <text:p>Diashow Start/Stop</text:p>
          </table:table-cell>
          <table:table-cell office:value-type="string">
            <text:p>Slideshow start/stop</text:p>
          </table:table-cell>
          <table:table-cell table:style-name="ce5" office:value-type="string">
            <text:p>Slideshow di avvio / arresto</text:p>
          </table:table-cell>
          <table:table-cell table:style-name="ce5" office:value-type="string">
            <text:p>Presentación de arranque / parada</text:p>
          </table:table-cell>
          <table:table-cell table:style-name="ce5" office:value-type="string">
            <text:p>Diaporama marche / arrêt</text:p>
          </table:table-cell>
          <table:table-cell table:number-columns-repeated="1017"/>
        </table:table-row>
        <table:table-row table:style-name="ro2">
          <table:table-cell table:formula="of:=IF(MID([.B400];1;1)=&quot;;&quot;;[.B400];IF(MID([.B400];1;1)=&quot;&quot;;&quot; &quot;;CONCATENATE([.B400];CHAR(61);CHAR(34);INDIRECT(ADDRESS(ROW();[.$A$2]));CHAR(34))))" office:value-type="string" office:string-value="mute=&quot;Mute&quot;">
            <text:p>mute="Mute"</text:p>
          </table:table-cell>
          <table:table-cell office:value-type="string">
            <text:p>mute</text:p>
          </table:table-cell>
          <table:table-cell office:value-type="string">
            <text:p>Ton ausschalten</text:p>
          </table:table-cell>
          <table:table-cell office:value-type="string">
            <text:p>Mute</text:p>
          </table:table-cell>
          <table:table-cell table:style-name="ce5" office:value-type="string">
            <text:p>Mute</text:p>
          </table:table-cell>
          <table:table-cell table:style-name="ce5" office:value-type="string">
            <text:p>Silencio</text:p>
          </table:table-cell>
          <table:table-cell table:style-name="ce5" office:value-type="string">
            <text:p>Mute</text:p>
          </table:table-cell>
          <table:table-cell table:number-columns-repeated="1017"/>
        </table:table-row>
        <table:table-row table:style-name="ro2">
          <table:table-cell table:formula="of:=IF(MID([.B401];1;1)=&quot;;&quot;;[.B401];IF(MID([.B401];1;1)=&quot;&quot;;&quot; &quot;;CONCATENATE([.B401];CHAR(61);CHAR(34);INDIRECT(ADDRESS(ROW();[.$A$2]));CHAR(34))))" office:value-type="string" office:string-value="set vol=&quot;Set volume&quot;">
            <text:p>set vol="Set volume"</text:p>
          </table:table-cell>
          <table:table-cell office:value-type="string">
            <text:p>set vol</text:p>
          </table:table-cell>
          <table:table-cell office:value-type="string">
            <text:p>Lautstärke</text:p>
          </table:table-cell>
          <table:table-cell office:value-type="string">
            <text:p>Set volume</text:p>
          </table:table-cell>
          <table:table-cell table:style-name="ce5" office:value-type="string">
            <text:p>Impostare il volume</text:p>
          </table:table-cell>
          <table:table-cell table:style-name="ce5" office:value-type="string">
            <text:p>Ajustar el volumen</text:p>
          </table:table-cell>
          <table:table-cell table:style-name="ce5" office:value-type="string">
            <text:p>Régler le volume</text:p>
          </table:table-cell>
          <table:table-cell table:number-columns-repeated="1017"/>
        </table:table-row>
        <table:table-row table:style-name="ro2">
          <table:table-cell table:formula="of:=IF(MID([.B402];1;1)=&quot;;&quot;;[.B402];IF(MID([.B402];1;1)=&quot;&quot;;&quot; &quot;;CONCATENATE([.B402];CHAR(61);CHAR(34);INDIRECT(ADDRESS(ROW();[.$A$2]));CHAR(34))))" office:value-type="string" office:string-value="download=&quot;Download&quot;">
            <text:p>download="Download"</text:p>
          </table:table-cell>
          <table:table-cell office:value-type="string">
            <text:p>download</text:p>
          </table:table-cell>
          <table:table-cell table:number-columns-repeated="2" office:value-type="string">
            <text:p>Download</text:p>
          </table:table-cell>
          <table:table-cell table:style-name="ce5" office:value-type="string">
            <text:p>Scarica</text:p>
          </table:table-cell>
          <table:table-cell table:style-name="ce5" office:value-type="string">
            <text:p>Descarga</text:p>
          </table:table-cell>
          <table:table-cell table:style-name="ce5" office:value-type="string">
            <text:p>Télécharger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04];1;1)=&quot;;&quot;;[.B404];IF(MID([.B404];1;1)=&quot;&quot;;&quot; &quot;;CONCATENATE([.B404];CHAR(61);CHAR(34);INDIRECT(ADDRESS(ROW();[.$A$2]));CHAR(34))))" office:value-type="string" office:string-value="; Geschütze Kategorien">
            <text:p>; Geschütze Kategorien</text:p>
          </table:table-cell>
          <table:table-cell office:value-type="string">
            <text:p>; Geschütze Kategorien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05];1;1)=&quot;;&quot;;[.B405];IF(MID([.B405];1;1)=&quot;&quot;;&quot; &quot;;CONCATENATE([.B405];CHAR(61);CHAR(34);INDIRECT(ADDRESS(ROW();[.$A$2]));CHAR(34))))" office:value-type="string" office:string-value="no access=&quot;no access&quot;">
            <text:p>no access="no access"</text:p>
          </table:table-cell>
          <table:table-cell office:value-type="string">
            <text:p>no access</text:p>
          </table:table-cell>
          <table:table-cell office:value-type="string">
            <text:p>Zugriff verweigert</text:p>
          </table:table-cell>
          <table:table-cell office:value-type="string">
            <text:p>no access</text:p>
          </table:table-cell>
          <table:table-cell table:style-name="ce5" office:value-type="string">
            <text:p>nessun accesso</text:p>
          </table:table-cell>
          <table:table-cell table:style-name="ce5" office:value-type="string">
            <text:p>sin acceso</text:p>
          </table:table-cell>
          <table:table-cell table:style-name="ce5" office:value-type="string">
            <text:p>pas d'accès</text:p>
          </table:table-cell>
          <table:table-cell table:number-columns-repeated="1017"/>
        </table:table-row>
        <table:table-row table:style-name="ro2">
          <table:table-cell table:formula="of:=IF(MID([.B406];1;1)=&quot;;&quot;;[.B406];IF(MID([.B406];1;1)=&quot;&quot;;&quot; &quot;;CONCATENATE([.B406];CHAR(61);CHAR(34);INDIRECT(ADDRESS(ROW();[.$A$2]));CHAR(34))))" office:value-type="string" office:string-value="set gallery password=&quot;set gallery password&quot;">
            <text:p>set gallery password="set gallery password"</text:p>
          </table:table-cell>
          <table:table-cell office:value-type="string">
            <text:p>set gallery password</text:p>
          </table:table-cell>
          <table:table-cell office:value-type="string">
            <text:p>Passwort senden</text:p>
          </table:table-cell>
          <table:table-cell office:value-type="string">
            <text:p>set gallery password</text:p>
          </table:table-cell>
          <table:table-cell table:style-name="ce5" office:value-type="string">
            <text:p>impostare la password di galleria</text:p>
          </table:table-cell>
          <table:table-cell table:style-name="ce5" office:value-type="string">
            <text:p>establecer la contraseña de la galería</text:p>
          </table:table-cell>
          <table:table-cell table:style-name="ce5" office:value-type="string">
            <text:p>mettre mot de passe galerie</text:p>
          </table:table-cell>
          <table:table-cell table:number-columns-repeated="1017"/>
        </table:table-row>
        <table:table-row table:style-name="ro2">
          <table:table-cell table:formula="of:=IF(MID([.B407];1;1)=&quot;;&quot;;[.B407];IF(MID([.B407];1;1)=&quot;&quot;;&quot; &quot;;CONCATENATE([.B407];CHAR(61);CHAR(34);INDIRECT(ADDRESS(ROW();[.$A$2]));CHAR(34))))" office:value-type="string" office:string-value="reset gallery password=&quot;reset gallery password&quot;">
            <text:p>reset gallery password="reset gallery password"</text:p>
          </table:table-cell>
          <table:table-cell office:value-type="string">
            <text:p>reset gallery password</text:p>
          </table:table-cell>
          <table:table-cell office:value-type="string">
            <text:p>Passwort zurücksetzen</text:p>
          </table:table-cell>
          <table:table-cell office:value-type="string">
            <text:p>reset gallery password</text:p>
          </table:table-cell>
          <table:table-cell table:style-name="ce5" office:value-type="string">
            <text:p>reimpostare la password galleria</text:p>
          </table:table-cell>
          <table:table-cell table:style-name="ce5" office:value-type="string">
            <text:p>restablecer la contraseña de la galería</text:p>
          </table:table-cell>
          <table:table-cell table:style-name="ce5" office:value-type="string">
            <text:p>réinitialiser mot de passe galerie</text:p>
          </table:table-cell>
          <table:table-cell table:number-columns-repeated="1017"/>
        </table:table-row>
        <table:table-row table:style-name="ro2">
          <table:table-cell table:formula="of:=IF(MID([.B408];1;1)=&quot;;&quot;;[.B408];IF(MID([.B408];1;1)=&quot;&quot;;&quot; &quot;;CONCATENATE([.B408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09];1;1)=&quot;;&quot;;[.B409];IF(MID([.B409];1;1)=&quot;&quot;;&quot; &quot;;CONCATENATE([.B409];CHAR(61);CHAR(34);INDIRECT(ADDRESS(ROW();[.$A$2]));CHAR(34))))" office:value-type="string" office:string-value="; Music">
            <text:p>; Music</text:p>
          </table:table-cell>
          <table:table-cell office:value-type="string">
            <text:p>; Music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10];1;1)=&quot;;&quot;;[.B410];IF(MID([.B410];1;1)=&quot;&quot;;&quot; &quot;;CONCATENATE([.B410];CHAR(61);CHAR(34);INDIRECT(ADDRESS(ROW();[.$A$2]));CHAR(34))))" office:value-type="string" office:string-value="MQGMusicMaster=&quot;Music&quot;">
            <text:p>MQGMusicMaster="Music"</text:p>
          </table:table-cell>
          <table:table-cell office:value-type="string">
            <text:p>MQGMusicMaster</text:p>
          </table:table-cell>
          <table:table-cell office:value-type="string">
            <text:p>Musikdateien</text:p>
          </table:table-cell>
          <table:table-cell office:value-type="string">
            <text:p>Music</text:p>
          </table:table-cell>
          <table:table-cell table:style-name="ce5" office:value-type="string">
            <text:p>Musica</text:p>
          </table:table-cell>
          <table:table-cell table:style-name="ce5" office:value-type="string">
            <text:p>Música</text:p>
          </table:table-cell>
          <table:table-cell table:style-name="ce5" office:value-type="string">
            <text:p>Musique</text:p>
          </table:table-cell>
          <table:table-cell table:number-columns-repeated="1017"/>
        </table:table-row>
        <table:table-row table:style-name="ro2">
          <table:table-cell table:formula="of:=IF(MID([.B411];1;1)=&quot;;&quot;;[.B411];IF(MID([.B411];1;1)=&quot;&quot;;&quot; &quot;;CONCATENATE([.B411];CHAR(61);CHAR(34);INDIRECT(ADDRESS(ROW();[.$A$2]));CHAR(34))))" office:value-type="string" office:string-value="MQGMusic=&quot;Music file&quot;">
            <text:p>MQGMusic="Music file"</text:p>
          </table:table-cell>
          <table:table-cell office:value-type="string">
            <text:p>MQGMusic</text:p>
          </table:table-cell>
          <table:table-cell office:value-type="string">
            <text:p>Musikdatei</text:p>
          </table:table-cell>
          <table:table-cell office:value-type="string">
            <text:p>Music file</text:p>
          </table:table-cell>
          <table:table-cell table:style-name="Default" office:value-type="string">
            <text:p>Music file</text:p>
          </table:table-cell>
          <table:table-cell table:style-name="Default" office:value-type="string">
            <text:p>Music file</text:p>
          </table:table-cell>
          <table:table-cell table:style-name="Default" office:value-type="string">
            <text:p>Music file</text:p>
          </table:table-cell>
          <table:table-cell table:number-columns-repeated="1017"/>
        </table:table-row>
        <table:table-row table:style-name="ro2">
          <table:table-cell table:formula="of:=IF(MID([.B412];1;1)=&quot;;&quot;;[.B412];IF(MID([.B412];1;1)=&quot;&quot;;&quot; &quot;;CONCATENATE([.B412];CHAR(61);CHAR(34);INDIRECT(ADDRESS(ROW();[.$A$2]));CHAR(34))))" office:value-type="string" office:string-value="add music=&quot;Add Music File&quot;">
            <text:p>add music="Add Music File"</text:p>
          </table:table-cell>
          <table:table-cell office:value-type="string">
            <text:p>add music</text:p>
          </table:table-cell>
          <table:table-cell office:value-type="string">
            <text:p>Datei hinzufügen</text:p>
          </table:table-cell>
          <table:table-cell office:value-type="string">
            <text:p>Add Music File</text:p>
          </table:table-cell>
          <table:table-cell table:style-name="ce5" office:value-type="string">
            <text:p>Aggiungi file musicale</text:p>
          </table:table-cell>
          <table:table-cell table:style-name="ce5" office:value-type="string">
            <text:p>Agregar archivos de música</text:p>
          </table:table-cell>
          <table:table-cell table:style-name="ce5" office:value-type="string">
            <text:p>Ajouter un fichier musical</text:p>
          </table:table-cell>
          <table:table-cell table:number-columns-repeated="1017"/>
        </table:table-row>
        <table:table-row table:style-name="ro2">
          <table:table-cell table:formula="of:=IF(MID([.B413];1;1)=&quot;;&quot;;[.B413];IF(MID([.B413];1;1)=&quot;&quot;;&quot; &quot;;CONCATENATE([.B413];CHAR(61);CHAR(34);INDIRECT(ADDRESS(ROW();[.$A$2]));CHAR(34))))" office:value-type="string" office:string-value="add music info=&quot;Important: Only MP3 type files.&quot;">
            <text:p>add music info="Important: Only MP3 type files."</text:p>
          </table:table-cell>
          <table:table-cell office:value-type="string">
            <text:p>add music info</text:p>
          </table:table-cell>
          <table:table-cell office:value-type="string">
            <text:p>Hinweis: Nur MP3-Dateien sind zulässig.</text:p>
          </table:table-cell>
          <table:table-cell office:value-type="string">
            <text:p>Important: Only MP3 type files.</text:p>
          </table:table-cell>
          <table:table-cell table:style-name="Default" office:value-type="string">
            <text:p>Important: Only MP3 type files are allowed.</text:p>
          </table:table-cell>
          <table:table-cell table:style-name="Default" office:value-type="string">
            <text:p>Important: Only MP3 type files are allowed.</text:p>
          </table:table-cell>
          <table:table-cell table:style-name="Default" office:value-type="string">
            <text:p>Important: Only MP3 type files are allowed.</text:p>
          </table:table-cell>
          <table:table-cell table:number-columns-repeated="1017"/>
        </table:table-row>
        <table:table-row table:style-name="ro2">
          <table:table-cell table:formula="of:=IF(MID([.B414];1;1)=&quot;;&quot;;[.B414];IF(MID([.B414];1;1)=&quot;&quot;;&quot; &quot;;CONCATENATE([.B414];CHAR(61);CHAR(34);INDIRECT(ADDRESS(ROW();[.$A$2]));CHAR(34))))" office:value-type="string" office:string-value="galleries using this music=&quot;galleries using this&quot;">
            <text:p>galleries using this music="galleries using this"</text:p>
          </table:table-cell>
          <table:table-cell office:value-type="string">
            <text:p>galleries using this music</text:p>
          </table:table-cell>
          <table:table-cell office:value-type="string">
            <text:p>Galerien zugewiesen</text:p>
          </table:table-cell>
          <table:table-cell office:value-type="string">
            <text:p>galleries using this</text:p>
          </table:table-cell>
          <table:table-cell table:style-name="ce5" office:value-type="string">
            <text:p>gallerie che utilizzano questo</text:p>
          </table:table-cell>
          <table:table-cell table:style-name="ce5" office:value-type="string">
            <text:p>galerías que utilizan este</text:p>
          </table:table-cell>
          <table:table-cell table:style-name="ce5" office:value-type="string">
            <text:p>galeries en utilisant cette</text:p>
          </table:table-cell>
          <table:table-cell table:number-columns-repeated="1017"/>
        </table:table-row>
        <table:table-row table:style-name="ro2">
          <table:table-cell table:formula="of:=IF(MID([.B415];1;1)=&quot;;&quot;;[.B415];IF(MID([.B415];1;1)=&quot;&quot;;&quot; &quot;;CONCATENATE([.B415];CHAR(61);CHAR(34);INDIRECT(ADDRESS(ROW();[.$A$2]));CHAR(34))))" office:value-type="string" office:string-value="date of upload=&quot;date uploaded&quot;">
            <text:p>date of upload="date uploaded"</text:p>
          </table:table-cell>
          <table:table-cell office:value-type="string">
            <text:p>date of upload</text:p>
          </table:table-cell>
          <table:table-cell office:value-type="string">
            <text:p>Datum Upload</text:p>
          </table:table-cell>
          <table:table-cell office:value-type="string">
            <text:p>date uploaded</text:p>
          </table:table-cell>
          <table:table-cell table:style-name="ce5" office:value-type="string">
            <text:p>Data di caricamento</text:p>
          </table:table-cell>
          <table:table-cell table:style-name="ce5" office:value-type="string">
            <text:p>Fecha de publicación</text:p>
          </table:table-cell>
          <table:table-cell table:style-name="ce5" office:value-type="string">
            <text:p>Date du chargement</text:p>
          </table:table-cell>
          <table:table-cell table:number-columns-repeated="1017"/>
        </table:table-row>
        <table:table-row table:style-name="ro2">
          <table:table-cell table:formula="of:=IF(MID([.B416];1;1)=&quot;;&quot;;[.B416];IF(MID([.B416];1;1)=&quot;&quot;;&quot; &quot;;CONCATENATE([.B416];CHAR(61);CHAR(34);INDIRECT(ADDRESS(ROW();[.$A$2]));CHAR(34))))" office:value-type="string" office:string-value="upload more music=&quot;upload more music&quot;">
            <text:p>upload more music="upload more music"</text:p>
          </table:table-cell>
          <table:table-cell office:value-type="string">
            <text:p>upload more music</text:p>
          </table:table-cell>
          <table:table-cell office:value-type="string">
            <text:p>weitere Musiktitel hochladen</text:p>
          </table:table-cell>
          <table:table-cell office:value-type="string">
            <text:p>upload more music</text:p>
          </table:table-cell>
          <table:table-cell table:style-name="ce5" office:value-type="string">
            <text:p>caricare più musica</text:p>
          </table:table-cell>
          <table:table-cell table:style-name="ce5" office:value-type="string">
            <text:p>cargar más música</text:p>
          </table:table-cell>
          <table:table-cell table:style-name="ce5" office:value-type="string">
            <text:p>télécharger plus de musique</text:p>
          </table:table-cell>
          <table:table-cell table:number-columns-repeated="1017"/>
        </table:table-row>
        <table:table-row table:style-name="ro2">
          <table:table-cell table:formula="of:=IF(MID([.B417];1;1)=&quot;;&quot;;[.B417];IF(MID([.B417];1;1)=&quot;&quot;;&quot; &quot;;CONCATENATE([.B417];CHAR(61);CHAR(34);INDIRECT(ADDRESS(ROW();[.$A$2]));CHAR(34))))" office:value-type="string" office:string-value="samemusic=&quot;same file name&quot;">
            <text:p>samemusic="same file name"</text:p>
          </table:table-cell>
          <table:table-cell office:value-type="string">
            <text:p>samemusic</text:p>
          </table:table-cell>
          <table:table-cell office:value-type="string">
            <text:p>gleicher Dateiname</text:p>
          </table:table-cell>
          <table:table-cell office:value-type="string">
            <text:p>same file name</text:p>
          </table:table-cell>
          <table:table-cell table:style-name="ce5" office:value-type="string">
            <text:p>il nome del file stesso</text:p>
          </table:table-cell>
          <table:table-cell table:style-name="ce5" office:value-type="string">
            <text:p>mismo nombre de archivo</text:p>
          </table:table-cell>
          <table:table-cell table:style-name="ce5" office:value-type="string">
            <text:p>même nom de fichier</text:p>
          </table:table-cell>
          <table:table-cell table:number-columns-repeated="1017"/>
        </table:table-row>
        <table:table-row table:style-name="ro2">
          <table:table-cell table:formula="of:=IF(MID([.B418];1;1)=&quot;;&quot;;[.B418];IF(MID([.B418];1;1)=&quot;&quot;;&quot; &quot;;CONCATENATE([.B418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19];1;1)=&quot;;&quot;;[.B419];IF(MID([.B419];1;1)=&quot;&quot;;&quot; &quot;;CONCATENATE([.B419];CHAR(61);CHAR(34);INDIRECT(ADDRESS(ROW();[.$A$2]));CHAR(34))))" office:value-type="string" office:string-value=";optionen">
            <text:p>;optionen</text:p>
          </table:table-cell>
          <table:table-cell office:value-type="string">
            <text:p>;optionen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20];1;1)=&quot;;&quot;;[.B420];IF(MID([.B420];1;1)=&quot;&quot;;&quot; &quot;;CONCATENATE([.B420];CHAR(61);CHAR(34);INDIRECT(ADDRESS(ROW();[.$A$2]));CHAR(34))))" office:value-type="string" office:string-value="MQGOrderMaster=&quot;Orders&quot;">
            <text:p>MQGOrderMaster="Orders"</text:p>
          </table:table-cell>
          <table:table-cell office:value-type="string">
            <text:p>MQGOrderMaster</text:p>
          </table:table-cell>
          <table:table-cell office:value-type="string">
            <text:p>Bestellungen</text:p>
          </table:table-cell>
          <table:table-cell office:value-type="string">
            <text:p>Orders</text:p>
          </table:table-cell>
          <table:table-cell table:style-name="ce5" office:value-type="string">
            <text:p>Ordini</text:p>
          </table:table-cell>
          <table:table-cell table:style-name="ce5" office:value-type="string">
            <text:p>Órdenes</text:p>
          </table:table-cell>
          <table:table-cell table:style-name="ce5" office:value-type="string">
            <text:p>Ordres</text:p>
          </table:table-cell>
          <table:table-cell table:number-columns-repeated="1017"/>
        </table:table-row>
        <table:table-row table:style-name="ro2">
          <table:table-cell table:formula="of:=IF(MID([.B421];1;1)=&quot;;&quot;;[.B421];IF(MID([.B421];1;1)=&quot;&quot;;&quot; &quot;;CONCATENATE([.B421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22];1;1)=&quot;;&quot;;[.B422];IF(MID([.B422];1;1)=&quot;&quot;;&quot; &quot;;CONCATENATE([.B422];CHAR(61);CHAR(34);INDIRECT(ADDRESS(ROW();[.$A$2]));CHAR(34))))" office:value-type="string" office:string-value=";select">
            <text:p>;select</text:p>
          </table:table-cell>
          <table:table-cell office:value-type="string">
            <text:p>;select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23];1;1)=&quot;;&quot;;[.B423];IF(MID([.B423];1;1)=&quot;&quot;;&quot; &quot;;CONCATENATE([.B423];CHAR(61);CHAR(34);INDIRECT(ADDRESS(ROW();[.$A$2]));CHAR(34))))" office:value-type="string" office:string-value="add to selection=&quot;Add to selection&quot;">
            <text:p>add to selection="Add to selection"</text:p>
          </table:table-cell>
          <table:table-cell office:value-type="string">
            <text:p>add to selection</text:p>
          </table:table-cell>
          <table:table-cell office:value-type="string">
            <text:p>Zur Auswahl hinzufügen</text:p>
          </table:table-cell>
          <table:table-cell office:value-type="string">
            <text:p>Add to selection</text:p>
          </table:table-cell>
          <table:table-cell table:style-name="ce5" office:value-type="string">
            <text:p>Aggiungere alla selezione</text:p>
          </table:table-cell>
          <table:table-cell table:style-name="ce5" office:value-type="string">
            <text:p>Añadir a la selección</text:p>
          </table:table-cell>
          <table:table-cell table:style-name="ce5" office:value-type="string">
            <text:p>Ajouter à la sélection</text:p>
          </table:table-cell>
          <table:table-cell table:number-columns-repeated="1017"/>
        </table:table-row>
        <table:table-row table:style-name="ro2">
          <table:table-cell table:formula="of:=IF(MID([.B424];1;1)=&quot;;&quot;;[.B424];IF(MID([.B424];1;1)=&quot;&quot;;&quot; &quot;;CONCATENATE([.B424];CHAR(61);CHAR(34);INDIRECT(ADDRESS(ROW();[.$A$2]));CHAR(34))))" office:value-type="string" office:string-value="remove from selection=&quot;Remove from selection&quot;">
            <text:p>remove from selection="Remove from selection"</text:p>
          </table:table-cell>
          <table:table-cell office:value-type="string">
            <text:p>remove from selection</text:p>
          </table:table-cell>
          <table:table-cell office:value-type="string">
            <text:p>Von Auswahl entfernen</text:p>
          </table:table-cell>
          <table:table-cell office:value-type="string">
            <text:p>Remove from selection</text:p>
          </table:table-cell>
          <table:table-cell table:style-name="ce5" office:value-type="string">
            <text:p>Rimuovi dalla selezione</text:p>
          </table:table-cell>
          <table:table-cell table:style-name="ce5" office:value-type="string">
            <text:p>Eliminar de la selección</text:p>
          </table:table-cell>
          <table:table-cell table:style-name="ce5" office:value-type="string">
            <text:p>Retirer de la sélection</text:p>
          </table:table-cell>
          <table:table-cell table:number-columns-repeated="1017"/>
        </table:table-row>
        <table:table-row table:style-name="ro2">
          <table:table-cell table:formula="of:=IF(MID([.B425];1;1)=&quot;;&quot;;[.B425];IF(MID([.B425];1;1)=&quot;&quot;;&quot; &quot;;CONCATENATE([.B425];CHAR(61);CHAR(34);INDIRECT(ADDRESS(ROW();[.$A$2]));CHAR(34))))" office:value-type="string" office:string-value="edit note=&quot;Edit remark&quot;">
            <text:p>edit note="Edit remark"</text:p>
          </table:table-cell>
          <table:table-cell office:value-type="string">
            <text:p>edit note</text:p>
          </table:table-cell>
          <table:table-cell office:value-type="string">
            <text:p>Notiz Bearbeiten</text:p>
          </table:table-cell>
          <table:table-cell office:value-type="string">
            <text:p>Edit remark</text:p>
          </table:table-cell>
          <table:table-cell table:style-name="ce5" office:value-type="string">
            <text:p>Modifica commento</text:p>
          </table:table-cell>
          <table:table-cell table:style-name="ce5" office:value-type="string">
            <text:p>Editar comentario</text:p>
          </table:table-cell>
          <table:table-cell table:style-name="ce5" office:value-type="string">
            <text:p>Modifier remarque</text:p>
          </table:table-cell>
          <table:table-cell table:number-columns-repeated="1017"/>
        </table:table-row>
        <table:table-row table:style-name="ro2">
          <table:table-cell table:formula="of:=IF(MID([.B426];1;1)=&quot;;&quot;;[.B426];IF(MID([.B426];1;1)=&quot;&quot;;&quot; &quot;;CONCATENATE([.B426];CHAR(61);CHAR(34);INDIRECT(ADDRESS(ROW();[.$A$2]));CHAR(34))))" office:value-type="string" office:string-value="submit selection=&quot;submit selection&quot;">
            <text:p>submit selection="submit selection"</text:p>
          </table:table-cell>
          <table:table-cell office:value-type="string">
            <text:p>submit selection</text:p>
          </table:table-cell>
          <table:table-cell office:value-type="string">
            <text:p>Auswahl senden</text:p>
          </table:table-cell>
          <table:table-cell office:value-type="string">
            <text:p>submit selection</text:p>
          </table:table-cell>
          <table:table-cell table:style-name="ce5" office:value-type="string">
            <text:p>presentare selezione</text:p>
          </table:table-cell>
          <table:table-cell table:style-name="ce5" office:value-type="string">
            <text:p>Ir a la selección</text:p>
          </table:table-cell>
          <table:table-cell table:style-name="ce5" office:value-type="string">
            <text:p>soumettre sélection</text:p>
          </table:table-cell>
          <table:table-cell table:number-columns-repeated="1017"/>
        </table:table-row>
        <table:table-row table:style-name="ro2">
          <table:table-cell table:formula="of:=IF(MID([.B427];1;1)=&quot;;&quot;;[.B427];IF(MID([.B427];1;1)=&quot;&quot;;&quot; &quot;;CONCATENATE([.B427];CHAR(61);CHAR(34);INDIRECT(ADDRESS(ROW();[.$A$2]));CHAR(34))))" office:value-type="string" office:string-value="your actual selection=&quot;Your actual selection&quot;">
            <text:p>your actual selection="Your actual selection"</text:p>
          </table:table-cell>
          <table:table-cell office:value-type="string">
            <text:p>your actual selection</text:p>
          </table:table-cell>
          <table:table-cell office:value-type="string">
            <text:p>Ihre aktuelle Auswahl</text:p>
          </table:table-cell>
          <table:table-cell office:value-type="string">
            <text:p>Your actual selection</text:p>
          </table:table-cell>
          <table:table-cell table:style-name="ce5" office:value-type="string">
            <text:p>La tua selezione vera e propria</text:p>
          </table:table-cell>
          <table:table-cell table:style-name="ce5" office:value-type="string">
            <text:p>Su selección actual</text:p>
          </table:table-cell>
          <table:table-cell table:style-name="ce5" office:value-type="string">
            <text:p>Votre sélection actuelle</text:p>
          </table:table-cell>
          <table:table-cell table:number-columns-repeated="1017"/>
        </table:table-row>
        <table:table-row table:style-name="ro2">
          <table:table-cell table:formula="of:=IF(MID([.B428];1;1)=&quot;;&quot;;[.B428];IF(MID([.B428];1;1)=&quot;&quot;;&quot; &quot;;CONCATENATE([.B428];CHAR(61);CHAR(34);INDIRECT(ADDRESS(ROW();[.$A$2]));CHAR(34))))" office:value-type="string" office:string-value="submit your selection=&quot;Submit your selection&quot;">
            <text:p>submit your selection="Submit your selection"</text:p>
          </table:table-cell>
          <table:table-cell office:value-type="string">
            <text:p>submit your selection</text:p>
          </table:table-cell>
          <table:table-cell office:value-type="string">
            <text:p>Ihre Auswahl senden</text:p>
          </table:table-cell>
          <table:table-cell office:value-type="string">
            <text:p>Submit your selection</text:p>
          </table:table-cell>
          <table:table-cell table:style-name="ce5" office:value-type="string">
            <text:p>Invia la tua selezione</text:p>
          </table:table-cell>
          <table:table-cell table:style-name="ce5" office:value-type="string">
            <text:p>Envíe su selección</text:p>
          </table:table-cell>
          <table:table-cell table:style-name="ce5" office:value-type="string">
            <text:p>Envoyer votre sélection</text:p>
          </table:table-cell>
          <table:table-cell table:number-columns-repeated="1017"/>
        </table:table-row>
        <table:table-row table:style-name="ro2">
          <table:table-cell table:formula="of:=IF(MID([.B429];1;1)=&quot;;&quot;;[.B429];IF(MID([.B429];1;1)=&quot;&quot;;&quot; &quot;;CONCATENATE([.B429];CHAR(61);CHAR(34);INDIRECT(ADDRESS(ROW();[.$A$2]));CHAR(34))))" office:value-type="string" office:string-value="no image selected=&quot;No image selected&quot;">
            <text:p>no image selected="No image selected"</text:p>
          </table:table-cell>
          <table:table-cell office:value-type="string">
            <text:p>no image selected</text:p>
          </table:table-cell>
          <table:table-cell office:value-type="string">
            <text:p>Kein Bild ausgewählt</text:p>
          </table:table-cell>
          <table:table-cell office:value-type="string">
            <text:p>No image selected</text:p>
          </table:table-cell>
          <table:table-cell table:style-name="ce5" office:value-type="string">
            <text:p>Nessuna immagine selezionata</text:p>
          </table:table-cell>
          <table:table-cell table:style-name="ce5" office:value-type="string">
            <text:p>Ninguna imagen seleccionada</text:p>
          </table:table-cell>
          <table:table-cell table:style-name="ce5" office:value-type="string">
            <text:p>Aucune image sélectionnée</text:p>
          </table:table-cell>
          <table:table-cell table:number-columns-repeated="1017"/>
        </table:table-row>
        <table:table-row table:style-name="ro2">
          <table:table-cell table:formula="of:=IF(MID([.B430];1;1)=&quot;;&quot;;[.B430];IF(MID([.B430];1;1)=&quot;&quot;;&quot; &quot;;CONCATENATE([.B430];CHAR(61);CHAR(34);INDIRECT(ADDRESS(ROW();[.$A$2]));CHAR(34))))" office:value-type="string" office:string-value="added=&quot;Added&quot;">
            <text:p>added="Added"</text:p>
          </table:table-cell>
          <table:table-cell office:value-type="string">
            <text:p>added</text:p>
          </table:table-cell>
          <table:table-cell office:value-type="string">
            <text:p>Hinzugefügt</text:p>
          </table:table-cell>
          <table:table-cell office:value-type="string">
            <text:p>Added</text:p>
          </table:table-cell>
          <table:table-cell table:style-name="ce5" office:value-type="string">
            <text:p>Aggiunto</text:p>
          </table:table-cell>
          <table:table-cell table:style-name="ce5" office:value-type="string">
            <text:p>Adicional</text:p>
          </table:table-cell>
          <table:table-cell table:style-name="ce5" office:value-type="string">
            <text:p>Ajouté</text:p>
          </table:table-cell>
          <table:table-cell table:number-columns-repeated="1017"/>
        </table:table-row>
        <table:table-row table:style-name="ro2">
          <table:table-cell table:formula="of:=IF(MID([.B431];1;1)=&quot;;&quot;;[.B431];IF(MID([.B431];1;1)=&quot;&quot;;&quot; &quot;;CONCATENATE([.B431];CHAR(61);CHAR(34);INDIRECT(ADDRESS(ROW();[.$A$2]));CHAR(34))))" office:value-type="string" office:string-value="forselect=&quot;Selection&quot;">
            <text:p>forselect="Selection"</text:p>
          </table:table-cell>
          <table:table-cell office:value-type="string">
            <text:p>forselect</text:p>
          </table:table-cell>
          <table:table-cell office:value-type="string">
            <text:p>Auswahl</text:p>
          </table:table-cell>
          <table:table-cell office:value-type="string">
            <text:p>Selection</text:p>
          </table:table-cell>
          <table:table-cell table:style-name="ce5" office:value-type="string">
            <text:p>Selezione</text:p>
          </table:table-cell>
          <table:table-cell table:style-name="ce5" office:value-type="string">
            <text:p>Selección</text:p>
          </table:table-cell>
          <table:table-cell table:style-name="ce5" office:value-type="string">
            <text:p>Sélection</text:p>
          </table:table-cell>
          <table:table-cell table:number-columns-repeated="1017"/>
        </table:table-row>
        <table:table-row table:style-name="ro2">
          <table:table-cell table:formula="of:=IF(MID([.B432];1;1)=&quot;;&quot;;[.B432];IF(MID([.B432];1;1)=&quot;&quot;;&quot; &quot;;CONCATENATE([.B432];CHAR(61);CHAR(34);INDIRECT(ADDRESS(ROW();[.$A$2]));CHAR(34))))" office:value-type="string" office:string-value="show selection=&quot;Show selection&quot;">
            <text:p>show selection="Show selection"</text:p>
          </table:table-cell>
          <table:table-cell office:value-type="string">
            <text:p>show selection</text:p>
          </table:table-cell>
          <table:table-cell office:value-type="string">
            <text:p>Auswahl anzeigen</text:p>
          </table:table-cell>
          <table:table-cell office:value-type="string">
            <text:p>Show selection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33];1;1)=&quot;;&quot;;[.B433];IF(MID([.B433];1;1)=&quot;&quot;;&quot; &quot;;CONCATENATE([.B433];CHAR(61);CHAR(34);INDIRECT(ADDRESS(ROW();[.$A$2]));CHAR(34))))" office:value-type="string" office:string-value="toggle selection=&quot;Select/unselect&quot;">
            <text:p>toggle selection="Select/unselect"</text:p>
          </table:table-cell>
          <table:table-cell office:value-type="string">
            <text:p>toggle selection</text:p>
          </table:table-cell>
          <table:table-cell office:value-type="string">
            <text:p>Auswählen/Nicht auswählen</text:p>
          </table:table-cell>
          <table:table-cell office:value-type="string">
            <text:p>Select/unselect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34];1;1)=&quot;;&quot;;[.B434];IF(MID([.B434];1;1)=&quot;&quot;;&quot; &quot;;CONCATENATE([.B434];CHAR(61);CHAR(34);INDIRECT(ADDRESS(ROW();[.$A$2]));CHAR(34))))" office:value-type="string" office:string-value="selection submitted=&quot;Selection submitted&quot;">
            <text:p>selection submitted="Selection submitted"</text:p>
          </table:table-cell>
          <table:table-cell office:value-type="string">
            <text:p>selection submitted</text:p>
          </table:table-cell>
          <table:table-cell office:value-type="string">
            <text:p>Auswahl übermittelt</text:p>
          </table:table-cell>
          <table:table-cell office:value-type="string">
            <text:p>Selection submitted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35];1;1)=&quot;;&quot;;[.B435];IF(MID([.B435];1;1)=&quot;&quot;;&quot; &quot;;CONCATENATE([.B435];CHAR(61);CHAR(34);INDIRECT(ADDRESS(ROW();[.$A$2]));CHAR(34))))" office:value-type="string" office:string-value="images selected=&quot;Images selected&quot;">
            <text:p>images selected="Images selected"</text:p>
          </table:table-cell>
          <table:table-cell office:value-type="string">
            <text:p>images selected</text:p>
          </table:table-cell>
          <table:table-cell office:value-type="string">
            <text:p>Bilder ausgewählt</text:p>
          </table:table-cell>
          <table:table-cell office:value-type="string">
            <text:p>Images selected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36];1;1)=&quot;;&quot;;[.B436];IF(MID([.B436];1;1)=&quot;&quot;;&quot; &quot;;CONCATENATE([.B436];CHAR(61);CHAR(34);INDIRECT(ADDRESS(ROW();[.$A$2]));CHAR(34))))" office:value-type="string" office:string-value="firstname=&quot;Firstname&quot;">
            <text:p>firstname="Firstname"</text:p>
          </table:table-cell>
          <table:table-cell office:value-type="string">
            <text:p>firstname</text:p>
          </table:table-cell>
          <table:table-cell office:value-type="string">
            <text:p>Vorname</text:p>
          </table:table-cell>
          <table:table-cell office:value-type="string">
            <text:p>Firstname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37];1;1)=&quot;;&quot;;[.B437];IF(MID([.B437];1;1)=&quot;&quot;;&quot; &quot;;CONCATENATE([.B437];CHAR(61);CHAR(34);INDIRECT(ADDRESS(ROW();[.$A$2]));CHAR(34))))" office:value-type="string" office:string-value="surname=&quot;Surname&quot;">
            <text:p>surname="Surname"</text:p>
          </table:table-cell>
          <table:table-cell office:value-type="string">
            <text:p>surname</text:p>
          </table:table-cell>
          <table:table-cell office:value-type="string">
            <text:p>Nachname</text:p>
          </table:table-cell>
          <table:table-cell office:value-type="string">
            <text:p>Surname</text:p>
          </table:table-cell>
          <table:table-cell table:style-name="ce5" table:number-columns-repeated="3"/>
          <table:table-cell table:number-columns-repeated="1017"/>
        </table:table-row>
        <table:table-row table:style-name="ro2" table:number-rows-repeated="2">
          <table:table-cell table:number-columns-repeated="4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40];1;1)=&quot;;&quot;;[.B440];IF(MID([.B440];1;1)=&quot;&quot;;&quot; &quot;;CONCATENATE([.B440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41];1;1)=&quot;;&quot;;[.B441];IF(MID([.B441];1;1)=&quot;&quot;;&quot; &quot;;CONCATENATE([.B441];CHAR(61);CHAR(34);INDIRECT(ADDRESS(ROW();[.$A$2]));CHAR(34))))" office:value-type="string" office:string-value=";sale">
            <text:p>;sale</text:p>
          </table:table-cell>
          <table:table-cell office:value-type="string">
            <text:p>;sale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442];1;1)=&quot;;&quot;;[.B442];IF(MID([.B442];1;1)=&quot;&quot;;&quot; &quot;;CONCATENATE([.B442];CHAR(61);CHAR(34);INDIRECT(ADDRESS(ROW();[.$A$2]));CHAR(34))))" office:value-type="string" office:string-value="MQGProductMaster=&quot;Products&quot;">
            <text:p>MQGProductMaster="Products"</text:p>
          </table:table-cell>
          <table:table-cell office:value-type="string">
            <text:p>MQGProductMaster</text:p>
          </table:table-cell>
          <table:table-cell office:value-type="string">
            <text:p>Produkte</text:p>
          </table:table-cell>
          <table:table-cell office:value-type="string">
            <text:p>Products</text:p>
          </table:table-cell>
          <table:table-cell table:style-name="ce5" office:value-type="string">
            <text:p>Prodotti</text:p>
          </table:table-cell>
          <table:table-cell table:style-name="ce5" office:value-type="string">
            <text:p>Productos</text:p>
          </table:table-cell>
          <table:table-cell table:style-name="ce5" office:value-type="string">
            <text:p>Produits</text:p>
          </table:table-cell>
          <table:table-cell table:number-columns-repeated="1017"/>
        </table:table-row>
        <table:table-row table:style-name="ro2">
          <table:table-cell table:formula="of:=IF(MID([.B443];1;1)=&quot;;&quot;;[.B443];IF(MID([.B443];1;1)=&quot;&quot;;&quot; &quot;;CONCATENATE([.B443];CHAR(61);CHAR(34);INDIRECT(ADDRESS(ROW();[.$A$2]));CHAR(34))))" office:value-type="string" office:string-value="MQGProductCategory=&quot;Product category&quot;">
            <text:p>MQGProductCategory="Product category"</text:p>
          </table:table-cell>
          <table:table-cell office:value-type="string">
            <text:p>MQGProductCategory</text:p>
          </table:table-cell>
          <table:table-cell office:value-type="string">
            <text:p>Produktkategorie</text:p>
          </table:table-cell>
          <table:table-cell office:value-type="string">
            <text:p>Product category</text:p>
          </table:table-cell>
          <table:table-cell table:style-name="ce5" office:value-type="string">
            <text:p>Categoria di prodotto</text:p>
          </table:table-cell>
          <table:table-cell table:style-name="ce5" office:value-type="string">
            <text:p>Categoría del producto</text:p>
          </table:table-cell>
          <table:table-cell table:style-name="ce5" office:value-type="string">
            <text:p>Catégorie de produit</text:p>
          </table:table-cell>
          <table:table-cell table:number-columns-repeated="1017"/>
        </table:table-row>
        <table:table-row table:style-name="ro2">
          <table:table-cell table:formula="of:=IF(MID([.B444];1;1)=&quot;;&quot;;[.B444];IF(MID([.B444];1;1)=&quot;&quot;;&quot; &quot;;CONCATENATE([.B444];CHAR(61);CHAR(34);INDIRECT(ADDRESS(ROW();[.$A$2]));CHAR(34))))" office:value-type="string" office:string-value="MQGProduct=&quot;Product&quot;">
            <text:p>MQGProduct="Product"</text:p>
          </table:table-cell>
          <table:table-cell office:value-type="string">
            <text:p>MQGProduct</text:p>
          </table:table-cell>
          <table:table-cell office:value-type="string">
            <text:p>Produkt </text:p>
          </table:table-cell>
          <table:table-cell office:value-type="string">
            <text:p>Product</text:p>
          </table:table-cell>
          <table:table-cell table:style-name="ce5" office:value-type="string">
            <text:p>Prodotto</text:p>
          </table:table-cell>
          <table:table-cell table:style-name="ce5" office:value-type="string">
            <text:p>Producto</text:p>
          </table:table-cell>
          <table:table-cell table:style-name="ce5" office:value-type="string">
            <text:p>Produit</text:p>
          </table:table-cell>
          <table:table-cell table:number-columns-repeated="1017"/>
        </table:table-row>
        <table:table-row table:style-name="ro2">
          <table:table-cell table:formula="of:=IF(MID([.B445];1;1)=&quot;;&quot;;[.B445];IF(MID([.B445];1;1)=&quot;&quot;;&quot; &quot;;CONCATENATE([.B445];CHAR(61);CHAR(34);INDIRECT(ADDRESS(ROW();[.$A$2]));CHAR(34))))" office:value-type="string" office:string-value="add_MQGProductCategory=&quot;Add product category&quot;">
            <text:p>add_MQGProductCategory="Add product category"</text:p>
          </table:table-cell>
          <table:table-cell office:value-type="string">
            <text:p>add_MQGProductCategory</text:p>
          </table:table-cell>
          <table:table-cell office:value-type="string">
            <text:p>Produktkategorie hinzufügen</text:p>
          </table:table-cell>
          <table:table-cell office:value-type="string">
            <text:p>Add product category</text:p>
          </table:table-cell>
          <table:table-cell table:style-name="ce5" office:value-type="string">
            <text:p>Aggiungi categoria di prodotto</text:p>
          </table:table-cell>
          <table:table-cell table:style-name="ce5" office:value-type="string">
            <text:p>Añadir categoría del producto</text:p>
          </table:table-cell>
          <table:table-cell table:style-name="ce5" office:value-type="string">
            <text:p>Ajouter une catégorie de produit</text:p>
          </table:table-cell>
          <table:table-cell table:number-columns-repeated="1017"/>
        </table:table-row>
        <table:table-row table:style-name="ro2">
          <table:table-cell table:formula="of:=IF(MID([.B446];1;1)=&quot;;&quot;;[.B446];IF(MID([.B446];1;1)=&quot;&quot;;&quot; &quot;;CONCATENATE([.B446];CHAR(61);CHAR(34);INDIRECT(ADDRESS(ROW();[.$A$2]));CHAR(34))))" office:value-type="string" office:string-value="add_MQGProduct=&quot;Add product&quot;">
            <text:p>add_MQGProduct="Add product"</text:p>
          </table:table-cell>
          <table:table-cell office:value-type="string">
            <text:p>add_MQGProduct</text:p>
          </table:table-cell>
          <table:table-cell office:value-type="string">
            <text:p>Produkt hinzufügen</text:p>
          </table:table-cell>
          <table:table-cell office:value-type="string">
            <text:p>Add product</text:p>
          </table:table-cell>
          <table:table-cell table:style-name="ce5" office:value-type="string">
            <text:p>Aggiungere il prodotto</text:p>
          </table:table-cell>
          <table:table-cell table:style-name="ce5" office:value-type="string">
            <text:p>Añadir el producto</text:p>
          </table:table-cell>
          <table:table-cell table:style-name="ce5" office:value-type="string">
            <text:p>Ajouter le produit</text:p>
          </table:table-cell>
          <table:table-cell table:number-columns-repeated="1017"/>
        </table:table-row>
        <table:table-row table:style-name="ro2">
          <table:table-cell table:formula="of:=IF(MID([.B447];1;1)=&quot;;&quot;;[.B447];IF(MID([.B447];1;1)=&quot;&quot;;&quot; &quot;;CONCATENATE([.B447];CHAR(61);CHAR(34);INDIRECT(ADDRESS(ROW();[.$A$2]));CHAR(34))))" office:value-type="string" office:string-value="infolink=&quot;Info Link&quot;">
            <text:p>infolink="Info Link"</text:p>
          </table:table-cell>
          <table:table-cell office:value-type="string">
            <text:p>infolink</text:p>
          </table:table-cell>
          <table:table-cell office:value-type="string">
            <text:p>Info-Link</text:p>
          </table:table-cell>
          <table:table-cell office:value-type="string">
            <text:p>Info Link</text:p>
          </table:table-cell>
          <table:table-cell table:style-name="ce5" office:value-type="string">
            <text:p>Info Link</text:p>
          </table:table-cell>
          <table:table-cell table:style-name="ce5" office:value-type="string">
            <text:p>Info del Enlace</text:p>
          </table:table-cell>
          <table:table-cell table:style-name="ce5" office:value-type="string">
            <text:p>Lien d'infos</text:p>
          </table:table-cell>
          <table:table-cell table:number-columns-repeated="1017"/>
        </table:table-row>
        <table:table-row table:style-name="ro2">
          <table:table-cell table:formula="of:=IF(MID([.B448];1;1)=&quot;;&quot;;[.B448];IF(MID([.B448];1;1)=&quot;&quot;;&quot; &quot;;CONCATENATE([.B448];CHAR(61);CHAR(34);INDIRECT(ADDRESS(ROW();[.$A$2]));CHAR(34))))" office:value-type="string" office:string-value="infolink description=&quot;Link to an info page, format http://...&quot;">
            <text:p>infolink description="Link to an info page, format http://..."</text:p>
          </table:table-cell>
          <table:table-cell office:value-type="string">
            <text:p>infolink description</text:p>
          </table:table-cell>
          <table:table-cell office:value-type="string">
            <text:p>Link zu einer Informationsseite, Format http://...</text:p>
          </table:table-cell>
          <table:table-cell office:value-type="string">
            <text:p>Link to an info page, format http://...</text:p>
          </table:table-cell>
          <table:table-cell table:style-name="ce5" office:value-type="string">
            <text:p>Link a una pagina di informazioni, formato http:// ...</text:p>
          </table:table-cell>
          <table:table-cell table:style-name="ce5" office:value-type="string">
            <text:p>Enlace a una página de información, el formato http:// ...</text:p>
          </table:table-cell>
          <table:table-cell table:style-name="ce5" office:value-type="string">
            <text:p>Lien vers une page d'information, le format http:// ...</text:p>
          </table:table-cell>
          <table:table-cell table:number-columns-repeated="1017"/>
        </table:table-row>
        <table:table-row table:style-name="ro2">
          <table:table-cell table:formula="of:=IF(MID([.B449];1;1)=&quot;;&quot;;[.B449];IF(MID([.B449];1;1)=&quot;&quot;;&quot; &quot;;CONCATENATE([.B449];CHAR(61);CHAR(34);INDIRECT(ADDRESS(ROW();[.$A$2]));CHAR(34))))" office:value-type="string" office:string-value="price=&quot;Price&quot;">
            <text:p>price="Price"</text:p>
          </table:table-cell>
          <table:table-cell office:value-type="string">
            <text:p>price</text:p>
          </table:table-cell>
          <table:table-cell office:value-type="string">
            <text:p>Preis</text:p>
          </table:table-cell>
          <table:table-cell office:value-type="string">
            <text:p>Price</text:p>
          </table:table-cell>
          <table:table-cell table:style-name="ce5" office:value-type="string">
            <text:p>Prezzo</text:p>
          </table:table-cell>
          <table:table-cell table:style-name="ce5" office:value-type="string">
            <text:p>Precio</text:p>
          </table:table-cell>
          <table:table-cell table:style-name="ce5" office:value-type="string">
            <text:p>Prix</text:p>
          </table:table-cell>
          <table:table-cell table:number-columns-repeated="1017"/>
        </table:table-row>
        <table:table-row table:style-name="ro2">
          <table:table-cell table:formula="of:=IF(MID([.B450];1;1)=&quot;;&quot;;[.B450];IF(MID([.B450];1;1)=&quot;&quot;;&quot; &quot;;CONCATENATE([.B450];CHAR(61);CHAR(34);INDIRECT(ADDRESS(ROW();[.$A$2]));CHAR(34))))" office:value-type="string" office:string-value="packing=&quot;Packing&quot;">
            <text:p>packing="Packing"</text:p>
          </table:table-cell>
          <table:table-cell office:value-type="string">
            <text:p>packing</text:p>
          </table:table-cell>
          <table:table-cell office:value-type="string">
            <text:p>Verpackung</text:p>
          </table:table-cell>
          <table:table-cell office:value-type="string">
            <text:p>Packing</text:p>
          </table:table-cell>
          <table:table-cell table:style-name="ce5" office:value-type="string">
            <text:p>Imballaggio</text:p>
          </table:table-cell>
          <table:table-cell table:style-name="ce5" office:value-type="string">
            <text:p>Embalaje</text:p>
          </table:table-cell>
          <table:table-cell table:style-name="ce5" office:value-type="string">
            <text:p>Emballage</text:p>
          </table:table-cell>
          <table:table-cell table:number-columns-repeated="1017"/>
        </table:table-row>
        <table:table-row table:style-name="ro2">
          <table:table-cell table:formula="of:=IF(MID([.B451];1;1)=&quot;;&quot;;[.B451];IF(MID([.B451];1;1)=&quot;&quot;;&quot; &quot;;CONCATENATE([.B451];CHAR(61);CHAR(34);INDIRECT(ADDRESS(ROW();[.$A$2]));CHAR(34))))" office:value-type="string" office:string-value="price description=&quot;Price per piece&quot;">
            <text:p>price description="Price per piece"</text:p>
          </table:table-cell>
          <table:table-cell office:value-type="string">
            <text:p>price description</text:p>
          </table:table-cell>
          <table:table-cell office:value-type="string">
            <text:p>Stückpreis</text:p>
          </table:table-cell>
          <table:table-cell office:value-type="string">
            <text:p>Price per piece</text:p>
          </table:table-cell>
          <table:table-cell table:style-name="ce5" office:value-type="string">
            <text:p>Prezzo per pezzo</text:p>
          </table:table-cell>
          <table:table-cell table:style-name="ce5" office:value-type="string">
            <text:p>Precio por unidad</text:p>
          </table:table-cell>
          <table:table-cell table:style-name="ce5" office:value-type="string">
            <text:p>Prix ​​par pièce</text:p>
          </table:table-cell>
          <table:table-cell table:number-columns-repeated="1017"/>
        </table:table-row>
        <table:table-row table:style-name="ro2">
          <table:table-cell table:formula="of:=IF(MID([.B452];1;1)=&quot;;&quot;;[.B452];IF(MID([.B452];1;1)=&quot;&quot;;&quot; &quot;;CONCATENATE([.B452];CHAR(61);CHAR(34);INDIRECT(ADDRESS(ROW();[.$A$2]));CHAR(34))))" office:value-type="string" office:string-value="pce=&quot;pce.&quot;">
            <text:p>pce="pce."</text:p>
          </table:table-cell>
          <table:table-cell office:value-type="string">
            <text:p>pce</text:p>
          </table:table-cell>
          <table:table-cell office:value-type="string">
            <text:p>Stk.</text:p>
          </table:table-cell>
          <table:table-cell office:value-type="string">
            <text:p>pce.</text:p>
          </table:table-cell>
          <table:table-cell table:style-name="ce5" office:value-type="string">
            <text:p>pce.</text:p>
          </table:table-cell>
          <table:table-cell table:style-name="ce5" office:value-type="string">
            <text:p>PCE.</text:p>
          </table:table-cell>
          <table:table-cell table:style-name="ce5" office:value-type="string">
            <text:p>pce.</text:p>
          </table:table-cell>
          <table:table-cell table:number-columns-repeated="1017"/>
        </table:table-row>
        <table:table-row table:style-name="ro2">
          <table:table-cell table:formula="of:=IF(MID([.B453];1;1)=&quot;;&quot;;[.B453];IF(MID([.B453];1;1)=&quot;&quot;;&quot; &quot;;CONCATENATE([.B453];CHAR(61);CHAR(34);INDIRECT(ADDRESS(ROW();[.$A$2]));CHAR(34))))" office:value-type="string" office:string-value="product title=&quot;Product title&quot;">
            <text:p>product title="Product title"</text:p>
          </table:table-cell>
          <table:table-cell office:value-type="string">
            <text:p>product title</text:p>
          </table:table-cell>
          <table:table-cell office:value-type="string">
            <text:p>Produktbezeichnung</text:p>
          </table:table-cell>
          <table:table-cell office:value-type="string">
            <text:p>Product title</text:p>
          </table:table-cell>
          <table:table-cell table:style-name="ce5" office:value-type="string">
            <text:p>Prodotto titolo</text:p>
          </table:table-cell>
          <table:table-cell table:style-name="ce5" office:value-type="string">
            <text:p>Título del producto</text:p>
          </table:table-cell>
          <table:table-cell table:style-name="ce5" office:value-type="string">
            <text:p>Titre du produit</text:p>
          </table:table-cell>
          <table:table-cell table:number-columns-repeated="1017"/>
        </table:table-row>
        <table:table-row table:style-name="ro2">
          <table:table-cell table:formula="of:=IF(MID([.B454];1;1)=&quot;;&quot;;[.B454];IF(MID([.B454];1;1)=&quot;&quot;;&quot; &quot;;CONCATENATE([.B454];CHAR(61);CHAR(34);INDIRECT(ADDRESS(ROW();[.$A$2]));CHAR(34))))" office:value-type="string" office:string-value="orderdate=&quot;Order date&quot;">
            <text:p>orderdate="Order date"</text:p>
          </table:table-cell>
          <table:table-cell office:value-type="string">
            <text:p>orderdate</text:p>
          </table:table-cell>
          <table:table-cell office:value-type="string">
            <text:p>Bestelldatum</text:p>
          </table:table-cell>
          <table:table-cell office:value-type="string">
            <text:p>Order date</text:p>
          </table:table-cell>
          <table:table-cell table:style-name="ce5" office:value-type="string">
            <text:p>Ordina Data</text:p>
          </table:table-cell>
          <table:table-cell table:style-name="ce5" office:value-type="string">
            <text:p>Fecha del pedido</text:p>
          </table:table-cell>
          <table:table-cell table:style-name="ce5" office:value-type="string">
            <text:p>Date de la commande</text:p>
          </table:table-cell>
          <table:table-cell table:number-columns-repeated="1017"/>
        </table:table-row>
        <table:table-row table:style-name="ro2">
          <table:table-cell table:formula="of:=IF(MID([.B455];1;1)=&quot;;&quot;;[.B455];IF(MID([.B455];1;1)=&quot;&quot;;&quot; &quot;;CONCATENATE([.B455];CHAR(61);CHAR(34);INDIRECT(ADDRESS(ROW();[.$A$2]));CHAR(34))))" office:value-type="string" office:string-value="ordernumber=&quot;Order number&quot;">
            <text:p>ordernumber="Order number"</text:p>
          </table:table-cell>
          <table:table-cell office:value-type="string">
            <text:p>ordernumber</text:p>
          </table:table-cell>
          <table:table-cell office:value-type="string">
            <text:p>Bestellnummer</text:p>
          </table:table-cell>
          <table:table-cell office:value-type="string">
            <text:p>Order number</text:p>
          </table:table-cell>
          <table:table-cell table:style-name="ce5" office:value-type="string">
            <text:p>Numero d'ordine</text:p>
          </table:table-cell>
          <table:table-cell table:style-name="ce5" office:value-type="string">
            <text:p>Número de pedido</text:p>
          </table:table-cell>
          <table:table-cell table:style-name="ce5" office:value-type="string">
            <text:p>Numéro de commande</text:p>
          </table:table-cell>
          <table:table-cell table:number-columns-repeated="1017"/>
        </table:table-row>
        <table:table-row table:style-name="ro2">
          <table:table-cell table:formula="of:=IF(MID([.B456];1;1)=&quot;;&quot;;[.B456];IF(MID([.B456];1;1)=&quot;&quot;;&quot; &quot;;CONCATENATE([.B456];CHAR(61);CHAR(34);INDIRECT(ADDRESS(ROW();[.$A$2]));CHAR(34))))" office:value-type="string" office:string-value="client=&quot;Client&quot;">
            <text:p>client="Client"</text:p>
          </table:table-cell>
          <table:table-cell office:value-type="string">
            <text:p>client</text:p>
          </table:table-cell>
          <table:table-cell office:value-type="string">
            <text:p>Kunde</text:p>
          </table:table-cell>
          <table:table-cell office:value-type="string">
            <text:p>Client</text:p>
          </table:table-cell>
          <table:table-cell table:style-name="ce5" office:value-type="string">
            <text:p>Cliente</text:p>
          </table:table-cell>
          <table:table-cell table:style-name="ce5" office:value-type="string">
            <text:p>Cliente</text:p>
          </table:table-cell>
          <table:table-cell table:style-name="ce5" office:value-type="string">
            <text:p>Client</text:p>
          </table:table-cell>
          <table:table-cell table:number-columns-repeated="1017"/>
        </table:table-row>
        <table:table-row table:style-name="ro2">
          <table:table-cell table:formula="of:=IF(MID([.B457];1;1)=&quot;;&quot;;[.B457];IF(MID([.B457];1;1)=&quot;&quot;;&quot; &quot;;CONCATENATE([.B457];CHAR(61);CHAR(34);INDIRECT(ADDRESS(ROW();[.$A$2]));CHAR(34))))" office:value-type="string" office:string-value="ordertype=&quot;Order type&quot;">
            <text:p>ordertype="Order type"</text:p>
          </table:table-cell>
          <table:table-cell office:value-type="string">
            <text:p>ordertype</text:p>
          </table:table-cell>
          <table:table-cell office:value-type="string">
            <text:p>Art der Bestellung</text:p>
          </table:table-cell>
          <table:table-cell office:value-type="string">
            <text:p>Order type</text:p>
          </table:table-cell>
          <table:table-cell table:style-name="ce5" office:value-type="string">
            <text:p>Tipo di ordine</text:p>
          </table:table-cell>
          <table:table-cell table:style-name="ce5" office:value-type="string">
            <text:p>Order tipo</text:p>
          </table:table-cell>
          <table:table-cell table:style-name="ce5" office:value-type="string">
            <text:p>Type d'ordre</text:p>
          </table:table-cell>
          <table:table-cell table:number-columns-repeated="1017"/>
        </table:table-row>
        <table:table-row table:style-name="ro2">
          <table:table-cell table:formula="of:=IF(MID([.B458];1;1)=&quot;;&quot;;[.B458];IF(MID([.B458];1;1)=&quot;&quot;;&quot; &quot;;CONCATENATE([.B458];CHAR(61);CHAR(34);INDIRECT(ADDRESS(ROW();[.$A$2]));CHAR(34))))" office:value-type="string" office:string-value="MQGOrder=&quot;Order&quot;">
            <text:p>MQGOrder="Order"</text:p>
          </table:table-cell>
          <table:table-cell office:value-type="string">
            <text:p>MQGOrder</text:p>
          </table:table-cell>
          <table:table-cell office:value-type="string">
            <text:p>Bestellung</text:p>
          </table:table-cell>
          <table:table-cell office:value-type="string">
            <text:p>Order</text:p>
          </table:table-cell>
          <table:table-cell table:style-name="ce5" office:value-type="string">
            <text:p>Immagine ordine</text:p>
          </table:table-cell>
          <table:table-cell table:style-name="ce5" office:value-type="string">
            <text:p>Imagen de orden</text:p>
          </table:table-cell>
          <table:table-cell table:style-name="ce5" office:value-type="string">
            <text:p>Pour l'image</text:p>
          </table:table-cell>
          <table:table-cell table:number-columns-repeated="1017"/>
        </table:table-row>
        <table:table-row table:style-name="ro2">
          <table:table-cell table:formula="of:=IF(MID([.B459];1;1)=&quot;;&quot;;[.B459];IF(MID([.B459];1;1)=&quot;&quot;;&quot; &quot;;CONCATENATE([.B459];CHAR(61);CHAR(34);INDIRECT(ADDRESS(ROW();[.$A$2]));CHAR(34))))" office:value-type="string" office:string-value="MQGSelection=&quot;Selection&quot;">
            <text:p>MQGSelection="Selection"</text:p>
          </table:table-cell>
          <table:table-cell office:value-type="string">
            <text:p>MQGSelection</text:p>
          </table:table-cell>
          <table:table-cell office:value-type="string">
            <text:p>Auswahl</text:p>
          </table:table-cell>
          <table:table-cell office:value-type="string">
            <text:p>Selection</text:p>
          </table:table-cell>
          <table:table-cell table:style-name="ce5" office:value-type="string">
            <text:p>Immagine selezione</text:p>
          </table:table-cell>
          <table:table-cell table:style-name="ce5" office:value-type="string">
            <text:p>Selección de imágenes</text:p>
          </table:table-cell>
          <table:table-cell table:style-name="ce5" office:value-type="string">
            <text:p>Sélection d'images</text:p>
          </table:table-cell>
          <table:table-cell table:number-columns-repeated="1017"/>
        </table:table-row>
        <table:table-row table:style-name="ro2">
          <table:table-cell table:formula="of:=IF(MID([.B460];1;1)=&quot;;&quot;;[.B460];IF(MID([.B460];1;1)=&quot;&quot;;&quot; &quot;;CONCATENATE([.B460];CHAR(61);CHAR(34);INDIRECT(ADDRESS(ROW();[.$A$2]));CHAR(34))))" office:value-type="string" office:string-value="image id=&quot;image ID&quot;">
            <text:p>image id="image ID"</text:p>
          </table:table-cell>
          <table:table-cell office:value-type="string">
            <text:p>image id</text:p>
          </table:table-cell>
          <table:table-cell office:value-type="string">
            <text:p>Bild-ID</text:p>
          </table:table-cell>
          <table:table-cell office:value-type="string">
            <text:p>image ID</text:p>
          </table:table-cell>
          <table:table-cell table:style-name="ce5" office:value-type="string">
            <text:p>immagine ID</text:p>
          </table:table-cell>
          <table:table-cell table:style-name="ce5" office:value-type="string">
            <text:p>imagen de identificación</text:p>
          </table:table-cell>
          <table:table-cell table:style-name="ce5" office:value-type="string">
            <text:p>image ID</text:p>
          </table:table-cell>
          <table:table-cell table:number-columns-repeated="1017"/>
        </table:table-row>
        <table:table-row table:style-name="ro2">
          <table:table-cell table:formula="of:=IF(MID([.B461];1;1)=&quot;;&quot;;[.B461];IF(MID([.B461];1;1)=&quot;&quot;;&quot; &quot;;CONCATENATE([.B461];CHAR(61);CHAR(34);INDIRECT(ADDRESS(ROW();[.$A$2]));CHAR(34))))" office:value-type="string" office:string-value="product id=&quot;product ID&quot;">
            <text:p>product id="product ID"</text:p>
          </table:table-cell>
          <table:table-cell office:value-type="string">
            <text:p>product id</text:p>
          </table:table-cell>
          <table:table-cell office:value-type="string">
            <text:p>Produkt-ID</text:p>
          </table:table-cell>
          <table:table-cell office:value-type="string">
            <text:p>product ID</text:p>
          </table:table-cell>
          <table:table-cell table:style-name="ce5" office:value-type="string">
            <text:p>ID del prodotto</text:p>
          </table:table-cell>
          <table:table-cell table:style-name="ce5" office:value-type="string">
            <text:p>ID de producto</text:p>
          </table:table-cell>
          <table:table-cell table:style-name="ce5" office:value-type="string">
            <text:p>ID de produit</text:p>
          </table:table-cell>
          <table:table-cell table:number-columns-repeated="1017"/>
        </table:table-row>
        <table:table-row table:style-name="ro2">
          <table:table-cell table:formula="of:=IF(MID([.B462];1;1)=&quot;;&quot;;[.B462];IF(MID([.B462];1;1)=&quot;&quot;;&quot; &quot;;CONCATENATE([.B462];CHAR(61);CHAR(34);INDIRECT(ADDRESS(ROW();[.$A$2]));CHAR(34))))" office:value-type="string" office:string-value="qty=&quot;Qty.&quot;">
            <text:p>qty="Qty."</text:p>
          </table:table-cell>
          <table:table-cell office:value-type="string">
            <text:p>qty</text:p>
          </table:table-cell>
          <table:table-cell office:value-type="string">
            <text:p>Anz.</text:p>
          </table:table-cell>
          <table:table-cell office:value-type="string">
            <text:p>Qty.</text:p>
          </table:table-cell>
          <table:table-cell table:style-name="ce5" office:value-type="string">
            <text:p>Qty.</text:p>
          </table:table-cell>
          <table:table-cell table:style-name="ce5" office:value-type="string">
            <text:p>Qty.</text:p>
          </table:table-cell>
          <table:table-cell table:style-name="ce5" office:value-type="string">
            <text:p>Qté.</text:p>
          </table:table-cell>
          <table:table-cell table:number-columns-repeated="1017"/>
        </table:table-row>
        <table:table-row table:style-name="ro2">
          <table:table-cell table:formula="of:=IF(MID([.B463];1;1)=&quot;;&quot;;[.B463];IF(MID([.B463];1;1)=&quot;&quot;;&quot; &quot;;CONCATENATE([.B463];CHAR(61);CHAR(34);INDIRECT(ADDRESS(ROW();[.$A$2]));CHAR(34))))" office:value-type="string" office:string-value="note=&quot;Note&quot;">
            <text:p>note="Note"</text:p>
          </table:table-cell>
          <table:table-cell office:value-type="string">
            <text:p>note</text:p>
          </table:table-cell>
          <table:table-cell office:value-type="string">
            <text:p>Bemerkung</text:p>
          </table:table-cell>
          <table:table-cell office:value-type="string">
            <text:p>Note</text:p>
          </table:table-cell>
          <table:table-cell table:style-name="ce5" office:value-type="string">
            <text:p>Nota</text:p>
          </table:table-cell>
          <table:table-cell table:style-name="ce5" office:value-type="string">
            <text:p>Nota</text:p>
          </table:table-cell>
          <table:table-cell table:style-name="ce5" office:value-type="string">
            <text:p>Noter</text:p>
          </table:table-cell>
          <table:table-cell table:number-columns-repeated="1017"/>
        </table:table-row>
        <table:table-row table:style-name="ro2">
          <table:table-cell table:formula="of:=IF(MID([.B464];1;1)=&quot;;&quot;;[.B464];IF(MID([.B464];1;1)=&quot;&quot;;&quot; &quot;;CONCATENATE([.B464];CHAR(61);CHAR(34);INDIRECT(ADDRESS(ROW();[.$A$2]));CHAR(34))))" office:value-type="string" office:string-value="ordersum=&quot;Sum&quot;">
            <text:p>ordersum="Sum"</text:p>
          </table:table-cell>
          <table:table-cell office:value-type="string">
            <text:p>ordersum</text:p>
          </table:table-cell>
          <table:table-cell office:value-type="string">
            <text:p>Summe</text:p>
          </table:table-cell>
          <table:table-cell office:value-type="string">
            <text:p>Sum</text:p>
          </table:table-cell>
          <table:table-cell table:style-name="ce5" office:value-type="string">
            <text:p>Somma</text:p>
          </table:table-cell>
          <table:table-cell table:style-name="ce5" office:value-type="string">
            <text:p>Suma</text:p>
          </table:table-cell>
          <table:table-cell table:style-name="ce5" office:value-type="string">
            <text:p>Somme</text:p>
          </table:table-cell>
          <table:table-cell table:number-columns-repeated="1017"/>
        </table:table-row>
        <table:table-row table:style-name="ro2">
          <table:table-cell table:formula="of:=IF(MID([.B465];1;1)=&quot;;&quot;;[.B465];IF(MID([.B465];1;1)=&quot;&quot;;&quot; &quot;;CONCATENATE([.B465];CHAR(61);CHAR(34);INDIRECT(ADDRESS(ROW();[.$A$2]));CHAR(34))))" office:value-type="string" office:string-value="ordertotal=&quot;Order total&quot;">
            <text:p>ordertotal="Order total"</text:p>
          </table:table-cell>
          <table:table-cell office:value-type="string">
            <text:p>ordertotal</text:p>
          </table:table-cell>
          <table:table-cell office:value-type="string">
            <text:p>Bestellungstotal</text:p>
          </table:table-cell>
          <table:table-cell office:value-type="string">
            <text:p>Order total</text:p>
          </table:table-cell>
          <table:table-cell table:style-name="ce5" office:value-type="string">
            <text:p>Ordine totale</text:p>
          </table:table-cell>
          <table:table-cell table:style-name="ce5" office:value-type="string">
            <text:p>Total Ordenados</text:p>
          </table:table-cell>
          <table:table-cell table:style-name="ce5" office:value-type="string">
            <text:p>Total de la commande</text:p>
          </table:table-cell>
          <table:table-cell table:number-columns-repeated="1017"/>
        </table:table-row>
        <table:table-row table:style-name="ro2">
          <table:table-cell table:formula="of:=IF(MID([.B466];1;1)=&quot;;&quot;;[.B466];IF(MID([.B466];1;1)=&quot;&quot;;&quot; &quot;;CONCATENATE([.B466];CHAR(61);CHAR(34);INDIRECT(ADDRESS(ROW();[.$A$2]));CHAR(34))))" office:value-type="string" office:string-value="saleconfirmationsubject=&quot;Sale confirmation subject&quot;">
            <text:p>saleconfirmationsubject="Sale confirmation subject"</text:p>
          </table:table-cell>
          <table:table-cell office:value-type="string">
            <text:p>saleconfirmationsubject</text:p>
          </table:table-cell>
          <table:table-cell office:value-type="string">
            <text:p>Bestellbestätigung Betreff</text:p>
          </table:table-cell>
          <table:table-cell office:value-type="string">
            <text:p>Sale confirmation subject</text:p>
          </table:table-cell>
          <table:table-cell table:style-name="ce5" office:value-type="string">
            <text:p>Vendita conferma soggetto</text:p>
          </table:table-cell>
          <table:table-cell table:style-name="ce5" office:value-type="string">
            <text:p>Venta sujeta confirmación</text:p>
          </table:table-cell>
          <table:table-cell table:style-name="ce5" office:value-type="string">
            <text:p>Sous réserve de confirmation de vente</text:p>
          </table:table-cell>
          <table:table-cell table:number-columns-repeated="1017"/>
        </table:table-row>
        <table:table-row table:style-name="ro2">
          <table:table-cell table:formula="of:=IF(MID([.B467];1;1)=&quot;;&quot;;[.B467];IF(MID([.B467];1;1)=&quot;&quot;;&quot; &quot;;CONCATENATE([.B467];CHAR(61);CHAR(34);INDIRECT(ADDRESS(ROW();[.$A$2]));CHAR(34))))" office:value-type="string" office:string-value="saleconfirmationbody=&quot;Sale confirmation email body&quot;">
            <text:p>saleconfirmationbody="Sale confirmation email body"</text:p>
          </table:table-cell>
          <table:table-cell office:value-type="string">
            <text:p>saleconfirmationbody</text:p>
          </table:table-cell>
          <table:table-cell office:value-type="string">
            <text:p>Bestellbestätigung Email</text:p>
          </table:table-cell>
          <table:table-cell office:value-type="string">
            <text:p>Sale confirmation email body</text:p>
          </table:table-cell>
          <table:table-cell table:style-name="ce5" office:value-type="string">
            <text:p>Vendita corpo dell'e-mail di conferma</text:p>
          </table:table-cell>
          <table:table-cell table:style-name="ce5" office:value-type="string">
            <text:p>Venta email de confirmación cuerpo</text:p>
          </table:table-cell>
          <table:table-cell table:style-name="ce5" office:value-type="string">
            <text:p>Corps de l'email de confirmation de vente</text:p>
          </table:table-cell>
          <table:table-cell table:number-columns-repeated="1017"/>
        </table:table-row>
        <table:table-row table:style-name="ro2">
          <table:table-cell table:formula="of:=IF(MID([.B468];1;1)=&quot;;&quot;;[.B468];IF(MID([.B468];1;1)=&quot;&quot;;&quot; &quot;;CONCATENATE([.B468];CHAR(61);CHAR(34);INDIRECT(ADDRESS(ROW();[.$A$2]));CHAR(34))))" office:value-type="string" office:string-value="salecompleted=&quot;Sale feedback text&quot;">
            <text:p>salecompleted="Sale feedback text"</text:p>
          </table:table-cell>
          <table:table-cell office:value-type="string">
            <text:p>salecompleted</text:p>
          </table:table-cell>
          <table:table-cell office:value-type="string">
            <text:p>Bestellfeedback</text:p>
          </table:table-cell>
          <table:table-cell office:value-type="string">
            <text:p>Sale feedback text</text:p>
          </table:table-cell>
          <table:table-cell table:style-name="ce5" office:value-type="string">
            <text:p>Vendita feedback di testo</text:p>
          </table:table-cell>
          <table:table-cell table:style-name="ce5" office:value-type="string">
            <text:p>Venta texto retroalimentación</text:p>
          </table:table-cell>
          <table:table-cell table:style-name="ce5" office:value-type="string">
            <text:p>Texte du feedback à vendre</text:p>
          </table:table-cell>
          <table:table-cell table:number-columns-repeated="1017"/>
        </table:table-row>
        <table:table-row table:style-name="ro2">
          <table:table-cell table:formula="of:=IF(MID([.B469];1;1)=&quot;;&quot;;[.B469];IF(MID([.B469];1;1)=&quot;&quot;;&quot; &quot;;CONCATENATE([.B469];CHAR(61);CHAR(34);INDIRECT(ADDRESS(ROW();[.$A$2]));CHAR(34))))" office:value-type="string" office:string-value="inf=&quot;&lt;span style='padding:0px 5px;background-color:lightblue;color:white;'&gt;i&lt;/span&gt;&quot;">
            <text:p>inf="&lt;span style='padding:0px 5px;background-color:lightblue;color:white;'&gt;i&lt;/span&gt;"</text:p>
          </table:table-cell>
          <table:table-cell office:value-type="string">
            <text:p>inf</text:p>
          </table:table-cell>
          <table:table-cell office:value-type="string">
            <text:p>&lt;span style='padding:0px 5px;background-color:lightblue;color:white;'&gt;i&lt;/span&gt;</text:p>
          </table:table-cell>
          <table:table-cell office:value-type="string">
            <text:p>&lt;span style='padding:0px 5px;background-color:lightblue;color:white;'&gt;i&lt;/span&gt;</text:p>
          </table:table-cell>
          <table:table-cell table:style-name="ce5" office:value-type="string">
            <text:p>&lt;span style='padding:0px 5px;background-color:lightblue;color:white;'&gt; i &lt;/ span&gt;</text:p>
          </table:table-cell>
          <table:table-cell table:style-name="ce5" office:value-type="string">
            <text:p>&lt;span style='padding:0px 5px;background-color:lightblue;color:white;'&gt; i &lt;/ span&gt;</text:p>
          </table:table-cell>
          <table:table-cell table:style-name="ce5" office:value-type="string">
            <text:p>&lt;span style='padding:0px 5px;background-color:lightblue;color:white;'&gt; i &lt;/ span&gt;</text:p>
          </table:table-cell>
          <table:table-cell table:number-columns-repeated="1017"/>
        </table:table-row>
        <table:table-row table:style-name="ro2">
          <table:table-cell table:formula="of:=IF(MID([.B470];1;1)=&quot;;&quot;;[.B470];IF(MID([.B470];1;1)=&quot;&quot;;&quot; &quot;;CONCATENATE([.B470];CHAR(61);CHAR(34);INDIRECT(ADDRESS(ROW();[.$A$2]));CHAR(34))))" office:value-type="string" office:string-value="continue to order=&quot;Continue to order&quot;">
            <text:p>continue to order="Continue to order"</text:p>
          </table:table-cell>
          <table:table-cell office:value-type="string">
            <text:p>continue to order</text:p>
          </table:table-cell>
          <table:table-cell office:value-type="string">
            <text:p>Weiter zur Bestellung</text:p>
          </table:table-cell>
          <table:table-cell office:value-type="string">
            <text:p>Continue to order</text:p>
          </table:table-cell>
          <table:table-cell table:style-name="ce5" office:value-type="string">
            <text:p>Continuare a ordinare</text:p>
          </table:table-cell>
          <table:table-cell table:style-name="ce5" office:value-type="string">
            <text:p>Continuar para ordenar</text:p>
          </table:table-cell>
          <table:table-cell table:style-name="ce5" office:value-type="string">
            <text:p>Continuer à commander</text:p>
          </table:table-cell>
          <table:table-cell table:number-columns-repeated="1017"/>
        </table:table-row>
        <table:table-row table:style-name="ro2">
          <table:table-cell table:formula="of:=IF(MID([.B471];1;1)=&quot;;&quot;;[.B471];IF(MID([.B471];1;1)=&quot;&quot;;&quot; &quot;;CONCATENATE([.B471];CHAR(61);CHAR(34);INDIRECT(ADDRESS(ROW();[.$A$2]));CHAR(34))))" office:value-type="string" office:string-value="update cart=&quot;Update cart&quot;">
            <text:p>update cart="Update cart"</text:p>
          </table:table-cell>
          <table:table-cell office:value-type="string">
            <text:p>update cart</text:p>
          </table:table-cell>
          <table:table-cell office:value-type="string">
            <text:p>Warenkorb aktualisieren</text:p>
          </table:table-cell>
          <table:table-cell office:value-type="string">
            <text:p>Update cart</text:p>
          </table:table-cell>
          <table:table-cell table:style-name="ce5" office:value-type="string">
            <text:p>Aggiornamento carrello</text:p>
          </table:table-cell>
          <table:table-cell table:style-name="ce5" office:value-type="string">
            <text:p>Actualización de compra</text:p>
          </table:table-cell>
          <table:table-cell table:style-name="ce5" office:value-type="string">
            <text:p>Mise à jour panier</text:p>
          </table:table-cell>
          <table:table-cell table:number-columns-repeated="1017"/>
        </table:table-row>
        <table:table-row table:style-name="ro2">
          <table:table-cell table:formula="of:=IF(MID([.B472];1;1)=&quot;;&quot;;[.B472];IF(MID([.B472];1;1)=&quot;&quot;;&quot; &quot;;CONCATENATE([.B472];CHAR(61);CHAR(34);INDIRECT(ADDRESS(ROW();[.$A$2]));CHAR(34))))" office:value-type="string" office:string-value="image sale=&quot;Buy this image&quot;">
            <text:p>image sale="Buy this image"</text:p>
          </table:table-cell>
          <table:table-cell office:value-type="string">
            <text:p>image sale</text:p>
          </table:table-cell>
          <table:table-cell office:value-type="string">
            <text:p>Bild kaufen</text:p>
          </table:table-cell>
          <table:table-cell office:value-type="string">
            <text:p>Buy this image</text:p>
          </table:table-cell>
          <table:table-cell table:style-name="ce5" office:value-type="string">
            <text:p>Compra questa immagine</text:p>
          </table:table-cell>
          <table:table-cell table:style-name="ce5" office:value-type="string">
            <text:p>Comprar esta imagen</text:p>
          </table:table-cell>
          <table:table-cell table:style-name="ce5" office:value-type="string">
            <text:p>Acheter cette image</text:p>
          </table:table-cell>
          <table:table-cell table:number-columns-repeated="1017"/>
        </table:table-row>
        <table:table-row table:style-name="ro2">
          <table:table-cell table:formula="of:=IF(MID([.B473];1;1)=&quot;;&quot;;[.B473];IF(MID([.B473];1;1)=&quot;&quot;;&quot; &quot;;CONCATENATE([.B473];CHAR(61);CHAR(34);INDIRECT(ADDRESS(ROW();[.$A$2]));CHAR(34))))" office:value-type="string" office:string-value="your cart=&quot;Your Shopping Cart&quot;">
            <text:p>your cart="Your Shopping Cart"</text:p>
          </table:table-cell>
          <table:table-cell office:value-type="string">
            <text:p>your cart</text:p>
          </table:table-cell>
          <table:table-cell office:value-type="string">
            <text:p>Ihr Warenkorb</text:p>
          </table:table-cell>
          <table:table-cell office:value-type="string">
            <text:p>Your Shopping Cart</text:p>
          </table:table-cell>
          <table:table-cell table:style-name="ce5" office:value-type="string">
            <text:p>Il tuo Carrello</text:p>
          </table:table-cell>
          <table:table-cell table:style-name="ce5" office:value-type="string">
            <text:p>Tu Carrito de Compras</text:p>
          </table:table-cell>
          <table:table-cell table:style-name="ce5" office:value-type="string">
            <text:p>Votre Panier</text:p>
          </table:table-cell>
          <table:table-cell table:number-columns-repeated="1017"/>
        </table:table-row>
        <table:table-row table:style-name="ro2">
          <table:table-cell table:formula="of:=IF(MID([.B474];1;1)=&quot;;&quot;;[.B474];IF(MID([.B474];1;1)=&quot;&quot;;&quot; &quot;;CONCATENATE([.B474];CHAR(61);CHAR(34);INDIRECT(ADDRESS(ROW();[.$A$2]));CHAR(34))))" office:value-type="string" office:string-value="inputerror=&quot;Type error&quot;">
            <text:p>inputerror="Type error"</text:p>
          </table:table-cell>
          <table:table-cell office:value-type="string">
            <text:p>inputerror</text:p>
          </table:table-cell>
          <table:table-cell office:value-type="string">
            <text:p>Eingabefehler</text:p>
          </table:table-cell>
          <table:table-cell office:value-type="string">
            <text:p>Type error</text:p>
          </table:table-cell>
          <table:table-cell table:style-name="ce5" office:value-type="string">
            <text:p>Tipo di errore</text:p>
          </table:table-cell>
          <table:table-cell table:style-name="ce5" office:value-type="string">
            <text:p>Tipo de error</text:p>
          </table:table-cell>
          <table:table-cell table:style-name="ce5" office:value-type="string">
            <text:p>Type d'erreur</text:p>
          </table:table-cell>
          <table:table-cell table:number-columns-repeated="1017"/>
        </table:table-row>
        <table:table-row table:style-name="ro2">
          <table:table-cell table:formula="of:=IF(MID([.B475];1;1)=&quot;;&quot;;[.B475];IF(MID([.B475];1;1)=&quot;&quot;;&quot; &quot;;CONCATENATE([.B475];CHAR(61);CHAR(34);INDIRECT(ADDRESS(ROW();[.$A$2]));CHAR(34))))" office:value-type="string" office:string-value="cart updated=&quot;Cart is updated&quot;">
            <text:p>cart updated="Cart is updated"</text:p>
          </table:table-cell>
          <table:table-cell office:value-type="string">
            <text:p>cart updated</text:p>
          </table:table-cell>
          <table:table-cell office:value-type="string">
            <text:p>Warenkorb wurde aktualisiert</text:p>
          </table:table-cell>
          <table:table-cell office:value-type="string">
            <text:p>Cart is updated</text:p>
          </table:table-cell>
          <table:table-cell table:style-name="ce5" office:value-type="string">
            <text:p>Carrello viene aggiornato</text:p>
          </table:table-cell>
          <table:table-cell table:style-name="ce5" office:value-type="string">
            <text:p>Compra se actualiza</text:p>
          </table:table-cell>
          <table:table-cell table:style-name="ce5" office:value-type="string">
            <text:p>Panier est mis à jour</text:p>
          </table:table-cell>
          <table:table-cell table:number-columns-repeated="1017"/>
        </table:table-row>
        <table:table-row table:style-name="ro2">
          <table:table-cell table:formula="of:=IF(MID([.B476];1;1)=&quot;;&quot;;[.B476];IF(MID([.B476];1;1)=&quot;&quot;;&quot; &quot;;CONCATENATE([.B476];CHAR(61);CHAR(34);INDIRECT(ADDRESS(ROW();[.$A$2]));CHAR(34))))" office:value-type="string" office:string-value="input client data=&quot;Input order details&quot;">
            <text:p>input client data="Input order details"</text:p>
          </table:table-cell>
          <table:table-cell office:value-type="string">
            <text:p>input client data</text:p>
          </table:table-cell>
          <table:table-cell office:value-type="string">
            <text:p>Kundeninformationen</text:p>
          </table:table-cell>
          <table:table-cell office:value-type="string">
            <text:p>Input order details</text:p>
          </table:table-cell>
          <table:table-cell table:style-name="ce5" office:value-type="string">
            <text:p>Ingresso ordine dettagli</text:p>
          </table:table-cell>
          <table:table-cell table:style-name="ce5" office:value-type="string">
            <text:p>Detalles de la entrada de pedidos</text:p>
          </table:table-cell>
          <table:table-cell table:style-name="ce5" office:value-type="string">
            <text:p>Détails de la commande d'entrée</text:p>
          </table:table-cell>
          <table:table-cell table:number-columns-repeated="1017"/>
        </table:table-row>
        <table:table-row table:style-name="ro2">
          <table:table-cell table:formula="of:=IF(MID([.B477];1;1)=&quot;;&quot;;[.B477];IF(MID([.B477];1;1)=&quot;&quot;;&quot; &quot;;CONCATENATE([.B477];CHAR(61);CHAR(34);INDIRECT(ADDRESS(ROW();[.$A$2]));CHAR(34))))" office:value-type="string" office:string-value="sale confirmation=&quot;Order confirmation&quot;">
            <text:p>sale confirmation="Order confirmation"</text:p>
          </table:table-cell>
          <table:table-cell office:value-type="string">
            <text:p>sale confirmation</text:p>
          </table:table-cell>
          <table:table-cell office:value-type="string">
            <text:p>Bestellbestätigung</text:p>
          </table:table-cell>
          <table:table-cell office:value-type="string">
            <text:p>Order confirmation</text:p>
          </table:table-cell>
          <table:table-cell table:style-name="ce5" office:value-type="string">
            <text:p>Conferma d'ordine</text:p>
          </table:table-cell>
          <table:table-cell table:style-name="ce5" office:value-type="string">
            <text:p>Confirmación del pedido</text:p>
          </table:table-cell>
          <table:table-cell table:style-name="ce5" office:value-type="string">
            <text:p>Confirmation de commande</text:p>
          </table:table-cell>
          <table:table-cell table:number-columns-repeated="1017"/>
        </table:table-row>
        <table:table-row table:style-name="ro2">
          <table:table-cell table:formula="of:=IF(MID([.B478];1;1)=&quot;;&quot;;[.B478];IF(MID([.B478];1;1)=&quot;&quot;;&quot; &quot;;CONCATENATE([.B478];CHAR(61);CHAR(34);INDIRECT(ADDRESS(ROW();[.$A$2]));CHAR(34))))" office:value-type="string" office:string-value="client data=&quot;Client data&quot;">
            <text:p>client data="Client data"</text:p>
          </table:table-cell>
          <table:table-cell office:value-type="string">
            <text:p>client data</text:p>
          </table:table-cell>
          <table:table-cell office:value-type="string">
            <text:p>Kundendaten</text:p>
          </table:table-cell>
          <table:table-cell office:value-type="string">
            <text:p>Client data</text:p>
          </table:table-cell>
          <table:table-cell table:style-name="ce5" office:value-type="string">
            <text:p>Client dei dati</text:p>
          </table:table-cell>
          <table:table-cell table:style-name="ce5" office:value-type="string">
            <text:p>Los datos del cliente</text:p>
          </table:table-cell>
          <table:table-cell table:style-name="ce5" office:value-type="string">
            <text:p>Les données du client</text:p>
          </table:table-cell>
          <table:table-cell table:number-columns-repeated="1017"/>
        </table:table-row>
        <table:table-row table:style-name="ro2">
          <table:table-cell table:formula="of:=IF(MID([.B479];1;1)=&quot;;&quot;;[.B479];IF(MID([.B479];1;1)=&quot;&quot;;&quot; &quot;;CONCATENATE([.B479];CHAR(61);CHAR(34);INDIRECT(ADDRESS(ROW();[.$A$2]));CHAR(34))))" office:value-type="string" office:string-value="submit sale=&quot;Submit Order&quot;">
            <text:p>submit sale="Submit Order"</text:p>
          </table:table-cell>
          <table:table-cell office:value-type="string">
            <text:p>submit sale</text:p>
          </table:table-cell>
          <table:table-cell office:value-type="string">
            <text:p>Bestellung abschicken</text:p>
          </table:table-cell>
          <table:table-cell office:value-type="string">
            <text:p>Submit Order</text:p>
          </table:table-cell>
          <table:table-cell table:style-name="ce5" office:value-type="string">
            <text:p>Invia ordine</text:p>
          </table:table-cell>
          <table:table-cell table:style-name="ce5" office:value-type="string">
            <text:p>Enviar pedido</text:p>
          </table:table-cell>
          <table:table-cell table:style-name="ce5" office:value-type="string">
            <text:p>Valider la commande</text:p>
          </table:table-cell>
          <table:table-cell table:number-columns-repeated="1017"/>
        </table:table-row>
        <table:table-row table:style-name="ro2">
          <table:table-cell table:formula="of:=IF(MID([.B480];1;1)=&quot;;&quot;;[.B480];IF(MID([.B480];1;1)=&quot;&quot;;&quot; &quot;;CONCATENATE([.B480];CHAR(61);CHAR(34);INDIRECT(ADDRESS(ROW();[.$A$2]));CHAR(34))))" office:value-type="string" office:string-value="thank you for sale=&quot;Thank you for your order&quot;">
            <text:p>thank you for sale="Thank you for your order"</text:p>
          </table:table-cell>
          <table:table-cell office:value-type="string">
            <text:p>thank you for sale</text:p>
          </table:table-cell>
          <table:table-cell office:value-type="string">
            <text:p>Vielen Dank für Ihre Bestellung</text:p>
          </table:table-cell>
          <table:table-cell office:value-type="string">
            <text:p>Thank you for your order</text:p>
          </table:table-cell>
          <table:table-cell table:style-name="ce5" office:value-type="string">
            <text:p>Grazie per il tuo ordine</text:p>
          </table:table-cell>
          <table:table-cell table:style-name="ce5" office:value-type="string">
            <text:p>Gracias por su pedido</text:p>
          </table:table-cell>
          <table:table-cell table:style-name="ce5" office:value-type="string">
            <text:p>Nous vous remercions pour votre commande</text:p>
          </table:table-cell>
          <table:table-cell table:number-columns-repeated="1017"/>
        </table:table-row>
        <table:table-row table:style-name="ro2">
          <table:table-cell table:formula="of:=IF(MID([.B481];1;1)=&quot;;&quot;;[.B481];IF(MID([.B481];1;1)=&quot;&quot;;&quot; &quot;;CONCATENATE([.B481];CHAR(61);CHAR(34);INDIRECT(ADDRESS(ROW();[.$A$2]));CHAR(34))))" office:value-type="string" office:string-value="your cart is empty=&quot;Your cart is empty&quot;">
            <text:p>your cart is empty="Your cart is empty"</text:p>
          </table:table-cell>
          <table:table-cell office:value-type="string">
            <text:p>your cart is empty</text:p>
          </table:table-cell>
          <table:table-cell office:value-type="string">
            <text:p>Ihr Warenkorb ist leer</text:p>
          </table:table-cell>
          <table:table-cell office:value-type="string">
            <text:p>Your cart is empty</text:p>
          </table:table-cell>
          <table:table-cell table:style-name="ce5" office:value-type="string">
            <text:p>Il carrello è vuoto</text:p>
          </table:table-cell>
          <table:table-cell table:style-name="ce5" office:value-type="string">
            <text:p>Su cesta está vacía</text:p>
          </table:table-cell>
          <table:table-cell table:style-name="ce5" office:value-type="string">
            <text:p>Votre panier est vide</text:p>
          </table:table-cell>
          <table:table-cell table:number-columns-repeated="1017"/>
        </table:table-row>
        <table:table-row table:style-name="ro2">
          <table:table-cell table:formula="of:=IF(MID([.B482];1;1)=&quot;;&quot;;[.B482];IF(MID([.B482];1;1)=&quot;&quot;;&quot; &quot;;CONCATENATE([.B482];CHAR(61);CHAR(34);INDIRECT(ADDRESS(ROW();[.$A$2]));CHAR(34))))" office:value-type="string" office:string-value="show image=&quot;Show Image&quot;">
            <text:p>show image="Show Image"</text:p>
          </table:table-cell>
          <table:table-cell office:value-type="string">
            <text:p>show image</text:p>
          </table:table-cell>
          <table:table-cell office:value-type="string">
            <text:p>Bild anzeigen</text:p>
          </table:table-cell>
          <table:table-cell office:value-type="string">
            <text:p>Show Image</text:p>
          </table:table-cell>
          <table:table-cell table:style-name="ce5" office:value-type="string">
            <text:p>Mostra immagine</text:p>
          </table:table-cell>
          <table:table-cell table:style-name="ce5" office:value-type="string">
            <text:p>Mostrar imagen</text:p>
          </table:table-cell>
          <table:table-cell table:style-name="ce5" office:value-type="string">
            <text:p>Afficher l'image</text:p>
          </table:table-cell>
          <table:table-cell table:number-columns-repeated="1017"/>
        </table:table-row>
        <table:table-row table:style-name="ro2">
          <table:table-cell table:formula="of:=IF(MID([.B483];1;1)=&quot;;&quot;;[.B483];IF(MID([.B483];1;1)=&quot;&quot;;&quot; &quot;;CONCATENATE([.B483];CHAR(61);CHAR(34);INDIRECT(ADDRESS(ROW();[.$A$2]));CHAR(34))))" office:value-type="string" office:string-value="add a note=&quot;Add a note&quot;">
            <text:p>add a note="Add a note"</text:p>
          </table:table-cell>
          <table:table-cell office:value-type="string">
            <text:p>add a note</text:p>
          </table:table-cell>
          <table:table-cell office:value-type="string">
            <text:p>Bemerkung hinzufügen</text:p>
          </table:table-cell>
          <table:table-cell office:value-type="string">
            <text:p>Add a note</text:p>
          </table:table-cell>
          <table:table-cell table:style-name="ce5" office:value-type="string">
            <text:p>Aggiungere una nota</text:p>
          </table:table-cell>
          <table:table-cell table:style-name="ce5" office:value-type="string">
            <text:p>Agregar una nota</text:p>
          </table:table-cell>
          <table:table-cell table:style-name="ce5" office:value-type="string">
            <text:p>Ajouter une note</text:p>
          </table:table-cell>
          <table:table-cell table:number-columns-repeated="1017"/>
        </table:table-row>
        <table:table-row table:style-name="ro2">
          <table:table-cell table:formula="of:=IF(MID([.B484];1;1)=&quot;;&quot;;[.B484];IF(MID([.B484];1;1)=&quot;&quot;;&quot; &quot;;CONCATENATE([.B484];CHAR(61);CHAR(34);INDIRECT(ADDRESS(ROW();[.$A$2]));CHAR(34))))" office:value-type="string" office:string-value="PackingAndShipcost=&quot;Packing/Shipping&quot;">
            <text:p>PackingAndShipcost="Packing/Shipping"</text:p>
          </table:table-cell>
          <table:table-cell office:value-type="string">
            <text:p>PackingAndShipcost</text:p>
          </table:table-cell>
          <table:table-cell office:value-type="string">
            <text:p>Verpackung/Versand</text:p>
          </table:table-cell>
          <table:table-cell office:value-type="string">
            <text:p>Packing/Shipping</text:p>
          </table:table-cell>
          <table:table-cell table:style-name="ce5" office:value-type="string">
            <text:p>Imballaggio / spedizione</text:p>
          </table:table-cell>
          <table:table-cell table:style-name="ce5" office:value-type="string">
            <text:p>Embalaje / Envío</text:p>
          </table:table-cell>
          <table:table-cell table:style-name="ce5" office:value-type="string">
            <text:p>Emballage / Expédition</text:p>
          </table:table-cell>
          <table:table-cell table:number-columns-repeated="1017"/>
        </table:table-row>
        <table:table-row table:style-name="ro2">
          <table:table-cell table:formula="of:=IF(MID([.B485];1;1)=&quot;;&quot;;[.B485];IF(MID([.B485];1;1)=&quot;&quot;;&quot; &quot;;CONCATENATE([.B485];CHAR(61);CHAR(34);INDIRECT(ADDRESS(ROW();[.$A$2]));CHAR(34))))" office:value-type="string" office:string-value="MQGPackingtypeMaster=&quot;Packing types&quot;">
            <text:p>MQGPackingtypeMaster="Packing types"</text:p>
          </table:table-cell>
          <table:table-cell office:value-type="string">
            <text:p>MQGPackingtypeMaster</text:p>
          </table:table-cell>
          <table:table-cell office:value-type="string">
            <text:p>Verpackungen</text:p>
          </table:table-cell>
          <table:table-cell office:value-type="string">
            <text:p>Packing types</text:p>
          </table:table-cell>
          <table:table-cell table:style-name="ce5" office:value-type="string">
            <text:p>Tipi di imballaggio</text:p>
          </table:table-cell>
          <table:table-cell table:style-name="ce5" office:value-type="string">
            <text:p>Tipos de embalaje</text:p>
          </table:table-cell>
          <table:table-cell table:style-name="ce5" office:value-type="string">
            <text:p>Types d'emballage</text:p>
          </table:table-cell>
          <table:table-cell table:number-columns-repeated="1017"/>
        </table:table-row>
        <table:table-row table:style-name="ro2">
          <table:table-cell table:formula="of:=IF(MID([.B486];1;1)=&quot;;&quot;;[.B486];IF(MID([.B486];1;1)=&quot;&quot;;&quot; &quot;;CONCATENATE([.B486];CHAR(61);CHAR(34);INDIRECT(ADDRESS(ROW();[.$A$2]));CHAR(34))))" office:value-type="string" office:string-value="add_MQGPackingtype=&quot;Add packing type&quot;">
            <text:p>add_MQGPackingtype="Add packing type"</text:p>
          </table:table-cell>
          <table:table-cell office:value-type="string">
            <text:p>add_MQGPackingtype</text:p>
          </table:table-cell>
          <table:table-cell office:value-type="string">
            <text:p>Verpackungsart hinzufügen</text:p>
          </table:table-cell>
          <table:table-cell office:value-type="string">
            <text:p>Add packing type</text:p>
          </table:table-cell>
          <table:table-cell table:style-name="ce5" office:value-type="string">
            <text:p>Aggiungi tipo di imballaggio</text:p>
          </table:table-cell>
          <table:table-cell table:style-name="ce5" office:value-type="string">
            <text:p>Añada el tipo de embalaje</text:p>
          </table:table-cell>
          <table:table-cell table:style-name="ce5" office:value-type="string">
            <text:p>Ajouter un type d'emballage</text:p>
          </table:table-cell>
          <table:table-cell table:number-columns-repeated="1017"/>
        </table:table-row>
        <table:table-row table:style-name="ro2">
          <table:table-cell table:formula="of:=IF(MID([.B487];1;1)=&quot;;&quot;;[.B487];IF(MID([.B487];1;1)=&quot;&quot;;&quot; &quot;;CONCATENATE([.B487];CHAR(61);CHAR(34);INDIRECT(ADDRESS(ROW();[.$A$2]));CHAR(34))))" office:value-type="string" office:string-value="MQGShiptypeMaster=&quot;Shipping types&quot;">
            <text:p>MQGShiptypeMaster="Shipping types"</text:p>
          </table:table-cell>
          <table:table-cell office:value-type="string">
            <text:p>MQGShiptypeMaster</text:p>
          </table:table-cell>
          <table:table-cell office:value-type="string">
            <text:p>Versandarten</text:p>
          </table:table-cell>
          <table:table-cell office:value-type="string">
            <text:p>Shipping types</text:p>
          </table:table-cell>
          <table:table-cell table:style-name="ce5" office:value-type="string">
            <text:p>Tipi di spedizione</text:p>
          </table:table-cell>
          <table:table-cell table:style-name="ce5" office:value-type="string">
            <text:p>Tipos de envio</text:p>
          </table:table-cell>
          <table:table-cell table:style-name="ce5" office:value-type="string">
            <text:p>Types d'expédition</text:p>
          </table:table-cell>
          <table:table-cell table:number-columns-repeated="1017"/>
        </table:table-row>
        <table:table-row table:style-name="ro2">
          <table:table-cell table:formula="of:=IF(MID([.B488];1;1)=&quot;;&quot;;[.B488];IF(MID([.B488];1;1)=&quot;&quot;;&quot; &quot;;CONCATENATE([.B488];CHAR(61);CHAR(34);INDIRECT(ADDRESS(ROW();[.$A$2]));CHAR(34))))" office:value-type="string" office:string-value="add_MQGShiptype=&quot;Add shipping type&quot;">
            <text:p>add_MQGShiptype="Add shipping type"</text:p>
          </table:table-cell>
          <table:table-cell office:value-type="string">
            <text:p>add_MQGShiptype</text:p>
          </table:table-cell>
          <table:table-cell office:value-type="string">
            <text:p>Versandart hinzufügen</text:p>
          </table:table-cell>
          <table:table-cell office:value-type="string">
            <text:p>Add shipping type</text:p>
          </table:table-cell>
          <table:table-cell table:style-name="ce5" office:value-type="string">
            <text:p>Aggiungi tipo di spedizione</text:p>
          </table:table-cell>
          <table:table-cell table:style-name="ce5" office:value-type="string">
            <text:p>Agregar tipo de envío</text:p>
          </table:table-cell>
          <table:table-cell table:style-name="ce5" office:value-type="string">
            <text:p>Ajouter type d'expédition</text:p>
          </table:table-cell>
          <table:table-cell table:number-columns-repeated="1017"/>
        </table:table-row>
        <table:table-row table:style-name="ro2">
          <table:table-cell table:formula="of:=IF(MID([.B489];1;1)=&quot;;&quot;;[.B489];IF(MID([.B489];1;1)=&quot;&quot;;&quot; &quot;;CONCATENATE([.B489];CHAR(61);CHAR(34);INDIRECT(ADDRESS(ROW();[.$A$2]));CHAR(34))))" office:value-type="string" office:string-value="MQGPackingtype=&quot;Packing type&quot;">
            <text:p>MQGPackingtype="Packing type"</text:p>
          </table:table-cell>
          <table:table-cell office:value-type="string">
            <text:p>MQGPackingtype</text:p>
          </table:table-cell>
          <table:table-cell office:value-type="string">
            <text:p>Verpackung</text:p>
          </table:table-cell>
          <table:table-cell office:value-type="string">
            <text:p>Packing type</text:p>
          </table:table-cell>
          <table:table-cell table:style-name="ce5" office:value-type="string">
            <text:p>Imballaggio di tipo</text:p>
          </table:table-cell>
          <table:table-cell table:style-name="ce5" office:value-type="string">
            <text:p>Embalaje tipo</text:p>
          </table:table-cell>
          <table:table-cell table:style-name="ce5" office:value-type="string">
            <text:p>Type d'emballage</text:p>
          </table:table-cell>
          <table:table-cell table:number-columns-repeated="1017"/>
        </table:table-row>
        <table:table-row table:style-name="ro2">
          <table:table-cell table:formula="of:=IF(MID([.B490];1;1)=&quot;;&quot;;[.B490];IF(MID([.B490];1;1)=&quot;&quot;;&quot; &quot;;CONCATENATE([.B490];CHAR(61);CHAR(34);INDIRECT(ADDRESS(ROW();[.$A$2]));CHAR(34))))" office:value-type="string" office:string-value="articles in cart=&quot;Articles in shopping cart&quot;">
            <text:p>articles in cart="Articles in shopping cart"</text:p>
          </table:table-cell>
          <table:table-cell office:value-type="string">
            <text:p>articles in cart</text:p>
          </table:table-cell>
          <table:table-cell office:value-type="string">
            <text:p>Artikel im Warenkorb</text:p>
          </table:table-cell>
          <table:table-cell office:value-type="string">
            <text:p>Articles in shopping cart</text:p>
          </table:table-cell>
          <table:table-cell table:style-name="ce5" office:value-type="string">
            <text:p>Articoli nel carrello della spesa</text:p>
          </table:table-cell>
          <table:table-cell table:style-name="ce5" office:value-type="string">
            <text:p>Artículos en la cesta de la compra</text:p>
          </table:table-cell>
          <table:table-cell table:style-name="ce5" office:value-type="string">
            <text:p>Articles dans ton panier</text:p>
          </table:table-cell>
          <table:table-cell table:number-columns-repeated="1017"/>
        </table:table-row>
        <table:table-row table:style-name="ro2">
          <table:table-cell table:formula="of:=IF(MID([.B491];1;1)=&quot;;&quot;;[.B491];IF(MID([.B491];1;1)=&quot;&quot;;&quot; &quot;;CONCATENATE([.B491];CHAR(61);CHAR(34);INDIRECT(ADDRESS(ROW();[.$A$2]));CHAR(34))))" office:value-type="string" office:string-value="add or edit packing type=&quot;Add or edit packing type&quot;">
            <text:p>add or edit packing type="Add or edit packing type"</text:p>
          </table:table-cell>
          <table:table-cell office:value-type="string">
            <text:p>add or edit packing type</text:p>
          </table:table-cell>
          <table:table-cell office:value-type="string">
            <text:p>Verpackungsart hinzufügen oder bearbeiten</text:p>
          </table:table-cell>
          <table:table-cell office:value-type="string">
            <text:p>Add or edit packing type</text:p>
          </table:table-cell>
          <table:table-cell table:style-name="ce5" office:value-type="string">
            <text:p>Aggiungere o modificare il testo di imballaggio</text:p>
          </table:table-cell>
          <table:table-cell table:style-name="ce5" office:value-type="string">
            <text:p>Agregar o editar tipo de embalaje</text:p>
          </table:table-cell>
          <table:table-cell table:style-name="ce5" office:value-type="string">
            <text:p>Ajouter ou modifier Type d'emballage</text:p>
          </table:table-cell>
          <table:table-cell table:number-columns-repeated="1017"/>
        </table:table-row>
        <table:table-row table:style-name="ro2">
          <table:table-cell table:formula="of:=IF(MID([.B492];1;1)=&quot;;&quot;;[.B492];IF(MID([.B492];1;1)=&quot;&quot;;&quot; &quot;;CONCATENATE([.B492];CHAR(61);CHAR(34);INDIRECT(ADDRESS(ROW();[.$A$2]));CHAR(34))))" office:value-type="string" office:string-value="download preparing=&quot;Download is being prepared. Please wait...&quot;">
            <text:p>download preparing="Download is being prepared. Please wait..."</text:p>
          </table:table-cell>
          <table:table-cell office:value-type="string">
            <text:p>download preparing</text:p>
          </table:table-cell>
          <table:table-cell office:value-type="string">
            <text:p>Der Download wird vorbereitet. Bitte warten ...</text:p>
          </table:table-cell>
          <table:table-cell office:value-type="string">
            <text:p>Download is being prepared. Please wait...</text:p>
          </table:table-cell>
          <table:table-cell table:style-name="ce5" office:value-type="string">
            <text:p>Scarica è in preparazione. Si prega di attendere ...</text:p>
          </table:table-cell>
          <table:table-cell table:style-name="ce5" office:value-type="string">
            <text:p>Descargar se está preparando. Por favor, espere ...</text:p>
          </table:table-cell>
          <table:table-cell table:style-name="ce5" office:value-type="string">
            <text:p>Le téléchargement est en cours de préparation. S'il vous plaît patienter ...</text:p>
          </table:table-cell>
          <table:table-cell table:number-columns-repeated="1017"/>
        </table:table-row>
        <table:table-row table:style-name="ro2">
          <table:table-cell table:formula="of:=IF(MID([.B493];1;1)=&quot;;&quot;;[.B493];IF(MID([.B493];1;1)=&quot;&quot;;&quot; &quot;;CONCATENATE([.B493];CHAR(61);CHAR(34);INDIRECT(ADDRESS(ROW();[.$A$2]));CHAR(34))))" office:value-type="string" office:string-value="MQGProductDownload=&quot;Image download&quot;">
            <text:p>MQGProductDownload="Image download"</text:p>
          </table:table-cell>
          <table:table-cell office:value-type="string">
            <text:p>MQGProductDownload</text:p>
          </table:table-cell>
          <table:table-cell office:value-type="string">
            <text:p>Bild-Download</text:p>
          </table:table-cell>
          <table:table-cell office:value-type="string">
            <text:p>Image download</text:p>
          </table:table-cell>
          <table:table-cell table:style-name="ce5" office:value-type="string">
            <text:p>Immagine scaricare</text:p>
          </table:table-cell>
          <table:table-cell table:style-name="ce5" office:value-type="string">
            <text:p>Descarga de imágenes</text:p>
          </table:table-cell>
          <table:table-cell table:style-name="ce5" office:value-type="string">
            <text:p>Télécharger l'image</text:p>
          </table:table-cell>
          <table:table-cell table:number-columns-repeated="1017"/>
        </table:table-row>
        <table:table-row table:style-name="ro2">
          <table:table-cell table:formula="of:=IF(MID([.B494];1;1)=&quot;;&quot;;[.B494];IF(MID([.B494];1;1)=&quot;&quot;;&quot; &quot;;CONCATENATE([.B494];CHAR(61);CHAR(34);INDIRECT(ADDRESS(ROW();[.$A$2]));CHAR(34))))" office:value-type="string" office:string-value="add_MQGProductDownload=&quot;add Image download&quot;">
            <text:p>add_MQGProductDownload="add Image download"</text:p>
          </table:table-cell>
          <table:table-cell office:value-type="string">
            <text:p>add_MQGProductDownload</text:p>
          </table:table-cell>
          <table:table-cell office:value-type="string">
            <text:p>Bild-Download hinzufügen</text:p>
          </table:table-cell>
          <table:table-cell office:value-type="string">
            <text:p>add Image download</text:p>
          </table:table-cell>
          <table:table-cell table:style-name="ce5" office:value-type="string">
            <text:p>Aggiungi File Immagine</text:p>
          </table:table-cell>
          <table:table-cell table:style-name="ce5" office:value-type="string">
            <text:p>Añadir Descargar imagen</text:p>
          </table:table-cell>
          <table:table-cell table:style-name="ce5" office:value-type="string">
            <text:p>ajouter l'image télécharger</text:p>
          </table:table-cell>
          <table:table-cell table:number-columns-repeated="1017"/>
        </table:table-row>
        <table:table-row table:style-name="ro2">
          <table:table-cell table:formula="of:=IF(MID([.B495];1;1)=&quot;;&quot;;[.B495];IF(MID([.B495];1;1)=&quot;&quot;;&quot; &quot;;CONCATENATE([.B495];CHAR(61);CHAR(34);INDIRECT(ADDRESS(ROW();[.$A$2]));CHAR(34))))" office:value-type="string" office:string-value="downloadsize=&quot;Download size&quot;">
            <text:p>downloadsize="Download size"</text:p>
          </table:table-cell>
          <table:table-cell office:value-type="string">
            <text:p>downloadsize</text:p>
          </table:table-cell>
          <table:table-cell office:value-type="string">
            <text:p>Downloadgrösse</text:p>
          </table:table-cell>
          <table:table-cell office:value-type="string">
            <text:p>Download size</text:p>
          </table:table-cell>
          <table:table-cell table:style-name="ce5" office:value-type="string">
            <text:p>Dimensione del download</text:p>
          </table:table-cell>
          <table:table-cell table:style-name="ce5" office:value-type="string">
            <text:p>Descargar Tamaño del</text:p>
          </table:table-cell>
          <table:table-cell table:style-name="ce5" office:value-type="string">
            <text:p>Taille du téléchargement</text:p>
          </table:table-cell>
          <table:table-cell table:number-columns-repeated="1017"/>
        </table:table-row>
        <table:table-row table:style-name="ro2">
          <table:table-cell table:formula="of:=IF(MID([.B496];1;1)=&quot;;&quot;;[.B496];IF(MID([.B496];1;1)=&quot;&quot;;&quot; &quot;;CONCATENATE([.B496];CHAR(61);CHAR(34);INDIRECT(ADDRESS(ROW();[.$A$2]));CHAR(34))))" office:value-type="string" office:string-value="downloadsize description=&quot;Length of the longer image side in pixels&quot;">
            <text:p>downloadsize description="Length of the longer image side in pixels"</text:p>
          </table:table-cell>
          <table:table-cell office:value-type="string">
            <text:p>downloadsize description</text:p>
          </table:table-cell>
          <table:table-cell office:value-type="string">
            <text:p>Länge der längeren Bildkante in Pixel</text:p>
          </table:table-cell>
          <table:table-cell office:value-type="string">
            <text:p>Length of the longer image side in pixels</text:p>
          </table:table-cell>
          <table:table-cell table:style-name="ce5" office:value-type="string">
            <text:p>Lunghezza del lato più lungo dell'immagine in pixel</text:p>
          </table:table-cell>
          <table:table-cell table:style-name="ce5" office:value-type="string">
            <text:p>Longitud del lado más largo imagen en píxeles</text:p>
          </table:table-cell>
          <table:table-cell table:style-name="ce5" office:value-type="string">
            <text:p>Longueur du côté le plus long d'image en pixels</text:p>
          </table:table-cell>
          <table:table-cell table:number-columns-repeated="1017"/>
        </table:table-row>
        <table:table-row table:style-name="ro2">
          <table:table-cell table:formula="of:=IF(MID([.B497];1;1)=&quot;;&quot;;[.B497];IF(MID([.B497];1;1)=&quot;&quot;;&quot; &quot;;CONCATENATE([.B497];CHAR(61);CHAR(34);INDIRECT(ADDRESS(ROW();[.$A$2]));CHAR(34))))" office:value-type="string" office:string-value="paid=&quot;Paid&quot;">
            <text:p>paid="Paid"</text:p>
          </table:table-cell>
          <table:table-cell office:value-type="string">
            <text:p>paid</text:p>
          </table:table-cell>
          <table:table-cell office:value-type="string">
            <text:p>Bezahlt</text:p>
          </table:table-cell>
          <table:table-cell office:value-type="string">
            <text:p>Paid</text:p>
          </table:table-cell>
          <table:table-cell table:style-name="ce5" office:value-type="string">
            <text:p>Pagato</text:p>
          </table:table-cell>
          <table:table-cell table:style-name="ce5" office:value-type="string">
            <text:p>Pagado</text:p>
          </table:table-cell>
          <table:table-cell table:style-name="ce5" office:value-type="string">
            <text:p>Payé</text:p>
          </table:table-cell>
          <table:table-cell table:number-columns-repeated="1017"/>
        </table:table-row>
        <table:table-row table:style-name="ro2">
          <table:table-cell table:formula="of:=IF(MID([.B498];1;1)=&quot;;&quot;;[.B498];IF(MID([.B498];1;1)=&quot;&quot;;&quot; &quot;;CONCATENATE([.B498];CHAR(61);CHAR(34);INDIRECT(ADDRESS(ROW();[.$A$2]));CHAR(34))))" office:value-type="string" office:string-value="amount=&quot;Amount&quot;">
            <text:p>amount="Amount"</text:p>
          </table:table-cell>
          <table:table-cell office:value-type="string">
            <text:p>amount</text:p>
          </table:table-cell>
          <table:table-cell office:value-type="string">
            <text:p>Betrag</text:p>
          </table:table-cell>
          <table:table-cell office:value-type="string">
            <text:p>Amount</text:p>
          </table:table-cell>
          <table:table-cell table:style-name="ce5" office:value-type="string">
            <text:p>Importo</text:p>
          </table:table-cell>
          <table:table-cell table:style-name="ce5" office:value-type="string">
            <text:p>Cantidad</text:p>
          </table:table-cell>
          <table:table-cell table:style-name="ce5" office:value-type="string">
            <text:p>Montant</text:p>
          </table:table-cell>
          <table:table-cell table:number-columns-repeated="1017"/>
        </table:table-row>
        <table:table-row table:style-name="ro2">
          <table:table-cell table:formula="of:=IF(MID([.B499];1;1)=&quot;;&quot;;[.B499];IF(MID([.B499];1;1)=&quot;&quot;;&quot; &quot;;CONCATENATE([.B499];CHAR(61);CHAR(34);INDIRECT(ADDRESS(ROW();[.$A$2]));CHAR(34))))" office:value-type="string" office:string-value="paypal link=&quot;Link for Paypal payment&quot;">
            <text:p>paypal link="Link for Paypal payment"</text:p>
          </table:table-cell>
          <table:table-cell office:value-type="string">
            <text:p>paypal link</text:p>
          </table:table-cell>
          <table:table-cell office:value-type="string">
            <text:p>Link für die Bezahlung bei Paypal</text:p>
          </table:table-cell>
          <table:table-cell office:value-type="string">
            <text:p>Link for Paypal payment</text:p>
          </table:table-cell>
          <table:table-cell table:style-name="ce5" office:value-type="string">
            <text:p>Link per il pagamento Paypal</text:p>
          </table:table-cell>
          <table:table-cell table:style-name="ce5" office:value-type="string">
            <text:p>Link para el pago de PayPal</text:p>
          </table:table-cell>
          <table:table-cell table:style-name="ce5" office:value-type="string">
            <text:p>Lien pour le paiement Paypal</text:p>
          </table:table-cell>
          <table:table-cell table:number-columns-repeated="1017"/>
        </table:table-row>
        <table:table-row table:style-name="ro2">
          <table:table-cell table:formula="of:=IF(MID([.B500];1;1)=&quot;;&quot;;[.B500];IF(MID([.B500];1;1)=&quot;&quot;;&quot; &quot;;CONCATENATE([.B500];CHAR(61);CHAR(34);INDIRECT(ADDRESS(ROW();[.$A$2]));CHAR(34))))" office:value-type="string" office:string-value="download link=&quot;Link for the image download&quot;">
            <text:p>download link="Link for the image download"</text:p>
          </table:table-cell>
          <table:table-cell office:value-type="string">
            <text:p>download link</text:p>
          </table:table-cell>
          <table:table-cell office:value-type="string">
            <text:p>Link für den Download</text:p>
          </table:table-cell>
          <table:table-cell office:value-type="string">
            <text:p>Link for the image download</text:p>
          </table:table-cell>
          <table:table-cell table:style-name="ce5" office:value-type="string">
            <text:p>Link per il download dell'immagine</text:p>
          </table:table-cell>
          <table:table-cell table:style-name="ce5" office:value-type="string">
            <text:p>Link para la descarga de imágenes</text:p>
          </table:table-cell>
          <table:table-cell table:style-name="ce5" office:value-type="string">
            <text:p>Lien pour le téléchargement de l'image</text:p>
          </table:table-cell>
          <table:table-cell table:number-columns-repeated="1017"/>
        </table:table-row>
        <table:table-row table:style-name="ro2">
          <table:table-cell table:formula="of:=IF(MID([.B501];1;1)=&quot;;&quot;;[.B501];IF(MID([.B501];1;1)=&quot;&quot;;&quot; &quot;;CONCATENATE([.B501];CHAR(61);CHAR(34);INDIRECT(ADDRESS(ROW();[.$A$2]));CHAR(34))))" office:value-type="string" office:string-value="no downloads=&quot;This order contains no downloads&quot;">
            <text:p>no downloads="This order contains no downloads"</text:p>
          </table:table-cell>
          <table:table-cell office:value-type="string">
            <text:p>no downloads</text:p>
          </table:table-cell>
          <table:table-cell office:value-type="string">
            <text:p>Diese Bestellung enthält keine Downloads</text:p>
          </table:table-cell>
          <table:table-cell office:value-type="string">
            <text:p>This order contains no downloads</text:p>
          </table:table-cell>
          <table:table-cell table:style-name="ce5" office:value-type="string">
            <text:p>Questo ordine non contiene download</text:p>
          </table:table-cell>
          <table:table-cell table:style-name="ce5" office:value-type="string">
            <text:p>Esta orden no contiene descargas</text:p>
          </table:table-cell>
          <table:table-cell table:style-name="ce5" office:value-type="string">
            <text:p>La présente ordonnance contient aucun téléchargement</text:p>
          </table:table-cell>
          <table:table-cell table:number-columns-repeated="1017"/>
        </table:table-row>
        <table:table-row table:style-name="ro2">
          <table:table-cell table:formula="of:=IF(MID([.B502];1;1)=&quot;;&quot;;[.B502];IF(MID([.B502];1;1)=&quot;&quot;;&quot; &quot;;CONCATENATE([.B502];CHAR(61);CHAR(34);INDIRECT(ADDRESS(ROW();[.$A$2]));CHAR(34))))" office:value-type="string" office:string-value="download count=&quot;Download count&quot;">
            <text:p>download count="Download count"</text:p>
          </table:table-cell>
          <table:table-cell office:value-type="string">
            <text:p>download count</text:p>
          </table:table-cell>
          <table:table-cell office:value-type="string">
            <text:p>Wie oft heruntergeladen</text:p>
          </table:table-cell>
          <table:table-cell office:value-type="string">
            <text:p>Download count</text:p>
          </table:table-cell>
          <table:table-cell table:style-name="ce5" office:value-type="string">
            <text:p>Conteggio dei download</text:p>
          </table:table-cell>
          <table:table-cell table:style-name="ce5" office:value-type="string">
            <text:p>Conteo de la descarga</text:p>
          </table:table-cell>
          <table:table-cell table:style-name="ce5" office:value-type="string">
            <text:p>Télécharger compter</text:p>
          </table:table-cell>
          <table:table-cell table:number-columns-repeated="1017"/>
        </table:table-row>
        <table:table-row table:style-name="ro2">
          <table:table-cell table:formula="of:=IF(MID([.B503];1;1)=&quot;;&quot;;[.B503];IF(MID([.B503];1;1)=&quot;&quot;;&quot; &quot;;CONCATENATE([.B503];CHAR(61);CHAR(34);INDIRECT(ADDRESS(ROW();[.$A$2]));CHAR(34))))" office:value-type="string" office:string-value="first download=&quot;First download&quot;">
            <text:p>first download="First download"</text:p>
          </table:table-cell>
          <table:table-cell office:value-type="string">
            <text:p>first download</text:p>
          </table:table-cell>
          <table:table-cell office:value-type="string">
            <text:p>Erster Download</text:p>
          </table:table-cell>
          <table:table-cell office:value-type="string">
            <text:p>First download</text:p>
          </table:table-cell>
          <table:table-cell table:style-name="ce5" office:value-type="string">
            <text:p>Primo download</text:p>
          </table:table-cell>
          <table:table-cell table:style-name="ce5" office:value-type="string">
            <text:p>Primera descarga</text:p>
          </table:table-cell>
          <table:table-cell table:style-name="ce5" office:value-type="string">
            <text:p>Premier téléchargement</text:p>
          </table:table-cell>
          <table:table-cell table:number-columns-repeated="1017"/>
        </table:table-row>
        <table:table-row table:style-name="ro2">
          <table:table-cell table:formula="of:=IF(MID([.B504];1;1)=&quot;;&quot;;[.B504];IF(MID([.B504];1;1)=&quot;&quot;;&quot; &quot;;CONCATENATE([.B504];CHAR(61);CHAR(34);INDIRECT(ADDRESS(ROW();[.$A$2]));CHAR(34))))" office:value-type="string" office:string-value="never before=&quot;Never before&quot;">
            <text:p>never before="Never before"</text:p>
          </table:table-cell>
          <table:table-cell office:value-type="string">
            <text:p>never before</text:p>
          </table:table-cell>
          <table:table-cell office:value-type="string">
            <text:p>Noch nie</text:p>
          </table:table-cell>
          <table:table-cell office:value-type="string">
            <text:p>Never before</text:p>
          </table:table-cell>
          <table:table-cell table:style-name="ce5" office:value-type="string">
            <text:p>Mai prima</text:p>
          </table:table-cell>
          <table:table-cell table:style-name="ce5" office:value-type="string">
            <text:p>Nunca antes</text:p>
          </table:table-cell>
          <table:table-cell table:style-name="ce5" office:value-type="string">
            <text:p>Jamais auparavant</text:p>
          </table:table-cell>
          <table:table-cell table:number-columns-repeated="1017"/>
        </table:table-row>
        <table:table-row table:style-name="ro2">
          <table:table-cell table:formula="of:=IF(MID([.B505];1;1)=&quot;;&quot;;[.B505];IF(MID([.B505];1;1)=&quot;&quot;;&quot; &quot;;CONCATENATE([.B505];CHAR(61);CHAR(34);INDIRECT(ADDRESS(ROW();[.$A$2]));CHAR(34))))" office:value-type="string" office:string-value="reset download count=&quot;Reset download count to enable download?&quot;">
            <text:p>reset download count="Reset download count to enable download?"</text:p>
          </table:table-cell>
          <table:table-cell office:value-type="string">
            <text:p>reset download count</text:p>
          </table:table-cell>
          <table:table-cell office:value-type="string">
            <text:p>Download-Zähler zurücksetzen um erneuten Download erlauben?</text:p>
          </table:table-cell>
          <table:table-cell office:value-type="string">
            <text:p>Reset download count to enable download?</text:p>
          </table:table-cell>
          <table:table-cell table:style-name="ce5" office:value-type="string">
            <text:p>Azzera conteggio dei download per attivare il download?</text:p>
          </table:table-cell>
          <table:table-cell table:style-name="ce5" office:value-type="string">
            <text:p>Cambiar descarga contar a habilitar la descarga?</text:p>
          </table:table-cell>
          <table:table-cell table:style-name="ce5" office:value-type="string">
            <text:p>Réinitialiser télécharger comptent pour activer le téléchargement?</text:p>
          </table:table-cell>
          <table:table-cell table:number-columns-repeated="1017"/>
        </table:table-row>
        <table:table-row table:style-name="ro2">
          <table:table-cell table:formula="of:=IF(MID([.B506];1;1)=&quot;;&quot;;[.B506];IF(MID([.B506];1;1)=&quot;&quot;;&quot; &quot;;CONCATENATE([.B506];CHAR(61);CHAR(34);INDIRECT(ADDRESS(ROW();[.$A$2]));CHAR(34))))" office:value-type="string" office:string-value="back to cart=&quot;Back to cart&quot;">
            <text:p>back to cart="Back to cart"</text:p>
          </table:table-cell>
          <table:table-cell office:value-type="string">
            <text:p>back to cart</text:p>
          </table:table-cell>
          <table:table-cell office:value-type="string">
            <text:p>Zurück zum Warenkorb</text:p>
          </table:table-cell>
          <table:table-cell office:value-type="string">
            <text:p>Back to cart</text:p>
          </table:table-cell>
          <table:table-cell table:style-name="ce5" office:value-type="string">
            <text:p>Torna al carrello</text:p>
          </table:table-cell>
          <table:table-cell table:style-name="ce5" office:value-type="string">
            <text:p>Volver al carro</text:p>
          </table:table-cell>
          <table:table-cell table:style-name="ce5" office:value-type="string">
            <text:p>Retour au panier</text:p>
          </table:table-cell>
          <table:table-cell table:number-columns-repeated="1017"/>
        </table:table-row>
        <table:table-row table:style-name="ro2">
          <table:table-cell table:formula="of:=IF(MID([.B507];1;1)=&quot;;&quot;;[.B507];IF(MID([.B507];1;1)=&quot;&quot;;&quot; &quot;;CONCATENATE([.B507];CHAR(61);CHAR(34);INDIRECT(ADDRESS(ROW();[.$A$2]));CHAR(34))))" office:value-type="string" office:string-value="your order=&quot;Your order&quot;">
            <text:p>your order="Your order"</text:p>
          </table:table-cell>
          <table:table-cell office:value-type="string">
            <text:p>your order</text:p>
          </table:table-cell>
          <table:table-cell office:value-type="string">
            <text:p>Ihre Bestellung</text:p>
          </table:table-cell>
          <table:table-cell office:value-type="string">
            <text:p>Your order</text:p>
          </table:table-cell>
          <table:table-cell table:style-name="ce5" office:value-type="string">
            <text:p>Il tuo ordine</text:p>
          </table:table-cell>
          <table:table-cell table:style-name="ce5" office:value-type="string">
            <text:p>Su pedido</text:p>
          </table:table-cell>
          <table:table-cell table:style-name="ce5" office:value-type="string">
            <text:p>Votre commande</text:p>
          </table:table-cell>
          <table:table-cell table:number-columns-repeated="1017"/>
        </table:table-row>
        <table:table-row table:style-name="ro2">
          <table:table-cell table:formula="of:=IF(MID([.B508];1;1)=&quot;;&quot;;[.B508];IF(MID([.B508];1;1)=&quot;&quot;;&quot; &quot;;CONCATENATE([.B508];CHAR(61);CHAR(34);INDIRECT(ADDRESS(ROW();[.$A$2]));CHAR(34))))" office:value-type="string" office:string-value="back to clientdata=&quot;Back to client data&quot;">
            <text:p>back to clientdata="Back to client data"</text:p>
          </table:table-cell>
          <table:table-cell office:value-type="string">
            <text:p>back to clientdata</text:p>
          </table:table-cell>
          <table:table-cell office:value-type="string">
            <text:p>Zurück zu den Kundendaten</text:p>
          </table:table-cell>
          <table:table-cell office:value-type="string">
            <text:p>Back to client data</text:p>
          </table:table-cell>
          <table:table-cell table:style-name="ce5" office:value-type="string">
            <text:p>Torna ai dati dei clienti</text:p>
          </table:table-cell>
          <table:table-cell table:style-name="ce5" office:value-type="string">
            <text:p>Volver a la información del cliente</text:p>
          </table:table-cell>
          <table:table-cell table:style-name="ce5" office:value-type="string">
            <text:p>Retour aux données des clients</text:p>
          </table:table-cell>
          <table:table-cell table:number-columns-repeated="1017"/>
        </table:table-row>
        <table:table-row table:style-name="ro2">
          <table:table-cell table:formula="of:=IF(MID([.B509];1;1)=&quot;;&quot;;[.B509];IF(MID([.B509];1;1)=&quot;&quot;;&quot; &quot;;CONCATENATE([.B509];CHAR(61);CHAR(34);INDIRECT(ADDRESS(ROW();[.$A$2]));CHAR(34))))" office:value-type="string" office:string-value="pay now=&quot;Pay Now&quot;">
            <text:p>pay now="Pay Now"</text:p>
          </table:table-cell>
          <table:table-cell office:value-type="string">
            <text:p>pay now</text:p>
          </table:table-cell>
          <table:table-cell office:value-type="string">
            <text:p>Jetzt bezahlen</text:p>
          </table:table-cell>
          <table:table-cell office:value-type="string">
            <text:p>Pay Now</text:p>
          </table:table-cell>
          <table:table-cell table:style-name="ce5" office:value-type="string">
            <text:p>Paga adesso</text:p>
          </table:table-cell>
          <table:table-cell table:style-name="ce5" office:value-type="string">
            <text:p>Pagar ahora</text:p>
          </table:table-cell>
          <table:table-cell table:style-name="ce5" office:value-type="string">
            <text:p>Payer maintenant</text:p>
          </table:table-cell>
          <table:table-cell table:number-columns-repeated="1017"/>
        </table:table-row>
        <table:table-row table:style-name="ro2">
          <table:table-cell table:formula="of:=IF(MID([.B510];1;1)=&quot;;&quot;;[.B510];IF(MID([.B510];1;1)=&quot;&quot;;&quot; &quot;;CONCATENATE([.B510];CHAR(61);CHAR(34);INDIRECT(ADDRESS(ROW();[.$A$2]));CHAR(34))))" office:value-type="string" office:string-value="sale completed=&quot;Order completed&quot;">
            <text:p>sale completed="Order completed"</text:p>
          </table:table-cell>
          <table:table-cell office:value-type="string">
            <text:p>sale completed</text:p>
          </table:table-cell>
          <table:table-cell office:value-type="string">
            <text:p>Bestellung abgeschlossen</text:p>
          </table:table-cell>
          <table:table-cell office:value-type="string">
            <text:p>Order completed</text:p>
          </table:table-cell>
          <table:table-cell table:style-name="ce5" office:value-type="string">
            <text:p>Ordine completato</text:p>
          </table:table-cell>
          <table:table-cell table:style-name="ce5" office:value-type="string">
            <text:p>Orden completada</text:p>
          </table:table-cell>
          <table:table-cell table:style-name="ce5" office:value-type="string">
            <text:p>De commande dûment rempli</text:p>
          </table:table-cell>
          <table:table-cell table:number-columns-repeated="1017"/>
        </table:table-row>
        <table:table-row table:style-name="ro2">
          <table:table-cell table:formula="of:=IF(MID([.B511];1;1)=&quot;;&quot;;[.B511];IF(MID([.B511];1;1)=&quot;&quot;;&quot; &quot;;CONCATENATE([.B511];CHAR(61);CHAR(34);INDIRECT(ADDRESS(ROW();[.$A$2]));CHAR(34))))" office:value-type="string" office:string-value="order payment not confirmed=&quot;The payment is not yet confirmed.&quot;">
            <text:p>order payment not confirmed="The payment is not yet confirmed."</text:p>
          </table:table-cell>
          <table:table-cell office:value-type="string">
            <text:p>order payment not confirmed</text:p>
          </table:table-cell>
          <table:table-cell office:value-type="string">
            <text:p>Bestellung ist noch nicht bezahlt.</text:p>
          </table:table-cell>
          <table:table-cell office:value-type="string">
            <text:p>The payment is not yet confirmed.</text:p>
          </table:table-cell>
          <table:table-cell table:style-name="ce5" office:value-type="string">
            <text:p>Il pagamento non è ancora confermato.</text:p>
          </table:table-cell>
          <table:table-cell table:style-name="ce5" office:value-type="string">
            <text:p>El pago aún no se ha confirmado.</text:p>
          </table:table-cell>
          <table:table-cell table:style-name="ce5" office:value-type="string">
            <text:p>Le paiement n'est pas encore confirmé.</text:p>
          </table:table-cell>
          <table:table-cell table:number-columns-repeated="1017"/>
        </table:table-row>
        <table:table-row table:style-name="ro2">
          <table:table-cell table:formula="of:=IF(MID([.B512];1;1)=&quot;;&quot;;[.B512];IF(MID([.B512];1;1)=&quot;&quot;;&quot; &quot;;CONCATENATE([.B512];CHAR(61);CHAR(34);INDIRECT(ADDRESS(ROW();[.$A$2]));CHAR(34))))" office:value-type="string" office:string-value="download not valid=&quot;Download key not valid.&quot;">
            <text:p>download not valid="Download key not valid."</text:p>
          </table:table-cell>
          <table:table-cell office:value-type="string">
            <text:p>download not valid</text:p>
          </table:table-cell>
          <table:table-cell office:value-type="string">
            <text:p>Unzulässiger Download-Schlüssel</text:p>
          </table:table-cell>
          <table:table-cell office:value-type="string">
            <text:p>Download key not valid.</text:p>
          </table:table-cell>
          <table:table-cell table:style-name="ce5" office:value-type="string">
            <text:p>Scarica la chiave non valida.</text:p>
          </table:table-cell>
          <table:table-cell table:style-name="ce5" office:value-type="string">
            <text:p>Descargar clave no válida.</text:p>
          </table:table-cell>
          <table:table-cell table:style-name="ce5" office:value-type="string">
            <text:p>Télécharger touche pas valide.</text:p>
          </table:table-cell>
          <table:table-cell table:number-columns-repeated="1017"/>
        </table:table-row>
        <table:table-row table:style-name="ro2">
          <table:table-cell table:formula="of:=IF(MID([.B513];1;1)=&quot;;&quot;;[.B513];IF(MID([.B513];1;1)=&quot;&quot;;&quot; &quot;;CONCATENATE([.B513];CHAR(61);CHAR(34);INDIRECT(ADDRESS(ROW();[.$A$2]));CHAR(34))))" office:value-type="string" office:string-value="download time expired=&quot;Download time exipred&quot;">
            <text:p>download time expired="Download time exipred"</text:p>
          </table:table-cell>
          <table:table-cell office:value-type="string">
            <text:p>download time expired</text:p>
          </table:table-cell>
          <table:table-cell office:value-type="string">
            <text:p>Download-Zeit abgelaufen</text:p>
          </table:table-cell>
          <table:table-cell office:value-type="string">
            <text:p>Download time exipred</text:p>
          </table:table-cell>
          <table:table-cell table:style-name="ce5" office:value-type="string">
            <text:p>Tempo di download exipred</text:p>
          </table:table-cell>
          <table:table-cell table:style-name="ce5" office:value-type="string">
            <text:p>Tiempo de descarga exipred</text:p>
          </table:table-cell>
          <table:table-cell table:style-name="ce5" office:value-type="string">
            <text:p>Temps de téléchargement exipred</text:p>
          </table:table-cell>
          <table:table-cell table:number-columns-repeated="1017"/>
        </table:table-row>
        <table:table-row table:style-name="ro2">
          <table:table-cell table:formula="of:=IF(MID([.B514];1;1)=&quot;;&quot;;[.B514];IF(MID([.B514];1;1)=&quot;&quot;;&quot; &quot;;CONCATENATE([.B514];CHAR(61);CHAR(34);INDIRECT(ADDRESS(ROW();[.$A$2]));CHAR(34))))" office:value-type="string" office:string-value="download of files=&quot;Download of ordered images.&quot;">
            <text:p>download of files="Download of ordered images."</text:p>
          </table:table-cell>
          <table:table-cell office:value-type="string">
            <text:p>download of files</text:p>
          </table:table-cell>
          <table:table-cell office:value-type="string">
            <text:p>Download der bestellten Bildern</text:p>
          </table:table-cell>
          <table:table-cell office:value-type="string">
            <text:p>Download of ordered images.</text:p>
          </table:table-cell>
          <table:table-cell table:style-name="ce5" office:value-type="string">
            <text:p>Scarica di immagini richieste.</text:p>
          </table:table-cell>
          <table:table-cell table:style-name="ce5" office:value-type="string">
            <text:p>Descarga de imágenes solicitadas.</text:p>
          </table:table-cell>
          <table:table-cell table:style-name="ce5" office:value-type="string">
            <text:p>Télécharger des images commandées.</text:p>
          </table:table-cell>
          <table:table-cell table:number-columns-repeated="1017"/>
        </table:table-row>
        <table:table-row table:style-name="ro2">
          <table:table-cell table:formula="of:=IF(MID([.B515];1;1)=&quot;;&quot;;[.B515];IF(MID([.B515];1;1)=&quot;&quot;;&quot; &quot;;CONCATENATE([.B515];CHAR(61);CHAR(34);INDIRECT(ADDRESS(ROW();[.$A$2]));CHAR(34))))" office:value-type="string" office:string-value="download count exceeded=&quot;Download count exceeded.&quot;">
            <text:p>download count exceeded="Download count exceeded."</text:p>
          </table:table-cell>
          <table:table-cell office:value-type="string">
            <text:p>download count exceeded</text:p>
          </table:table-cell>
          <table:table-cell office:value-type="string">
            <text:p>Maximale Anzahl Downloads erreicht.</text:p>
          </table:table-cell>
          <table:table-cell office:value-type="string">
            <text:p>Download count exceeded.</text:p>
          </table:table-cell>
          <table:table-cell table:style-name="ce5" office:value-type="string">
            <text:p>Conteggio dei download superato.</text:p>
          </table:table-cell>
          <table:table-cell table:style-name="ce5" office:value-type="string">
            <text:p>Descargar excedido el número.</text:p>
          </table:table-cell>
          <table:table-cell table:style-name="ce5" office:value-type="string">
            <text:p>Télécharger compter dépassée.</text:p>
          </table:table-cell>
          <table:table-cell table:number-columns-repeated="1017"/>
        </table:table-row>
        <table:table-row table:style-name="ro2">
          <table:table-cell table:formula="of:=IF(MID([.B516];1;1)=&quot;;&quot;;[.B516];IF(MID([.B516];1;1)=&quot;&quot;;&quot; &quot;;CONCATENATE([.B516];CHAR(61);CHAR(34);INDIRECT(ADDRESS(ROW();[.$A$2]));CHAR(34))))" office:value-type="string" office:string-value="download preparing=&quot;The download is being prepared&quot;">
            <text:p>download preparing="The download is being prepared"</text:p>
          </table:table-cell>
          <table:table-cell office:value-type="string">
            <text:p>download preparing</text:p>
          </table:table-cell>
          <table:table-cell office:value-type="string">
            <text:p>Der Download wird vorbereitet</text:p>
          </table:table-cell>
          <table:table-cell office:value-type="string">
            <text:p>The download is being prepared</text:p>
          </table:table-cell>
          <table:table-cell table:style-name="ce5" office:value-type="string">
            <text:p>Il download è in corso di preparazione</text:p>
          </table:table-cell>
          <table:table-cell table:style-name="ce5" office:value-type="string">
            <text:p>La descarga se está preparando</text:p>
          </table:table-cell>
          <table:table-cell table:style-name="ce5" office:value-type="string">
            <text:p>Le téléchargement est en cours de préparation</text:p>
          </table:table-cell>
          <table:table-cell table:number-columns-repeated="1017"/>
        </table:table-row>
        <table:table-row table:style-name="ro2">
          <table:table-cell table:formula="of:=IF(MID([.B517];1;1)=&quot;;&quot;;[.B517];IF(MID([.B517];1;1)=&quot;&quot;;&quot; &quot;;CONCATENATE([.B517];CHAR(61);CHAR(34);INDIRECT(ADDRESS(ROW();[.$A$2]));CHAR(34))))" office:value-type="string" office:string-value="download is ready=&quot;Preparation completed.&quot;">
            <text:p>download is ready="Preparation completed."</text:p>
          </table:table-cell>
          <table:table-cell office:value-type="string">
            <text:p>download is ready</text:p>
          </table:table-cell>
          <table:table-cell office:value-type="string">
            <text:p>Vorbereitung abgeschlossen.</text:p>
          </table:table-cell>
          <table:table-cell office:value-type="string">
            <text:p>Preparation completed.</text:p>
          </table:table-cell>
          <table:table-cell table:style-name="ce5" office:value-type="string">
            <text:p>Preparazione completata.</text:p>
          </table:table-cell>
          <table:table-cell table:style-name="ce5" office:value-type="string">
            <text:p>Preparación completado.</text:p>
          </table:table-cell>
          <table:table-cell table:style-name="ce5" office:value-type="string">
            <text:p>Préparation terminée.</text:p>
          </table:table-cell>
          <table:table-cell table:number-columns-repeated="1017"/>
        </table:table-row>
        <table:table-row table:style-name="ro2">
          <table:table-cell table:formula="of:=IF(MID([.B518];1;1)=&quot;;&quot;;[.B518];IF(MID([.B518];1;1)=&quot;&quot;;&quot; &quot;;CONCATENATE([.B518];CHAR(61);CHAR(34);INDIRECT(ADDRESS(ROW();[.$A$2]));CHAR(34))))" office:value-type="string" office:string-value="click here if download does not start automatically=&quot;If the download does not start automatically, click here.&quot;">
            <text:p>click here if download does not start automatically="If the download does not start automatically, click here."</text:p>
          </table:table-cell>
          <table:table-cell office:value-type="string">
            <text:p>click here if download does not start automatically</text:p>
          </table:table-cell>
          <table:table-cell office:value-type="string">
            <text:p>Falls der Donwload nicht automatisch startet, hier klicken.</text:p>
          </table:table-cell>
          <table:table-cell office:value-type="string">
            <text:p>If the download does not start automatically, click here.</text:p>
          </table:table-cell>
          <table:table-cell table:style-name="ce5" office:value-type="string">
            <text:p>Se il download non si avvia automaticamente, fare clic qui.</text:p>
          </table:table-cell>
          <table:table-cell table:style-name="ce5" office:value-type="string">
            <text:p>Si la descarga no se inicia automáticamente, haga clic aquí.</text:p>
          </table:table-cell>
          <table:table-cell table:style-name="ce5" office:value-type="string">
            <text:p>Si le téléchargement ne démarre pas automatiquement, cliquez ici.</text:p>
          </table:table-cell>
          <table:table-cell table:number-columns-repeated="1017"/>
        </table:table-row>
        <table:table-row table:style-name="ro2">
          <table:table-cell table:formula="of:=IF(MID([.B519];1;1)=&quot;;&quot;;[.B519];IF(MID([.B519];1;1)=&quot;&quot;;&quot; &quot;;CONCATENATE([.B519];CHAR(61);CHAR(34);INDIRECT(ADDRESS(ROW();[.$A$2]));CHAR(34))))" office:value-type="string" office:string-value="image note=&quot;Note&quot;">
            <text:p>image note="Note"</text:p>
          </table:table-cell>
          <table:table-cell office:value-type="string">
            <text:p>image note</text:p>
          </table:table-cell>
          <table:table-cell office:value-type="string">
            <text:p>Bemerkung</text:p>
          </table:table-cell>
          <table:table-cell office:value-type="string">
            <text:p>Note</text:p>
          </table:table-cell>
          <table:table-cell table:style-name="ce5" office:value-type="string">
            <text:p>Nota</text:p>
          </table:table-cell>
          <table:table-cell table:style-name="ce5" office:value-type="string">
            <text:p>Nota</text:p>
          </table:table-cell>
          <table:table-cell table:style-name="ce5" office:value-type="string">
            <text:p>Noter</text:p>
          </table:table-cell>
          <table:table-cell table:number-columns-repeated="1017"/>
        </table:table-row>
        <table:table-row table:style-name="ro3">
          <table:table-cell table:formula="of:=IF(MID([.B520];1;1)=&quot;;&quot;;[.B520];IF(MID([.B520];1;1)=&quot;&quot;;&quot; &quot;;CONCATENATE([.B520];CHAR(61);CHAR(34);INDIRECT(ADDRESS(ROW();[.$A$2]));CHAR(34))))" office:value-type="string" office:string-value="check and confirm the order=&quot;Please check and confirm your purchase.&quot;">
            <text:p>check and confirm the order="Please check and confirm your purchase."</text:p>
          </table:table-cell>
          <table:table-cell table:style-name="ce2" office:value-type="string">
            <text:p>check and confirm the order</text:p>
          </table:table-cell>
          <table:table-cell office:value-type="string">
            <text:p>Bitte prüfen und bestätigen Sie Ihren Einkauf.</text:p>
          </table:table-cell>
          <table:table-cell office:value-type="string">
            <text:p>Please check and confirm your purchase.</text:p>
          </table:table-cell>
          <table:table-cell table:style-name="ce5" office:value-type="string">
            <text:p>Si prega di verificare e confermare l'ordine.</text:p>
          </table:table-cell>
          <table:table-cell table:style-name="ce5" office:value-type="string">
            <text:p>Compruebe y confirme su pedido.</text:p>
          </table:table-cell>
          <table:table-cell table:style-name="ce5" office:value-type="string">
            <text:p>S'il vous plaît vérifier et confirmer votre commande.</text:p>
          </table:table-cell>
          <table:table-cell table:number-columns-repeated="1017"/>
        </table:table-row>
        <table:table-row table:style-name="ro3">
          <table:table-cell table:formula="of:=IF(MID([.B521];1;1)=&quot;;&quot;;[.B521];IF(MID([.B521];1;1)=&quot;&quot;;&quot; &quot;;CONCATENATE([.B521];CHAR(61);CHAR(34);INDIRECT(ADDRESS(ROW();[.$A$2]));CHAR(34))))" office:value-type="string" office:string-value="buy now=&quot;Buy now&quot;">
            <text:p>buy now="Buy now"</text:p>
          </table:table-cell>
          <table:table-cell table:style-name="ce2" office:value-type="string">
            <text:p>buy now</text:p>
          </table:table-cell>
          <table:table-cell office:value-type="string">
            <text:p>Kaufen</text:p>
          </table:table-cell>
          <table:table-cell office:value-type="string">
            <text:p>Buy now</text:p>
          </table:table-cell>
          <table:table-cell table:style-name="ce2" office:value-type="string">
            <text:p>acquista</text:p>
          </table:table-cell>
          <table:table-cell table:style-name="ce5" office:value-type="string">
            <text:p>comprar</text:p>
          </table:table-cell>
          <table:table-cell table:style-name="ce5" office:value-type="string">
            <text:p>acheter maintenant</text:p>
          </table:table-cell>
          <table:table-cell table:number-columns-repeated="1017"/>
        </table:table-row>
        <table:table-row table:style-name="ro3">
          <table:table-cell table:formula="of:=IF(MID([.B522];1;1)=&quot;;&quot;;[.B522];IF(MID([.B522];1;1)=&quot;&quot;;&quot; &quot;;CONCATENATE([.B522];CHAR(61);CHAR(34);INDIRECT(ADDRESS(ROW();[.$A$2]));CHAR(34))))" office:value-type="string" office:string-value="checkout=&quot;Checkout&quot;">
            <text:p>checkout="Checkout"</text:p>
          </table:table-cell>
          <table:table-cell table:style-name="ce2" office:value-type="string">
            <text:p>checkout</text:p>
          </table:table-cell>
          <table:table-cell office:value-type="string">
            <text:p>Bezahlen</text:p>
          </table:table-cell>
          <table:table-cell office:value-type="string">
            <text:p>Checkout</text:p>
          </table:table-cell>
          <table:table-cell table:style-name="ce5" office:value-type="string">
            <text:p>cassa</text:p>
          </table:table-cell>
          <table:table-cell table:style-name="Default" office:value-type="string">
            <text:p>caja</text:p>
          </table:table-cell>
          <table:table-cell table:style-name="ce5" office:value-type="string">
            <text:p>caisse</text:p>
          </table:table-cell>
          <table:table-cell table:number-columns-repeated="1017"/>
        </table:table-row>
        <table:table-row table:style-name="ro3">
          <table:table-cell table:formula="of:=IF(MID([.B523];1;1)=&quot;;&quot;;[.B523];IF(MID([.B523];1;1)=&quot;&quot;;&quot; &quot;;CONCATENATE([.B523];CHAR(61);CHAR(34);INDIRECT(ADDRESS(ROW();[.$A$2]));CHAR(34))))" office:value-type="string" office:string-value="order more images=&quot;Order more images&quot;">
            <text:p>order more images="Order more images"</text:p>
          </table:table-cell>
          <table:table-cell table:style-name="ce2" office:value-type="string">
            <text:p>order more images</text:p>
          </table:table-cell>
          <table:table-cell office:value-type="string">
            <text:p>Weitere Bilder bestellen</text:p>
          </table:table-cell>
          <table:table-cell office:value-type="string">
            <text:p>Order more images</text:p>
          </table:table-cell>
          <table:table-cell table:style-name="ce5" office:value-type="string">
            <text:p>ordinare altre foto</text:p>
          </table:table-cell>
          <table:table-cell table:style-name="ce5" office:value-type="string">
            <text:p>pedir mas imagenes</text:p>
          </table:table-cell>
          <table:table-cell table:style-name="ce5" office:value-type="string">
            <text:p>commander d'autres images</text:p>
          </table:table-cell>
          <table:table-cell table:number-columns-repeated="1017"/>
        </table:table-row>
        <table:table-row table:style-name="ro3">
          <table:table-cell table:formula="of:=IF(MID([.B524];1;1)=&quot;;&quot;;[.B524];IF(MID([.B524];1;1)=&quot;&quot;;&quot; &quot;;CONCATENATE([.B524];CHAR(61);CHAR(34);INDIRECT(ADDRESS(ROW();[.$A$2]));CHAR(34))))" office:value-type="string" office:string-value="order=&quot;Order&quot;">
            <text:p>order="Order"</text:p>
          </table:table-cell>
          <table:table-cell table:style-name="ce2" office:value-type="string">
            <text:p>order</text:p>
          </table:table-cell>
          <table:table-cell office:value-type="string">
            <text:p>Bestellung</text:p>
          </table:table-cell>
          <table:table-cell office:value-type="string">
            <text:p>Order</text:p>
          </table:table-cell>
          <table:table-cell table:style-name="ce5" office:value-type="string">
            <text:p>commissione</text:p>
          </table:table-cell>
          <table:table-cell table:style-name="ce5" office:value-type="string">
            <text:p>la demanda</text:p>
          </table:table-cell>
          <table:table-cell table:style-name="ce5" office:value-type="string">
            <text:p>commande</text:p>
          </table:table-cell>
          <table:table-cell table:number-columns-repeated="1017"/>
        </table:table-row>
        <table:table-row table:style-name="ro3">
          <table:table-cell table:formula="of:=IF(MID([.B525];1;1)=&quot;;&quot;;[.B525];IF(MID([.B525];1;1)=&quot;&quot;;&quot; &quot;;CONCATENATE([.B525];CHAR(61);CHAR(34);INDIRECT(ADDRESS(ROW();[.$A$2]));CHAR(34))))" office:value-type="string" office:string-value="update order=&quot;Update order&quot;">
            <text:p>update order="Update order"</text:p>
          </table:table-cell>
          <table:table-cell table:style-name="ce2" office:value-type="string">
            <text:p>update order</text:p>
          </table:table-cell>
          <table:table-cell office:value-type="string">
            <text:p>Bestellung aktualisieren</text:p>
          </table:table-cell>
          <table:table-cell office:value-type="string">
            <text:p>Update order</text:p>
          </table:table-cell>
          <table:table-cell table:style-name="ce5" office:value-type="string">
            <text:p>aggirnare l'ordine</text:p>
          </table:table-cell>
          <table:table-cell table:style-name="ce5" office:value-type="string">
            <text:p>para actualizar</text:p>
          </table:table-cell>
          <table:table-cell table:style-name="ce5" office:value-type="string">
            <text:p>mettre a jour la commande</text:p>
          </table:table-cell>
          <table:table-cell table:number-columns-repeated="1017"/>
        </table:table-row>
        <table:table-row table:style-name="ro3">
          <table:table-cell table:formula="of:=IF(MID([.B526];1;1)=&quot;;&quot;;[.B526];IF(MID([.B526];1;1)=&quot;&quot;;&quot; &quot;;CONCATENATE([.B526];CHAR(61);CHAR(34);INDIRECT(ADDRESS(ROW();[.$A$2]));CHAR(34))))" office:value-type="string" office:string-value="show cart=&quot;show cart&quot;">
            <text:p>show cart="show cart"</text:p>
          </table:table-cell>
          <table:table-cell table:style-name="ce2" office:value-type="string">
            <text:p>show cart</text:p>
          </table:table-cell>
          <table:table-cell office:value-type="string">
            <text:p>Warenkorb anzeigen</text:p>
          </table:table-cell>
          <table:table-cell office:value-type="string">
            <text:p>show cart</text:p>
          </table:table-cell>
          <table:table-cell table:style-name="ce5" office:value-type="string">
            <text:p>mostra il carrello</text:p>
          </table:table-cell>
          <table:table-cell table:style-name="ce5" office:value-type="string">
            <text:p>mostrar la cesta</text:p>
          </table:table-cell>
          <table:table-cell table:style-name="ce5" office:value-type="string">
            <text:p>montrer panier</text:p>
          </table:table-cell>
          <table:table-cell table:number-columns-repeated="1017"/>
        </table:table-row>
        <table:table-row table:style-name="ro3">
          <table:table-cell table:formula="of:=IF(MID([.B527];1;1)=&quot;;&quot;;[.B527];IF(MID([.B527];1;1)=&quot;&quot;;&quot; &quot;;CONCATENATE([.B527];CHAR(61);CHAR(34);INDIRECT(ADDRESS(ROW();[.$A$2]));CHAR(34))))" office:value-type="string" office:string-value="back to the galleries=&quot;Back to the galleries&quot;">
            <text:p>back to the galleries="Back to the galleries"</text:p>
          </table:table-cell>
          <table:table-cell table:style-name="ce2" office:value-type="string">
            <text:p>back to the galleries</text:p>
          </table:table-cell>
          <table:table-cell office:value-type="string">
            <text:p>Zurück zu den Galerien</text:p>
          </table:table-cell>
          <table:table-cell office:value-type="string">
            <text:p>Back to the galleries</text:p>
          </table:table-cell>
          <table:table-cell table:style-name="ce5" office:value-type="string">
            <text:p>Torna all'indice delle gallerie</text:p>
          </table:table-cell>
          <table:table-cell table:style-name="ce5" office:value-type="string">
            <text:p>Regreso a las galerias</text:p>
          </table:table-cell>
          <table:table-cell table:style-name="ce5" office:value-type="string">
            <text:p>retour aux galeries</text:p>
          </table:table-cell>
          <table:table-cell table:number-columns-repeated="1017"/>
        </table:table-row>
        <table:table-row table:style-name="ro4">
          <table:table-cell table:formula="of:=IF(MID([.B528];1;1)=&quot;;&quot;;[.B528];IF(MID([.B528];1;1)=&quot;&quot;;&quot; &quot;;CONCATENATE([.B528];CHAR(61);CHAR(34);INDIRECT(ADDRESS(ROW();[.$A$2]));CHAR(34))))" office:value-type="string" office:string-value="add to cart=&quot;add to cart&quot;">
            <text:p>add to cart="add to cart"</text:p>
          </table:table-cell>
          <table:table-cell table:style-name="ce2" office:value-type="string">
            <text:p>add to cart</text:p>
          </table:table-cell>
          <table:table-cell office:value-type="string">
            <text:p>In den Warenkorb</text:p>
          </table:table-cell>
          <table:table-cell office:value-type="string">
            <text:p>add to cart</text:p>
          </table:table-cell>
          <table:table-cell table:style-name="ce5" office:value-type="string">
            <text:p>aggiungi al carrello</text:p>
          </table:table-cell>
          <table:table-cell table:style-name="ce5" office:value-type="string">
            <text:p>añadir al carrito</text:p>
          </table:table-cell>
          <table:table-cell table:style-name="ce2" office:value-type="string">
            <text:p>ajouter au panier</text:p>
          </table:table-cell>
          <table:table-cell table:number-columns-repeated="1017"/>
        </table:table-row>
        <table:table-row table:style-name="ro4">
          <table:table-cell table:formula="of:=IF(MID([.B529];1;1)=&quot;;&quot;;[.B529];IF(MID([.B529];1;1)=&quot;&quot;;&quot; &quot;;CONCATENATE([.B529];CHAR(61);CHAR(34);INDIRECT(ADDRESS(ROW();[.$A$2]));CHAR(34))))" office:value-type="string" office:string-value="update recalculate cart=&quot;Update / recalculate cart&quot;">
            <text:p>update recalculate cart="Update / recalculate cart"</text:p>
          </table:table-cell>
          <table:table-cell table:style-name="ce2" office:value-type="string">
            <text:p>update recalculate cart</text:p>
          </table:table-cell>
          <table:table-cell office:value-type="string">
            <text:p>Aktualisieren / Neu berechnen</text:p>
          </table:table-cell>
          <table:table-cell office:value-type="string">
            <text:p>Update / recalculate cart</text:p>
          </table:table-cell>
          <table:table-cell table:style-name="ce5" office:value-type="string">
            <text:p>aggiornare/ricalculare carrello</text:p>
          </table:table-cell>
          <table:table-cell table:style-name="ce5" office:value-type="string">
            <text:p>actualizar/recalcular cesta</text:p>
          </table:table-cell>
          <table:table-cell table:style-name="ce2" office:value-type="string">
            <text:p>actualiser/recalculer panier</text:p>
          </table:table-cell>
          <table:table-cell table:number-columns-repeated="1017"/>
        </table:table-row>
        <table:table-row table:style-name="ro4">
          <table:table-cell table:formula="of:=IF(MID([.B530];1;1)=&quot;;&quot;;[.B530];IF(MID([.B530];1;1)=&quot;&quot;;&quot; &quot;;CONCATENATE([.B530];CHAR(61);CHAR(34);INDIRECT(ADDRESS(ROW();[.$A$2]));CHAR(34))))" office:value-type="string" office:string-value="continue in order=&quot;Continue in order&quot;">
            <text:p>continue in order="Continue in order"</text:p>
          </table:table-cell>
          <table:table-cell table:style-name="ce2" office:value-type="string">
            <text:p>continue in order</text:p>
          </table:table-cell>
          <table:table-cell office:value-type="string">
            <text:p>Weiter in Bestellung</text:p>
          </table:table-cell>
          <table:table-cell office:value-type="string">
            <text:p>Continue in order</text:p>
          </table:table-cell>
          <table:table-cell table:style-name="ce2" office:value-type="string">
            <text:p>Avanti in ordine</text:p>
          </table:table-cell>
          <table:table-cell table:style-name="ce2" office:value-type="string">
            <text:p>Siguiente en el orden</text:p>
          </table:table-cell>
          <table:table-cell table:style-name="ce2" office:value-type="string">
            <text:p>suivant dans l'ordre</text:p>
          </table:table-cell>
          <table:table-cell table:number-columns-repeated="1017"/>
        </table:table-row>
        <table:table-row table:style-name="ro3">
          <table:table-cell table:formula="of:=IF(MID([.B531];1;1)=&quot;;&quot;;[.B531];IF(MID([.B531];1;1)=&quot;&quot;;&quot; &quot;;CONCATENATE([.B531];CHAR(61);CHAR(34);INDIRECT(ADDRESS(ROW();[.$A$2]));CHAR(34))))" office:value-type="string" office:string-value="complete=&quot;Completed&quot;">
            <text:p>complete="Completed"</text:p>
          </table:table-cell>
          <table:table-cell table:style-name="ce2" office:value-type="string">
            <text:p>complete</text:p>
          </table:table-cell>
          <table:table-cell office:value-type="string">
            <text:p>Fertig</text:p>
          </table:table-cell>
          <table:table-cell office:value-type="string">
            <text:p>Completed</text:p>
          </table:table-cell>
          <table:table-cell table:style-name="ce5" office:value-type="string">
            <text:p>completo</text:p>
          </table:table-cell>
          <table:table-cell table:style-name="ce5" office:value-type="string">
            <text:p>terminado</text:p>
          </table:table-cell>
          <table:table-cell table:style-name="ce2" office:value-type="string">
            <text:p>complèt</text:p>
          </table:table-cell>
          <table:table-cell table:number-columns-repeated="1017"/>
        </table:table-row>
        <table:table-row table:style-name="ro6">
          <table:table-cell table:formula="of:=IF(MID([.B532];1;1)=&quot;;&quot;;[.B532];IF(MID([.B532];1;1)=&quot;&quot;;&quot; &quot;;CONCATENATE([.B532];CHAR(61);CHAR(34);INDIRECT(ADDRESS(ROW();[.$A$2]));CHAR(34))))" office:value-type="string" office:string-value="order products for image=&quot;Order products for image&quot;">
            <text:p>order products for image="Order products for image"</text:p>
          </table:table-cell>
          <table:table-cell table:style-name="ce2" office:value-type="string">
            <text:p>order products for image</text:p>
          </table:table-cell>
          <table:table-cell office:value-type="string">
            <text:p>Produkte bestellen für Bild</text:p>
          </table:table-cell>
          <table:table-cell office:value-type="string">
            <text:p>Order products for image</text:p>
          </table:table-cell>
          <table:table-cell table:style-name="ce2" office:value-type="string">
            <text:p>ordinare i prodotti per l'immagine</text:p>
          </table:table-cell>
          <table:table-cell table:style-name="ce2" office:value-type="string">
            <text:p>pedidos de productos de imagen</text:p>
          </table:table-cell>
          <table:table-cell table:style-name="ce2" office:value-type="string">
            <text:p>commander des produits pour image</text:p>
          </table:table-cell>
          <table:table-cell table:number-columns-repeated="1017"/>
        </table:table-row>
        <table:table-row table:style-name="ro3">
          <table:table-cell table:formula="of:=IF(MID([.B533];1;1)=&quot;;&quot;;[.B533];IF(MID([.B533];1;1)=&quot;&quot;;&quot; &quot;;CONCATENATE([.B533];CHAR(61);CHAR(34);INDIRECT(ADDRESS(ROW();[.$A$2]));CHAR(34))))" office:value-type="string" office:string-value="cart=&quot;Cart&quot;">
            <text:p>cart="Cart"</text:p>
          </table:table-cell>
          <table:table-cell table:style-name="ce2" office:value-type="string">
            <text:p>cart</text:p>
          </table:table-cell>
          <table:table-cell office:value-type="string">
            <text:p>Warenkorb</text:p>
          </table:table-cell>
          <table:table-cell office:value-type="string">
            <text:p>Cart</text:p>
          </table:table-cell>
          <table:table-cell table:style-name="Default" office:value-type="string">
            <text:p>Cart</text:p>
          </table:table-cell>
          <table:table-cell table:style-name="Default" office:value-type="string">
            <text:p>Cart</text:p>
          </table:table-cell>
          <table:table-cell table:style-name="Default" office:value-type="string">
            <text:p>Cart</text:p>
          </table:table-cell>
          <table:table-cell table:number-columns-repeated="1017"/>
        </table:table-row>
        <table:table-row table:style-name="ro3">
          <table:table-cell table:formula="of:=IF(MID([.B534];1;1)=&quot;;&quot;;[.B534];IF(MID([.B534];1;1)=&quot;&quot;;&quot; &quot;;CONCATENATE([.B534];CHAR(61);CHAR(34);INDIRECT(ADDRESS(ROW();[.$A$2]));CHAR(34))))" office:value-type="string" office:string-value="address=&quot;Address&quot;">
            <text:p>address="Address"</text:p>
          </table:table-cell>
          <table:table-cell table:style-name="ce2" office:value-type="string">
            <text:p>address</text:p>
          </table:table-cell>
          <table:table-cell office:value-type="string">
            <text:p>Adresse</text:p>
          </table:table-cell>
          <table:table-cell office:value-type="string">
            <text:p>Address</text:p>
          </table:table-cell>
          <table:table-cell table:style-name="Default" office:value-type="string">
            <text:p>Address</text:p>
          </table:table-cell>
          <table:table-cell table:style-name="Default" office:value-type="string">
            <text:p>Address</text:p>
          </table:table-cell>
          <table:table-cell table:style-name="Default" office:value-type="string">
            <text:p>Address</text:p>
          </table:table-cell>
          <table:table-cell table:number-columns-repeated="1017"/>
        </table:table-row>
        <table:table-row table:style-name="ro3">
          <table:table-cell table:formula="of:=IF(MID([.B535];1;1)=&quot;;&quot;;[.B535];IF(MID([.B535];1;1)=&quot;&quot;;&quot; &quot;;CONCATENATE([.B535];CHAR(61);CHAR(34);INDIRECT(ADDRESS(ROW();[.$A$2]));CHAR(34))))" office:value-type="string" office:string-value="confirmation=&quot;Confirmation&quot;">
            <text:p>confirmation="Confirmation"</text:p>
          </table:table-cell>
          <table:table-cell table:style-name="ce2" office:value-type="string">
            <text:p>confirmation</text:p>
          </table:table-cell>
          <table:table-cell office:value-type="string">
            <text:p>Bestätigung</text:p>
          </table:table-cell>
          <table:table-cell office:value-type="string">
            <text:p>Confirmation</text:p>
          </table:table-cell>
          <table:table-cell table:style-name="Default" office:value-type="string">
            <text:p>Confirmation</text:p>
          </table:table-cell>
          <table:table-cell table:style-name="Default" office:value-type="string">
            <text:p>Confirmation</text:p>
          </table:table-cell>
          <table:table-cell table:style-name="Default" office:value-type="string">
            <text:p>Confirmation</text:p>
          </table:table-cell>
          <table:table-cell table:number-columns-repeated="1017"/>
        </table:table-row>
        <table:table-row table:style-name="ro3">
          <table:table-cell table:formula="of:=IF(MID([.B536];1;1)=&quot;;&quot;;[.B536];IF(MID([.B536];1;1)=&quot;&quot;;&quot; &quot;;CONCATENATE([.B536];CHAR(61);CHAR(34);INDIRECT(ADDRESS(ROW();[.$A$2]));CHAR(34))))" office:value-type="string" office:string-value="completed=&quot;Completed&quot;">
            <text:p>completed="Completed"</text:p>
          </table:table-cell>
          <table:table-cell table:style-name="ce2" office:value-type="string">
            <text:p>completed</text:p>
          </table:table-cell>
          <table:table-cell office:value-type="string">
            <text:p>Fertig</text:p>
          </table:table-cell>
          <table:table-cell office:value-type="string">
            <text:p>Completed</text:p>
          </table:table-cell>
          <table:table-cell table:style-name="Default" office:value-type="string">
            <text:p>Completed</text:p>
          </table:table-cell>
          <table:table-cell table:style-name="Default" office:value-type="string">
            <text:p>Completed</text:p>
          </table:table-cell>
          <table:table-cell table:style-name="Default" office:value-type="string">
            <text:p>Completed</text:p>
          </table:table-cell>
          <table:table-cell table:number-columns-repeated="1017"/>
        </table:table-row>
        <table:table-row table:style-name="ro3">
          <table:table-cell table:formula="of:=IF(MID([.B537];1;1)=&quot;;&quot;;[.B537];IF(MID([.B537];1;1)=&quot;&quot;;&quot; &quot;;CONCATENATE([.B537];CHAR(61);CHAR(34);INDIRECT(ADDRESS(ROW();[.$A$2]));CHAR(34))))" office:value-type="string" office:string-value="sum=&quot;Sum&quot;">
            <text:p>sum="Sum"</text:p>
          </table:table-cell>
          <table:table-cell table:style-name="ce2" office:value-type="string">
            <text:p>sum</text:p>
          </table:table-cell>
          <table:table-cell office:value-type="string">
            <text:p>Summe</text:p>
          </table:table-cell>
          <table:table-cell office:value-type="string">
            <text:p>Sum</text:p>
          </table:table-cell>
          <table:table-cell table:style-name="Default" office:value-type="string">
            <text:p>Sum</text:p>
          </table:table-cell>
          <table:table-cell table:style-name="Default" office:value-type="string">
            <text:p>Sum</text:p>
          </table:table-cell>
          <table:table-cell table:style-name="Default" office:value-type="string">
            <text:p>Sum</text:p>
          </table:table-cell>
          <table:table-cell table:number-columns-repeated="1017"/>
        </table:table-row>
        <table:table-row table:style-name="ro3">
          <table:table-cell table:formula="of:=IF(MID([.B538];1;1)=&quot;;&quot;;[.B538];IF(MID([.B538];1;1)=&quot;&quot;;&quot; &quot;;CONCATENATE([.B538];CHAR(61);CHAR(34);INDIRECT(ADDRESS(ROW();[.$A$2]));CHAR(34))))" office:value-type="string" office:string-value="plus shipcost=&quot;plus shipment cost&quot;">
            <text:p>plus shipcost="plus shipment cost"</text:p>
          </table:table-cell>
          <table:table-cell table:style-name="ce2" office:value-type="string">
            <text:p>plus shipcost</text:p>
          </table:table-cell>
          <table:table-cell office:value-type="string">
            <text:p>zuzgl. Versandkosten</text:p>
          </table:table-cell>
          <table:table-cell office:value-type="string">
            <text:p>plus shipment cost</text:p>
          </table:table-cell>
          <table:table-cell table:style-name="Default" office:value-type="string">
            <text:p>plus shipment cost</text:p>
          </table:table-cell>
          <table:table-cell table:style-name="Default" office:value-type="string">
            <text:p>plus shipment cost</text:p>
          </table:table-cell>
          <table:table-cell table:style-name="Default" office:value-type="string">
            <text:p>plus shipment cost</text:p>
          </table:table-cell>
          <table:table-cell table:number-columns-repeated="1017"/>
        </table:table-row>
        <table:table-row table:style-name="ro3">
          <table:table-cell table:formula="of:=IF(MID([.B539];1;1)=&quot;;&quot;;[.B539];IF(MID([.B539];1;1)=&quot;&quot;;&quot; &quot;;CONCATENATE([.B539];CHAR(61);CHAR(34);INDIRECT(ADDRESS(ROW();[.$A$2]));CHAR(34))))" office:value-type="string" office:string-value="shipcost=&quot;Shipment cost&quot;">
            <text:p>shipcost="Shipment cost"</text:p>
          </table:table-cell>
          <table:table-cell table:style-name="ce2" office:value-type="string">
            <text:p>shipcost</text:p>
          </table:table-cell>
          <table:table-cell office:value-type="string">
            <text:p>Versandkosten</text:p>
          </table:table-cell>
          <table:table-cell office:value-type="string">
            <text:p>Shipment cost</text:p>
          </table:table-cell>
          <table:table-cell table:style-name="Default" office:value-type="string">
            <text:p>Shipment cost</text:p>
          </table:table-cell>
          <table:table-cell table:style-name="Default" office:value-type="string">
            <text:p>Shipment cost</text:p>
          </table:table-cell>
          <table:table-cell table:style-name="Default" office:value-type="string">
            <text:p>Shipment cost</text:p>
          </table:table-cell>
          <table:table-cell table:number-columns-repeated="1017"/>
        </table:table-row>
        <table:table-row table:style-name="ro3">
          <table:table-cell table:formula="of:=IF(MID([.B540];1;1)=&quot;;&quot;;[.B540];IF(MID([.B540];1;1)=&quot;&quot;;&quot; &quot;;CONCATENATE([.B540];CHAR(61);CHAR(34);INDIRECT(ADDRESS(ROW();[.$A$2]));CHAR(34))))" office:value-type="string" office:string-value="add more images=&quot;Add more images&quot;">
            <text:p>add more images="Add more images"</text:p>
          </table:table-cell>
          <table:table-cell table:style-name="ce2" office:value-type="string">
            <text:p>add more images</text:p>
          </table:table-cell>
          <table:table-cell office:value-type="string">
            <text:p>weitere Bilder hinzufügen</text:p>
          </table:table-cell>
          <table:table-cell office:value-type="string">
            <text:p>Add more images</text:p>
          </table:table-cell>
          <table:table-cell table:style-name="Default" office:value-type="string">
            <text:p>Add more images</text:p>
          </table:table-cell>
          <table:table-cell table:style-name="Default" office:value-type="string">
            <text:p>Add more images</text:p>
          </table:table-cell>
          <table:table-cell table:style-name="Default" office:value-type="string">
            <text:p>Add more images</text:p>
          </table:table-cell>
          <table:table-cell table:number-columns-repeated="1017"/>
        </table:table-row>
        <table:table-row table:style-name="ro3">
          <table:table-cell table:formula="of:=IF(MID([.B541];1;1)=&quot;;&quot;;[.B541];IF(MID([.B541];1;1)=&quot;&quot;;&quot; &quot;;CONCATENATE([.B541];CHAR(61);CHAR(34);INDIRECT(ADDRESS(ROW();[.$A$2]));CHAR(34))))" office:value-type="string" office:string-value="MQGShiptype=&quot;Shipment type&quot;">
            <text:p>MQGShiptype="Shipment type"</text:p>
          </table:table-cell>
          <table:table-cell table:style-name="ce2" office:value-type="string">
            <text:p>MQGShiptype</text:p>
          </table:table-cell>
          <table:table-cell office:value-type="string">
            <text:p>Versandart</text:p>
          </table:table-cell>
          <table:table-cell office:value-type="string">
            <text:p>Shipment type</text:p>
          </table:table-cell>
          <table:table-cell table:style-name="Default" office:value-type="string">
            <text:p>Shipment type</text:p>
          </table:table-cell>
          <table:table-cell table:style-name="Default" office:value-type="string">
            <text:p>Shipment type</text:p>
          </table:table-cell>
          <table:table-cell table:style-name="Default" office:value-type="string">
            <text:p>Shipment type</text:p>
          </table:table-cell>
          <table:table-cell table:number-columns-repeated="1017"/>
        </table:table-row>
        <table:table-row table:style-name="ro3">
          <table:table-cell table:formula="of:=IF(MID([.B542];1;1)=&quot;;&quot;;[.B542];IF(MID([.B542];1;1)=&quot;&quot;;&quot; &quot;;CONCATENATE([.B542];CHAR(61);CHAR(34);INDIRECT(ADDRESS(ROW();[.$A$2]));CHAR(34))))" office:value-type="string" office:string-value="subtotal netto=&quot;Sum netto&quot;">
            <text:p>subtotal netto="Sum netto"</text:p>
          </table:table-cell>
          <table:table-cell table:style-name="ce2" office:value-type="string">
            <text:p>subtotal netto</text:p>
          </table:table-cell>
          <table:table-cell office:value-type="string">
            <text:p>Subtotal Netto</text:p>
          </table:table-cell>
          <table:table-cell office:value-type="string">
            <text:p>Sum netto</text:p>
          </table:table-cell>
          <table:table-cell table:style-name="Default" office:value-type="string">
            <text:p>Sum netto</text:p>
          </table:table-cell>
          <table:table-cell table:style-name="Default" office:value-type="string">
            <text:p>Sum netto</text:p>
          </table:table-cell>
          <table:table-cell table:style-name="Default" office:value-type="string">
            <text:p>Sum netto</text:p>
          </table:table-cell>
          <table:table-cell table:number-columns-repeated="1017"/>
        </table:table-row>
        <table:table-row table:style-name="ro3">
          <table:table-cell table:formula="of:=IF(MID([.B543];1;1)=&quot;;&quot;;[.B543];IF(MID([.B543];1;1)=&quot;&quot;;&quot; &quot;;CONCATENATE([.B543];CHAR(61);CHAR(34);INDIRECT(ADDRESS(ROW();[.$A$2]));CHAR(34))))" office:value-type="string" office:string-value="order amount=&quot;Bill total&quot;">
            <text:p>order amount="Bill total"</text:p>
          </table:table-cell>
          <table:table-cell table:style-name="ce2" office:value-type="string">
            <text:p>order amount</text:p>
          </table:table-cell>
          <table:table-cell office:value-type="string">
            <text:p>Rechnungstotal</text:p>
          </table:table-cell>
          <table:table-cell office:value-type="string">
            <text:p>Bill total</text:p>
          </table:table-cell>
          <table:table-cell table:style-name="Default" office:value-type="string">
            <text:p>Bill total</text:p>
          </table:table-cell>
          <table:table-cell table:style-name="Default" office:value-type="string">
            <text:p>Bill total</text:p>
          </table:table-cell>
          <table:table-cell table:style-name="Default" office:value-type="string">
            <text:p>Bill total</text:p>
          </table:table-cell>
          <table:table-cell table:number-columns-repeated="1017"/>
        </table:table-row>
        <table:table-row table:style-name="ro3">
          <table:table-cell table:formula="of:=IF(MID([.B544];1;1)=&quot;;&quot;;[.B544];IF(MID([.B544];1;1)=&quot;&quot;;&quot; &quot;;CONCATENATE([.B544];CHAR(61);CHAR(34);INDIRECT(ADDRESS(ROW();[.$A$2]));CHAR(34))))" office:value-type="string" office:string-value="order amount brutto=&quot;Bill total brutto&quot;">
            <text:p>order amount brutto="Bill total brutto"</text:p>
          </table:table-cell>
          <table:table-cell table:style-name="ce2" office:value-type="string">
            <text:p>order amount brutto</text:p>
          </table:table-cell>
          <table:table-cell office:value-type="string">
            <text:p>Rechnungstotal Brutto</text:p>
          </table:table-cell>
          <table:table-cell office:value-type="string">
            <text:p>Bill total brutto</text:p>
          </table:table-cell>
          <table:table-cell table:style-name="Default" office:value-type="string">
            <text:p>Bill total brutto</text:p>
          </table:table-cell>
          <table:table-cell table:style-name="Default" office:value-type="string">
            <text:p>Bill total brutto</text:p>
          </table:table-cell>
          <table:table-cell table:style-name="Default" office:value-type="string">
            <text:p>Bill total brutto</text:p>
          </table:table-cell>
          <table:table-cell table:number-columns-repeated="1017"/>
        </table:table-row>
        <table:table-row table:style-name="ro3">
          <table:table-cell table:formula="of:=IF(MID([.B545];1;1)=&quot;;&quot;;[.B545];IF(MID([.B545];1;1)=&quot;&quot;;&quot; &quot;;CONCATENATE([.B545];CHAR(61);CHAR(34);INDIRECT(ADDRESS(ROW();[.$A$2]));CHAR(34))))" office:value-type="string" office:string-value="included vat=&quot;included VAT&quot;">
            <text:p>included vat="included VAT"</text:p>
          </table:table-cell>
          <table:table-cell table:style-name="ce2" office:value-type="string">
            <text:p>included vat</text:p>
          </table:table-cell>
          <table:table-cell office:value-type="string">
            <text:p>inbegriffene MwSt</text:p>
          </table:table-cell>
          <table:table-cell office:value-type="string">
            <text:p>included VAT</text:p>
          </table:table-cell>
          <table:table-cell table:style-name="Default" office:value-type="string">
            <text:p>included VAT</text:p>
          </table:table-cell>
          <table:table-cell table:style-name="Default" office:value-type="string">
            <text:p>included VAT</text:p>
          </table:table-cell>
          <table:table-cell table:style-name="Default" office:value-type="string">
            <text:p>included VAT</text:p>
          </table:table-cell>
          <table:table-cell table:number-columns-repeated="1017"/>
        </table:table-row>
        <table:table-row table:style-name="ro3">
          <table:table-cell table:formula="of:=IF(MID([.B546];1;1)=&quot;;&quot;;[.B546];IF(MID([.B546];1;1)=&quot;&quot;;&quot; &quot;;CONCATENATE([.B546];CHAR(61);CHAR(34);INDIRECT(ADDRESS(ROW();[.$A$2]));CHAR(34))))" office:value-type="string" office:string-value="total netto=&quot;Total netto&quot;">
            <text:p>total netto="Total netto"</text:p>
          </table:table-cell>
          <table:table-cell table:style-name="ce2" office:value-type="string">
            <text:p>total netto</text:p>
          </table:table-cell>
          <table:table-cell office:value-type="string">
            <text:p>Total Netto</text:p>
          </table:table-cell>
          <table:table-cell office:value-type="string">
            <text:p>Total netto</text:p>
          </table:table-cell>
          <table:table-cell table:style-name="Default" office:value-type="string">
            <text:p>Total netto</text:p>
          </table:table-cell>
          <table:table-cell table:style-name="Default" office:value-type="string">
            <text:p>Total netto</text:p>
          </table:table-cell>
          <table:table-cell table:style-name="Default" office:value-type="string">
            <text:p>Total netto</text:p>
          </table:table-cell>
          <table:table-cell table:number-columns-repeated="1017"/>
        </table:table-row>
        <table:table-row table:style-name="ro3">
          <table:table-cell table:formula="of:=IF(MID([.B547];1;1)=&quot;;&quot;;[.B547];IF(MID([.B547];1;1)=&quot;&quot;;&quot; &quot;;CONCATENATE([.B547];CHAR(61);CHAR(34);INDIRECT(ADDRESS(ROW();[.$A$2]));CHAR(34))))" office:value-type="string" office:string-value="date=&quot;Datum&quot;">
            <text:p>date="Datum"</text:p>
          </table:table-cell>
          <table:table-cell table:style-name="ce2" office:value-type="string">
            <text:p>date</text:p>
          </table:table-cell>
          <table:table-cell table:number-columns-repeated="2" office:value-type="string">
            <text:p>Datum</text:p>
          </table:table-cell>
          <table:table-cell table:style-name="Default" office:value-type="string">
            <text:p>Datum</text:p>
          </table:table-cell>
          <table:table-cell table:style-name="Default" office:value-type="string">
            <text:p>Datum</text:p>
          </table:table-cell>
          <table:table-cell table:style-name="Default"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IF(MID([.B548];1;1)=&quot;;&quot;;[.B548];IF(MID([.B548];1;1)=&quot;&quot;;&quot; &quot;;CONCATENATE([.B548];CHAR(61);CHAR(34);INDIRECT(ADDRESS(ROW();[.$A$2]));CHAR(34))))" office:value-type="string" office:string-value="lightroom smart collection =&quot;Lightroom smar collection file&quot;">
            <text:p>lightroom smart collection ="Lightroom smar collection file"</text:p>
          </table:table-cell>
          <table:table-cell table:style-name="ce2" office:value-type="string">
            <text:p>lightroom smart collection </text:p>
          </table:table-cell>
          <table:table-cell office:value-type="string">
            <text:p>Lightroom Smart Collection Datei</text:p>
          </table:table-cell>
          <table:table-cell office:value-type="string">
            <text:p>Lightroom smar collection file</text:p>
          </table:table-cell>
          <table:table-cell table:style-name="Default" office:value-type="string">
            <text:p>Lightroom smar collection file</text:p>
          </table:table-cell>
          <table:table-cell table:style-name="Default" office:value-type="string">
            <text:p>Lightroom smar collection file</text:p>
          </table:table-cell>
          <table:table-cell table:style-name="Default" office:value-type="string">
            <text:p>Lightroom smar collection file</text:p>
          </table:table-cell>
          <table:table-cell table:number-columns-repeated="1017"/>
        </table:table-row>
        <table:table-row table:style-name="ro3">
          <table:table-cell table:formula="of:=IF(MID([.B549];1;1)=&quot;;&quot;;[.B549];IF(MID([.B549];1;1)=&quot;&quot;;&quot; &quot;;CONCATENATE([.B549];CHAR(61);CHAR(34);INDIRECT(ADDRESS(ROW();[.$A$2]));CHAR(34))))" office:value-type="string" office:string-value="order csv=&quot;Client data CSV&quot;">
            <text:p>order csv="Client data CSV"</text:p>
          </table:table-cell>
          <table:table-cell table:style-name="ce2" office:value-type="string">
            <text:p>order csv</text:p>
          </table:table-cell>
          <table:table-cell office:value-type="string">
            <text:p>Kundendaten CSV</text:p>
          </table:table-cell>
          <table:table-cell office:value-type="string">
            <text:p>Client data CSV</text:p>
          </table:table-cell>
          <table:table-cell table:style-name="Default" office:value-type="string">
            <text:p>Client data CSV</text:p>
          </table:table-cell>
          <table:table-cell table:style-name="Default" office:value-type="string">
            <text:p>Client data CSV</text:p>
          </table:table-cell>
          <table:table-cell table:style-name="Default" office:value-type="string">
            <text:p>Client data CSV</text:p>
          </table:table-cell>
          <table:table-cell table:number-columns-repeated="1017"/>
        </table:table-row>
        <table:table-row table:style-name="ro3">
          <table:table-cell table:formula="of:=IF(MID([.B550];1;1)=&quot;;&quot;;[.B550];IF(MID([.B550];1;1)=&quot;&quot;;&quot; &quot;;CONCATENATE([.B550];CHAR(61);CHAR(34);INDIRECT(ADDRESS(ROW();[.$A$2]));CHAR(34))))" office:value-type="string" office:string-value="order items csv=&quot;Order items CSV&quot;">
            <text:p>order items csv="Order items CSV"</text:p>
          </table:table-cell>
          <table:table-cell table:style-name="ce2" office:value-type="string">
            <text:p>order items csv</text:p>
          </table:table-cell>
          <table:table-cell office:value-type="string">
            <text:p>Bestellung CSV</text:p>
          </table:table-cell>
          <table:table-cell office:value-type="string">
            <text:p>Order items CSV</text:p>
          </table:table-cell>
          <table:table-cell table:style-name="Default" office:value-type="string">
            <text:p>Order items CSV</text:p>
          </table:table-cell>
          <table:table-cell table:style-name="Default" office:value-type="string">
            <text:p>Order items CSV</text:p>
          </table:table-cell>
          <table:table-cell table:style-name="Default" office:value-type="string">
            <text:p>Order items CSV</text:p>
          </table:table-cell>
          <table:table-cell table:number-columns-repeated="1017"/>
        </table:table-row>
        <table:table-row table:style-name="ro3">
          <table:table-cell table:formula="of:=IF(MID([.B551];1;1)=&quot;;&quot;;[.B551];IF(MID([.B551];1;1)=&quot;&quot;;&quot; &quot;;CONCATENATE([.B551];CHAR(61);CHAR(34);INDIRECT(ADDRESS(ROW();[.$A$2]));CHAR(34))))" office:value-type="string" office:string-value="order xlsx=&quot;Client data as XLSX&quot;">
            <text:p>order xlsx="Client data as XLSX"</text:p>
          </table:table-cell>
          <table:table-cell table:style-name="ce2" office:value-type="string">
            <text:p>order xlsx</text:p>
          </table:table-cell>
          <table:table-cell office:value-type="string">
            <text:p>Kundendaten als XLSX</text:p>
          </table:table-cell>
          <table:table-cell office:value-type="string">
            <text:p>Client data as XLSX</text:p>
          </table:table-cell>
          <table:table-cell table:style-name="Default" office:value-type="string">
            <text:p>Client data as XLSX</text:p>
          </table:table-cell>
          <table:table-cell table:style-name="Default" office:value-type="string">
            <text:p>Client data as XLSX</text:p>
          </table:table-cell>
          <table:table-cell table:style-name="Default" office:value-type="string">
            <text:p>Client data as XLSX</text:p>
          </table:table-cell>
          <table:table-cell table:number-columns-repeated="1017"/>
        </table:table-row>
        <table:table-row table:style-name="ro3">
          <table:table-cell table:formula="of:=IF(MID([.B552];1;1)=&quot;;&quot;;[.B552];IF(MID([.B552];1;1)=&quot;&quot;;&quot; &quot;;CONCATENATE([.B552];CHAR(61);CHAR(34);INDIRECT(ADDRESS(ROW();[.$A$2]));CHAR(34))))" office:value-type="string" office:string-value="order items xlsx=&quot;Order as XLSX&quot;">
            <text:p>order items xlsx="Order as XLSX"</text:p>
          </table:table-cell>
          <table:table-cell table:style-name="ce2" office:value-type="string">
            <text:p>order items xlsx</text:p>
          </table:table-cell>
          <table:table-cell office:value-type="string">
            <text:p>Bestellung als XLSX</text:p>
          </table:table-cell>
          <table:table-cell office:value-type="string">
            <text:p>Order as XLSX</text:p>
          </table:table-cell>
          <table:table-cell table:style-name="Default" office:value-type="string">
            <text:p>Order as XLSX</text:p>
          </table:table-cell>
          <table:table-cell table:style-name="Default" office:value-type="string">
            <text:p>Order as XLSX</text:p>
          </table:table-cell>
          <table:table-cell table:style-name="Default" office:value-type="string">
            <text:p>Order as XLSX</text:p>
          </table:table-cell>
          <table:table-cell table:number-columns-repeated="1017"/>
        </table:table-row>
        <table:table-row table:style-name="ro3">
          <table:table-cell table:formula="of:=IF(MID([.B553];1;1)=&quot;;&quot;;[.B553];IF(MID([.B553];1;1)=&quot;&quot;;&quot; &quot;;CONCATENATE([.B553];CHAR(61);CHAR(34);INDIRECT(ADDRESS(ROW();[.$A$2]));CHAR(34))))" office:value-type="string" office:string-value="selection images csv=&quot;Selection CSV&quot;">
            <text:p>selection images csv="Selection CSV"</text:p>
          </table:table-cell>
          <table:table-cell table:style-name="ce2" office:value-type="string">
            <text:p>selection images csv</text:p>
          </table:table-cell>
          <table:table-cell office:value-type="string">
            <text:p>Auswahl CSV</text:p>
          </table:table-cell>
          <table:table-cell office:value-type="string">
            <text:p>Selection CSV</text:p>
          </table:table-cell>
          <table:table-cell table:style-name="Default" office:value-type="string">
            <text:p>Selection CSV</text:p>
          </table:table-cell>
          <table:table-cell table:style-name="Default" office:value-type="string">
            <text:p>Selection CSV</text:p>
          </table:table-cell>
          <table:table-cell table:style-name="Default" office:value-type="string">
            <text:p>Selection CSV</text:p>
          </table:table-cell>
          <table:table-cell table:number-columns-repeated="1017"/>
        </table:table-row>
        <table:table-row table:style-name="ro3">
          <table:table-cell table:formula="of:=IF(MID([.B554];1;1)=&quot;;&quot;;[.B554];IF(MID([.B554];1;1)=&quot;&quot;;&quot; &quot;;CONCATENATE([.B554];CHAR(61);CHAR(34);INDIRECT(ADDRESS(ROW();[.$A$2]));CHAR(34))))" office:value-type="string" office:string-value="selection images xlsx=&quot;Selection as XLSX&quot;">
            <text:p>selection images xlsx="Selection as XLSX"</text:p>
          </table:table-cell>
          <table:table-cell table:style-name="ce2" office:value-type="string">
            <text:p>selection images xlsx</text:p>
          </table:table-cell>
          <table:table-cell office:value-type="string">
            <text:p>Auswahl als XLSX</text:p>
          </table:table-cell>
          <table:table-cell office:value-type="string">
            <text:p>Selection as XLSX</text:p>
          </table:table-cell>
          <table:table-cell table:style-name="Default" office:value-type="string">
            <text:p>Selection as XLSX</text:p>
          </table:table-cell>
          <table:table-cell table:style-name="Default" office:value-type="string">
            <text:p>Selection as XLSX</text:p>
          </table:table-cell>
          <table:table-cell table:style-name="Default" office:value-type="string">
            <text:p>Selection as XLSX</text:p>
          </table:table-cell>
          <table:table-cell table:number-columns-repeated="1017"/>
        </table:table-row>
        <table:table-row table:style-name="ro3">
          <table:table-cell table:formula="of:=IF(MID([.B555];1;1)=&quot;;&quot;;[.B555];IF(MID([.B555];1;1)=&quot;&quot;;&quot; &quot;;CONCATENATE([.B555];CHAR(61);CHAR(34);INDIRECT(ADDRESS(ROW();[.$A$2]));CHAR(34))))" office:value-type="string" office:string-value="minordersum not reached=&quot;minimum order sum not reached&quot;">
            <text:p>minordersum not reached="minimum order sum not reached"</text:p>
          </table:table-cell>
          <table:table-cell table:style-name="ce2" office:value-type="string">
            <text:p>minordersum not reached</text:p>
          </table:table-cell>
          <table:table-cell office:value-type="string">
            <text:p>Mindestbestellwert noch nicht erreicht</text:p>
          </table:table-cell>
          <table:table-cell office:value-type="string">
            <text:p>minimum order sum not reached</text:p>
          </table:table-cell>
          <table:table-cell table:style-name="Default" office:value-type="string">
            <text:p>minimum order sum not reached</text:p>
          </table:table-cell>
          <table:table-cell table:style-name="Default" office:value-type="string">
            <text:p>minimum order sum not reached</text:p>
          </table:table-cell>
          <table:table-cell table:style-name="Default" office:value-type="string">
            <text:p>minimum order sum not reached</text:p>
          </table:table-cell>
          <table:table-cell table:number-columns-repeated="1017"/>
        </table:table-row>
        <table:table-row table:style-name="ro3">
          <table:table-cell table:formula="of:=IF(MID([.B556];1;1)=&quot;;&quot;;[.B556];IF(MID([.B556];1;1)=&quot;&quot;;&quot; &quot;;CONCATENATE([.B556];CHAR(61);CHAR(34);INDIRECT(ADDRESS(ROW();[.$A$2]));CHAR(34))))" office:value-type="string" office:string-value="buy images=&quot;Buy images&quot;">
            <text:p>buy images="Buy images"</text:p>
          </table:table-cell>
          <table:table-cell table:style-name="ce2" office:value-type="string">
            <text:p>buy images</text:p>
          </table:table-cell>
          <table:table-cell office:value-type="string">
            <text:p>Bilder kaufen</text:p>
          </table:table-cell>
          <table:table-cell office:value-type="string">
            <text:p>Buy images</text:p>
          </table:table-cell>
          <table:table-cell table:style-name="Default" office:value-type="string">
            <text:p>Buy images</text:p>
          </table:table-cell>
          <table:table-cell table:style-name="Default" office:value-type="string">
            <text:p>Buy images</text:p>
          </table:table-cell>
          <table:table-cell table:style-name="Default" office:value-type="string">
            <text:p>Buy images</text:p>
          </table:table-cell>
          <table:table-cell table:number-columns-repeated="1017"/>
        </table:table-row>
        <table:table-row table:style-name="ro3">
          <table:table-cell table:formula="of:=IF(MID([.B557];1;1)=&quot;;&quot;;[.B557];IF(MID([.B557];1;1)=&quot;&quot;;&quot; &quot;;CONCATENATE([.B557];CHAR(61);CHAR(34);INDIRECT(ADDRESS(ROW();[.$A$2]));CHAR(34))))" office:value-type="string" office:string-value="articles=&quot;Articles&quot;">
            <text:p>articles="Articles"</text:p>
          </table:table-cell>
          <table:table-cell table:style-name="ce2" office:value-type="string">
            <text:p>articles</text:p>
          </table:table-cell>
          <table:table-cell office:value-type="string">
            <text:p>Artikel</text:p>
          </table:table-cell>
          <table:table-cell office:value-type="string">
            <text:p>Articles</text:p>
          </table:table-cell>
          <table:table-cell table:style-name="Default" office:value-type="string">
            <text:p>Articles</text:p>
          </table:table-cell>
          <table:table-cell table:style-name="Default" office:value-type="string">
            <text:p>Articles</text:p>
          </table:table-cell>
          <table:table-cell table:style-name="Default" office:value-type="string">
            <text:p>Articles</text:p>
          </table:table-cell>
          <table:table-cell table:number-columns-repeated="1017"/>
        </table:table-row>
        <table:table-row table:style-name="ro3">
          <table:table-cell table:formula="of:=IF(MID([.B558];1;1)=&quot;;&quot;;[.B558];IF(MID([.B558];1;1)=&quot;&quot;;&quot; &quot;;CONCATENATE([.B558];CHAR(61);CHAR(34);INDIRECT(ADDRESS(ROW();[.$A$2]));CHAR(34))))" office:value-type="string" office:string-value="remove from cart=&quot;remove from cart&quot;">
            <text:p>remove from cart="remove from cart"</text:p>
          </table:table-cell>
          <table:table-cell table:style-name="ce2" office:value-type="string">
            <text:p>remove from cart</text:p>
          </table:table-cell>
          <table:table-cell office:value-type="string">
            <text:p>aus Warenkorb entfernen</text:p>
          </table:table-cell>
          <table:table-cell office:value-type="string">
            <text:p>remove from cart</text:p>
          </table:table-cell>
          <table:table-cell table:style-name="Default" office:value-type="string">
            <text:p>remove from cart</text:p>
          </table:table-cell>
          <table:table-cell table:style-name="Default" office:value-type="string">
            <text:p>remove from cart</text:p>
          </table:table-cell>
          <table:table-cell table:style-name="Default" office:value-type="string">
            <text:p>remove from cart</text:p>
          </table:table-cell>
          <table:table-cell table:number-columns-repeated="1017"/>
        </table:table-row>
        <table:table-row table:style-name="ro3">
          <table:table-cell table:formula="of:=IF(MID([.B559];1;1)=&quot;;&quot;;[.B559];IF(MID([.B559];1;1)=&quot;&quot;;&quot; &quot;;CONCATENATE([.B559];CHAR(61);CHAR(34);INDIRECT(ADDRESS(ROW();[.$A$2]));CHAR(34))))" office:value-type="string" office:string-value="buy image=&quot;Buy image&quot;">
            <text:p>buy image="Buy image"</text:p>
          </table:table-cell>
          <table:table-cell table:style-name="ce2" office:value-type="string">
            <text:p>buy image</text:p>
          </table:table-cell>
          <table:table-cell office:value-type="string">
            <text:p>Bild kaufen</text:p>
          </table:table-cell>
          <table:table-cell office:value-type="string">
            <text:p>Buy image</text:p>
          </table:table-cell>
          <table:table-cell table:style-name="Default" office:value-type="string">
            <text:p>Buy image</text:p>
          </table:table-cell>
          <table:table-cell table:style-name="Default" office:value-type="string">
            <text:p>Buy image</text:p>
          </table:table-cell>
          <table:table-cell table:style-name="Default" office:value-type="string">
            <text:p>Buy image</text:p>
          </table:table-cell>
          <table:table-cell table:number-columns-repeated="1017"/>
        </table:table-row>
        <table:table-row table:style-name="ro3">
          <table:table-cell table:formula="of:=IF(MID([.B560];1;1)=&quot;;&quot;;[.B560];IF(MID([.B560];1;1)=&quot;&quot;;&quot; &quot;;CONCATENATE([.B560];CHAR(61);CHAR(34);INDIRECT(ADDRESS(ROW();[.$A$2]));CHAR(34))))" office:value-type="string" office:string-value="order type=&quot;Type&quot;">
            <text:p>order type="Type"</text:p>
          </table:table-cell>
          <table:table-cell table:style-name="ce2" office:value-type="string">
            <text:p>order type</text:p>
          </table:table-cell>
          <table:table-cell office:value-type="string">
            <text:p>Art</text:p>
          </table:table-cell>
          <table:table-cell office:value-type="string">
            <text:p>Typ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Type</text:p>
          </table:table-cell>
          <table:table-cell table:number-columns-repeated="1017"/>
        </table:table-row>
        <table:table-row table:style-name="ro3">
          <table:table-cell table:formula="of:=IF(MID([.B561];1;1)=&quot;;&quot;;[.B561];IF(MID([.B561];1;1)=&quot;&quot;;&quot; &quot;;CONCATENATE([.B561];CHAR(61);CHAR(34);INDIRECT(ADDRESS(ROW();[.$A$2]));CHAR(34))))" office:value-type="string" office:string-value="products use this packing=&quot;products use this packing&quot;">
            <text:p>products use this packing="products use this packing"</text:p>
          </table:table-cell>
          <table:table-cell table:style-name="ce2" office:value-type="string">
            <text:p>products use this packing</text:p>
          </table:table-cell>
          <table:table-cell office:value-type="string">
            <text:p>Produkten zugewiesen</text:p>
          </table:table-cell>
          <table:table-cell office:value-type="string">
            <text:p>products use this packing</text:p>
          </table:table-cell>
          <table:table-cell table:style-name="Default" office:value-type="string">
            <text:p>products use this packing</text:p>
          </table:table-cell>
          <table:table-cell table:style-name="Default" office:value-type="string">
            <text:p>products use this packing</text:p>
          </table:table-cell>
          <table:table-cell table:style-name="Default" office:value-type="string">
            <text:p>products use this packing</text:p>
          </table:table-cell>
          <table:table-cell table:number-columns-repeated="1017"/>
        </table:table-row>
        <table:table-row table:style-name="ro2">
          <table:table-cell/>
          <table:table-cell table:style-name="ce2"/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563];1;1)=&quot;;&quot;;[.B563];IF(MID([.B563];1;1)=&quot;&quot;;&quot; &quot;;CONCATENATE([.B563];CHAR(61);CHAR(34);INDIRECT(ADDRESS(ROW();[.$A$2]));CHAR(34))))" office:value-type="string" office:string-value=";Platzhalter">
            <text:p>;Platzhalter</text:p>
          </table:table-cell>
          <table:table-cell office:value-type="string">
            <text:p>;Platzhalter</text:p>
          </table:table-cell>
          <table:table-cell table:number-columns-repeated="2"/>
          <table:table-cell table:style-name="ce5" table:number-columns-repeated="3"/>
          <table:table-cell table:number-columns-repeated="1017"/>
        </table:table-row>
        <table:table-row table:style-name="ro2">
          <table:table-cell table:formula="of:=IF(MID([.B564];1;1)=&quot;;&quot;;[.B564];IF(MID([.B564];1;1)=&quot;&quot;;&quot; &quot;;CONCATENATE([.B564];CHAR(61);CHAR(34);INDIRECT(ADDRESS(ROW();[.$A$2]));CHAR(34))))" office:value-type="string" office:string-value="MQGCategory=&quot;Category&quot;">
            <text:p>MQGCategory="Category"</text:p>
          </table:table-cell>
          <table:table-cell office:value-type="string">
            <text:p>MQGCategory</text:p>
          </table:table-cell>
          <table:table-cell office:value-type="string">
            <text:p>Kategorie</text:p>
          </table:table-cell>
          <table:table-cell office:value-type="string">
            <text:p>Category</text:p>
          </table:table-cell>
          <table:table-cell table:style-name="Default" office:value-type="string">
            <text:p>Category</text:p>
          </table:table-cell>
          <table:table-cell table:style-name="Default" office:value-type="string">
            <text:p>Category</text:p>
          </table:table-cell>
          <table:table-cell table:style-name="Default" office:value-type="string">
            <text:p>Category</text:p>
          </table:table-cell>
          <table:table-cell table:number-columns-repeated="1017"/>
        </table:table-row>
        <table:table-row table:style-name="ro2">
          <table:table-cell table:formula="of:=IF(MID([.B565];1;1)=&quot;;&quot;;[.B565];IF(MID([.B565];1;1)=&quot;&quot;;&quot; &quot;;CONCATENATE([.B565];CHAR(61);CHAR(34);INDIRECT(ADDRESS(ROW();[.$A$2]));CHAR(34))))" office:value-type="string" office:string-value="MQGGallery=&quot;Gallery&quot;">
            <text:p>MQGGallery="Gallery"</text:p>
          </table:table-cell>
          <table:table-cell office:value-type="string">
            <text:p>MQGGallery</text:p>
          </table:table-cell>
          <table:table-cell office:value-type="string">
            <text:p>Galerie</text:p>
          </table:table-cell>
          <table:table-cell office:value-type="string">
            <text:p>Gallery</text:p>
          </table:table-cell>
          <table:table-cell table:style-name="ce5" office:value-type="string">
            <text:p>Galleria</text:p>
          </table:table-cell>
          <table:table-cell table:style-name="ce5" office:value-type="string">
            <text:p>Galería</text:p>
          </table:table-cell>
          <table:table-cell table:style-name="ce5" office:value-type="string">
            <text:p>Galerie</text:p>
          </table:table-cell>
          <table:table-cell table:number-columns-repeated="1017"/>
        </table:table-row>
        <table:table-row table:style-name="ro2">
          <table:table-cell table:formula="of:=IF(MID([.B566];1;1)=&quot;;&quot;;[.B566];IF(MID([.B566];1;1)=&quot;&quot;;&quot; &quot;;CONCATENATE([.B566];CHAR(61);CHAR(34);INDIRECT(ADDRESS(ROW();[.$A$2]));CHAR(34))))" office:value-type="string" office:string-value="selection=&quot;Selection&quot;">
            <text:p>selection="Selection"</text:p>
          </table:table-cell>
          <table:table-cell office:value-type="string">
            <text:p>selection</text:p>
          </table:table-cell>
          <table:table-cell office:value-type="string">
            <text:p>Auswahl</text:p>
          </table:table-cell>
          <table:table-cell office:value-type="string">
            <text:p>Selection</text:p>
          </table:table-cell>
          <table:table-cell table:style-name="Default" office:value-type="string">
            <text:p>Selection</text:p>
          </table:table-cell>
          <table:table-cell table:style-name="Default" office:value-type="string">
            <text:p>Selection</text:p>
          </table:table-cell>
          <table:table-cell table:style-name="Default" office:value-type="string">
            <text:p>Selection</text:p>
          </table:table-cell>
          <table:table-cell table:number-columns-repeated="1017"/>
        </table:table-row>
        <table:table-row table:style-name="ro2">
          <table:table-cell table:formula="of:=IF(MID([.B567];1;1)=&quot;;&quot;;[.B567];IF(MID([.B567];1;1)=&quot;&quot;;&quot; &quot;;CONCATENATE([.B567];CHAR(61);CHAR(34);INDIRECT(ADDRESS(ROW();[.$A$2]));CHAR(34))))" office:value-type="string" office:string-value="select type=&quot;Select Type&quot;">
            <text:p>select type="Select Type"</text:p>
          </table:table-cell>
          <table:table-cell office:value-type="string">
            <text:p>select type</text:p>
          </table:table-cell>
          <table:table-cell office:value-type="string">
            <text:p>Typ Auswählen</text:p>
          </table:table-cell>
          <table:table-cell office:value-type="string">
            <text:p>Select Type</text:p>
          </table:table-cell>
          <table:table-cell table:style-name="Default" office:value-type="string">
            <text:p>Select Type</text:p>
          </table:table-cell>
          <table:table-cell table:style-name="Default" office:value-type="string">
            <text:p>Select Type</text:p>
          </table:table-cell>
          <table:table-cell table:style-name="Default" office:value-type="string">
            <text:p>Select Type</text:p>
          </table:table-cell>
          <table:table-cell table:number-columns-repeated="1017"/>
        </table:table-row>
        <table:table-row table:style-name="ro2">
          <table:table-cell table:formula="of:=IF(MID([.B568];1;1)=&quot;;&quot;;[.B568];IF(MID([.B568];1;1)=&quot;&quot;;&quot; &quot;;CONCATENATE([.B568];CHAR(61);CHAR(34);INDIRECT(ADDRESS(ROW();[.$A$2]));CHAR(34))))" office:value-type="string" office:string-value="parameters=&quot;Parameters&quot;">
            <text:p>parameters="Parameters"</text:p>
          </table:table-cell>
          <table:table-cell office:value-type="string">
            <text:p>parameters</text:p>
          </table:table-cell>
          <table:table-cell office:value-type="string">
            <text:p>Parameter</text:p>
          </table:table-cell>
          <table:table-cell office:value-type="string">
            <text:p>Parameters</text:p>
          </table:table-cell>
          <table:table-cell table:style-name="Default" office:value-type="string">
            <text:p>Parameters</text:p>
          </table:table-cell>
          <table:table-cell table:style-name="Default" office:value-type="string">
            <text:p>Parameters</text:p>
          </table:table-cell>
          <table:table-cell table:style-name="Default" office:value-type="string">
            <text:p>Parameters</text:p>
          </table:table-cell>
          <table:table-cell table:number-columns-repeated="1017"/>
        </table:table-row>
        <table:table-row table:style-name="ro3">
          <table:table-cell table:formula="of:=IF(MID([.B569];1;1)=&quot;;&quot;;[.B569];IF(MID([.B569];1;1)=&quot;&quot;;&quot; &quot;;CONCATENATE([.B569];CHAR(61);CHAR(34);INDIRECT(ADDRESS(ROW();[.$A$2]));CHAR(34))))" office:value-type="string" office:string-value="showimagetitle=&quot;Show image title&quot;">
            <text:p>showimagetitle="Show image title"</text:p>
          </table:table-cell>
          <table:table-cell table:style-name="ce2" office:value-type="string">
            <text:p>showimagetitle</text:p>
          </table:table-cell>
          <table:table-cell office:value-type="string">
            <text:p>Bild-Titel anzeigen</text:p>
          </table:table-cell>
          <table:table-cell office:value-type="string">
            <text:p>Show image title</text:p>
          </table:table-cell>
          <table:table-cell table:style-name="ce5" office:value-type="string">
            <text:p>Mostra titolo immagine</text:p>
          </table:table-cell>
          <table:table-cell table:style-name="ce5" office:value-type="string">
            <text:p>Mostrar título de la imagen</text:p>
          </table:table-cell>
          <table:table-cell table:style-name="ce5" office:value-type="string">
            <text:p>Afficher le titre de l'image</text:p>
          </table:table-cell>
          <table:table-cell table:number-columns-repeated="1017"/>
        </table:table-row>
        <table:table-row table:style-name="ro3">
          <table:table-cell table:formula="of:=IF(MID([.B570];1;1)=&quot;;&quot;;[.B570];IF(MID([.B570];1;1)=&quot;&quot;;&quot; &quot;;CONCATENATE([.B570];CHAR(61);CHAR(34);INDIRECT(ADDRESS(ROW();[.$A$2]));CHAR(34))))" office:value-type="string" office:string-value="showimagedescription=&quot;Show image description&quot;">
            <text:p>showimagedescription="Show image description"</text:p>
          </table:table-cell>
          <table:table-cell table:style-name="ce2" office:value-type="string">
            <text:p>showimagedescription</text:p>
          </table:table-cell>
          <table:table-cell office:value-type="string">
            <text:p>Bildbeschreibung anzeigen</text:p>
          </table:table-cell>
          <table:table-cell office:value-type="string">
            <text:p>Show image description</text:p>
          </table:table-cell>
          <table:table-cell table:style-name="ce5" office:value-type="string">
            <text:p>Mostra descrizione dell'immagine</text:p>
          </table:table-cell>
          <table:table-cell table:style-name="ce5" office:value-type="string">
            <text:p>Mostrar descripción de la imagen</text:p>
          </table:table-cell>
          <table:table-cell table:style-name="ce5" office:value-type="string">
            <text:p>Voir description de l'image</text:p>
          </table:table-cell>
          <table:table-cell table:number-columns-repeated="1017"/>
        </table:table-row>
        <table:table-row table:style-name="ro3">
          <table:table-cell table:formula="of:=IF(MID([.B571];1;1)=&quot;;&quot;;[.B571];IF(MID([.B571];1;1)=&quot;&quot;;&quot; &quot;;CONCATENATE([.B571];CHAR(61);CHAR(34);INDIRECT(ADDRESS(ROW();[.$A$2]));CHAR(34))))" office:value-type="string" office:string-value="showthumbs=&quot;Show thumbnails&quot;">
            <text:p>showthumbs="Show thumbnails"</text:p>
          </table:table-cell>
          <table:table-cell table:style-name="ce2" office:value-type="string">
            <text:p>showthumbs</text:p>
          </table:table-cell>
          <table:table-cell office:value-type="string">
            <text:p>Vorschaubilder anzeigen</text:p>
          </table:table-cell>
          <table:table-cell office:value-type="string">
            <text:p>Show thumbnails</text:p>
          </table:table-cell>
          <table:table-cell table:style-name="ce5" office:value-type="string">
            <text:p>Mostra anteprima</text:p>
          </table:table-cell>
          <table:table-cell table:style-name="ce5" office:value-type="string">
            <text:p>Mostrar miniaturas</text:p>
          </table:table-cell>
          <table:table-cell table:style-name="ce5" office:value-type="string">
            <text:p>Afficher les vignettes</text:p>
          </table:table-cell>
          <table:table-cell table:number-columns-repeated="1017"/>
        </table:table-row>
        <table:table-row table:style-name="ro3">
          <table:table-cell table:formula="of:=IF(MID([.B572];1;1)=&quot;;&quot;;[.B572];IF(MID([.B572];1;1)=&quot;&quot;;&quot; &quot;;CONCATENATE([.B572];CHAR(61);CHAR(34);INDIRECT(ADDRESS(ROW();[.$A$2]));CHAR(34))))" office:value-type="string" office:string-value="showgallerytitle=&quot;Show gallery title&quot;">
            <text:p>showgallerytitle="Show gallery title"</text:p>
          </table:table-cell>
          <table:table-cell table:style-name="ce2" office:value-type="string">
            <text:p>showgallerytitle</text:p>
          </table:table-cell>
          <table:table-cell office:value-type="string">
            <text:p>Galerie-Titel anzeigen</text:p>
          </table:table-cell>
          <table:table-cell office:value-type="string">
            <text:p>Show gallery title</text:p>
          </table:table-cell>
          <table:table-cell table:style-name="ce5" office:value-type="string">
            <text:p>Mostra titolo della galleria</text:p>
          </table:table-cell>
          <table:table-cell table:style-name="ce5" office:value-type="string">
            <text:p>Mostrar título galería</text:p>
          </table:table-cell>
          <table:table-cell table:style-name="ce5" office:value-type="string">
            <text:p>Afficher le titre de la galerie</text:p>
          </table:table-cell>
          <table:table-cell table:number-columns-repeated="1017"/>
        </table:table-row>
        <table:table-row table:style-name="ro3">
          <table:table-cell table:formula="of:=IF(MID([.B573];1;1)=&quot;;&quot;;[.B573];IF(MID([.B573];1;1)=&quot;&quot;;&quot; &quot;;CONCATENATE([.B573];CHAR(61);CHAR(34);INDIRECT(ADDRESS(ROW();[.$A$2]));CHAR(34))))" office:value-type="string" office:string-value="showgallerydescription=&quot;Show gallery description&quot;">
            <text:p>showgallerydescription="Show gallery description"</text:p>
          </table:table-cell>
          <table:table-cell table:style-name="ce2" office:value-type="string">
            <text:p>showgallerydescription</text:p>
          </table:table-cell>
          <table:table-cell office:value-type="string">
            <text:p>Galerie-Beschreibung anzeigen</text:p>
          </table:table-cell>
          <table:table-cell office:value-type="string">
            <text:p>Show gallery description</text:p>
          </table:table-cell>
          <table:table-cell table:style-name="ce5" office:value-type="string">
            <text:p>Mostra descrizione galleria</text:p>
          </table:table-cell>
          <table:table-cell table:style-name="ce5" office:value-type="string">
            <text:p>Mostrar descripción de la galería</text:p>
          </table:table-cell>
          <table:table-cell table:style-name="ce5" office:value-type="string">
            <text:p>Afficher la description galerie</text:p>
          </table:table-cell>
          <table:table-cell table:number-columns-repeated="1017"/>
        </table:table-row>
        <table:table-row table:style-name="ro2">
          <table:table-cell table:formula="of:=IF(MID([.B574];1;1)=&quot;;&quot;;[.B574];IF(MID([.B574];1;1)=&quot;&quot;;&quot; &quot;;CONCATENATE([.B574];CHAR(61);CHAR(34);INDIRECT(ADDRESS(ROW();[.$A$2]));CHAR(34))))" office:value-type="string" office:string-value="categories=&quot;Categories&quot;">
            <text:p>categories="Categories"</text:p>
          </table:table-cell>
          <table:table-cell office:value-type="string">
            <text:p>categories</text:p>
          </table:table-cell>
          <table:table-cell office:value-type="string">
            <text:p>Kategorien</text:p>
          </table:table-cell>
          <table:table-cell office:value-type="string">
            <text:p>Categories</text:p>
          </table:table-cell>
          <table:table-cell table:style-name="ce5" office:value-type="string">
            <text:p>Categorie</text:p>
          </table:table-cell>
          <table:table-cell table:style-name="ce5" office:value-type="string">
            <text:p>Categorías</text:p>
          </table:table-cell>
          <table:table-cell table:style-name="ce5" office:value-type="string">
            <text:p>Catégories</text:p>
          </table:table-cell>
          <table:table-cell table:number-columns-repeated="1017"/>
        </table:table-row>
        <table:table-row table:style-name="ro2">
          <table:table-cell table:formula="of:=IF(MID([.B575];1;1)=&quot;;&quot;;[.B575];IF(MID([.B575];1;1)=&quot;&quot;;&quot; &quot;;CONCATENATE([.B575];CHAR(61);CHAR(34);INDIRECT(ADDRESS(ROW();[.$A$2]));CHAR(34))))" office:value-type="string" office:string-value="all categories=&quot;All categories&quot;">
            <text:p>all categories="All categories"</text:p>
          </table:table-cell>
          <table:table-cell office:value-type="string">
            <text:p>all categories</text:p>
          </table:table-cell>
          <table:table-cell office:value-type="string">
            <text:p>alle Kategorien</text:p>
          </table:table-cell>
          <table:table-cell office:value-type="string">
            <text:p>All categories</text:p>
          </table:table-cell>
          <table:table-cell table:style-name="ce5" office:value-type="string">
            <text:p>Tutte le categorie</text:p>
          </table:table-cell>
          <table:table-cell table:style-name="ce5" office:value-type="string">
            <text:p>Todas las categorías</text:p>
          </table:table-cell>
          <table:table-cell table:style-name="ce5" office:value-type="string">
            <text:p>Toutes les catégories</text:p>
          </table:table-cell>
          <table:table-cell table:number-columns-repeated="1017"/>
        </table:table-row>
        <table:table-row table:style-name="ro2">
          <table:table-cell table:formula="of:=IF(MID([.B576];1;1)=&quot;;&quot;;[.B576];IF(MID([.B576];1;1)=&quot;&quot;;&quot; &quot;;CONCATENATE([.B576];CHAR(61);CHAR(34);INDIRECT(ADDRESS(ROW();[.$A$2]));CHAR(34))))" office:value-type="string" office:string-value="miquado gallery spaceholder=&quot;Miquado Gallery spaceholder. Please click.&quot;">
            <text:p>miquado gallery spaceholder="Miquado Gallery spaceholder. Please click."</text:p>
          </table:table-cell>
          <table:table-cell office:value-type="string">
            <text:p>miquado gallery spaceholder</text:p>
          </table:table-cell>
          <table:table-cell office:value-type="string">
            <text:p>Miquado Gallery Platzhalter, bitte Anklicken.</text:p>
          </table:table-cell>
          <table:table-cell office:value-type="string">
            <text:p>Miquado Gallery spaceholder. Please click.</text:p>
          </table:table-cell>
          <table:table-cell table:style-name="Default" office:value-type="string">
            <text:p>Miquado Gallery spaceholder. Please click.</text:p>
          </table:table-cell>
          <table:table-cell table:style-name="Default" office:value-type="string">
            <text:p>Miquado Gallery spaceholder. Please click.</text:p>
          </table:table-cell>
          <table:table-cell table:style-name="Default" office:value-type="string">
            <text:p>Miquado Gallery spaceholder. Please click.</text:p>
          </table:table-cell>
          <table:table-cell table:number-columns-repeated="1017"/>
        </table:table-row>
        <table:table-row table:style-name="ro2">
          <table:table-cell table:formula="of:=IF(MID([.B577];1;1)=&quot;;&quot;;[.B577];IF(MID([.B577];1;1)=&quot;&quot;;&quot; &quot;;CONCATENATE([.B577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formula="of:=IF(MID([.B578];1;1)=&quot;;&quot;;[.B578];IF(MID([.B578];1;1)=&quot;&quot;;&quot; &quot;;CONCATENATE([.B578];CHAR(61);CHAR(34);INDIRECT(ADDRESS(ROW();[.$A$2]));CHAR(34))))" office:value-type="string" office:string-value=";search">
            <text:p>;search</text:p>
          </table:table-cell>
          <table:table-cell office:value-type="string">
            <text:p>;search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table:formula="of:=IF(MID([.B579];1;1)=&quot;;&quot;;[.B579];IF(MID([.B579];1;1)=&quot;&quot;;&quot; &quot;;CONCATENATE([.B579];CHAR(61);CHAR(34);INDIRECT(ADDRESS(ROW();[.$A$2]));CHAR(34))))" office:value-type="string" office:string-value="search=&quot;Search&quot;">
            <text:p>search="Search"</text:p>
          </table:table-cell>
          <table:table-cell office:value-type="string">
            <text:p>search</text:p>
          </table:table-cell>
          <table:table-cell office:value-type="string">
            <text:p>Suche</text:p>
          </table:table-cell>
          <table:table-cell office:value-type="string">
            <text:p>Search</text:p>
          </table:table-cell>
          <table:table-cell table:style-name="Default" office:value-type="string">
            <text:p>Search</text:p>
          </table:table-cell>
          <table:table-cell table:style-name="Default" office:value-type="string">
            <text:p>Search</text:p>
          </table:table-cell>
          <table:table-cell table:style-name="Default" office:value-type="string">
            <text:p>Search</text:p>
          </table:table-cell>
          <table:table-cell table:number-columns-repeated="1017"/>
        </table:table-row>
        <table:table-row table:style-name="ro2">
          <table:table-cell table:formula="of:=IF(MID([.B580];1;1)=&quot;;&quot;;[.B580];IF(MID([.B580];1;1)=&quot;&quot;;&quot; &quot;;CONCATENATE([.B580];CHAR(61);CHAR(34);INDIRECT(ADDRESS(ROW();[.$A$2]));CHAR(34))))" office:value-type="string" office:string-value="image search=&quot;Search for Images&quot;">
            <text:p>image search="Search for Images"</text:p>
          </table:table-cell>
          <table:table-cell office:value-type="string">
            <text:p>image search</text:p>
          </table:table-cell>
          <table:table-cell office:value-type="string">
            <text:p>Bilder suchen</text:p>
          </table:table-cell>
          <table:table-cell office:value-type="string">
            <text:p>Search for Images</text:p>
          </table:table-cell>
          <table:table-cell table:style-name="Default" office:value-type="string">
            <text:p>Search for Images</text:p>
          </table:table-cell>
          <table:table-cell table:style-name="Default" office:value-type="string">
            <text:p>Search for Images</text:p>
          </table:table-cell>
          <table:table-cell table:style-name="Default" office:value-type="string">
            <text:p>Search for Images</text:p>
          </table:table-cell>
          <table:table-cell table:number-columns-repeated="1017"/>
        </table:table-row>
        <table:table-row table:style-name="ro2">
          <table:table-cell table:formula="of:=IF(MID([.B581];1;1)=&quot;;&quot;;[.B581];IF(MID([.B581];1;1)=&quot;&quot;;&quot; &quot;;CONCATENATE([.B581];CHAR(61);CHAR(34);INDIRECT(ADDRESS(ROW();[.$A$2]));CHAR(34))))" office:value-type="string" office:string-value="images found=&quot;Images found&quot;">
            <text:p>images found="Images found"</text:p>
          </table:table-cell>
          <table:table-cell office:value-type="string">
            <text:p>images found</text:p>
          </table:table-cell>
          <table:table-cell office:value-type="string">
            <text:p>Bilder gefunden</text:p>
          </table:table-cell>
          <table:table-cell office:value-type="string">
            <text:p>Images found</text:p>
          </table:table-cell>
          <table:table-cell table:style-name="Default" office:value-type="string">
            <text:p>Images found</text:p>
          </table:table-cell>
          <table:table-cell table:style-name="Default" office:value-type="string">
            <text:p>Images found</text:p>
          </table:table-cell>
          <table:table-cell table:style-name="Default" office:value-type="string">
            <text:p>Images found</text:p>
          </table:table-cell>
          <table:table-cell table:number-columns-repeated="1017"/>
        </table:table-row>
        <table:table-row table:style-name="ro2">
          <table:table-cell table:formula="of:=IF(MID([.B582];1;1)=&quot;;&quot;;[.B582];IF(MID([.B582];1;1)=&quot;&quot;;&quot; &quot;;CONCATENATE([.B582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formula="of:=IF(MID([.B583];1;1)=&quot;;&quot;;[.B583];IF(MID([.B583];1;1)=&quot;&quot;;&quot; &quot;;CONCATENATE([.B583];CHAR(61);CHAR(34);INDIRECT(ADDRESS(ROW();[.$A$2]));CHAR(34))))" office:value-type="string" office:string-value="; aktivation">
            <text:p>; aktivation</text:p>
          </table:table-cell>
          <table:table-cell office:value-type="string">
            <text:p>; aktivation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table:formula="of:=IF(MID([.B584];1;1)=&quot;;&quot;;[.B584];IF(MID([.B584];1;1)=&quot;&quot;;&quot; &quot;;CONCATENATE([.B584];CHAR(61);CHAR(34);INDIRECT(ADDRESS(ROW();[.$A$2]));CHAR(34))))" office:value-type="string" office:string-value="test version time left=&quot;Test version will be deactivated in&quot;">
            <text:p>test version time left="Test version will be deactivated in"</text:p>
          </table:table-cell>
          <table:table-cell office:value-type="string">
            <text:p>test version time left</text:p>
          </table:table-cell>
          <table:table-cell office:value-type="string">
            <text:p>Testversion wird deaktiviert in</text:p>
          </table:table-cell>
          <table:table-cell office:value-type="string">
            <text:p>Test version will be deactivated in</text:p>
          </table:table-cell>
          <table:table-cell table:style-name="Default" office:value-type="string">
            <text:p>Test version will be deactivated in</text:p>
          </table:table-cell>
          <table:table-cell table:style-name="Default" office:value-type="string">
            <text:p>Test version will be deactivated in</text:p>
          </table:table-cell>
          <table:table-cell table:style-name="Default" office:value-type="string">
            <text:p>Test version will be deactivated in</text:p>
          </table:table-cell>
          <table:table-cell table:number-columns-repeated="1017"/>
        </table:table-row>
        <table:table-row table:style-name="ro2">
          <table:table-cell table:formula="of:=IF(MID([.B585];1;1)=&quot;;&quot;;[.B585];IF(MID([.B585];1;1)=&quot;&quot;;&quot; &quot;;CONCATENATE([.B585];CHAR(61);CHAR(34);INDIRECT(ADDRESS(ROW();[.$A$2]));CHAR(34))))" office:value-type="string" office:string-value="click here to activate=&quot;Click here to activate&quot;">
            <text:p>click here to activate="Click here to activate"</text:p>
          </table:table-cell>
          <table:table-cell office:value-type="string">
            <text:p>click here to activate</text:p>
          </table:table-cell>
          <table:table-cell office:value-type="string">
            <text:p>Hier klicken zum Aktivieren</text:p>
          </table:table-cell>
          <table:table-cell office:value-type="string">
            <text:p>Click here to activate</text:p>
          </table:table-cell>
          <table:table-cell table:style-name="Default" office:value-type="string">
            <text:p>Click here to activate</text:p>
          </table:table-cell>
          <table:table-cell table:style-name="Default" office:value-type="string">
            <text:p>Click here to activate</text:p>
          </table:table-cell>
          <table:table-cell table:style-name="Default" office:value-type="string">
            <text:p>Click here to activate</text:p>
          </table:table-cell>
          <table:table-cell table:number-columns-repeated="1017"/>
        </table:table-row>
        <table:table-row table:style-name="ro2">
          <table:table-cell table:formula="of:=IF(MID([.B586];1;1)=&quot;;&quot;;[.B586];IF(MID([.B586];1;1)=&quot;&quot;;&quot; &quot;;CONCATENATE([.B586];CHAR(61);CHAR(34);INDIRECT(ADDRESS(ROW();[.$A$2]));CHAR(34))))" office:value-type="string" office:string-value="activate=&quot;Activate&quot;">
            <text:p>activate="Activate"</text:p>
          </table:table-cell>
          <table:table-cell office:value-type="string">
            <text:p>activate</text:p>
          </table:table-cell>
          <table:table-cell office:value-type="string">
            <text:p>Aktivieren</text:p>
          </table:table-cell>
          <table:table-cell office:value-type="string">
            <text:p>Activate</text:p>
          </table:table-cell>
          <table:table-cell table:style-name="Default" office:value-type="string">
            <text:p>Activate</text:p>
          </table:table-cell>
          <table:table-cell table:style-name="Default" office:value-type="string">
            <text:p>Activate</text:p>
          </table:table-cell>
          <table:table-cell table:style-name="Default" office:value-type="string">
            <text:p>Activate</text:p>
          </table:table-cell>
          <table:table-cell table:number-columns-repeated="1017"/>
        </table:table-row>
        <table:table-row table:style-name="ro2">
          <table:table-cell table:formula="of:=IF(MID([.B587];1;1)=&quot;;&quot;;[.B587];IF(MID([.B587];1;1)=&quot;&quot;;&quot; &quot;;CONCATENATE([.B587];CHAR(61);CHAR(34);INDIRECT(ADDRESS(ROW();[.$A$2]));CHAR(34))))" office:value-type="string" office:string-value="activation=&quot;Activation&quot;">
            <text:p>activation="Activation"</text:p>
          </table:table-cell>
          <table:table-cell office:value-type="string">
            <text:p>activation</text:p>
          </table:table-cell>
          <table:table-cell office:value-type="string">
            <text:p>Aktivierung</text:p>
          </table:table-cell>
          <table:table-cell office:value-type="string">
            <text:p>Activation</text:p>
          </table:table-cell>
          <table:table-cell table:style-name="Default" office:value-type="string">
            <text:p>Activation</text:p>
          </table:table-cell>
          <table:table-cell table:style-name="Default" office:value-type="string">
            <text:p>Activation</text:p>
          </table:table-cell>
          <table:table-cell table:style-name="Default" office:value-type="string">
            <text:p>Activation</text:p>
          </table:table-cell>
          <table:table-cell table:number-columns-repeated="1017"/>
        </table:table-row>
        <table:table-row table:style-name="ro2">
          <table:table-cell table:formula="of:=IF(MID([.B588];1;1)=&quot;;&quot;;[.B588];IF(MID([.B588];1;1)=&quot;&quot;;&quot; &quot;;CONCATENATE([.B588];CHAR(61);CHAR(34);INDIRECT(ADDRESS(ROW();[.$A$2]));CHAR(34))))" office:value-type="string" office:string-value="serial number=&quot;Serial Number&quot;">
            <text:p>serial number="Serial Number"</text:p>
          </table:table-cell>
          <table:table-cell office:value-type="string">
            <text:p>serial number</text:p>
          </table:table-cell>
          <table:table-cell office:value-type="string">
            <text:p>Serienummer</text:p>
          </table:table-cell>
          <table:table-cell office:value-type="string">
            <text:p>Serial Number</text:p>
          </table:table-cell>
          <table:table-cell table:style-name="Default" office:value-type="string">
            <text:p>Serial Number</text:p>
          </table:table-cell>
          <table:table-cell table:style-name="Default" office:value-type="string">
            <text:p>Serial Number</text:p>
          </table:table-cell>
          <table:table-cell table:style-name="Default" office:value-type="string">
            <text:p>Serial Number</text:p>
          </table:table-cell>
          <table:table-cell table:number-columns-repeated="1017"/>
        </table:table-row>
        <table:table-row table:style-name="ro2">
          <table:table-cell table:formula="of:=IF(MID([.B589];1;1)=&quot;;&quot;;[.B589];IF(MID([.B589];1;1)=&quot;&quot;;&quot; &quot;;CONCATENATE([.B589];CHAR(61);CHAR(34);INDIRECT(ADDRESS(ROW();[.$A$2]));CHAR(34))))" office:value-type="string" office:string-value="activation failed=&quot;Activation failed. Please enter the correct serial number&quot;">
            <text:p>activation failed="Activation failed. Please enter the correct serial number"</text:p>
          </table:table-cell>
          <table:table-cell office:value-type="string">
            <text:p>activation failed</text:p>
          </table:table-cell>
          <table:table-cell office:value-type="string">
            <text:p>Aktivierung ist fehlgeschlagen. Bitte geben Sie die Korrekte Serienummer ein.</text:p>
          </table:table-cell>
          <table:table-cell office:value-type="string">
            <text:p>Activation failed. Please enter the correct serial number</text:p>
          </table:table-cell>
          <table:table-cell table:style-name="Default" office:value-type="string">
            <text:p>Activation failed. Please enter the correct serial number</text:p>
          </table:table-cell>
          <table:table-cell table:style-name="Default" office:value-type="string">
            <text:p>Activation failed. Please enter the correct serial number</text:p>
          </table:table-cell>
          <table:table-cell table:style-name="Default" office:value-type="string">
            <text:p>Activation failed. Please enter the correct serial number</text:p>
          </table:table-cell>
          <table:table-cell table:number-columns-repeated="1017"/>
        </table:table-row>
        <table:table-row table:style-name="ro2">
          <table:table-cell table:formula="of:=IF(MID([.B590];1;1)=&quot;;&quot;;[.B590];IF(MID([.B590];1;1)=&quot;&quot;;&quot; &quot;;CONCATENATE([.B590];CHAR(61);CHAR(34);INDIRECT(ADDRESS(ROW();[.$A$2]));CHAR(34))))" office:value-type="string" office:string-value="activation successful=&quot;Activation successful&quot;">
            <text:p>activation successful="Activation successful"</text:p>
          </table:table-cell>
          <table:table-cell office:value-type="string">
            <text:p>activation successful</text:p>
          </table:table-cell>
          <table:table-cell office:value-type="string">
            <text:p>Aktivierung erfolgreich</text:p>
          </table:table-cell>
          <table:table-cell office:value-type="string">
            <text:p>Activation successful</text:p>
          </table:table-cell>
          <table:table-cell table:style-name="Default" office:value-type="string">
            <text:p>Activation successful</text:p>
          </table:table-cell>
          <table:table-cell table:style-name="Default" office:value-type="string">
            <text:p>Activation successful</text:p>
          </table:table-cell>
          <table:table-cell table:style-name="Default" office:value-type="string">
            <text:p>Activation successful</text:p>
          </table:table-cell>
          <table:table-cell table:number-columns-repeated="1017"/>
        </table:table-row>
        <table:table-row table:style-name="ro2">
          <table:table-cell table:formula="of:=IF(MID([.B591];1;1)=&quot;;&quot;;[.B591];IF(MID([.B591];1;1)=&quot;&quot;;&quot; &quot;;CONCATENATE([.B591];CHAR(61);CHAR(34);INDIRECT(ADDRESS(ROW();[.$A$2]));CHAR(34))))" office:value-type="string" office:string-value="no connection=&quot;No connection to the activation server&quot;">
            <text:p>no connection="No connection to the activation server"</text:p>
          </table:table-cell>
          <table:table-cell office:value-type="string">
            <text:p>no connection</text:p>
          </table:table-cell>
          <table:table-cell office:value-type="string">
            <text:p>Keine Verbindung zum Aktivierungsserver.</text:p>
          </table:table-cell>
          <table:table-cell office:value-type="string">
            <text:p>No connection to the activation server</text:p>
          </table:table-cell>
          <table:table-cell table:style-name="Default" office:value-type="string">
            <text:p>No connection to the activation server</text:p>
          </table:table-cell>
          <table:table-cell table:style-name="Default" office:value-type="string">
            <text:p>No connection to the activation server</text:p>
          </table:table-cell>
          <table:table-cell table:style-name="Default" office:value-type="string">
            <text:p>No connection to the activation server</text:p>
          </table:table-cell>
          <table:table-cell table:number-columns-repeated="1017"/>
        </table:table-row>
        <table:table-row table:style-name="ro2">
          <table:table-cell table:formula="of:=IF(MID([.B592];1;1)=&quot;;&quot;;[.B592];IF(MID([.B592];1;1)=&quot;&quot;;&quot; &quot;;CONCATENATE([.B592];CHAR(61);CHAR(34);INDIRECT(ADDRESS(ROW();[.$A$2]));CHAR(34))))" office:value-type="string" office:string-value="activationnotvalid=&quot;Serial number is not valid&quot;">
            <text:p>activationnotvalid="Serial number is not valid"</text:p>
          </table:table-cell>
          <table:table-cell office:value-type="string">
            <text:p>activationnotvalid</text:p>
          </table:table-cell>
          <table:table-cell office:value-type="string">
            <text:p>Keine zulässige Serienummer</text:p>
          </table:table-cell>
          <table:table-cell office:value-type="string">
            <text:p>Serial number is not valid</text:p>
          </table:table-cell>
          <table:table-cell table:style-name="Default" office:value-type="string">
            <text:p>Serial number is not valid</text:p>
          </table:table-cell>
          <table:table-cell table:style-name="Default" office:value-type="string">
            <text:p>Serial number is not valid</text:p>
          </table:table-cell>
          <table:table-cell table:style-name="Default" office:value-type="string">
            <text:p>Serial number is not valid</text:p>
          </table:table-cell>
          <table:table-cell table:number-columns-repeated="1017"/>
        </table:table-row>
        <table:table-row table:style-name="ro2">
          <table:table-cell table:formula="of:=IF(MID([.B593];1;1)=&quot;;&quot;;[.B593];IF(MID([.B593];1;1)=&quot;&quot;;&quot; &quot;;CONCATENATE([.B593];CHAR(61);CHAR(34);INDIRECT(ADDRESS(ROW();[.$A$2]));CHAR(34))))" office:value-type="string" office:string-value="activationexpired=&quot;The Activation has expired&quot;">
            <text:p>activationexpired="The Activation has expired"</text:p>
          </table:table-cell>
          <table:table-cell office:value-type="string">
            <text:p>activationexpired</text:p>
          </table:table-cell>
          <table:table-cell office:value-type="string">
            <text:p>Die Aktivierungszeit ist abgelaufen</text:p>
          </table:table-cell>
          <table:table-cell office:value-type="string">
            <text:p>The Activation has expired</text:p>
          </table:table-cell>
          <table:table-cell table:style-name="Default" office:value-type="string">
            <text:p>The Activation has expired</text:p>
          </table:table-cell>
          <table:table-cell table:style-name="Default" office:value-type="string">
            <text:p>The Activation has expired</text:p>
          </table:table-cell>
          <table:table-cell table:style-name="Default" office:value-type="string">
            <text:p>The Activation has expired</text:p>
          </table:table-cell>
          <table:table-cell table:number-columns-repeated="1017"/>
        </table:table-row>
        <table:table-row table:style-name="ro2">
          <table:table-cell table:formula="of:=IF(MID([.B594];1;1)=&quot;;&quot;;[.B594];IF(MID([.B594];1;1)=&quot;&quot;;&quot; &quot;;CONCATENATE([.B594];CHAR(61);CHAR(34);INDIRECT(ADDRESS(ROW();[.$A$2]));CHAR(34))))" office:value-type="string" office:string-value="license expires=&quot;License expires&quot;">
            <text:p>license expires="License expires"</text:p>
          </table:table-cell>
          <table:table-cell office:value-type="string">
            <text:p>license expires</text:p>
          </table:table-cell>
          <table:table-cell office:value-type="string">
            <text:p>Lizenz gültig bis</text:p>
          </table:table-cell>
          <table:table-cell office:value-type="string">
            <text:p>License expires</text:p>
          </table:table-cell>
          <table:table-cell table:style-name="Default" office:value-type="string">
            <text:p>License expires</text:p>
          </table:table-cell>
          <table:table-cell table:style-name="Default" office:value-type="string">
            <text:p>License expires</text:p>
          </table:table-cell>
          <table:table-cell table:style-name="Default" office:value-type="string">
            <text:p>License expires</text:p>
          </table:table-cell>
          <table:table-cell table:number-columns-repeated="1017"/>
        </table:table-row>
        <table:table-row table:style-name="ro2">
          <table:table-cell table:formula="of:=IF(MID([.B595];1;1)=&quot;;&quot;;[.B595];IF(MID([.B595];1;1)=&quot;&quot;;&quot; &quot;;CONCATENATE([.B595];CHAR(61);CHAR(34);INDIRECT(ADDRESS(ROW();[.$A$2]));CHAR(34))))" office:value-type="string" office:string-value="image limit exceeded=&quot;Max number of images reached&quot;">
            <text:p>image limit exceeded="Max number of images reached"</text:p>
          </table:table-cell>
          <table:table-cell office:value-type="string">
            <text:p>image limit exceeded</text:p>
          </table:table-cell>
          <table:table-cell office:value-type="string">
            <text:p>Maximale Anzahl Bilder erreicht</text:p>
          </table:table-cell>
          <table:table-cell office:value-type="string">
            <text:p>Max number of images reached</text:p>
          </table:table-cell>
          <table:table-cell table:style-name="Default" office:value-type="string">
            <text:p>Max number of images reached</text:p>
          </table:table-cell>
          <table:table-cell table:style-name="Default" office:value-type="string">
            <text:p>Max number of images reached</text:p>
          </table:table-cell>
          <table:table-cell table:style-name="Default" office:value-type="string">
            <text:p>Max number of images reached</text:p>
          </table:table-cell>
          <table:table-cell table:number-columns-repeated="1017"/>
        </table:table-row>
        <table:table-row table:style-name="ro2">
          <table:table-cell table:formula="of:=IF(MID([.B596];1;1)=&quot;;&quot;;[.B596];IF(MID([.B596];1;1)=&quot;&quot;;&quot; &quot;;CONCATENATE([.B596];CHAR(61);CHAR(34);INDIRECT(ADDRESS(ROW();[.$A$2]));CHAR(34))))" office:value-type="string" office:string-value="shop=&quot;Shop&quot;">
            <text:p>shop="Shop"</text:p>
          </table:table-cell>
          <table:table-cell office:value-type="string">
            <text:p>shop</text:p>
          </table:table-cell>
          <table:table-cell table:number-columns-repeated="2" office:value-type="string">
            <text:p>Shop</text:p>
          </table:table-cell>
          <table:table-cell table:style-name="Default" office:value-type="string">
            <text:p>Shop</text:p>
          </table:table-cell>
          <table:table-cell table:style-name="Default" office:value-type="string">
            <text:p>Shop</text:p>
          </table:table-cell>
          <table:table-cell table:style-name="Default" office:value-type="string">
            <text:p>Shop</text:p>
          </table:table-cell>
          <table:table-cell office:value-type="string">
            <text:p>Shop</text:p>
          </table:table-cell>
          <table:table-cell table:number-columns-repeated="1016"/>
        </table:table-row>
        <table:table-row table:style-name="ro2">
          <table:table-cell table:formula="of:=IF(MID([.B597];1;1)=&quot;;&quot;;[.B597];IF(MID([.B597];1;1)=&quot;&quot;;&quot; &quot;;CONCATENATE([.B597];CHAR(61);CHAR(34);INDIRECT(ADDRESS(ROW();[.$A$2]));CHAR(34))))" office:value-type="string" office:string-value=" ">
            <text:p><text:s/></text:p>
          </table:table-cell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 table:formula="of:=IF(MID([.B598];1;1)=&quot;;&quot;;[.B598];IF(MID([.B598];1;1)=&quot;&quot;;&quot; &quot;;CONCATENATE([.B598];CHAR(61);CHAR(34);INDIRECT(ADDRESS(ROW();[.$A$2]));CHAR(34))))" office:value-type="string" office:string-value=";update">
            <text:p>;update</text:p>
          </table:table-cell>
          <table:table-cell office:value-type="string">
            <text:p>;update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table:formula="of:=IF(MID([.B599];1;1)=&quot;;&quot;;[.B599];IF(MID([.B599];1;1)=&quot;&quot;;&quot; &quot;;CONCATENATE([.B599];CHAR(61);CHAR(34);INDIRECT(ADDRESS(ROW();[.$A$2]));CHAR(34))))" office:value-type="string" office:string-value="MQGUpdate=&quot;Update&quot;">
            <text:p>MQGUpdate="Update"</text:p>
          </table:table-cell>
          <table:table-cell office:value-type="string">
            <text:p>MQGUpdate</text:p>
          </table:table-cell>
          <table:table-cell table:number-columns-repeated="2" office:value-type="string">
            <text:p>Update</text:p>
          </table:table-cell>
          <table:table-cell table:style-name="Default" office:value-type="string">
            <text:p>Update</text:p>
          </table:table-cell>
          <table:table-cell table:style-name="Default" office:value-type="string">
            <text:p>Update</text:p>
          </table:table-cell>
          <table:table-cell table:style-name="Default" office:value-type="string">
            <text:p>Update</text:p>
          </table:table-cell>
          <table:table-cell table:number-columns-repeated="1017"/>
        </table:table-row>
        <table:table-row table:style-name="ro2">
          <table:table-cell table:formula="of:=IF(MID([.B600];1;1)=&quot;;&quot;;[.B600];IF(MID([.B600];1;1)=&quot;&quot;;&quot; &quot;;CONCATENATE([.B600];CHAR(61);CHAR(34);INDIRECT(ADDRESS(ROW();[.$A$2]));CHAR(34))))" office:value-type="string" office:string-value="select update zip and install=&quot;Select the update zip file and click install&quot;">
            <text:p>select update zip and install="Select the update zip file and click install"</text:p>
          </table:table-cell>
          <table:table-cell office:value-type="string">
            <text:p>select update zip and install</text:p>
          </table:table-cell>
          <table:table-cell office:value-type="string">
            <text:p>Wählen Sie die Zipdatei für das Update und klicken Sie auf Hochladen und installieren</text:p>
          </table:table-cell>
          <table:table-cell office:value-type="string">
            <text:p>Select the update zip file and click install</text:p>
          </table:table-cell>
          <table:table-cell table:style-name="Default" office:value-type="string">
            <text:p>Select the update zip file and click install</text:p>
          </table:table-cell>
          <table:table-cell table:style-name="Default" office:value-type="string">
            <text:p>Select the update zip file and click install</text:p>
          </table:table-cell>
          <table:table-cell table:style-name="Default" office:value-type="string">
            <text:p>Select the update zip file and click install</text:p>
          </table:table-cell>
          <table:table-cell table:number-columns-repeated="1017"/>
        </table:table-row>
        <table:table-row table:style-name="ro2">
          <table:table-cell table:formula="of:=IF(MID([.B601];1;1)=&quot;;&quot;;[.B601];IF(MID([.B601];1;1)=&quot;&quot;;&quot; &quot;;CONCATENATE([.B601];CHAR(61);CHAR(34);INDIRECT(ADDRESS(ROW();[.$A$2]));CHAR(34))))" office:value-type="string" office:string-value="update complete=&quot;Update complete&quot;">
            <text:p>update complete="Update complete"</text:p>
          </table:table-cell>
          <table:table-cell office:value-type="string">
            <text:p>update complete</text:p>
          </table:table-cell>
          <table:table-cell office:value-type="string">
            <text:p>Update abgeschlossen</text:p>
          </table:table-cell>
          <table:table-cell office:value-type="string">
            <text:p>Update complete</text:p>
          </table:table-cell>
          <table:table-cell table:style-name="Default" office:value-type="string">
            <text:p>Update complete</text:p>
          </table:table-cell>
          <table:table-cell table:style-name="Default" office:value-type="string">
            <text:p>Update complete</text:p>
          </table:table-cell>
          <table:table-cell table:style-name="Default" office:value-type="string">
            <text:p>Update complete</text:p>
          </table:table-cell>
          <table:table-cell table:number-columns-repeated="1017"/>
        </table:table-row>
        <table:table-row table:style-name="ro2">
          <table:table-cell table:formula="of:=IF(MID([.B602];1;1)=&quot;;&quot;;[.B602];IF(MID([.B602];1;1)=&quot;&quot;;&quot; &quot;;CONCATENATE([.B602];CHAR(61);CHAR(34);INDIRECT(ADDRESS(ROW();[.$A$2]));CHAR(34))))" office:value-type="string" office:string-value="upload and install=&quot;Upload and install&quot;">
            <text:p>upload and install="Upload and install"</text:p>
          </table:table-cell>
          <table:table-cell office:value-type="string">
            <text:p>upload and install</text:p>
          </table:table-cell>
          <table:table-cell office:value-type="string">
            <text:p>Hochladen und installieren</text:p>
          </table:table-cell>
          <table:table-cell office:value-type="string">
            <text:p>Upload and install</text:p>
          </table:table-cell>
          <table:table-cell table:style-name="Default" office:value-type="string">
            <text:p>Upload and install</text:p>
          </table:table-cell>
          <table:table-cell table:style-name="Default" office:value-type="string">
            <text:p>Upload and install</text:p>
          </table:table-cell>
          <table:table-cell table:style-name="Default" office:value-type="string">
            <text:p>Upload and install</text:p>
          </table:table-cell>
          <table:table-cell table:number-columns-repeated="1017"/>
        </table:table-row>
        <table:table-row table:style-name="ro2" table:number-rows-repeated="649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>
        <table:named-expression table:name="language" table:base-cell-address="$Tabelle1.$A$2" table:expression="$tabelle1.$a$#ref!"/>
        <table:named-expression table:name="leftmark" table:base-cell-address="$Tabelle1.$A$1" table:expression="$tabelle1.$a$#ref!"/>
        <table:named-expression table:name="rightmark" table:base-cell-address="$Tabelle1.$A$2" table:expression="$tabelle1.$a$#ref!"/>
        <table:named-expression table:name="sprache" table:base-cell-address="$Tabelle1.$A$1" table:expression="$tabelle1.$a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5106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5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30.04.2013</text:date>, <text:time>14:13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 Schärli</meta:initial-creator>
    <meta:creation-date>2011-06-08T14:33:06</meta:creation-date>
    <dc:date>2013-04-30T14:13:45</dc:date>
    <meta:editing-duration>PT70H06M59S</meta:editing-duration>
    <meta:editing-cycles>366</meta:editing-cycles>
    <meta:generator>OpenOffice.org/3.2$Unix OpenOffice.org_project/320m18$Build-9502</meta:generator>
    <dc:creator>Adrian Schärli</dc:creator>
    <meta:document-statistic meta:table-count="3" meta:cell-count="3891" meta:object-count="0"/>
    <meta:user-defined meta:name=""/>
  </office:meta>
</office:document-meta>
</file>